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mm"/>
    </style:style>
    <style:style style:name="co2" style:family="table-column">
      <style:table-column-properties fo:break-before="auto" style:column-width="21.13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13.18mm"/>
    </style:style>
    <style:style style:name="co5" style:family="table-column">
      <style:table-column-properties fo:break-before="auto" style:column-width="18.66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12.19mm"/>
    </style:style>
    <style:style style:name="co8" style:family="table-column">
      <style:table-column-properties fo:break-before="auto" style:column-width="40.06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7.9mm"/>
    </style:style>
    <style:style style:name="co11" style:family="table-column">
      <style:table-column-properties fo:break-before="auto" style:column-width="47.5mm"/>
    </style:style>
    <style:style style:name="co12" style:family="table-column">
      <style:table-column-properties fo:break-before="auto" style:column-width="22.14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ta1" style:family="table" style:master-page-name="PageStyle_5f_94">
      <style:table-properties table:display="true" style:writing-mode="lr-tb"/>
    </style:style>
    <style:style style:name="ta2" style:family="table" style:master-page-name="PageStyle_5f_95">
      <style:table-properties table:display="true" style:writing-mode="lr-tb"/>
    </style:style>
    <style:style style:name="ta3" style:family="table" style:master-page-name="PageStyle_5f_96">
      <style:table-properties table:display="true" style:writing-mode="lr-tb"/>
    </style:style>
    <style:style style:name="ta4" style:family="table" style:master-page-name="PageStyle_5f_97">
      <style:table-properties table:display="true" style:writing-mode="lr-tb"/>
    </style:style>
    <style:style style:name="ta5" style:family="table" style:master-page-name="PageStyle_5f_98">
      <style:table-properties table:display="true" style:writing-mode="lr-tb"/>
    </style:style>
    <style:style style:name="ta6" style:family="table" style:master-page-name="PageStyle_5f_99">
      <style:table-properties table:display="true" style:writing-mode="lr-tb"/>
    </style:style>
    <style:style style:name="ta7" style:family="table" style:master-page-name="PageStyle_5f_100">
      <style:table-properties table:display="true" style:writing-mode="lr-tb"/>
    </style:style>
    <style:style style:name="ta8" style:family="table" style:master-page-name="PageStyle_5f_101">
      <style:table-properties table:display="true" style:writing-mode="lr-tb"/>
    </style:style>
    <style:style style:name="ta9" style:family="table" style:master-page-name="PageStyle_5f_102">
      <style:table-properties table:display="true" style:writing-mode="lr-tb"/>
    </style:style>
    <style:style style:name="ta10" style:family="table" style:master-page-name="PageStyle_5f_103">
      <style:table-properties table:display="true" style:writing-mode="lr-tb"/>
    </style:style>
    <style:style style:name="ta11" style:family="table" style:master-page-name="PageStyle_5f_104">
      <style:table-properties table:display="true" style:writing-mode="lr-tb"/>
    </style:style>
    <style:style style:name="ta12" style:family="table" style:master-page-name="PageStyle_5f_105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7">
      <style:table-properties table:display="true" style:writing-mode="lr-tb"/>
    </style:style>
    <style:style style:name="ta15" style:family="table" style:master-page-name="PageStyle_5f_108">
      <style:table-properties table:display="true" style:writing-mode="lr-tb"/>
    </style:style>
    <style:style style:name="ta16" style:family="table" style:master-page-name="PageStyle_5f_10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一般_20_2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bold" style:font-name-asian="細明體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bold" style:font-name-asian="細明體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WESRB00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6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2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8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一般_20_2" style:data-style-name="N14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一般_20_2">
      <style:table-cell-properties style:rotation-align="none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bold" style:font-size-asian="7.5pt" style:font-style-asian="normal" style:font-weight-asian="bold" style:font-name-complex="Times New Roman" style:font-size-complex="7.5pt" style:font-style-complex="normal" style:font-weight-complex="bold"/>
    </style:style>
    <style:style style:name="ce6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20_2" style:data-style-name="N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2" style:data-style-name="N144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2" style:data-style-name="N143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20_2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2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20_2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4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Times New Roman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1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  <style:style style:name="T13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4" table:style-name="ta1" table:print-ranges="'94'.A1:'94'.Y46">
        <office:forms form:automatic-focus="false" form:apply-design-mode="false"/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94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05" calcext:value-type="float">
            <text:p>2005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39750.167" calcext:value-type="float">
            <text:p>39,750.2</text:p>
          </table:table-cell>
          <table:table-cell table:style-name="ce21" office:value-type="float" office:value="34.008" calcext:value-type="float">
            <text:p>34.0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437.979" calcext:value-type="float">
            <text:p>438.0</text:p>
          </table:table-cell>
          <table:table-cell table:style-name="ce21" office:value-type="float" office:value="39278.181" calcext:value-type="float">
            <text:p>39,278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80.377" calcext:value-type="float">
            <text:p>80.4</text:p>
          </table:table-cell>
          <table:table-cell table:style-name="ce47" office:value-type="float" office:value="37792.708" calcext:value-type="float">
            <text:p>37,792.7</text:p>
          </table:table-cell>
          <table:table-cell table:style-name="ce39" office:value-type="float" office:value="8313.529" calcext:value-type="float">
            <text:p>8,313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29479.179" calcext:value-type="float">
            <text:p>29,479.2</text:p>
          </table:table-cell>
          <table:table-cell table:style-name="ce39" office:value-type="float" office:value="5819.982" calcext:value-type="float">
            <text:p>5,820.0</text:p>
          </table:table-cell>
          <table:table-cell table:style-name="ce39" office:value-type="float" office:value="7225.078" calcext:value-type="float">
            <text:p>7,225.1</text:p>
          </table:table-cell>
          <table:table-cell table:style-name="ce39" office:value-type="float" office:value="889.937" calcext:value-type="float">
            <text:p>889.9</text:p>
          </table:table-cell>
          <table:table-cell table:number-columns-repeated="2" table:style-name="ce39" office:value-type="float" office:value="6112.266" calcext:value-type="float">
            <text:p>6,112.3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222.875" calcext:value-type="float">
            <text:p>222.9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67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889.246" calcext:value-type="float">
            <text:p>3,889.2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38.349" calcext:value-type="float">
            <text:p>38.3</text:p>
          </table:table-cell>
          <table:table-cell table:style-name="ce22" office:value-type="float" office:value="3850.898" calcext:value-type="float">
            <text:p>3,850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850.898" calcext:value-type="float">
            <text:p>3,850.9</text:p>
          </table:table-cell>
          <table:table-cell table:style-name="ce40" office:value-type="float" office:value="3850.898" calcext:value-type="float">
            <text:p>3,850.9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2431.375" calcext:value-type="float">
            <text:p>32,431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336.459" calcext:value-type="float">
            <text:p>336.5</text:p>
          </table:table-cell>
          <table:table-cell table:style-name="ce22" office:value-type="float" office:value="32094.916" calcext:value-type="float">
            <text:p>32,094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41.35" calcext:value-type="float">
            <text:p>141.4</text:p>
          </table:table-cell>
          <table:table-cell table:style-name="ce48" office:value-type="float" office:value="27225.253" calcext:value-type="float">
            <text:p>27,225.3</text:p>
          </table:table-cell>
          <table:table-cell table:style-name="ce40" office:value-type="float" office:value="1508.063" calcext:value-type="float">
            <text:p>1,508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5717.19" calcext:value-type="float">
            <text:p>25,717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728.312" calcext:value-type="float">
            <text:p>4,728.3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728.312" calcext:value-type="float">
            <text:p>4,728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5.139" calcext:value-type="float">
            <text:p>135.1</text:p>
          </table:table-cell>
          <table:table-cell table:style-name="ce22" office:value-type="float" office:value="0.727" calcext:value-type="float">
            <text:p>0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6.832" calcext:value-type="float">
            <text:p>-6.8</text:p>
          </table:table-cell>
          <table:table-cell table:style-name="ce22" office:value-type="float" office:value="141.244" calcext:value-type="float">
            <text:p>141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4.842" calcext:value-type="float">
            <text:p>-34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76.086" calcext:value-type="float">
            <text:p>176.1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71.962" calcext:value-type="float">
            <text:p>72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04.125" calcext:value-type="float">
            <text:p>104.1</text:p>
          </table:table-cell>
          <table:table-cell table:style-name="ce64" office:value-type="string" calcext:value-type="string">
            <text:p>Anthracite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37.591" calcext:value-type="float">
            <text:p>3,137.6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0.089" calcext:value-type="float">
            <text:p>-10.1</text:p>
          </table:table-cell>
          <table:table-cell table:style-name="ce22" office:value-type="float" office:value="3147.68" calcext:value-type="float">
            <text:p>3,147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.412" calcext:value-type="float">
            <text:p>1.4</text:p>
          </table:table-cell>
          <table:table-cell table:style-name="ce48" office:value-type="float" office:value="3146.268" calcext:value-type="float">
            <text:p>3,146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146.268" calcext:value-type="float">
            <text:p>3,146.3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6.816" calcext:value-type="float">
            <text:p>156.8</text:p>
          </table:table-cell>
          <table:table-cell table:style-name="ce22" office:value-type="float" office:value="33.281" calcext:value-type="float">
            <text:p>33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80.092" calcext:value-type="float">
            <text:p>80.1</text:p>
          </table:table-cell>
          <table:table-cell table:style-name="ce22" office:value-type="float" office:value="43.443" calcext:value-type="float">
            <text:p>43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9.426" calcext:value-type="float">
            <text:p>-29.4</text:p>
          </table:table-cell>
          <table:table-cell table:style-name="ce48" office:value-type="float" office:value="2954.568" calcext:value-type="float">
            <text:p>2,954.6</text:p>
          </table:table-cell>
          <table:table-cell table:style-name="ce40" office:value-type="float" office:value="2954.568" calcext:value-type="float">
            <text:p>2,954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427.596" calcext:value-type="float">
            <text:p>3,427.6</text:p>
          </table:table-cell>
          <table:table-cell table:style-name="ce40" office:value-type="float" office:value="545.897" calcext:value-type="float">
            <text:p>545.9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27.147" calcext:value-type="float">
            <text:p>427.1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18.75" calcext:value-type="float">
            <text:p>118.8</text:p>
          </table:table-cell>
          <table:table-cell table:style-name="ce64" office:value-type="string" calcext:value-type="string">
            <text:p>Coke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274" calcext:value-type="float">
            <text:p>0.3</text:p>
          </table:table-cell>
          <table:table-cell table:style-name="ce48" office:value-type="float" office:value="160.09" calcext:value-type="float">
            <text:p>160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60.09" calcext:value-type="float">
            <text:p>160.1</text:p>
          </table:table-cell>
          <table:table-cell table:style-name="ce40" office:value-type="float" office:value="992.04" calcext:value-type="float">
            <text:p>992.0</text:p>
          </table:table-cell>
          <table:table-cell table:style-name="ce40" office:value-type="float" office:value="831.676" calcext:value-type="float">
            <text:p>831.7</text:p>
          </table:table-cell>
          <table:table-cell table:style-name="ce40" office:value-type="float" office:value="200.517" calcext:value-type="float">
            <text:p>200.5</text:p>
          </table:table-cell>
          <table:table-cell table:number-columns-repeated="2" table:style-name="ce40" office:value-type="float" office:value="631.159" calcext:value-type="float">
            <text:p>631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336" calcext:value-type="float">
            <text:p>1.3</text:p>
          </table:table-cell>
          <table:table-cell table:style-name="ce48" office:value-type="float" office:value="382.12" calcext:value-type="float">
            <text:p>382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82.12" calcext:value-type="float">
            <text:p>382.1</text:p>
          </table:table-cell>
          <table:table-cell table:style-name="ce40" office:value-type="float" office:value="1211.876" calcext:value-type="float">
            <text:p>1,211.9</text:p>
          </table:table-cell>
          <table:table-cell table:style-name="ce40" office:value-type="float" office:value="828.42" calcext:value-type="float">
            <text:p>828.4</text:p>
          </table:table-cell>
          <table:table-cell table:style-name="ce40" office:value-type="float" office:value="632.715" calcext:value-type="float">
            <text:p>632.7</text:p>
          </table:table-cell>
          <table:table-cell table:number-columns-repeated="2" table:style-name="ce40" office:value-type="float" office:value="195.705" calcext:value-type="float">
            <text:p>195.7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273" calcext:value-type="float">
            <text:p>0.3</text:p>
          </table:table-cell>
          <table:table-cell table:style-name="ce48" office:value-type="float" office:value="73.512" calcext:value-type="float">
            <text:p>73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73.512" calcext:value-type="float">
            <text:p>73.5</text:p>
          </table:table-cell>
          <table:table-cell table:style-name="ce40" office:value-type="float" office:value="188.47" calcext:value-type="float">
            <text:p>188.5</text:p>
          </table:table-cell>
          <table:table-cell table:style-name="ce40" office:value-type="float" office:value="114.686" calcext:value-type="float">
            <text:p>114.7</text:p>
          </table:table-cell>
          <table:table-cell table:style-name="ce40" office:value-type="float" office:value="56.705" calcext:value-type="float">
            <text:p>56.7</text:p>
          </table:table-cell>
          <table:table-cell table:number-columns-repeated="2" table:style-name="ce40" office:value-type="float" office:value="57.981" calcext:value-type="float">
            <text:p>58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64.757" calcext:value-type="float">
            <text:p>64.8</text:p>
          </table:table-cell>
          <table:table-cell table:style-name="ce21" office:value-type="float" office:value="70741.437" calcext:value-type="float">
            <text:p>70,741.4</text:p>
          </table:table-cell>
          <table:table-cell table:style-name="ce21" office:value-type="float" office:value="17181.925" calcext:value-type="float">
            <text:p>17,181.9</text:p>
          </table:table-cell>
          <table:table-cell table:style-name="ce21" office:value-type="float" office:value="2720.229" calcext:value-type="float">
            <text:p>2,720.2</text:p>
          </table:table-cell>
          <table:table-cell table:style-name="ce21" office:value-type="float" office:value="2271.661" calcext:value-type="float">
            <text:p>2,271.7</text:p>
          </table:table-cell>
          <table:table-cell table:style-name="ce21" office:value-type="float" office:value="637.994" calcext:value-type="float">
            <text:p>638.0</text:p>
          </table:table-cell>
          <table:table-cell table:style-name="ce21" office:value-type="float" office:value="47994.384" calcext:value-type="float">
            <text:p>47,994.4</text:p>
          </table:table-cell>
          <table:table-cell table:style-name="ce21" office:value-type="float" office:value="7399.663" calcext:value-type="float">
            <text:p>7,399.7</text:p>
          </table:table-cell>
          <table:table-cell table:style-name="ce39" office:value-type="float" office:value="-1895.928" calcext:value-type="float">
            <text:p>-1,895.9</text:p>
          </table:table-cell>
          <table:table-cell table:style-name="ce47" office:value-type="float" office:value="65024.858" calcext:value-type="float">
            <text:p>65,024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60728.315" calcext:value-type="float">
            <text:p>60,728.3</text:p>
          </table:table-cell>
          <table:table-cell table:style-name="ce39" office:value-type="float" office:value="4296.543" calcext:value-type="float">
            <text:p>4,296.5</text:p>
          </table:table-cell>
          <table:table-cell table:style-name="ce39" office:value-type="float" office:value="66980.64" calcext:value-type="float">
            <text:p>66,980.6</text:p>
          </table:table-cell>
          <table:table-cell table:style-name="ce39" office:value-type="float" office:value="44446.431" calcext:value-type="float">
            <text:p>44,446.4</text:p>
          </table:table-cell>
          <table:table-cell table:style-name="ce39" office:value-type="float" office:value="3458.784" calcext:value-type="float">
            <text:p>3,458.8</text:p>
          </table:table-cell>
          <table:table-cell table:style-name="ce39" office:value-type="float" office:value="23647.102" calcext:value-type="float">
            <text:p>23,647.1</text:p>
          </table:table-cell>
          <table:table-cell table:style-name="ce39" office:value-type="float" office:value="6200.154" calcext:value-type="float">
            <text:p>6,200.2</text:p>
          </table:table-cell>
          <table:table-cell table:style-name="ce39" office:value-type="float" office:value="13787.7" calcext:value-type="float">
            <text:p>13,787.7</text:p>
          </table:table-cell>
          <table:table-cell table:style-name="ce39" office:value-type="float" office:value="939.592" calcext:value-type="float">
            <text:p>939.6</text:p>
          </table:table-cell>
          <table:table-cell table:style-name="ce39" office:value-type="float" office:value="1270.809" calcext:value-type="float">
            <text:p>1,270.8</text:p>
          </table:table-cell>
          <table:table-cell table:style-name="ce39" office:value-type="float" office:value="1448.848" calcext:value-type="float">
            <text:p>1,448.8</text:p>
          </table:table-cell>
          <table:table-cell table:style-name="ce39" office:value-type="float" office:value="17340.545" calcext:value-type="float">
            <text:p>17,340.5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67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32.389" calcext:value-type="float">
            <text:p>32.4</text:p>
          </table:table-cell>
          <table:table-cell table:style-name="ce22" office:value-type="float" office:value="60639.932" calcext:value-type="float">
            <text:p>60,639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435.678" calcext:value-type="float">
            <text:p>435.7</text:p>
          </table:table-cell>
          <table:table-cell table:style-name="ce22" office:value-type="float" office:value="60236.643" calcext:value-type="float">
            <text:p>60,236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42.308" calcext:value-type="float">
            <text:p>-242.3</text:p>
          </table:table-cell>
          <table:table-cell table:style-name="ce48" office:value-type="float" office:value="60478.951" calcext:value-type="float">
            <text:p>60,479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60478.951" calcext:value-type="float">
            <text:p>60,479.0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32.368" calcext:value-type="float">
            <text:p>32.4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32.368" calcext:value-type="float">
            <text:p>32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2.368" calcext:value-type="float">
            <text:p>32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2.368" calcext:value-type="float">
            <text:p>32.4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68"/>
          <table:table-cell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.761" calcext:value-type="float">
            <text:p>3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.761" calcext:value-type="float">
            <text:p>3.8</text:p>
          </table:table-cell>
          <table:table-cell table:style-name="ce40" office:value-type="float" office:value="1690.217" calcext:value-type="float">
            <text:p>1,690.2</text:p>
          </table:table-cell>
          <table:table-cell table:style-name="ce40" office:value-type="float" office:value="1686.456" calcext:value-type="float">
            <text:p>1,686.5</text:p>
          </table:table-cell>
          <table:table-cell table:style-name="ce40" office:value-type="float" office:value="1686.193" calcext:value-type="float">
            <text:p>1,686.2</text:p>
          </table:table-cell>
          <table:table-cell table:number-columns-repeated="2" table:style-name="ce40" office:value-type="float" office:value="0.262" calcext:value-type="float">
            <text:p>0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69"/>
          <table:table-cell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07.67" calcext:value-type="float">
            <text:p>1,207.7</text:p>
          </table:table-cell>
          <table:table-cell table:style-name="ce22" office:value-type="float" office:value="485.305" calcext:value-type="float">
            <text:p>485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5.655" calcext:value-type="float">
            <text:p>5.7</text:p>
          </table:table-cell>
          <table:table-cell table:style-name="ce22" office:value-type="float" office:value="716.711" calcext:value-type="float">
            <text:p>716.7</text:p>
          </table:table-cell>
          <table:table-cell table:style-name="ce22" office:value-type="float" office:value="23.831" calcext:value-type="float">
            <text:p>23.8</text:p>
          </table:table-cell>
          <table:table-cell table:style-name="ce40" office:value-type="float" office:value="-42.461" calcext:value-type="float">
            <text:p>-42.5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163.941" calcext:value-type="float">
            <text:p>2,163.9</text:p>
          </table:table-cell>
          <table:table-cell table:style-name="ce40" office:value-type="float" office:value="2899.281" calcext:value-type="float">
            <text:p>2,899.3</text:p>
          </table:table-cell>
          <table:table-cell table:style-name="ce40" office:value-type="float" office:value="400.56" calcext:value-type="float">
            <text:p>400.6</text:p>
          </table:table-cell>
          <table:table-cell table:style-name="ce40" office:value-type="float" office:value="2382.89" calcext:value-type="float">
            <text:p>2,382.9</text:p>
          </table:table-cell>
          <table:table-cell table:style-name="ce40" office:value-type="float" office:value="761.543" calcext:value-type="float">
            <text:p>761.5</text:p>
          </table:table-cell>
          <table:table-cell table:style-name="ce40" office:value-type="float" office:value="42.828" calcext:value-type="float">
            <text:p>42.8</text:p>
          </table:table-cell>
          <table:table-cell table:style-name="ce40" office:value-type="float" office:value="0.023" calcext:value-type="float">
            <text:p>0.0</text:p>
          </table:table-cell>
          <table:table-cell table:style-name="ce40" office:value-type="float" office:value="129.648" calcext:value-type="float">
            <text:p>129.6</text:p>
          </table:table-cell>
          <table:table-cell table:style-name="ce40" office:value-type="float" office:value="1448.848" calcext:value-type="float">
            <text:p>1,448.8</text:p>
          </table:table-cell>
          <table:table-cell table:style-name="ce40" office:value-type="float" office:value="115.831" calcext:value-type="float">
            <text:p>115.8</text:p>
          </table:table-cell>
          <table:table-cell table:style-name="ce64" office:value-type="string" calcext:value-type="string">
            <text:p>L.P.G.</text:p>
          </table:table-cell>
          <table:table-cell table:style-name="ce70"/>
          <table:table-cell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005.443" calcext:value-type="float">
            <text:p>7,005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62.15" calcext:value-type="float">
            <text:p>-62.2</text:p>
          </table:table-cell>
          <table:table-cell table:style-name="ce22" office:value-type="float" office:value="7067.592" calcext:value-type="float">
            <text:p>7,067.6</text:p>
          </table:table-cell>
          <table:table-cell table:style-name="ce22" office:value-type="float" office:value="5098.367" calcext:value-type="float">
            <text:p>5,098.4</text:p>
          </table:table-cell>
          <table:table-cell table:style-name="ce40" office:value-type="float" office:value="0.906" calcext:value-type="float">
            <text:p>0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1448.122" calcext:value-type="float">
            <text:p>11,448.1</text:p>
          </table:table-cell>
          <table:table-cell table:style-name="ce40" office:value-type="float" office:value="13416.441" calcext:value-type="float">
            <text:p>13,416.4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3416.441" calcext:value-type="float">
            <text:p>13,416.4</text:p>
          </table:table-cell>
          <table:table-cell table:style-name="ce64" office:value-type="string" calcext:value-type="string">
            <text:p>Naphthas</text:p>
          </table:table-cell>
          <table:table-cell table:style-name="ce68"/>
          <table:table-cell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3.767" calcext:value-type="float">
            <text:p>43.8</text:p>
          </table:table-cell>
          <table:table-cell table:style-name="ce22" office:value-type="float" office:value="4169.865" calcext:value-type="float">
            <text:p>4,169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79.397" calcext:value-type="float">
            <text:p>-79.4</text:p>
          </table:table-cell>
          <table:table-cell table:style-name="ce22" office:value-type="float" office:value="-4046.702" calcext:value-type="float">
            <text:p>-4,046.7</text:p>
          </table:table-cell>
          <table:table-cell table:style-name="ce22" office:value-type="float" office:value="2.052" calcext:value-type="float">
            <text:p>2.1</text:p>
          </table:table-cell>
          <table:table-cell table:style-name="ce40" office:value-type="float" office:value="-165.253" calcext:value-type="float">
            <text:p>-165.3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3051.549" calcext:value-type="float">
            <text:p>13,051.5</text:p>
          </table:table-cell>
          <table:table-cell table:style-name="ce40" office:value-type="float" office:value="9168.048" calcext:value-type="float">
            <text:p>9,168.0</text:p>
          </table:table-cell>
          <table:table-cell table:style-name="ce40" office:value-type="float" office:value="4.826" calcext:value-type="float">
            <text:p>4.8</text:p>
          </table:table-cell>
          <table:table-cell table:style-name="ce40" office:value-type="float" office:value="9163.222" calcext:value-type="float">
            <text:p>9,163.2</text:p>
          </table:table-cell>
          <table:table-cell table:style-name="ce40" office:value-type="float" office:value="9.34" calcext:value-type="float">
            <text:p>9.3</text:p>
          </table:table-cell>
          <table:table-cell table:style-name="ce40" office:value-type="float" office:value="9101.564" calcext:value-type="float">
            <text:p>9,101.6</text:p>
          </table:table-cell>
          <table:table-cell table:style-name="ce40" office:value-type="float" office:value="0.295" calcext:value-type="float">
            <text:p>0.3</text:p>
          </table:table-cell>
          <table:table-cell table:style-name="ce40" office:value-type="float" office:value="52.023" calcext:value-type="float">
            <text:p>5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841.117" calcext:value-type="float">
            <text:p>1,841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271.661" calcext:value-type="float">
            <text:p>2,271.7</text:p>
          </table:table-cell>
          <table:table-cell table:style-name="ce22" office:value-type="float" office:value="172.015" calcext:value-type="float">
            <text:p>172.0</text:p>
          </table:table-cell>
          <table:table-cell table:style-name="ce22" office:value-type="float" office:value="-4284.794" calcext:value-type="float">
            <text:p>-4,284.8</text:p>
          </table:table-cell>
          <table:table-cell table:style-name="ce22" office:value-type="float" office:value="17.364" calcext:value-type="float">
            <text:p>17.4</text:p>
          </table:table-cell>
          <table:table-cell table:style-name="ce40" office:value-type="float" office:value="-134.171" calcext:value-type="float">
            <text:p>-134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596.79" calcext:value-type="float">
            <text:p>4,596.8</text:p>
          </table:table-cell>
          <table:table-cell table:style-name="ce40" office:value-type="float" office:value="428.803" calcext:value-type="float">
            <text:p>428.8</text:p>
          </table:table-cell>
          <table:table-cell table:style-name="ce40" office:value-type="float" office:value="0.167" calcext:value-type="float">
            <text:p>0.2</text:p>
          </table:table-cell>
          <table:table-cell table:style-name="ce40" office:value-type="float" office:value="428.636" calcext:value-type="float">
            <text:p>428.6</text:p>
          </table:table-cell>
          <table:table-cell table:style-name="ce40" office:value-type="float" office:value="0.847" calcext:value-type="float">
            <text:p>0.8</text:p>
          </table:table-cell>
          <table:table-cell table:style-name="ce40" office:value-type="float" office:value="219.925" calcext:value-type="float">
            <text:p>219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07.863" calcext:value-type="float">
            <text:p>207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18.598" calcext:value-type="float">
            <text:p>-18.6</text:p>
          </table:table-cell>
          <table:table-cell table:style-name="ce22" office:value-type="float" office:value="18.598" calcext:value-type="float">
            <text:p>18.6</text:p>
          </table:table-cell>
          <table:table-cell table:style-name="ce22" office:value-type="float" office:value="14.193" calcext:value-type="float">
            <text:p>14.2</text:p>
          </table:table-cell>
          <table:table-cell table:style-name="ce40" office:value-type="float" office:value="-13.767" calcext:value-type="float">
            <text:p>-13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8.172" calcext:value-type="float">
            <text:p>18.2</text:p>
          </table:table-cell>
          <table:table-cell table:style-name="ce40" office:value-type="float" office:value="0.005" calcext:value-type="float">
            <text:p>0.0</text:p>
          </table:table-cell>
          <table:table-cell table:style-name="ce40" office:value-type="float" office:value="18.167" calcext:value-type="float">
            <text:p>18.2</text:p>
          </table:table-cell>
          <table:table-cell table:style-name="ce40" office:value-type="float" office:value="7.453" calcext:value-type="float">
            <text:p>7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0.715" calcext:value-type="float">
            <text:p>10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8331.912" calcext:value-type="float">
            <text:p>8,331.9</text:p>
          </table:table-cell>
          <table:table-cell table:style-name="ce22" office:value-type="float" office:value="213.823" calcext:value-type="float">
            <text:p>213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82.488" calcext:value-type="float">
            <text:p>182.5</text:p>
          </table:table-cell>
          <table:table-cell table:style-name="ce22" office:value-type="float" office:value="-8728.223" calcext:value-type="float">
            <text:p>-8,728.2</text:p>
          </table:table-cell>
          <table:table-cell table:style-name="ce22" office:value-type="float" office:value="45.141" calcext:value-type="float">
            <text:p>45.1</text:p>
          </table:table-cell>
          <table:table-cell table:style-name="ce40" office:value-type="float" office:value="-267.017" calcext:value-type="float">
            <text:p>-267.0</text:p>
          </table:table-cell>
          <table:table-cell table:style-name="ce48" office:value-type="float" office:value="154.346" calcext:value-type="float">
            <text:p>154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4.346" calcext:value-type="float">
            <text:p>154.3</text:p>
          </table:table-cell>
          <table:table-cell table:style-name="ce40" office:value-type="float" office:value="14389.322" calcext:value-type="float">
            <text:p>14,389.3</text:p>
          </table:table-cell>
          <table:table-cell table:style-name="ce40" office:value-type="float" office:value="5728.629" calcext:value-type="float">
            <text:p>5,728.6</text:p>
          </table:table-cell>
          <table:table-cell table:style-name="ce40" office:value-type="float" office:value="34.655" calcext:value-type="float">
            <text:p>34.7</text:p>
          </table:table-cell>
          <table:table-cell table:style-name="ce40" office:value-type="float" office:value="5693.974" calcext:value-type="float">
            <text:p>5,694.0</text:p>
          </table:table-cell>
          <table:table-cell table:style-name="ce40" office:value-type="float" office:value="213.646" calcext:value-type="float">
            <text:p>213.6</text:p>
          </table:table-cell>
          <table:table-cell table:style-name="ce40" office:value-type="float" office:value="4153.388" calcext:value-type="float">
            <text:p>4,153.4</text:p>
          </table:table-cell>
          <table:table-cell table:style-name="ce40" office:value-type="float" office:value="912.614" calcext:value-type="float">
            <text:p>912.6</text:p>
          </table:table-cell>
          <table:table-cell table:style-name="ce40" office:value-type="float" office:value="414.325" calcext:value-type="float">
            <text:p>414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6.025" calcext:value-type="float">
            <text:p>146.0</text:p>
          </table:table-cell>
          <table:table-cell table:style-name="ce22" office:value-type="float" office:value="519.344" calcext:value-type="float">
            <text:p>519.3</text:p>
          </table:table-cell>
          <table:table-cell table:style-name="ce22" office:value-type="float" office:value="2501.257" calcext:value-type="float">
            <text:p>2,501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46.104" calcext:value-type="float">
            <text:p>246.1</text:p>
          </table:table-cell>
          <table:table-cell table:style-name="ce22" office:value-type="float" office:value="-3120.68" calcext:value-type="float">
            <text:p>-3,120.7</text:p>
          </table:table-cell>
          <table:table-cell table:style-name="ce22" office:value-type="float" office:value="1940.417" calcext:value-type="float">
            <text:p>1,940.4</text:p>
          </table:table-cell>
          <table:table-cell table:style-name="ce40" office:value-type="float" office:value="-1031.857" calcext:value-type="float">
            <text:p>-1,031.9</text:p>
          </table:table-cell>
          <table:table-cell table:style-name="ce48" office:value-type="float" office:value="3616.319" calcext:value-type="float">
            <text:p>3,616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616.319" calcext:value-type="float">
            <text:p>3,616.3</text:p>
          </table:table-cell>
          <table:table-cell table:style-name="ce40" office:value-type="float" office:value="14471.741" calcext:value-type="float">
            <text:p>14,471.7</text:p>
          </table:table-cell>
          <table:table-cell table:style-name="ce40" office:value-type="float" office:value="6826.181" calcext:value-type="float">
            <text:p>6,826.2</text:p>
          </table:table-cell>
          <table:table-cell table:style-name="ce40" office:value-type="float" office:value="880.885" calcext:value-type="float">
            <text:p>880.9</text:p>
          </table:table-cell>
          <table:table-cell table:style-name="ce40" office:value-type="float" office:value="5945.297" calcext:value-type="float">
            <text:p>5,945.3</text:p>
          </table:table-cell>
          <table:table-cell table:style-name="ce40" office:value-type="float" office:value="5192.409" calcext:value-type="float">
            <text:p>5,192.4</text:p>
          </table:table-cell>
          <table:table-cell table:style-name="ce40" office:value-type="float" office:value="269.994" calcext:value-type="float">
            <text:p>270.0</text:p>
          </table:table-cell>
          <table:table-cell table:style-name="ce40" office:value-type="float" office:value="26.66" calcext:value-type="float">
            <text:p>26.7</text:p>
          </table:table-cell>
          <table:table-cell table:style-name="ce40" office:value-type="float" office:value="456.234" calcext:value-type="float">
            <text:p>456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25.197" calcext:value-type="float">
            <text:p>425.2</text:p>
          </table:table-cell>
          <table:table-cell table:style-name="ce22" office:value-type="float" office:value="386.965" calcext:value-type="float">
            <text:p>387.0</text:p>
          </table:table-cell>
          <table:table-cell table:style-name="ce22" office:value-type="float" office:value="5.15" calcext:value-type="float">
            <text:p>5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29.991" calcext:value-type="float">
            <text:p>-230.0</text:p>
          </table:table-cell>
          <table:table-cell table:style-name="ce22" office:value-type="float" office:value="263.073" calcext:value-type="float">
            <text:p>263.1</text:p>
          </table:table-cell>
          <table:table-cell table:style-name="ce22" office:value-type="float" office:value="42.288" calcext:value-type="float">
            <text:p>42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323.866" calcext:value-type="float">
            <text:p>323.9</text:p>
          </table:table-cell>
          <table:table-cell table:style-name="ce40" office:value-type="float" office:value="544.651" calcext:value-type="float">
            <text:p>544.7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44.651" calcext:value-type="float">
            <text:p>544.7</text:p>
          </table:table-cell>
          <table:table-cell table:style-name="ce64" office:value-type="string" calcext:value-type="string">
            <text:p>Lubricants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.216" calcext:value-type="float">
            <text:p>13.2</text:p>
          </table:table-cell>
          <table:table-cell table:style-name="ce22" office:value-type="float" office:value="1013.794" calcext:value-type="float">
            <text:p>1,013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55.438" calcext:value-type="float">
            <text:p>55.4</text:p>
          </table:table-cell>
          <table:table-cell table:style-name="ce22" office:value-type="float" office:value="-1056.017" calcext:value-type="float">
            <text:p>-1,056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527.777" calcext:value-type="float">
            <text:p>1,527.8</text:p>
          </table:table-cell>
          <table:table-cell table:style-name="ce40" office:value-type="float" office:value="471.76" calcext:value-type="float">
            <text:p>471.8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71.76" calcext:value-type="float">
            <text:p>471.8</text:p>
          </table:table-cell>
          <table:table-cell table:style-name="ce64" office:value-type="string" calcext:value-type="string">
            <text:p>Asphalts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57.568" calcext:value-type="float">
            <text:p>757.6</text:p>
          </table:table-cell>
          <table:table-cell table:style-name="ce22" office:value-type="float" office:value="47.795" calcext:value-type="float">
            <text:p>47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1.732" calcext:value-type="float">
            <text:p>-11.7</text:p>
          </table:table-cell>
          <table:table-cell table:style-name="ce22" office:value-type="float" office:value="721.505" calcext:value-type="float">
            <text:p>721.5</text:p>
          </table:table-cell>
          <table:table-cell table:style-name="ce22" office:value-type="float" office:value="1.612" calcext:value-type="float">
            <text:p>1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5.854" calcext:value-type="float">
            <text:p>105.9</text:p>
          </table:table-cell>
          <table:table-cell table:style-name="ce40" office:value-type="float" office:value="825.747" calcext:value-type="float">
            <text:p>825.7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825.747" calcext:value-type="float">
            <text:p>825.7</text:p>
          </table:table-cell>
          <table:table-cell table:style-name="ce64" office:value-type="string" calcext:value-type="string">
            <text:p>Solvents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4.48" calcext:value-type="float">
            <text:p>34.5</text:p>
          </table:table-cell>
          <table:table-cell table:style-name="ce22" office:value-type="float" office:value="221.933" calcext:value-type="float">
            <text:p>221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64.316" calcext:value-type="float">
            <text:p>64.3</text:p>
          </table:table-cell>
          <table:table-cell table:style-name="ce22" office:value-type="float" office:value="-251.769" calcext:value-type="float">
            <text:p>-251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17.716" calcext:value-type="float">
            <text:p>517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17.716" calcext:value-type="float">
            <text:p>517.7</text:p>
          </table:table-cell>
          <table:table-cell table:style-name="ce40" office:value-type="float" office:value="1254.294" calcext:value-type="float">
            <text:p>1,254.3</text:p>
          </table:table-cell>
          <table:table-cell table:style-name="ce40" office:value-type="float" office:value="484.809" calcext:value-type="float">
            <text:p>484.8</text:p>
          </table:table-cell>
          <table:table-cell table:style-name="ce40" office:value-type="float" office:value="439.558" calcext:value-type="float">
            <text:p>439.6</text:p>
          </table:table-cell>
          <table:table-cell table:number-columns-repeated="2" table:style-name="ce40" office:value-type="float" office:value="0.351" calcext:value-type="float">
            <text:p>0.4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44.9" calcext:value-type="float">
            <text:p>44.9</text:p>
          </table:table-cell>
          <table:table-cell table:style-name="ce64" office:value-type="string" calcext:value-type="string">
            <text:p>Petroleum Coke</text:p>
          </table:table-cell>
          <table:table-cell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68.14" calcext:value-type="float">
            <text:p>468.1</text:p>
          </table:table-cell>
          <table:table-cell table:style-name="ce22" office:value-type="float" office:value="163.893" calcext:value-type="float">
            <text:p>163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21.832" calcext:value-type="float">
            <text:p>-121.8</text:p>
          </table:table-cell>
          <table:table-cell table:style-name="ce22" office:value-type="float" office:value="426.079" calcext:value-type="float">
            <text:p>426.1</text:p>
          </table:table-cell>
          <table:table-cell table:style-name="ce22" office:value-type="float" office:value="214.397" calcext:value-type="float">
            <text:p>214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21.397" calcext:value-type="float">
            <text:p>221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16.996" calcext:value-type="float">
            <text:p>217.0</text:p>
          </table:table-cell>
          <table:table-cell table:style-name="ce40" office:value-type="float" office:value="4.401" calcext:value-type="float">
            <text:p>4.4</text:p>
          </table:table-cell>
          <table:table-cell table:style-name="ce40" office:value-type="float" office:value="1957.169" calcext:value-type="float">
            <text:p>1,957.2</text:p>
          </table:table-cell>
          <table:table-cell table:style-name="ce40" office:value-type="float" office:value="1947.454" calcext:value-type="float">
            <text:p>1,947.5</text:p>
          </table:table-cell>
          <table:table-cell table:style-name="ce40" office:value-type="float" office:value="11.936" calcext:value-type="float">
            <text:p>11.9</text:p>
          </table:table-cell>
          <table:table-cell table:number-columns-repeated="2" table:style-name="ce40" office:value-type="float" office:value="14.303" calcext:value-type="float">
            <text:p>14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921.215" calcext:value-type="float">
            <text:p>1,921.2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486.64" calcext:value-type="float">
            <text:p>486.6</text:p>
          </table:table-cell>
          <table:table-cell table:style-name="ce21" office:value-type="float" office:value="9372.99" calcext:value-type="float">
            <text:p>9,373.0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-25.004" calcext:value-type="float">
            <text:p>-25.0</text:p>
          </table:table-cell>
          <table:table-cell table:style-name="ce21" office:value-type="float" office:value="9884.635" calcext:value-type="float">
            <text:p>9,884.6</text:p>
          </table:table-cell>
          <table:table-cell table:style-name="ce21" office:value-type="float" office:value="10351.026" calcext:value-type="float">
            <text:p>10,351.0</text:p>
          </table:table-cell>
          <table:table-cell table:style-name="ce39" office:value-type="float" office:value="-150.961" calcext:value-type="float">
            <text:p>-151.0</text:p>
          </table:table-cell>
          <table:table-cell table:style-name="ce47" office:value-type="float" office:value="7535.402" calcext:value-type="float">
            <text:p>7,535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9.29" calcext:value-type="float">
            <text:p>9.3</text:p>
          </table:table-cell>
          <table:table-cell table:style-name="ce39" office:value-type="float" office:value="7526.112" calcext:value-type="float">
            <text:p>7,526.1</text:p>
          </table:table-cell>
          <table:table-cell table:style-name="ce39" office:value-type="float" office:value="10331.233" calcext:value-type="float">
            <text:p>10,331.2</text:p>
          </table:table-cell>
          <table:table-cell table:style-name="ce39" office:value-type="float" office:value="2480.4" calcext:value-type="float">
            <text:p>2,480.4</text:p>
          </table:table-cell>
          <table:table-cell table:style-name="ce39" office:value-type="float" office:value="386.992" calcext:value-type="float">
            <text:p>387.0</text:p>
          </table:table-cell>
          <table:table-cell table:style-name="ce39" office:value-type="float" office:value="2093.408" calcext:value-type="float">
            <text:p>2,093.4</text:p>
          </table:table-cell>
          <table:table-cell table:style-name="ce39" office:value-type="float" office:value="911.065" calcext:value-type="float">
            <text:p>911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335.487" calcext:value-type="float">
            <text:p>335.5</text:p>
          </table:table-cell>
          <table:table-cell table:style-name="ce39" office:value-type="float" office:value="846.857" calcext:value-type="float">
            <text:p>846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67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486.64" calcext:value-type="float">
            <text:p>486.6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55.559" calcext:value-type="float">
            <text:p>55.6</text:p>
          </table:table-cell>
          <table:table-cell table:style-name="ce22" office:value-type="float" office:value="431.081" calcext:value-type="float">
            <text:p>431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5.103" calcext:value-type="float">
            <text:p>-5.1</text:p>
          </table:table-cell>
          <table:table-cell table:style-name="ce48" office:value-type="float" office:value="5.044" calcext:value-type="float">
            <text:p>5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.044" calcext:value-type="float">
            <text:p>5.0</text:p>
          </table:table-cell>
          <table:table-cell table:style-name="ce40" office:value-type="float" office:value="838.022" calcext:value-type="float">
            <text:p>838.0</text:p>
          </table:table-cell>
          <table:table-cell table:style-name="ce40" office:value-type="float" office:value="1269.162" calcext:value-type="float">
            <text:p>1,269.2</text:p>
          </table:table-cell>
          <table:table-cell table:style-name="ce40" office:value-type="float" office:value="3.267" calcext:value-type="float">
            <text:p>3.3</text:p>
          </table:table-cell>
          <table:table-cell table:style-name="ce40" office:value-type="float" office:value="1265.894" calcext:value-type="float">
            <text:p>1,265.9</text:p>
          </table:table-cell>
          <table:table-cell table:style-name="ce40" office:value-type="float" office:value="325.868" calcext:value-type="float">
            <text:p>325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11.348" calcext:value-type="float">
            <text:p>211.3</text:p>
          </table:table-cell>
          <table:table-cell table:style-name="ce40" office:value-type="float" office:value="728.679" calcext:value-type="float">
            <text:p>728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9372.99" calcext:value-type="float">
            <text:p>9,373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80.563" calcext:value-type="float">
            <text:p>-80.6</text:p>
          </table:table-cell>
          <table:table-cell table:style-name="ce22" office:value-type="float" office:value="9453.554" calcext:value-type="float">
            <text:p>9,453.6</text:p>
          </table:table-cell>
          <table:table-cell table:style-name="ce22" office:value-type="float" office:value="10351.026" calcext:value-type="float">
            <text:p>10,351.0</text:p>
          </table:table-cell>
          <table:table-cell table:style-name="ce40" office:value-type="float" office:value="-145.859" calcext:value-type="float">
            <text:p>-145.9</text:p>
          </table:table-cell>
          <table:table-cell table:style-name="ce48" office:value-type="float" office:value="7530.358" calcext:value-type="float">
            <text:p>7,530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9.29" calcext:value-type="float">
            <text:p>9.3</text:p>
          </table:table-cell>
          <table:table-cell table:style-name="ce40" office:value-type="float" office:value="7521.068" calcext:value-type="float">
            <text:p>7,521.1</text:p>
          </table:table-cell>
          <table:table-cell table:style-name="ce40" office:value-type="float" office:value="9493.211" calcext:value-type="float">
            <text:p>9,493.2</text:p>
          </table:table-cell>
          <table:table-cell table:style-name="ce40" office:value-type="float" office:value="1211.239" calcext:value-type="float">
            <text:p>1,211.2</text:p>
          </table:table-cell>
          <table:table-cell table:style-name="ce40" office:value-type="float" office:value="383.725" calcext:value-type="float">
            <text:p>383.7</text:p>
          </table:table-cell>
          <table:table-cell table:style-name="ce40" office:value-type="float" office:value="827.514" calcext:value-type="float">
            <text:p>827.5</text:p>
          </table:table-cell>
          <table:table-cell table:style-name="ce40" office:value-type="float" office:value="585.197" calcext:value-type="float">
            <text:p>585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24.139" calcext:value-type="float">
            <text:p>124.1</text:p>
          </table:table-cell>
          <table:table-cell table:style-name="ce40" office:value-type="float" office:value="118.178" calcext:value-type="float">
            <text:p>118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595.011" calcext:value-type="float">
            <text:p>1,595.0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595.011" calcext:value-type="float">
            <text:p>1,595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120.121" calcext:value-type="float">
            <text:p>1,120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20.121" calcext:value-type="float">
            <text:p>1,120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74.891" calcext:value-type="float">
            <text:p>474.9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2" table:style-name="ce39" office:value-type="float" office:value="474.891" calcext:value-type="float">
            <text:p>474.9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67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1574.117" calcext:value-type="float">
            <text:p>11,574.1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1574.117" calcext:value-type="float">
            <text:p>11,574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1574.117" calcext:value-type="float">
            <text:p>11,574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574.117" calcext:value-type="float">
            <text:p>11,574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67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389.042" calcext:value-type="float">
            <text:p>389.0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389.042" calcext:value-type="float">
            <text:p>389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55.834" calcext:value-type="float">
            <text:p>755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55.834" calcext:value-type="float">
            <text:p>755.8</text:p>
          </table:table-cell>
          <table:table-cell table:style-name="ce39" office:value-type="float" office:value="366.792" calcext:value-type="float">
            <text:p>366.8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67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67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0.092" calcext:value-type="float">
            <text:p>0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0.092" calcext:value-type="float">
            <text:p>0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.092" calcext:value-type="float">
            <text:p>0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0.092" calcext:value-type="float">
            <text:p>0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67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8.724" calcext:value-type="float">
            <text:p>8.7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8.724" calcext:value-type="float">
            <text:p>8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8.724" calcext:value-type="float">
            <text:p>8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8.724" calcext:value-type="float">
            <text:p>8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67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65.23" calcext:value-type="float">
            <text:p>865.2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1740.059" calcext:value-type="float">
            <text:p>21,740.1</text:p>
          </table:table-cell>
          <table:table-cell table:style-name="ce39" office:value-type="float" office:value="20874.83" calcext:value-type="float">
            <text:p>20,874.8</text:p>
          </table:table-cell>
          <table:table-cell table:style-name="ce39" office:value-type="float" office:value="1868.209" calcext:value-type="float">
            <text:p>1,868.2</text:p>
          </table:table-cell>
          <table:table-cell table:style-name="ce39" office:value-type="float" office:value="19006.62" calcext:value-type="float">
            <text:p>19,006.6</text:p>
          </table:table-cell>
          <table:table-cell table:style-name="ce39" office:value-type="float" office:value="10462.634" calcext:value-type="float">
            <text:p>10,462.6</text:p>
          </table:table-cell>
          <table:table-cell table:style-name="ce39" office:value-type="float" office:value="53.873" calcext:value-type="float">
            <text:p>53.9</text:p>
          </table:table-cell>
          <table:table-cell table:style-name="ce39" office:value-type="float" office:value="237.895" calcext:value-type="float">
            <text:p>237.9</text:p>
          </table:table-cell>
          <table:table-cell table:style-name="ce39" office:value-type="float" office:value="4209.689" calcext:value-type="float">
            <text:p>4,209.7</text:p>
          </table:table-cell>
          <table:table-cell table:style-name="ce39" office:value-type="float" office:value="4042.53" calcext:value-type="float">
            <text:p>4,042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67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97.504" calcext:value-type="float">
            <text:p>97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97.504" calcext:value-type="float">
            <text:p>97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97.504" calcext:value-type="float">
            <text:p>97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97.504" calcext:value-type="float">
            <text:p>97.5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.925" calcext:value-type="float">
            <text:p>2.9</text:p>
          </table:table-cell>
          <table:table-cell table:style-name="ce39" office:value-type="float" office:value="94.579" calcext:value-type="float">
            <text:p>94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67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245.946" calcext:value-type="float">
            <text:p>1,245.9</text:p>
          </table:table-cell>
          <table:table-cell table:style-name="ce41" office:value-type="float" office:value="338.615" calcext:value-type="float">
            <text:p>338.6</text:p>
          </table:table-cell>
          <table:table-cell table:number-columns-repeated="2" table:style-name="ce41" office:value-type="float" office:value="907.331" calcext:value-type="float">
            <text:p>907.3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67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94'.$A$1:.$Y$46" table:range-usable-as="print-range"/>
        </table:named-expressions>
      </table:table>
      <table:table table:name="95" table:style-name="ta2" table:print-ranges="'95'.A1:'95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95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06" calcext:value-type="float">
            <text:p>2006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1216.985" calcext:value-type="float">
            <text:p>41,217.0</text:p>
          </table:table-cell>
          <table:table-cell table:style-name="ce21" office:value-type="float" office:value="16.029" calcext:value-type="float">
            <text:p>16.0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29.062" calcext:value-type="float">
            <text:p>-29.1</text:p>
          </table:table-cell>
          <table:table-cell table:style-name="ce21" office:value-type="float" office:value="41230.018" calcext:value-type="float">
            <text:p>41,230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190.711" calcext:value-type="float">
            <text:p>190.7</text:p>
          </table:table-cell>
          <table:table-cell table:style-name="ce47" office:value-type="float" office:value="39241.294" calcext:value-type="float">
            <text:p>39,241.3</text:p>
          </table:table-cell>
          <table:table-cell table:style-name="ce39" office:value-type="float" office:value="8448.316" calcext:value-type="float">
            <text:p>8,448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0792.978" calcext:value-type="float">
            <text:p>30,793.0</text:p>
          </table:table-cell>
          <table:table-cell table:style-name="ce39" office:value-type="float" office:value="5813.031" calcext:value-type="float">
            <text:p>5,813.0</text:p>
          </table:table-cell>
          <table:table-cell table:style-name="ce39" office:value-type="float" office:value="7611.044" calcext:value-type="float">
            <text:p>7,611.0</text:p>
          </table:table-cell>
          <table:table-cell table:style-name="ce39" office:value-type="float" office:value="934.915" calcext:value-type="float">
            <text:p>934.9</text:p>
          </table:table-cell>
          <table:table-cell table:number-columns-repeated="2" table:style-name="ce39" office:value-type="float" office:value="6429.277" calcext:value-type="float">
            <text:p>6,429.3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246.851" calcext:value-type="float">
            <text:p>246.9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794.64" calcext:value-type="float">
            <text:p>3,794.6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48.557" calcext:value-type="float">
            <text:p>48.6</text:p>
          </table:table-cell>
          <table:table-cell table:style-name="ce22" office:value-type="float" office:value="3746.083" calcext:value-type="float">
            <text:p>3,746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746.083" calcext:value-type="float">
            <text:p>3,746.1</text:p>
          </table:table-cell>
          <table:table-cell table:style-name="ce40" office:value-type="float" office:value="3746.083" calcext:value-type="float">
            <text:p>3,746.1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4060.132" calcext:value-type="float">
            <text:p>34,060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59.014" calcext:value-type="float">
            <text:p>259.0</text:p>
          </table:table-cell>
          <table:table-cell table:style-name="ce22" office:value-type="float" office:value="33801.118" calcext:value-type="float">
            <text:p>33,801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71.171" calcext:value-type="float">
            <text:p>-71.2</text:p>
          </table:table-cell>
          <table:table-cell table:style-name="ce48" office:value-type="float" office:value="28925.982" calcext:value-type="float">
            <text:p>28,926.0</text:p>
          </table:table-cell>
          <table:table-cell table:style-name="ce40" office:value-type="float" office:value="1712.663" calcext:value-type="float">
            <text:p>1,712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7213.319" calcext:value-type="float">
            <text:p>27,213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946.307" calcext:value-type="float">
            <text:p>4,946.3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946.307" calcext:value-type="float">
            <text:p>4,946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95.142" calcext:value-type="float">
            <text:p>95.1</text:p>
          </table:table-cell>
          <table:table-cell table:style-name="ce22" office:value-type="float" office:value="0.558" calcext:value-type="float">
            <text:p>0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3.571" calcext:value-type="float">
            <text:p>-23.6</text:p>
          </table:table-cell>
          <table:table-cell table:style-name="ce22" office:value-type="float" office:value="118.155" calcext:value-type="float">
            <text:p>118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.896" calcext:value-type="float">
            <text:p>-3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22.051" calcext:value-type="float">
            <text:p>122.1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75.528" calcext:value-type="float">
            <text:p>75.5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46.522" calcext:value-type="float">
            <text:p>46.5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003.904" calcext:value-type="float">
            <text:p>3,003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87.459" calcext:value-type="float">
            <text:p>-187.5</text:p>
          </table:table-cell>
          <table:table-cell table:style-name="ce22" office:value-type="float" office:value="3191.363" calcext:value-type="float">
            <text:p>3,191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14.293" calcext:value-type="float">
            <text:p>214.3</text:p>
          </table:table-cell>
          <table:table-cell table:style-name="ce48" office:value-type="float" office:value="2977.07" calcext:value-type="float">
            <text:p>2,977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977.07" calcext:value-type="float">
            <text:p>2,977.1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63.167" calcext:value-type="float">
            <text:p>263.2</text:p>
          </table:table-cell>
          <table:table-cell table:style-name="ce22" office:value-type="float" office:value="15.471" calcext:value-type="float">
            <text:p>15.5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25.603" calcext:value-type="float">
            <text:p>-125.6</text:p>
          </table:table-cell>
          <table:table-cell table:style-name="ce22" office:value-type="float" office:value="373.299" calcext:value-type="float">
            <text:p>373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49.124" calcext:value-type="float">
            <text:p>49.1</text:p>
          </table:table-cell>
          <table:table-cell table:style-name="ce48" office:value-type="float" office:value="2989.57" calcext:value-type="float">
            <text:p>2,989.6</text:p>
          </table:table-cell>
          <table:table-cell table:style-name="ce40" office:value-type="float" office:value="2989.57" calcext:value-type="float">
            <text:p>2,989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342.449" calcext:value-type="float">
            <text:p>3,342.4</text:p>
          </table:table-cell>
          <table:table-cell table:style-name="ce40" office:value-type="float" office:value="677.053" calcext:value-type="float">
            <text:p>677.1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76.724" calcext:value-type="float">
            <text:p>476.7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00.329" calcext:value-type="float">
            <text:p>200.3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139" calcext:value-type="float">
            <text:p>0.1</text:p>
          </table:table-cell>
          <table:table-cell table:style-name="ce48" office:value-type="float" office:value="111.356" calcext:value-type="float">
            <text:p>111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11.356" calcext:value-type="float">
            <text:p>111.4</text:p>
          </table:table-cell>
          <table:table-cell table:style-name="ce40" office:value-type="float" office:value="960.68" calcext:value-type="float">
            <text:p>960.7</text:p>
          </table:table-cell>
          <table:table-cell table:style-name="ce40" office:value-type="float" office:value="849.185" calcext:value-type="float">
            <text:p>849.2</text:p>
          </table:table-cell>
          <table:table-cell table:style-name="ce40" office:value-type="float" office:value="207.098" calcext:value-type="float">
            <text:p>207.1</text:p>
          </table:table-cell>
          <table:table-cell table:number-columns-repeated="2" table:style-name="ce40" office:value-type="float" office:value="642.087" calcext:value-type="float">
            <text:p>642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808" calcext:value-type="float">
            <text:p>1.8</text:p>
          </table:table-cell>
          <table:table-cell table:style-name="ce48" office:value-type="float" office:value="400.499" calcext:value-type="float">
            <text:p>400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00.499" calcext:value-type="float">
            <text:p>400.5</text:p>
          </table:table-cell>
          <table:table-cell table:style-name="ce40" office:value-type="float" office:value="1307.227" calcext:value-type="float">
            <text:p>1,307.2</text:p>
          </table:table-cell>
          <table:table-cell table:style-name="ce40" office:value-type="float" office:value="904.919" calcext:value-type="float">
            <text:p>904.9</text:p>
          </table:table-cell>
          <table:table-cell table:style-name="ce40" office:value-type="float" office:value="669.651" calcext:value-type="float">
            <text:p>669.7</text:p>
          </table:table-cell>
          <table:table-cell table:number-columns-repeated="2" table:style-name="ce40" office:value-type="float" office:value="235.268" calcext:value-type="float">
            <text:p>235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413" calcext:value-type="float">
            <text:p>0.4</text:p>
          </table:table-cell>
          <table:table-cell table:style-name="ce48" office:value-type="float" office:value="90.734" calcext:value-type="float">
            <text:p>90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0.734" calcext:value-type="float">
            <text:p>90.7</text:p>
          </table:table-cell>
          <table:table-cell table:style-name="ce40" office:value-type="float" office:value="202.675" calcext:value-type="float">
            <text:p>202.7</text:p>
          </table:table-cell>
          <table:table-cell table:style-name="ce40" office:value-type="float" office:value="111.529" calcext:value-type="float">
            <text:p>111.5</text:p>
          </table:table-cell>
          <table:table-cell table:style-name="ce40" office:value-type="float" office:value="58.165" calcext:value-type="float">
            <text:p>58.2</text:p>
          </table:table-cell>
          <table:table-cell table:number-columns-repeated="2" table:style-name="ce40" office:value-type="float" office:value="53.363" calcext:value-type="float">
            <text:p>53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62.662" calcext:value-type="float">
            <text:p>62.7</text:p>
          </table:table-cell>
          <table:table-cell table:style-name="ce21" office:value-type="float" office:value="71222.728" calcext:value-type="float">
            <text:p>71,222.7</text:p>
          </table:table-cell>
          <table:table-cell table:style-name="ce21" office:value-type="float" office:value="16442.664" calcext:value-type="float">
            <text:p>16,442.7</text:p>
          </table:table-cell>
          <table:table-cell table:style-name="ce21" office:value-type="float" office:value="2682.492" calcext:value-type="float">
            <text:p>2,682.5</text:p>
          </table:table-cell>
          <table:table-cell table:style-name="ce21" office:value-type="float" office:value="2364.896" calcext:value-type="float">
            <text:p>2,364.9</text:p>
          </table:table-cell>
          <table:table-cell table:style-name="ce21" office:value-type="float" office:value="1387.908" calcext:value-type="float">
            <text:p>1,387.9</text:p>
          </table:table-cell>
          <table:table-cell table:style-name="ce21" office:value-type="float" office:value="48407.429" calcext:value-type="float">
            <text:p>48,407.4</text:p>
          </table:table-cell>
          <table:table-cell table:style-name="ce21" office:value-type="float" office:value="6505.884" calcext:value-type="float">
            <text:p>6,505.9</text:p>
          </table:table-cell>
          <table:table-cell table:style-name="ce39" office:value-type="float" office:value="-358.691" calcext:value-type="float">
            <text:p>-358.7</text:p>
          </table:table-cell>
          <table:table-cell table:style-name="ce47" office:value-type="float" office:value="63243.718" calcext:value-type="float">
            <text:p>63,243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8282.118" calcext:value-type="float">
            <text:p>58,282.1</text:p>
          </table:table-cell>
          <table:table-cell table:style-name="ce39" office:value-type="float" office:value="4961.6" calcext:value-type="float">
            <text:p>4,961.6</text:p>
          </table:table-cell>
          <table:table-cell table:style-name="ce39" office:value-type="float" office:value="65132.761" calcext:value-type="float">
            <text:p>65,132.8</text:p>
          </table:table-cell>
          <table:table-cell table:style-name="ce39" office:value-type="float" office:value="44149.279" calcext:value-type="float">
            <text:p>44,149.3</text:p>
          </table:table-cell>
          <table:table-cell table:style-name="ce39" office:value-type="float" office:value="3363.457" calcext:value-type="float">
            <text:p>3,363.5</text:p>
          </table:table-cell>
          <table:table-cell table:style-name="ce39" office:value-type="float" office:value="23179.586" calcext:value-type="float">
            <text:p>23,179.6</text:p>
          </table:table-cell>
          <table:table-cell table:style-name="ce39" office:value-type="float" office:value="6177.111" calcext:value-type="float">
            <text:p>6,177.1</text:p>
          </table:table-cell>
          <table:table-cell table:style-name="ce39" office:value-type="float" office:value="13749.291" calcext:value-type="float">
            <text:p>13,749.3</text:p>
          </table:table-cell>
          <table:table-cell table:style-name="ce39" office:value-type="float" office:value="588.862" calcext:value-type="float">
            <text:p>588.9</text:p>
          </table:table-cell>
          <table:table-cell table:style-name="ce39" office:value-type="float" office:value="1268.319" calcext:value-type="float">
            <text:p>1,268.3</text:p>
          </table:table-cell>
          <table:table-cell table:style-name="ce39" office:value-type="float" office:value="1396.002" calcext:value-type="float">
            <text:p>1,396.0</text:p>
          </table:table-cell>
          <table:table-cell table:style-name="ce39" office:value-type="float" office:value="17606.237" calcext:value-type="float">
            <text:p>17,606.2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23.565" calcext:value-type="float">
            <text:p>23.6</text:p>
          </table:table-cell>
          <table:table-cell table:style-name="ce22" office:value-type="float" office:value="57999.139" calcext:value-type="float">
            <text:p>57,999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325.721" calcext:value-type="float">
            <text:p>325.7</text:p>
          </table:table-cell>
          <table:table-cell table:style-name="ce22" office:value-type="float" office:value="57696.983" calcext:value-type="float">
            <text:p>57,697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51.636" calcext:value-type="float">
            <text:p>-351.6</text:p>
          </table:table-cell>
          <table:table-cell table:style-name="ce48" office:value-type="float" office:value="58048.619" calcext:value-type="float">
            <text:p>58,048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8048.619" calcext:value-type="float">
            <text:p>58,048.6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39.097" calcext:value-type="float">
            <text:p>39.1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39.097" calcext:value-type="float">
            <text:p>39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9.097" calcext:value-type="float">
            <text:p>39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9.097" calcext:value-type="float">
            <text:p>39.1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9.657" calcext:value-type="float">
            <text:p>19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9.657" calcext:value-type="float">
            <text:p>19.7</text:p>
          </table:table-cell>
          <table:table-cell table:style-name="ce40" office:value-type="float" office:value="1627.281" calcext:value-type="float">
            <text:p>1,627.3</text:p>
          </table:table-cell>
          <table:table-cell table:style-name="ce40" office:value-type="float" office:value="1607.624" calcext:value-type="float">
            <text:p>1,607.6</text:p>
          </table:table-cell>
          <table:table-cell table:style-name="ce40" office:value-type="float" office:value="1607.403" calcext:value-type="float">
            <text:p>1,607.4</text:p>
          </table:table-cell>
          <table:table-cell table:number-columns-repeated="2" table:style-name="ce40" office:value-type="float" office:value="0.221" calcext:value-type="float">
            <text:p>0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14.471" calcext:value-type="float">
            <text:p>1,414.5</text:p>
          </table:table-cell>
          <table:table-cell table:style-name="ce22" office:value-type="float" office:value="415.047" calcext:value-type="float">
            <text:p>415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37.863" calcext:value-type="float">
            <text:p>37.9</text:p>
          </table:table-cell>
          <table:table-cell table:style-name="ce22" office:value-type="float" office:value="961.562" calcext:value-type="float">
            <text:p>961.6</text:p>
          </table:table-cell>
          <table:table-cell table:style-name="ce22" office:value-type="float" office:value="27.961" calcext:value-type="float">
            <text:p>28.0</text:p>
          </table:table-cell>
          <table:table-cell table:style-name="ce40" office:value-type="float" office:value="7.929" calcext:value-type="float">
            <text:p>7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111.754" calcext:value-type="float">
            <text:p>2,111.8</text:p>
          </table:table-cell>
          <table:table-cell table:style-name="ce40" office:value-type="float" office:value="3037.426" calcext:value-type="float">
            <text:p>3,037.4</text:p>
          </table:table-cell>
          <table:table-cell table:style-name="ce40" office:value-type="float" office:value="433.025" calcext:value-type="float">
            <text:p>433.0</text:p>
          </table:table-cell>
          <table:table-cell table:style-name="ce40" office:value-type="float" office:value="2347.252" calcext:value-type="float">
            <text:p>2,347.3</text:p>
          </table:table-cell>
          <table:table-cell table:style-name="ce40" office:value-type="float" office:value="790.81" calcext:value-type="float">
            <text:p>790.8</text:p>
          </table:table-cell>
          <table:table-cell table:style-name="ce40" office:value-type="float" office:value="62.198" calcext:value-type="float">
            <text:p>62.2</text:p>
          </table:table-cell>
          <table:table-cell table:style-name="ce40" office:value-type="float" office:value="0.027" calcext:value-type="float">
            <text:p>0.0</text:p>
          </table:table-cell>
          <table:table-cell table:style-name="ce40" office:value-type="float" office:value="98.215" calcext:value-type="float">
            <text:p>98.2</text:p>
          </table:table-cell>
          <table:table-cell table:style-name="ce40" office:value-type="float" office:value="1396.002" calcext:value-type="float">
            <text:p>1,396.0</text:p>
          </table:table-cell>
          <table:table-cell table:style-name="ce40" office:value-type="float" office:value="257.148" calcext:value-type="float">
            <text:p>257.1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388.156" calcext:value-type="float">
            <text:p>7,388.2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91.049" calcext:value-type="float">
            <text:p>91.0</text:p>
          </table:table-cell>
          <table:table-cell table:style-name="ce22" office:value-type="float" office:value="7297.107" calcext:value-type="float">
            <text:p>7,297.1</text:p>
          </table:table-cell>
          <table:table-cell table:style-name="ce22" office:value-type="float" office:value="4137.344" calcext:value-type="float">
            <text:p>4,137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522.253" calcext:value-type="float">
            <text:p>10,522.3</text:p>
          </table:table-cell>
          <table:table-cell table:style-name="ce40" office:value-type="float" office:value="13682.016" calcext:value-type="float">
            <text:p>13,682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3682.016" calcext:value-type="float">
            <text:p>13,682.0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.984" calcext:value-type="float">
            <text:p>22.0</text:p>
          </table:table-cell>
          <table:table-cell table:style-name="ce22" office:value-type="float" office:value="3979.983" calcext:value-type="float">
            <text:p>3,980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38.797" calcext:value-type="float">
            <text:p>138.8</text:p>
          </table:table-cell>
          <table:table-cell table:style-name="ce22" office:value-type="float" office:value="-4096.796" calcext:value-type="float">
            <text:p>-4,096.8</text:p>
          </table:table-cell>
          <table:table-cell table:style-name="ce22" office:value-type="float" office:value="6.802" calcext:value-type="float">
            <text:p>6.8</text:p>
          </table:table-cell>
          <table:table-cell table:style-name="ce40" office:value-type="float" office:value="-115.282" calcext:value-type="float">
            <text:p>-115.3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2923.095" calcext:value-type="float">
            <text:p>12,923.1</text:p>
          </table:table-cell>
          <table:table-cell table:style-name="ce40" office:value-type="float" office:value="8934.78" calcext:value-type="float">
            <text:p>8,934.8</text:p>
          </table:table-cell>
          <table:table-cell table:style-name="ce40" office:value-type="float" office:value="4.435" calcext:value-type="float">
            <text:p>4.4</text:p>
          </table:table-cell>
          <table:table-cell table:style-name="ce40" office:value-type="float" office:value="8930.346" calcext:value-type="float">
            <text:p>8,930.3</text:p>
          </table:table-cell>
          <table:table-cell table:style-name="ce40" office:value-type="float" office:value="7.637" calcext:value-type="float">
            <text:p>7.6</text:p>
          </table:table-cell>
          <table:table-cell table:style-name="ce40" office:value-type="float" office:value="8874.759" calcext:value-type="float">
            <text:p>8,874.8</text:p>
          </table:table-cell>
          <table:table-cell table:style-name="ce40" office:value-type="float" office:value="0.283" calcext:value-type="float">
            <text:p>0.3</text:p>
          </table:table-cell>
          <table:table-cell table:style-name="ce40" office:value-type="float" office:value="47.667" calcext:value-type="float">
            <text:p>47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0.001" calcext:value-type="float">
            <text:p>-0.0</text:p>
          </table:table-cell>
          <table:table-cell table:style-name="ce22" office:value-type="float" office:value="0.001" calcext:value-type="float">
            <text:p>0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0.001" calcext:value-type="float">
            <text:p>0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0.001" calcext:value-type="float">
            <text:p>0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0.001" calcext:value-type="float">
            <text:p>0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019.489" calcext:value-type="float">
            <text:p>2,019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64.896" calcext:value-type="float">
            <text:p>2,364.9</text:p>
          </table:table-cell>
          <table:table-cell table:style-name="ce22" office:value-type="float" office:value="185.29" calcext:value-type="float">
            <text:p>185.3</text:p>
          </table:table-cell>
          <table:table-cell table:style-name="ce22" office:value-type="float" office:value="-4569.675" calcext:value-type="float">
            <text:p>-4,569.7</text:p>
          </table:table-cell>
          <table:table-cell table:style-name="ce22" office:value-type="float" office:value="12.18" calcext:value-type="float">
            <text:p>12.2</text:p>
          </table:table-cell>
          <table:table-cell table:style-name="ce40" office:value-type="float" office:value="-9.845" calcext:value-type="float">
            <text:p>-9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959.265" calcext:value-type="float">
            <text:p>4,959.3</text:p>
          </table:table-cell>
          <table:table-cell table:style-name="ce40" office:value-type="float" office:value="387.255" calcext:value-type="float">
            <text:p>387.3</text:p>
          </table:table-cell>
          <table:table-cell table:style-name="ce40" office:value-type="float" office:value="0.006" calcext:value-type="float">
            <text:p>0.0</text:p>
          </table:table-cell>
          <table:table-cell table:style-name="ce40" office:value-type="float" office:value="387.249" calcext:value-type="float">
            <text:p>387.2</text:p>
          </table:table-cell>
          <table:table-cell table:style-name="ce40" office:value-type="float" office:value="1.146" calcext:value-type="float">
            <text:p>1.1</text:p>
          </table:table-cell>
          <table:table-cell table:style-name="ce40" office:value-type="float" office:value="191.697" calcext:value-type="float">
            <text:p>191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94.406" calcext:value-type="float">
            <text:p>194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0.922" calcext:value-type="float">
            <text:p>0.9</text:p>
          </table:table-cell>
          <table:table-cell table:style-name="ce22" office:value-type="float" office:value="-0.922" calcext:value-type="float">
            <text:p>-0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6.164" calcext:value-type="float">
            <text:p>-16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5.242" calcext:value-type="float">
            <text:p>15.2</text:p>
          </table:table-cell>
          <table:table-cell table:style-name="ce40" office:value-type="float" office:value="0.003" calcext:value-type="float">
            <text:p>0.0</text:p>
          </table:table-cell>
          <table:table-cell table:style-name="ce40" office:value-type="float" office:value="15.24" calcext:value-type="float">
            <text:p>15.2</text:p>
          </table:table-cell>
          <table:table-cell table:style-name="ce40" office:value-type="float" office:value="6.619" calcext:value-type="float">
            <text:p>6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8.621" calcext:value-type="float">
            <text:p>8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7.125" calcext:value-type="float">
            <text:p>77.1</text:p>
          </table:table-cell>
          <table:table-cell table:style-name="ce22" office:value-type="float" office:value="8299.832" calcext:value-type="float">
            <text:p>8,299.8</text:p>
          </table:table-cell>
          <table:table-cell table:style-name="ce22" office:value-type="float" office:value="204.806" calcext:value-type="float">
            <text:p>204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2.452" calcext:value-type="float">
            <text:p>212.5</text:p>
          </table:table-cell>
          <table:table-cell table:style-name="ce22" office:value-type="float" office:value="-8639.965" calcext:value-type="float">
            <text:p>-8,640.0</text:p>
          </table:table-cell>
          <table:table-cell table:style-name="ce22" office:value-type="float" office:value="69.071" calcext:value-type="float">
            <text:p>69.1</text:p>
          </table:table-cell>
          <table:table-cell table:style-name="ce40" office:value-type="float" office:value="53.179" calcext:value-type="float">
            <text:p>53.2</text:p>
          </table:table-cell>
          <table:table-cell table:style-name="ce48" office:value-type="float" office:value="263.396" calcext:value-type="float">
            <text:p>263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63.396" calcext:value-type="float">
            <text:p>263.4</text:p>
          </table:table-cell>
          <table:table-cell table:style-name="ce40" office:value-type="float" office:value="14556.451" calcext:value-type="float">
            <text:p>14,556.5</text:p>
          </table:table-cell>
          <table:table-cell table:style-name="ce40" office:value-type="float" office:value="5530.84" calcext:value-type="float">
            <text:p>5,530.8</text:p>
          </table:table-cell>
          <table:table-cell table:style-name="ce40" office:value-type="float" office:value="31.357" calcext:value-type="float">
            <text:p>31.4</text:p>
          </table:table-cell>
          <table:table-cell table:style-name="ce40" office:value-type="float" office:value="5499.483" calcext:value-type="float">
            <text:p>5,499.5</text:p>
          </table:table-cell>
          <table:table-cell table:style-name="ce40" office:value-type="float" office:value="191.157" calcext:value-type="float">
            <text:p>191.2</text:p>
          </table:table-cell>
          <table:table-cell table:style-name="ce40" office:value-type="float" office:value="4361.761" calcext:value-type="float">
            <text:p>4,361.8</text:p>
          </table:table-cell>
          <table:table-cell table:style-name="ce40" office:value-type="float" office:value="567.19" calcext:value-type="float">
            <text:p>567.2</text:p>
          </table:table-cell>
          <table:table-cell table:style-name="ce40" office:value-type="float" office:value="379.376" calcext:value-type="float">
            <text:p>379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693.061" calcext:value-type="float">
            <text:p>2,693.1</text:p>
          </table:table-cell>
          <table:table-cell table:style-name="ce22" office:value-type="float" office:value="368.513" calcext:value-type="float">
            <text:p>368.5</text:p>
          </table:table-cell>
          <table:table-cell table:style-name="ce22" office:value-type="float" office:value="2473.877" calcext:value-type="float">
            <text:p>2,473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60.444" calcext:value-type="float">
            <text:p>560.4</text:p>
          </table:table-cell>
          <table:table-cell table:style-name="ce22" office:value-type="float" office:value="-709.773" calcext:value-type="float">
            <text:p>-709.8</text:p>
          </table:table-cell>
          <table:table-cell table:style-name="ce22" office:value-type="float" office:value="2012.303" calcext:value-type="float">
            <text:p>2,012.3</text:p>
          </table:table-cell>
          <table:table-cell table:style-name="ce40" office:value-type="float" office:value="73.129" calcext:value-type="float">
            <text:p>73.1</text:p>
          </table:table-cell>
          <table:table-cell table:style-name="ce48" office:value-type="float" office:value="4178.456" calcext:value-type="float">
            <text:p>4,178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178.456" calcext:value-type="float">
            <text:p>4,178.5</text:p>
          </table:table-cell>
          <table:table-cell table:style-name="ce40" office:value-type="float" office:value="13779.677" calcext:value-type="float">
            <text:p>13,779.7</text:p>
          </table:table-cell>
          <table:table-cell table:style-name="ce40" office:value-type="float" office:value="6806.017" calcext:value-type="float">
            <text:p>6,806.0</text:p>
          </table:table-cell>
          <table:table-cell table:style-name="ce40" office:value-type="float" office:value="819.659" calcext:value-type="float">
            <text:p>819.7</text:p>
          </table:table-cell>
          <table:table-cell table:style-name="ce40" office:value-type="float" office:value="5986.358" calcext:value-type="float">
            <text:p>5,986.4</text:p>
          </table:table-cell>
          <table:table-cell table:style-name="ce40" office:value-type="float" office:value="5166.086" calcext:value-type="float">
            <text:p>5,166.1</text:p>
          </table:table-cell>
          <table:table-cell table:style-name="ce40" office:value-type="float" office:value="258.875" calcext:value-type="float">
            <text:p>258.9</text:p>
          </table:table-cell>
          <table:table-cell table:style-name="ce40" office:value-type="float" office:value="21.362" calcext:value-type="float">
            <text:p>21.4</text:p>
          </table:table-cell>
          <table:table-cell table:style-name="ce40" office:value-type="float" office:value="540.035" calcext:value-type="float">
            <text:p>54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45.334" calcext:value-type="float">
            <text:p>345.3</text:p>
          </table:table-cell>
          <table:table-cell table:style-name="ce22" office:value-type="float" office:value="308.838" calcext:value-type="float">
            <text:p>308.8</text:p>
          </table:table-cell>
          <table:table-cell table:style-name="ce22" office:value-type="float" office:value="3.809" calcext:value-type="float">
            <text:p>3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01.214" calcext:value-type="float">
            <text:p>-201.2</text:p>
          </table:table-cell>
          <table:table-cell table:style-name="ce22" office:value-type="float" office:value="233.901" calcext:value-type="float">
            <text:p>233.9</text:p>
          </table:table-cell>
          <table:table-cell table:style-name="ce22" office:value-type="float" office:value="39.069" calcext:value-type="float">
            <text:p>39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306.13" calcext:value-type="float">
            <text:p>306.1</text:p>
          </table:table-cell>
          <table:table-cell table:style-name="ce40" office:value-type="float" office:value="500.962" calcext:value-type="float">
            <text:p>501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00.962" calcext:value-type="float">
            <text:p>501.0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9.723" calcext:value-type="float">
            <text:p>9.7</text:p>
          </table:table-cell>
          <table:table-cell table:style-name="ce22" office:value-type="float" office:value="683.791" calcext:value-type="float">
            <text:p>683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9.518" calcext:value-type="float">
            <text:p>19.5</text:p>
          </table:table-cell>
          <table:table-cell table:style-name="ce22" office:value-type="float" office:value="-693.586" calcext:value-type="float">
            <text:p>-693.6</text:p>
          </table:table-cell>
          <table:table-cell table:style-name="ce22" office:value-type="float" office:value="0.001" calcext:value-type="float">
            <text:p>0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153.842" calcext:value-type="float">
            <text:p>1,153.8</text:p>
          </table:table-cell>
          <table:table-cell table:style-name="ce40" office:value-type="float" office:value="460.256" calcext:value-type="float">
            <text:p>460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60.256" calcext:value-type="float">
            <text:p>460.3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09.348" calcext:value-type="float">
            <text:p>809.3</text:p>
          </table:table-cell>
          <table:table-cell table:style-name="ce22" office:value-type="float" office:value="41.125" calcext:value-type="float">
            <text:p>41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0.083" calcext:value-type="float">
            <text:p>0.1</text:p>
          </table:table-cell>
          <table:table-cell table:style-name="ce22" office:value-type="float" office:value="768.139" calcext:value-type="float">
            <text:p>768.1</text:p>
          </table:table-cell>
          <table:table-cell table:style-name="ce22" office:value-type="float" office:value="2.129" calcext:value-type="float">
            <text:p>2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6.422" calcext:value-type="float">
            <text:p>106.4</text:p>
          </table:table-cell>
          <table:table-cell table:style-name="ce40" office:value-type="float" office:value="872.432" calcext:value-type="float">
            <text:p>872.4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872.432" calcext:value-type="float">
            <text:p>872.4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7.708" calcext:value-type="float">
            <text:p>37.7</text:p>
          </table:table-cell>
          <table:table-cell table:style-name="ce22" office:value-type="float" office:value="195.933" calcext:value-type="float">
            <text:p>195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5.634" calcext:value-type="float">
            <text:p>45.6</text:p>
          </table:table-cell>
          <table:table-cell table:style-name="ce22" office:value-type="float" office:value="-203.858" calcext:value-type="float">
            <text:p>-203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97.263" calcext:value-type="float">
            <text:p>497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97.263" calcext:value-type="float">
            <text:p>497.3</text:p>
          </table:table-cell>
          <table:table-cell table:style-name="ce40" office:value-type="float" office:value="1223.787" calcext:value-type="float">
            <text:p>1,223.8</text:p>
          </table:table-cell>
          <table:table-cell table:style-name="ce40" office:value-type="float" office:value="522.666" calcext:value-type="float">
            <text:p>522.7</text:p>
          </table:table-cell>
          <table:table-cell table:style-name="ce40" office:value-type="float" office:value="462.573" calcext:value-type="float">
            <text:p>462.6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60.092" calcext:value-type="float">
            <text:p>60.1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26.678" calcext:value-type="float">
            <text:p>426.7</text:p>
          </table:table-cell>
          <table:table-cell table:style-name="ce22" office:value-type="float" office:value="130.113" calcext:value-type="float">
            <text:p>130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8.648" calcext:value-type="float">
            <text:p>-28.6</text:p>
          </table:table-cell>
          <table:table-cell table:style-name="ce22" office:value-type="float" office:value="325.213" calcext:value-type="float">
            <text:p>325.2</text:p>
          </table:table-cell>
          <table:table-cell table:style-name="ce22" office:value-type="float" office:value="199.024" calcext:value-type="float">
            <text:p>199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97.231" calcext:value-type="float">
            <text:p>197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94.402" calcext:value-type="float">
            <text:p>194.4</text:p>
          </table:table-cell>
          <table:table-cell table:style-name="ce40" office:value-type="float" office:value="2.828" calcext:value-type="float">
            <text:p>2.8</text:p>
          </table:table-cell>
          <table:table-cell table:style-name="ce40" office:value-type="float" office:value="1862.805" calcext:value-type="float">
            <text:p>1,862.8</text:p>
          </table:table-cell>
          <table:table-cell table:style-name="ce40" office:value-type="float" office:value="1791.763" calcext:value-type="float">
            <text:p>1,791.8</text:p>
          </table:table-cell>
          <table:table-cell table:style-name="ce40" office:value-type="float" office:value="4.996" calcext:value-type="float">
            <text:p>5.0</text:p>
          </table:table-cell>
          <table:table-cell table:number-columns-repeated="2" table:style-name="ce40" office:value-type="float" office:value="13.436" calcext:value-type="float">
            <text:p>13.4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773.331" calcext:value-type="float">
            <text:p>1,773.3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411.518" calcext:value-type="float">
            <text:p>411.5</text:p>
          </table:table-cell>
          <table:table-cell table:style-name="ce21" office:value-type="float" office:value="10164.429" calcext:value-type="float">
            <text:p>10,164.4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191.589" calcext:value-type="float">
            <text:p>191.6</text:p>
          </table:table-cell>
          <table:table-cell table:style-name="ce21" office:value-type="float" office:value="10384.359" calcext:value-type="float">
            <text:p>10,384.4</text:p>
          </table:table-cell>
          <table:table-cell table:style-name="ce21" office:value-type="float" office:value="10954.377" calcext:value-type="float">
            <text:p>10,954.4</text:p>
          </table:table-cell>
          <table:table-cell table:style-name="ce39" office:value-type="float" office:value="14.742" calcext:value-type="float">
            <text:p>14.7</text:p>
          </table:table-cell>
          <table:table-cell table:style-name="ce47" office:value-type="float" office:value="7788.618" calcext:value-type="float">
            <text:p>7,788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3.486" calcext:value-type="float">
            <text:p>33.5</text:p>
          </table:table-cell>
          <table:table-cell table:style-name="ce39" office:value-type="float" office:value="7755.132" calcext:value-type="float">
            <text:p>7,755.1</text:p>
          </table:table-cell>
          <table:table-cell table:style-name="ce39" office:value-type="float" office:value="10842.475" calcext:value-type="float">
            <text:p>10,842.5</text:p>
          </table:table-cell>
          <table:table-cell table:style-name="ce39" office:value-type="float" office:value="2469.096" calcext:value-type="float">
            <text:p>2,469.1</text:p>
          </table:table-cell>
          <table:table-cell table:style-name="ce39" office:value-type="float" office:value="362.156" calcext:value-type="float">
            <text:p>362.2</text:p>
          </table:table-cell>
          <table:table-cell table:style-name="ce39" office:value-type="float" office:value="2106.941" calcext:value-type="float">
            <text:p>2,106.9</text:p>
          </table:table-cell>
          <table:table-cell table:style-name="ce39" office:value-type="float" office:value="948.756" calcext:value-type="float">
            <text:p>948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347.516" calcext:value-type="float">
            <text:p>347.5</text:p>
          </table:table-cell>
          <table:table-cell table:style-name="ce39" office:value-type="float" office:value="810.668" calcext:value-type="float">
            <text:p>810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411.518" calcext:value-type="float">
            <text:p>411.5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70.118" calcext:value-type="float">
            <text:p>70.1</text:p>
          </table:table-cell>
          <table:table-cell table:style-name="ce22" office:value-type="float" office:value="341.4" calcext:value-type="float">
            <text:p>341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671" calcext:value-type="float">
            <text:p>-0.7</text:p>
          </table:table-cell>
          <table:table-cell table:style-name="ce48" office:value-type="float" office:value="1.638" calcext:value-type="float">
            <text:p>1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638" calcext:value-type="float">
            <text:p>1.6</text:p>
          </table:table-cell>
          <table:table-cell table:style-name="ce40" office:value-type="float" office:value="864.913" calcext:value-type="float">
            <text:p>864.9</text:p>
          </table:table-cell>
          <table:table-cell table:style-name="ce40" office:value-type="float" office:value="1205.347" calcext:value-type="float">
            <text:p>1,205.3</text:p>
          </table:table-cell>
          <table:table-cell table:style-name="ce40" office:value-type="float" office:value="2.52" calcext:value-type="float">
            <text:p>2.5</text:p>
          </table:table-cell>
          <table:table-cell table:style-name="ce40" office:value-type="float" office:value="1202.826" calcext:value-type="float">
            <text:p>1,202.8</text:p>
          </table:table-cell>
          <table:table-cell table:style-name="ce40" office:value-type="float" office:value="306.171" calcext:value-type="float">
            <text:p>306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06.204" calcext:value-type="float">
            <text:p>206.2</text:p>
          </table:table-cell>
          <table:table-cell table:style-name="ce40" office:value-type="float" office:value="690.451" calcext:value-type="float">
            <text:p>690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0164.429" calcext:value-type="float">
            <text:p>10,164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21.471" calcext:value-type="float">
            <text:p>121.5</text:p>
          </table:table-cell>
          <table:table-cell table:style-name="ce22" office:value-type="float" office:value="10042.958" calcext:value-type="float">
            <text:p>10,043.0</text:p>
          </table:table-cell>
          <table:table-cell table:style-name="ce22" office:value-type="float" office:value="10954.377" calcext:value-type="float">
            <text:p>10,954.4</text:p>
          </table:table-cell>
          <table:table-cell table:style-name="ce40" office:value-type="float" office:value="15.414" calcext:value-type="float">
            <text:p>15.4</text:p>
          </table:table-cell>
          <table:table-cell table:style-name="ce48" office:value-type="float" office:value="7786.98" calcext:value-type="float">
            <text:p>7,787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3.486" calcext:value-type="float">
            <text:p>33.5</text:p>
          </table:table-cell>
          <table:table-cell table:style-name="ce40" office:value-type="float" office:value="7753.494" calcext:value-type="float">
            <text:p>7,753.5</text:p>
          </table:table-cell>
          <table:table-cell table:style-name="ce40" office:value-type="float" office:value="9977.562" calcext:value-type="float">
            <text:p>9,977.6</text:p>
          </table:table-cell>
          <table:table-cell table:style-name="ce40" office:value-type="float" office:value="1263.75" calcext:value-type="float">
            <text:p>1,263.8</text:p>
          </table:table-cell>
          <table:table-cell table:style-name="ce40" office:value-type="float" office:value="359.636" calcext:value-type="float">
            <text:p>359.6</text:p>
          </table:table-cell>
          <table:table-cell table:style-name="ce40" office:value-type="float" office:value="904.114" calcext:value-type="float">
            <text:p>904.1</text:p>
          </table:table-cell>
          <table:table-cell table:style-name="ce40" office:value-type="float" office:value="642.585" calcext:value-type="float">
            <text:p>642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41.312" calcext:value-type="float">
            <text:p>141.3</text:p>
          </table:table-cell>
          <table:table-cell table:style-name="ce40" office:value-type="float" office:value="120.217" calcext:value-type="float">
            <text:p>120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28.122" calcext:value-type="float">
            <text:p>1,628.1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0.261" calcext:value-type="float">
            <text:p>0.3</text:p>
          </table:table-cell>
          <table:table-cell table:style-name="ce21" office:value-type="float" office:value="1627.86" calcext:value-type="float">
            <text:p>1,627.9</text:p>
          </table:table-cell>
          <table:table-cell table:style-name="ce21" office:value-type="float" office:value="0.385" calcext:value-type="float">
            <text:p>0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135.927" calcext:value-type="float">
            <text:p>1,135.9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35.927" calcext:value-type="float">
            <text:p>1,135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1.548" calcext:value-type="float">
            <text:p>491.5</text:p>
          </table:table-cell>
          <table:table-cell table:style-name="ce39" office:value-type="float" office:value="0.314" calcext:value-type="float">
            <text:p>0.3</text:p>
          </table:table-cell>
          <table:table-cell table:number-columns-repeated="2" table:style-name="ce39" office:value-type="float" office:value="491.234" calcext:value-type="float">
            <text:p>491.2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1544.724" calcext:value-type="float">
            <text:p>11,544.7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1544.724" calcext:value-type="float">
            <text:p>11,544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1544.724" calcext:value-type="float">
            <text:p>11,544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544.724" calcext:value-type="float">
            <text:p>11,544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390.665" calcext:value-type="float">
            <text:p>390.7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390.665" calcext:value-type="float">
            <text:p>390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64.351" calcext:value-type="float">
            <text:p>764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64.351" calcext:value-type="float">
            <text:p>764.4</text:p>
          </table:table-cell>
          <table:table-cell table:style-name="ce39" office:value-type="float" office:value="373.686" calcext:value-type="float">
            <text:p>373.7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0.139" calcext:value-type="float">
            <text:p>0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0.139" calcext:value-type="float">
            <text:p>0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.139" calcext:value-type="float">
            <text:p>0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0.139" calcext:value-type="float">
            <text:p>0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26.38" calcext:value-type="float">
            <text:p>26.4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26.38" calcext:value-type="float">
            <text:p>26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26.38" calcext:value-type="float">
            <text:p>26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26.38" calcext:value-type="float">
            <text:p>26.4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913.831" calcext:value-type="float">
            <text:p>913.8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2506.212" calcext:value-type="float">
            <text:p>22,506.2</text:p>
          </table:table-cell>
          <table:table-cell table:style-name="ce39" office:value-type="float" office:value="21592.381" calcext:value-type="float">
            <text:p>21,592.4</text:p>
          </table:table-cell>
          <table:table-cell table:style-name="ce39" office:value-type="float" office:value="1935.116" calcext:value-type="float">
            <text:p>1,935.1</text:p>
          </table:table-cell>
          <table:table-cell table:style-name="ce39" office:value-type="float" office:value="19657.265" calcext:value-type="float">
            <text:p>19,657.3</text:p>
          </table:table-cell>
          <table:table-cell table:style-name="ce39" office:value-type="float" office:value="10941.215" calcext:value-type="float">
            <text:p>10,941.2</text:p>
          </table:table-cell>
          <table:table-cell table:style-name="ce39" office:value-type="float" office:value="56.672" calcext:value-type="float">
            <text:p>56.7</text:p>
          </table:table-cell>
          <table:table-cell table:style-name="ce39" office:value-type="float" office:value="248.626" calcext:value-type="float">
            <text:p>248.6</text:p>
          </table:table-cell>
          <table:table-cell table:style-name="ce39" office:value-type="float" office:value="4353.061" calcext:value-type="float">
            <text:p>4,353.1</text:p>
          </table:table-cell>
          <table:table-cell table:style-name="ce39" office:value-type="float" office:value="4057.691" calcext:value-type="float">
            <text:p>4,057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02.4" calcext:value-type="float">
            <text:p>102.4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02.4" calcext:value-type="float">
            <text:p>102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02.4" calcext:value-type="float">
            <text:p>102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02.4" calcext:value-type="float">
            <text:p>102.4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072" calcext:value-type="float">
            <text:p>3.1</text:p>
          </table:table-cell>
          <table:table-cell table:style-name="ce39" office:value-type="float" office:value="99.328" calcext:value-type="float">
            <text:p>99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457.429" calcext:value-type="float">
            <text:p>1,457.4</text:p>
          </table:table-cell>
          <table:table-cell table:style-name="ce41" office:value-type="float" office:value="387.459" calcext:value-type="float">
            <text:p>387.5</text:p>
          </table:table-cell>
          <table:table-cell table:number-columns-repeated="2" table:style-name="ce41" office:value-type="float" office:value="1069.969" calcext:value-type="float">
            <text:p>1,070.0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95'.$A$1:.$Y$46" table:range-usable-as="print-range"/>
        </table:named-expressions>
      </table:table>
      <table:table table:name="96" table:style-name="ta3" table:print-ranges="'96'.A1:'96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96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07" calcext:value-type="float">
            <text:p>2007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3311.493" calcext:value-type="float">
            <text:p>43,311.5</text:p>
          </table:table-cell>
          <table:table-cell table:style-name="ce21" office:value-type="float" office:value="8.951" calcext:value-type="float">
            <text:p>9.0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120.341" calcext:value-type="float">
            <text:p>120.3</text:p>
          </table:table-cell>
          <table:table-cell table:style-name="ce21" office:value-type="float" office:value="43182.201" calcext:value-type="float">
            <text:p>43,182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465.856" calcext:value-type="float">
            <text:p>465.9</text:p>
          </table:table-cell>
          <table:table-cell table:style-name="ce47" office:value-type="float" office:value="40780.962" calcext:value-type="float">
            <text:p>40,781.0</text:p>
          </table:table-cell>
          <table:table-cell table:style-name="ce39" office:value-type="float" office:value="8425.387" calcext:value-type="float">
            <text:p>8,425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2355.575" calcext:value-type="float">
            <text:p>32,355.6</text:p>
          </table:table-cell>
          <table:table-cell table:style-name="ce39" office:value-type="float" office:value="5781.047" calcext:value-type="float">
            <text:p>5,781.0</text:p>
          </table:table-cell>
          <table:table-cell table:style-name="ce39" office:value-type="float" office:value="7716.431" calcext:value-type="float">
            <text:p>7,716.4</text:p>
          </table:table-cell>
          <table:table-cell table:style-name="ce39" office:value-type="float" office:value="920.768" calcext:value-type="float">
            <text:p>920.8</text:p>
          </table:table-cell>
          <table:table-cell table:number-columns-repeated="2" table:style-name="ce39" office:value-type="float" office:value="6399.058" calcext:value-type="float">
            <text:p>6,399.1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96.606" calcext:value-type="float">
            <text:p>396.6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501.393" calcext:value-type="float">
            <text:p>3,501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91.304" calcext:value-type="float">
            <text:p>-91.3</text:p>
          </table:table-cell>
          <table:table-cell table:style-name="ce22" office:value-type="float" office:value="3592.697" calcext:value-type="float">
            <text:p>3,592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74.438" calcext:value-type="float">
            <text:p>-74.4</text:p>
          </table:table-cell>
          <table:table-cell table:style-name="ce48" office:value-type="float" office:value="3667.135" calcext:value-type="float">
            <text:p>3,667.1</text:p>
          </table:table-cell>
          <table:table-cell table:style-name="ce40" office:value-type="float" office:value="3667.135" calcext:value-type="float">
            <text:p>3,667.1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5519.801" calcext:value-type="float">
            <text:p>35,519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0.211" calcext:value-type="float">
            <text:p>10.2</text:p>
          </table:table-cell>
          <table:table-cell table:style-name="ce22" office:value-type="float" office:value="35509.591" calcext:value-type="float">
            <text:p>35,509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604.139" calcext:value-type="float">
            <text:p>604.1</text:p>
          </table:table-cell>
          <table:table-cell table:style-name="ce48" office:value-type="float" office:value="29996.169" calcext:value-type="float">
            <text:p>29,996.2</text:p>
          </table:table-cell>
          <table:table-cell table:style-name="ce40" office:value-type="float" office:value="1802.369" calcext:value-type="float">
            <text:p>1,802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8193.8" calcext:value-type="float">
            <text:p>28,193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909.282" calcext:value-type="float">
            <text:p>4,909.3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909.282" calcext:value-type="float">
            <text:p>4,909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4.608" calcext:value-type="float">
            <text:p>314.6</text:p>
          </table:table-cell>
          <table:table-cell table:style-name="ce22" office:value-type="float" office:value="0.565" calcext:value-type="float">
            <text:p>0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.041" calcext:value-type="float">
            <text:p>4.0</text:p>
          </table:table-cell>
          <table:table-cell table:style-name="ce22" office:value-type="float" office:value="310.002" calcext:value-type="float">
            <text:p>310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.993" calcext:value-type="float">
            <text:p>-4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13.994" calcext:value-type="float">
            <text:p>314.0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87.297" calcext:value-type="float">
            <text:p>87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26.697" calcext:value-type="float">
            <text:p>226.7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542.852" calcext:value-type="float">
            <text:p>3,542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48.964" calcext:value-type="float">
            <text:p>149.0</text:p>
          </table:table-cell>
          <table:table-cell table:style-name="ce22" office:value-type="float" office:value="3393.888" calcext:value-type="float">
            <text:p>3,393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53.823" calcext:value-type="float">
            <text:p>-153.8</text:p>
          </table:table-cell>
          <table:table-cell table:style-name="ce48" office:value-type="float" office:value="3547.712" calcext:value-type="float">
            <text:p>3,547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547.712" calcext:value-type="float">
            <text:p>3,547.7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32.839" calcext:value-type="float">
            <text:p>432.8</text:p>
          </table:table-cell>
          <table:table-cell table:style-name="ce22" office:value-type="float" office:value="8.386" calcext:value-type="float">
            <text:p>8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8.429" calcext:value-type="float">
            <text:p>48.4</text:p>
          </table:table-cell>
          <table:table-cell table:style-name="ce22" office:value-type="float" office:value="376.024" calcext:value-type="float">
            <text:p>376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92.847" calcext:value-type="float">
            <text:p>92.8</text:p>
          </table:table-cell>
          <table:table-cell table:style-name="ce48" office:value-type="float" office:value="2955.882" calcext:value-type="float">
            <text:p>2,955.9</text:p>
          </table:table-cell>
          <table:table-cell table:style-name="ce40" office:value-type="float" office:value="2955.882" calcext:value-type="float">
            <text:p>2,955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298.874" calcext:value-type="float">
            <text:p>3,298.9</text:p>
          </table:table-cell>
          <table:table-cell table:style-name="ce40" office:value-type="float" office:value="626.168" calcext:value-type="float">
            <text:p>626.2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56.259" calcext:value-type="float">
            <text:p>456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69.909" calcext:value-type="float">
            <text:p>169.9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05.859" calcext:value-type="float">
            <text:p>105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05.859" calcext:value-type="float">
            <text:p>105.9</text:p>
          </table:table-cell>
          <table:table-cell table:style-name="ce40" office:value-type="float" office:value="942.807" calcext:value-type="float">
            <text:p>942.8</text:p>
          </table:table-cell>
          <table:table-cell table:style-name="ce40" office:value-type="float" office:value="836.948" calcext:value-type="float">
            <text:p>836.9</text:p>
          </table:table-cell>
          <table:table-cell table:style-name="ce40" office:value-type="float" office:value="167.881" calcext:value-type="float">
            <text:p>167.9</text:p>
          </table:table-cell>
          <table:table-cell table:number-columns-repeated="2" table:style-name="ce40" office:value-type="float" office:value="669.067" calcext:value-type="float">
            <text:p>669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908" calcext:value-type="float">
            <text:p>0.9</text:p>
          </table:table-cell>
          <table:table-cell table:style-name="ce48" office:value-type="float" office:value="408.649" calcext:value-type="float">
            <text:p>408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08.649" calcext:value-type="float">
            <text:p>408.6</text:p>
          </table:table-cell>
          <table:table-cell table:style-name="ce40" office:value-type="float" office:value="1325.148" calcext:value-type="float">
            <text:p>1,325.1</text:p>
          </table:table-cell>
          <table:table-cell table:style-name="ce40" office:value-type="float" office:value="915.59" calcext:value-type="float">
            <text:p>915.6</text:p>
          </table:table-cell>
          <table:table-cell table:style-name="ce40" office:value-type="float" office:value="691.662" calcext:value-type="float">
            <text:p>691.7</text:p>
          </table:table-cell>
          <table:table-cell table:number-columns-repeated="2" table:style-name="ce40" office:value-type="float" office:value="223.928" calcext:value-type="float">
            <text:p>223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215" calcext:value-type="float">
            <text:p>0.2</text:p>
          </table:table-cell>
          <table:table-cell table:style-name="ce48" office:value-type="float" office:value="99.555" calcext:value-type="float">
            <text:p>99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9.555" calcext:value-type="float">
            <text:p>99.6</text:p>
          </table:table-cell>
          <table:table-cell table:style-name="ce40" office:value-type="float" office:value="214.219" calcext:value-type="float">
            <text:p>214.2</text:p>
          </table:table-cell>
          <table:table-cell table:style-name="ce40" office:value-type="float" office:value="114.449" calcext:value-type="float">
            <text:p>114.4</text:p>
          </table:table-cell>
          <table:table-cell table:style-name="ce40" office:value-type="float" office:value="61.224" calcext:value-type="float">
            <text:p>61.2</text:p>
          </table:table-cell>
          <table:table-cell table:number-columns-repeated="2" table:style-name="ce40" office:value-type="float" office:value="53.224" calcext:value-type="float">
            <text:p>53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66.875" calcext:value-type="float">
            <text:p>66.9</text:p>
          </table:table-cell>
          <table:table-cell table:style-name="ce21" office:value-type="float" office:value="75399.64" calcext:value-type="float">
            <text:p>75,399.6</text:p>
          </table:table-cell>
          <table:table-cell table:style-name="ce21" office:value-type="float" office:value="19487.653" calcext:value-type="float">
            <text:p>19,487.7</text:p>
          </table:table-cell>
          <table:table-cell table:style-name="ce21" office:value-type="float" office:value="2401.015" calcext:value-type="float">
            <text:p>2,401.0</text:p>
          </table:table-cell>
          <table:table-cell table:style-name="ce21" office:value-type="float" office:value="2336.434" calcext:value-type="float">
            <text:p>2,336.4</text:p>
          </table:table-cell>
          <table:table-cell table:style-name="ce21" office:value-type="float" office:value="327.742" calcext:value-type="float">
            <text:p>327.7</text:p>
          </table:table-cell>
          <table:table-cell table:style-name="ce21" office:value-type="float" office:value="50913.672" calcext:value-type="float">
            <text:p>50,913.7</text:p>
          </table:table-cell>
          <table:table-cell table:style-name="ce21" office:value-type="float" office:value="7784.507" calcext:value-type="float">
            <text:p>7,784.5</text:p>
          </table:table-cell>
          <table:table-cell table:style-name="ce39" office:value-type="float" office:value="-848.326" calcext:value-type="float">
            <text:p>-848.3</text:p>
          </table:table-cell>
          <table:table-cell table:style-name="ce47" office:value-type="float" office:value="62199.231" calcext:value-type="float">
            <text:p>62,199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7880.794" calcext:value-type="float">
            <text:p>57,880.8</text:p>
          </table:table-cell>
          <table:table-cell table:style-name="ce39" office:value-type="float" office:value="4318.437" calcext:value-type="float">
            <text:p>4,318.4</text:p>
          </table:table-cell>
          <table:table-cell table:style-name="ce39" office:value-type="float" office:value="65608.152" calcext:value-type="float">
            <text:p>65,608.2</text:p>
          </table:table-cell>
          <table:table-cell table:style-name="ce39" office:value-type="float" office:value="47386.412" calcext:value-type="float">
            <text:p>47,386.4</text:p>
          </table:table-cell>
          <table:table-cell table:style-name="ce39" office:value-type="float" office:value="3204.452" calcext:value-type="float">
            <text:p>3,204.5</text:p>
          </table:table-cell>
          <table:table-cell table:style-name="ce39" office:value-type="float" office:value="22213.237" calcext:value-type="float">
            <text:p>22,213.2</text:p>
          </table:table-cell>
          <table:table-cell table:style-name="ce39" office:value-type="float" office:value="5925.913" calcext:value-type="float">
            <text:p>5,925.9</text:p>
          </table:table-cell>
          <table:table-cell table:style-name="ce39" office:value-type="float" office:value="13250.936" calcext:value-type="float">
            <text:p>13,250.9</text:p>
          </table:table-cell>
          <table:table-cell table:style-name="ce39" office:value-type="float" office:value="389.679" calcext:value-type="float">
            <text:p>389.7</text:p>
          </table:table-cell>
          <table:table-cell table:style-name="ce39" office:value-type="float" office:value="1251.542" calcext:value-type="float">
            <text:p>1,251.5</text:p>
          </table:table-cell>
          <table:table-cell table:style-name="ce39" office:value-type="float" office:value="1395.166" calcext:value-type="float">
            <text:p>1,395.2</text:p>
          </table:table-cell>
          <table:table-cell table:style-name="ce39" office:value-type="float" office:value="21968.723" calcext:value-type="float">
            <text:p>21,968.7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17.778" calcext:value-type="float">
            <text:p>17.8</text:p>
          </table:table-cell>
          <table:table-cell table:style-name="ce22" office:value-type="float" office:value="57473.344" calcext:value-type="float">
            <text:p>57,473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593.982" calcext:value-type="float">
            <text:p>594.0</text:p>
          </table:table-cell>
          <table:table-cell table:style-name="ce22" office:value-type="float" office:value="56897.14" calcext:value-type="float">
            <text:p>56,897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679.82" calcext:value-type="float">
            <text:p>-679.8</text:p>
          </table:table-cell>
          <table:table-cell table:style-name="ce48" office:value-type="float" office:value="57576.96" calcext:value-type="float">
            <text:p>57,577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7576.96" calcext:value-type="float">
            <text:p>57,577.0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49.097" calcext:value-type="float">
            <text:p>49.1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49.097" calcext:value-type="float">
            <text:p>49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9.097" calcext:value-type="float">
            <text:p>49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9.097" calcext:value-type="float">
            <text:p>49.1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6.204" calcext:value-type="float">
            <text:p>26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6.204" calcext:value-type="float">
            <text:p>26.2</text:p>
          </table:table-cell>
          <table:table-cell table:style-name="ce40" office:value-type="float" office:value="1679.408" calcext:value-type="float">
            <text:p>1,679.4</text:p>
          </table:table-cell>
          <table:table-cell table:style-name="ce40" office:value-type="float" office:value="1653.204" calcext:value-type="float">
            <text:p>1,653.2</text:p>
          </table:table-cell>
          <table:table-cell table:style-name="ce40" office:value-type="float" office:value="1652.974" calcext:value-type="float">
            <text:p>1,653.0</text:p>
          </table:table-cell>
          <table:table-cell table:number-columns-repeated="2" table:style-name="ce40" office:value-type="float" office:value="0.229" calcext:value-type="float">
            <text:p>0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50.643" calcext:value-type="float">
            <text:p>1,450.6</text:p>
          </table:table-cell>
          <table:table-cell table:style-name="ce22" office:value-type="float" office:value="405.267" calcext:value-type="float">
            <text:p>405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.638" calcext:value-type="float">
            <text:p>1.6</text:p>
          </table:table-cell>
          <table:table-cell table:style-name="ce22" office:value-type="float" office:value="1043.738" calcext:value-type="float">
            <text:p>1,043.7</text:p>
          </table:table-cell>
          <table:table-cell table:style-name="ce22" office:value-type="float" office:value="103.112" calcext:value-type="float">
            <text:p>103.1</text:p>
          </table:table-cell>
          <table:table-cell table:style-name="ce40" office:value-type="float" office:value="9.397" calcext:value-type="float">
            <text:p>9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262.479" calcext:value-type="float">
            <text:p>2,262.5</text:p>
          </table:table-cell>
          <table:table-cell table:style-name="ce40" office:value-type="float" office:value="3193.708" calcext:value-type="float">
            <text:p>3,193.7</text:p>
          </table:table-cell>
          <table:table-cell table:style-name="ce40" office:value-type="float" office:value="203.641" calcext:value-type="float">
            <text:p>203.6</text:p>
          </table:table-cell>
          <table:table-cell table:style-name="ce40" office:value-type="float" office:value="2309.377" calcext:value-type="float">
            <text:p>2,309.4</text:p>
          </table:table-cell>
          <table:table-cell table:style-name="ce40" office:value-type="float" office:value="747.462" calcext:value-type="float">
            <text:p>747.5</text:p>
          </table:table-cell>
          <table:table-cell table:style-name="ce40" office:value-type="float" office:value="68.573" calcext:value-type="float">
            <text:p>68.6</text:p>
          </table:table-cell>
          <table:table-cell table:style-name="ce40" office:value-type="float" office:value="0.032" calcext:value-type="float">
            <text:p>0.0</text:p>
          </table:table-cell>
          <table:table-cell table:style-name="ce40" office:value-type="float" office:value="98.144" calcext:value-type="float">
            <text:p>98.1</text:p>
          </table:table-cell>
          <table:table-cell table:style-name="ce40" office:value-type="float" office:value="1395.166" calcext:value-type="float">
            <text:p>1,395.2</text:p>
          </table:table-cell>
          <table:table-cell table:style-name="ce40" office:value-type="float" office:value="680.69" calcext:value-type="float">
            <text:p>680.7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492.523" calcext:value-type="float">
            <text:p>11,492.5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92.141" calcext:value-type="float">
            <text:p>192.1</text:p>
          </table:table-cell>
          <table:table-cell table:style-name="ce22" office:value-type="float" office:value="11300.382" calcext:value-type="float">
            <text:p>11,300.4</text:p>
          </table:table-cell>
          <table:table-cell table:style-name="ce22" office:value-type="float" office:value="4380.62" calcext:value-type="float">
            <text:p>4,380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341.541" calcext:value-type="float">
            <text:p>10,341.5</text:p>
          </table:table-cell>
          <table:table-cell table:style-name="ce40" office:value-type="float" office:value="17261.303" calcext:value-type="float">
            <text:p>17,261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7261.303" calcext:value-type="float">
            <text:p>17,261.3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5517.409" calcext:value-type="float">
            <text:p>5,517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7.41" calcext:value-type="float">
            <text:p>-37.4</text:p>
          </table:table-cell>
          <table:table-cell table:style-name="ce22" office:value-type="float" office:value="-5479.999" calcext:value-type="float">
            <text:p>-5,480.0</text:p>
          </table:table-cell>
          <table:table-cell table:style-name="ce22" office:value-type="float" office:value="15.45" calcext:value-type="float">
            <text:p>15.5</text:p>
          </table:table-cell>
          <table:table-cell table:style-name="ce40" office:value-type="float" office:value="-52.159" calcext:value-type="float">
            <text:p>-52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4130.789" calcext:value-type="float">
            <text:p>14,130.8</text:p>
          </table:table-cell>
          <table:table-cell table:style-name="ce40" office:value-type="float" office:value="8687.5" calcext:value-type="float">
            <text:p>8,687.5</text:p>
          </table:table-cell>
          <table:table-cell table:style-name="ce40" office:value-type="float" office:value="4.3" calcext:value-type="float">
            <text:p>4.3</text:p>
          </table:table-cell>
          <table:table-cell table:style-name="ce40" office:value-type="float" office:value="8683.199" calcext:value-type="float">
            <text:p>8,683.2</text:p>
          </table:table-cell>
          <table:table-cell table:style-name="ce40" office:value-type="float" office:value="7.436" calcext:value-type="float">
            <text:p>7.4</text:p>
          </table:table-cell>
          <table:table-cell table:style-name="ce40" office:value-type="float" office:value="8628.511" calcext:value-type="float">
            <text:p>8,628.5</text:p>
          </table:table-cell>
          <table:table-cell table:style-name="ce40" office:value-type="float" office:value="0.265" calcext:value-type="float">
            <text:p>0.3</text:p>
          </table:table-cell>
          <table:table-cell table:style-name="ce40" office:value-type="float" office:value="46.987" calcext:value-type="float">
            <text:p>47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161.976" calcext:value-type="float">
            <text:p>2,162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36.434" calcext:value-type="float">
            <text:p>2,336.4</text:p>
          </table:table-cell>
          <table:table-cell table:style-name="ce22" office:value-type="float" office:value="-42.246" calcext:value-type="float">
            <text:p>-42.2</text:p>
          </table:table-cell>
          <table:table-cell table:style-name="ce22" office:value-type="float" office:value="-4456.164" calcext:value-type="float">
            <text:p>-4,456.2</text:p>
          </table:table-cell>
          <table:table-cell table:style-name="ce22" office:value-type="float" office:value="11.105" calcext:value-type="float">
            <text:p>11.1</text:p>
          </table:table-cell>
          <table:table-cell table:style-name="ce40" office:value-type="float" office:value="-65.506" calcext:value-type="float">
            <text:p>-65.5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736.378" calcext:value-type="float">
            <text:p>4,736.4</text:p>
          </table:table-cell>
          <table:table-cell table:style-name="ce40" office:value-type="float" office:value="334.615" calcext:value-type="float">
            <text:p>334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34.615" calcext:value-type="float">
            <text:p>334.6</text:p>
          </table:table-cell>
          <table:table-cell table:style-name="ce40" office:value-type="float" office:value="1.084" calcext:value-type="float">
            <text:p>1.1</text:p>
          </table:table-cell>
          <table:table-cell table:style-name="ce40" office:value-type="float" office:value="144.94" calcext:value-type="float">
            <text:p>144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88.592" calcext:value-type="float">
            <text:p>188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1.25" calcext:value-type="float">
            <text:p>1.3</text:p>
          </table:table-cell>
          <table:table-cell table:style-name="ce22" office:value-type="float" office:value="-1.25" calcext:value-type="float">
            <text:p>-1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5.173" calcext:value-type="float">
            <text:p>-15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3.924" calcext:value-type="float">
            <text:p>13.9</text:p>
          </table:table-cell>
          <table:table-cell table:style-name="ce40" office:value-type="float" office:value="0.002" calcext:value-type="float">
            <text:p>0.0</text:p>
          </table:table-cell>
          <table:table-cell table:style-name="ce40" office:value-type="float" office:value="13.922" calcext:value-type="float">
            <text:p>13.9</text:p>
          </table:table-cell>
          <table:table-cell table:style-name="ce40" office:value-type="float" office:value="0.764" calcext:value-type="float">
            <text:p>0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3.158" calcext:value-type="float">
            <text:p>13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9619.336" calcext:value-type="float">
            <text:p>9,619.3</text:p>
          </table:table-cell>
          <table:table-cell table:style-name="ce22" office:value-type="float" office:value="200.176" calcext:value-type="float">
            <text:p>200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64.277" calcext:value-type="float">
            <text:p>-164.3</text:p>
          </table:table-cell>
          <table:table-cell table:style-name="ce22" office:value-type="float" office:value="-9655.234" calcext:value-type="float">
            <text:p>-9,655.2</text:p>
          </table:table-cell>
          <table:table-cell table:style-name="ce22" office:value-type="float" office:value="265.359" calcext:value-type="float">
            <text:p>265.4</text:p>
          </table:table-cell>
          <table:table-cell table:style-name="ce40" office:value-type="float" office:value="90.339" calcext:value-type="float">
            <text:p>90.3</text:p>
          </table:table-cell>
          <table:table-cell table:style-name="ce48" office:value-type="float" office:value="130.466" calcext:value-type="float">
            <text:p>130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30.466" calcext:value-type="float">
            <text:p>130.5</text:p>
          </table:table-cell>
          <table:table-cell table:style-name="ce40" office:value-type="float" office:value="15352.981" calcext:value-type="float">
            <text:p>15,353.0</text:p>
          </table:table-cell>
          <table:table-cell table:style-name="ce40" office:value-type="float" office:value="5211.582" calcext:value-type="float">
            <text:p>5,211.6</text:p>
          </table:table-cell>
          <table:table-cell table:style-name="ce40" office:value-type="float" office:value="48.556" calcext:value-type="float">
            <text:p>48.6</text:p>
          </table:table-cell>
          <table:table-cell table:style-name="ce40" office:value-type="float" office:value="5163.026" calcext:value-type="float">
            <text:p>5,163.0</text:p>
          </table:table-cell>
          <table:table-cell table:style-name="ce40" office:value-type="float" office:value="177.653" calcext:value-type="float">
            <text:p>177.7</text:p>
          </table:table-cell>
          <table:table-cell table:style-name="ce40" office:value-type="float" office:value="4192.842" calcext:value-type="float">
            <text:p>4,192.8</text:p>
          </table:table-cell>
          <table:table-cell table:style-name="ce40" office:value-type="float" office:value="363.517" calcext:value-type="float">
            <text:p>363.5</text:p>
          </table:table-cell>
          <table:table-cell table:style-name="ce40" office:value-type="float" office:value="429.013" calcext:value-type="float">
            <text:p>429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825.413" calcext:value-type="float">
            <text:p>2,825.4</text:p>
          </table:table-cell>
          <table:table-cell table:style-name="ce22" office:value-type="float" office:value="354.757" calcext:value-type="float">
            <text:p>354.8</text:p>
          </table:table-cell>
          <table:table-cell table:style-name="ce22" office:value-type="float" office:value="2195.666" calcext:value-type="float">
            <text:p>2,195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0.402" calcext:value-type="float">
            <text:p>190.4</text:p>
          </table:table-cell>
          <table:table-cell table:style-name="ce22" office:value-type="float" office:value="84.588" calcext:value-type="float">
            <text:p>84.6</text:p>
          </table:table-cell>
          <table:table-cell table:style-name="ce22" office:value-type="float" office:value="2701.733" calcext:value-type="float">
            <text:p>2,701.7</text:p>
          </table:table-cell>
          <table:table-cell table:style-name="ce40" office:value-type="float" office:value="-135.404" calcext:value-type="float">
            <text:p>-135.4</text:p>
          </table:table-cell>
          <table:table-cell table:style-name="ce48" office:value-type="float" office:value="3586.624" calcext:value-type="float">
            <text:p>3,586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586.624" calcext:value-type="float">
            <text:p>3,586.6</text:p>
          </table:table-cell>
          <table:table-cell table:style-name="ce40" office:value-type="float" office:value="12475.428" calcext:value-type="float">
            <text:p>12,475.4</text:p>
          </table:table-cell>
          <table:table-cell table:style-name="ce40" office:value-type="float" office:value="6407.063" calcext:value-type="float">
            <text:p>6,407.1</text:p>
          </table:table-cell>
          <table:table-cell table:style-name="ce40" office:value-type="float" office:value="711.293" calcext:value-type="float">
            <text:p>711.3</text:p>
          </table:table-cell>
          <table:table-cell table:style-name="ce40" office:value-type="float" office:value="5695.77" calcext:value-type="float">
            <text:p>5,695.8</text:p>
          </table:table-cell>
          <table:table-cell table:style-name="ce40" office:value-type="float" office:value="4978.187" calcext:value-type="float">
            <text:p>4,978.2</text:p>
          </table:table-cell>
          <table:table-cell table:style-name="ce40" office:value-type="float" office:value="216.07" calcext:value-type="float">
            <text:p>216.1</text:p>
          </table:table-cell>
          <table:table-cell table:style-name="ce40" office:value-type="float" office:value="25.865" calcext:value-type="float">
            <text:p>25.9</text:p>
          </table:table-cell>
          <table:table-cell table:style-name="ce40" office:value-type="float" office:value="475.648" calcext:value-type="float">
            <text:p>475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30.615" calcext:value-type="float">
            <text:p>330.6</text:p>
          </table:table-cell>
          <table:table-cell table:style-name="ce22" office:value-type="float" office:value="386.803" calcext:value-type="float">
            <text:p>386.8</text:p>
          </table:table-cell>
          <table:table-cell table:style-name="ce22" office:value-type="float" office:value="5.173" calcext:value-type="float">
            <text:p>5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80.902" calcext:value-type="float">
            <text:p>-180.9</text:p>
          </table:table-cell>
          <table:table-cell table:style-name="ce22" office:value-type="float" office:value="119.541" calcext:value-type="float">
            <text:p>119.5</text:p>
          </table:table-cell>
          <table:table-cell table:style-name="ce22" office:value-type="float" office:value="26.196" calcext:value-type="float">
            <text:p>26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340.928" calcext:value-type="float">
            <text:p>340.9</text:p>
          </table:table-cell>
          <table:table-cell table:style-name="ce40" office:value-type="float" office:value="434.273" calcext:value-type="float">
            <text:p>434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34.273" calcext:value-type="float">
            <text:p>434.3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.347" calcext:value-type="float">
            <text:p>8.3</text:p>
          </table:table-cell>
          <table:table-cell table:style-name="ce22" office:value-type="float" office:value="695.917" calcext:value-type="float">
            <text:p>695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.937" calcext:value-type="float">
            <text:p>-3.9</text:p>
          </table:table-cell>
          <table:table-cell table:style-name="ce22" office:value-type="float" office:value="-683.633" calcext:value-type="float">
            <text:p>-683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117.918" calcext:value-type="float">
            <text:p>1,117.9</text:p>
          </table:table-cell>
          <table:table-cell table:style-name="ce40" office:value-type="float" office:value="434.284" calcext:value-type="float">
            <text:p>434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34.284" calcext:value-type="float">
            <text:p>434.3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27.436" calcext:value-type="float">
            <text:p>1,227.4</text:p>
          </table:table-cell>
          <table:table-cell table:style-name="ce22" office:value-type="float" office:value="41.197" calcext:value-type="float">
            <text:p>41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7.463" calcext:value-type="float">
            <text:p>-7.5</text:p>
          </table:table-cell>
          <table:table-cell table:style-name="ce22" office:value-type="float" office:value="1193.703" calcext:value-type="float">
            <text:p>1,193.7</text:p>
          </table:table-cell>
          <table:table-cell table:style-name="ce22" office:value-type="float" office:value="5.854" calcext:value-type="float">
            <text:p>5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6.813" calcext:value-type="float">
            <text:p>106.8</text:p>
          </table:table-cell>
          <table:table-cell table:style-name="ce40" office:value-type="float" office:value="1294.661" calcext:value-type="float">
            <text:p>1,294.7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294.661" calcext:value-type="float">
            <text:p>1,294.7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0.703" calcext:value-type="float">
            <text:p>30.7</text:p>
          </table:table-cell>
          <table:table-cell table:style-name="ce22" office:value-type="float" office:value="200.182" calcext:value-type="float">
            <text:p>200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32.34" calcext:value-type="float">
            <text:p>32.3</text:p>
          </table:table-cell>
          <table:table-cell table:style-name="ce22" office:value-type="float" office:value="-201.819" calcext:value-type="float">
            <text:p>-201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65.596" calcext:value-type="float">
            <text:p>565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65.596" calcext:value-type="float">
            <text:p>565.6</text:p>
          </table:table-cell>
          <table:table-cell table:style-name="ce40" office:value-type="float" office:value="1357.803" calcext:value-type="float">
            <text:p>1,357.8</text:p>
          </table:table-cell>
          <table:table-cell table:style-name="ce40" office:value-type="float" office:value="590.388" calcext:value-type="float">
            <text:p>590.4</text:p>
          </table:table-cell>
          <table:table-cell table:style-name="ce40" office:value-type="float" office:value="558.771" calcext:value-type="float">
            <text:p>558.8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31.616" calcext:value-type="float">
            <text:p>31.6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60.617" calcext:value-type="float">
            <text:p>560.6</text:p>
          </table:table-cell>
          <table:table-cell table:style-name="ce22" office:value-type="float" office:value="104.81" calcext:value-type="float">
            <text:p>104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47.775" calcext:value-type="float">
            <text:p>-247.8</text:p>
          </table:table-cell>
          <table:table-cell table:style-name="ce22" office:value-type="float" office:value="703.582" calcext:value-type="float">
            <text:p>703.6</text:p>
          </table:table-cell>
          <table:table-cell table:style-name="ce22" office:value-type="float" office:value="275.078" calcext:value-type="float">
            <text:p>275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64.282" calcext:value-type="float">
            <text:p>264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54.737" calcext:value-type="float">
            <text:p>254.7</text:p>
          </table:table-cell>
          <table:table-cell table:style-name="ce40" office:value-type="float" office:value="9.546" calcext:value-type="float">
            <text:p>9.5</text:p>
          </table:table-cell>
          <table:table-cell table:style-name="ce40" office:value-type="float" office:value="1705.687" calcext:value-type="float">
            <text:p>1,705.7</text:p>
          </table:table-cell>
          <table:table-cell table:style-name="ce40" office:value-type="float" office:value="1869.908" calcext:value-type="float">
            <text:p>1,869.9</text:p>
          </table:table-cell>
          <table:table-cell table:style-name="ce40" office:value-type="float" office:value="24.914" calcext:value-type="float">
            <text:p>24.9</text:p>
          </table:table-cell>
          <table:table-cell table:number-columns-repeated="2" table:style-name="ce40" office:value-type="float" office:value="13.098" calcext:value-type="float">
            <text:p>13.1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831.896" calcext:value-type="float">
            <text:p>1,831.9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370.517" calcext:value-type="float">
            <text:p>370.5</text:p>
          </table:table-cell>
          <table:table-cell table:style-name="ce21" office:value-type="float" office:value="10850.366" calcext:value-type="float">
            <text:p>10,850.4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-26.115" calcext:value-type="float">
            <text:p>-26.1</text:p>
          </table:table-cell>
          <table:table-cell table:style-name="ce21" office:value-type="float" office:value="11246.999" calcext:value-type="float">
            <text:p>11,247.0</text:p>
          </table:table-cell>
          <table:table-cell table:style-name="ce21" office:value-type="float" office:value="11900.543" calcext:value-type="float">
            <text:p>11,900.5</text:p>
          </table:table-cell>
          <table:table-cell table:style-name="ce39" office:value-type="float" office:value="-13.945" calcext:value-type="float">
            <text:p>-13.9</text:p>
          </table:table-cell>
          <table:table-cell table:style-name="ce47" office:value-type="float" office:value="8634.885" calcext:value-type="float">
            <text:p>8,634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26.871" calcext:value-type="float">
            <text:p>26.9</text:p>
          </table:table-cell>
          <table:table-cell table:style-name="ce39" office:value-type="float" office:value="8608.014" calcext:value-type="float">
            <text:p>8,608.0</text:p>
          </table:table-cell>
          <table:table-cell table:style-name="ce39" office:value-type="float" office:value="11843.586" calcext:value-type="float">
            <text:p>11,843.6</text:p>
          </table:table-cell>
          <table:table-cell table:style-name="ce39" office:value-type="float" office:value="2569.101" calcext:value-type="float">
            <text:p>2,569.1</text:p>
          </table:table-cell>
          <table:table-cell table:style-name="ce39" office:value-type="float" office:value="423.783" calcext:value-type="float">
            <text:p>423.8</text:p>
          </table:table-cell>
          <table:table-cell table:style-name="ce39" office:value-type="float" office:value="2145.319" calcext:value-type="float">
            <text:p>2,145.3</text:p>
          </table:table-cell>
          <table:table-cell table:style-name="ce39" office:value-type="float" office:value="973.214" calcext:value-type="float">
            <text:p>973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353.708" calcext:value-type="float">
            <text:p>353.7</text:p>
          </table:table-cell>
          <table:table-cell table:style-name="ce39" office:value-type="float" office:value="818.396" calcext:value-type="float">
            <text:p>818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370.517" calcext:value-type="float">
            <text:p>370.5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89.797" calcext:value-type="float">
            <text:p>89.8</text:p>
          </table:table-cell>
          <table:table-cell table:style-name="ce22" office:value-type="float" office:value="280.72" calcext:value-type="float">
            <text:p>280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.027" calcext:value-type="float">
            <text:p>-1.0</text:p>
          </table:table-cell>
          <table:table-cell table:style-name="ce48" office:value-type="float" office:value="1.531" calcext:value-type="float">
            <text:p>1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531" calcext:value-type="float">
            <text:p>1.5</text:p>
          </table:table-cell>
          <table:table-cell table:style-name="ce40" office:value-type="float" office:value="934.265" calcext:value-type="float">
            <text:p>934.3</text:p>
          </table:table-cell>
          <table:table-cell table:style-name="ce40" office:value-type="float" office:value="1214.481" calcext:value-type="float">
            <text:p>1,214.5</text:p>
          </table:table-cell>
          <table:table-cell table:style-name="ce40" office:value-type="float" office:value="2.247" calcext:value-type="float">
            <text:p>2.2</text:p>
          </table:table-cell>
          <table:table-cell table:style-name="ce40" office:value-type="float" office:value="1212.234" calcext:value-type="float">
            <text:p>1,212.2</text:p>
          </table:table-cell>
          <table:table-cell table:style-name="ce40" office:value-type="float" office:value="312.622" calcext:value-type="float">
            <text:p>312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09.188" calcext:value-type="float">
            <text:p>209.2</text:p>
          </table:table-cell>
          <table:table-cell table:style-name="ce40" office:value-type="float" office:value="690.424" calcext:value-type="float">
            <text:p>690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0850.366" calcext:value-type="float">
            <text:p>10,850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15.912" calcext:value-type="float">
            <text:p>-115.9</text:p>
          </table:table-cell>
          <table:table-cell table:style-name="ce22" office:value-type="float" office:value="10966.278" calcext:value-type="float">
            <text:p>10,966.3</text:p>
          </table:table-cell>
          <table:table-cell table:style-name="ce22" office:value-type="float" office:value="11900.543" calcext:value-type="float">
            <text:p>11,900.5</text:p>
          </table:table-cell>
          <table:table-cell table:style-name="ce40" office:value-type="float" office:value="-12.918" calcext:value-type="float">
            <text:p>-12.9</text:p>
          </table:table-cell>
          <table:table-cell table:style-name="ce48" office:value-type="float" office:value="8633.354" calcext:value-type="float">
            <text:p>8,633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6.871" calcext:value-type="float">
            <text:p>26.9</text:p>
          </table:table-cell>
          <table:table-cell table:style-name="ce40" office:value-type="float" office:value="8606.483" calcext:value-type="float">
            <text:p>8,606.5</text:p>
          </table:table-cell>
          <table:table-cell table:style-name="ce40" office:value-type="float" office:value="10909.321" calcext:value-type="float">
            <text:p>10,909.3</text:p>
          </table:table-cell>
          <table:table-cell table:style-name="ce40" office:value-type="float" office:value="1354.62" calcext:value-type="float">
            <text:p>1,354.6</text:p>
          </table:table-cell>
          <table:table-cell table:style-name="ce40" office:value-type="float" office:value="421.535" calcext:value-type="float">
            <text:p>421.5</text:p>
          </table:table-cell>
          <table:table-cell table:style-name="ce40" office:value-type="float" office:value="933.085" calcext:value-type="float">
            <text:p>933.1</text:p>
          </table:table-cell>
          <table:table-cell table:style-name="ce40" office:value-type="float" office:value="660.592" calcext:value-type="float">
            <text:p>660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44.52" calcext:value-type="float">
            <text:p>144.5</text:p>
          </table:table-cell>
          <table:table-cell table:style-name="ce40" office:value-type="float" office:value="127.972" calcext:value-type="float">
            <text:p>128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88.884" calcext:value-type="float">
            <text:p>1,688.9</text:p>
          </table:table-cell>
          <table:table-cell table:style-name="ce21" office:value-type="float" office:value="0.071" calcext:value-type="float">
            <text:p>0.1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0.008" calcext:value-type="float">
            <text:p>0.0</text:p>
          </table:table-cell>
          <table:table-cell table:style-name="ce21" office:value-type="float" office:value="1688.947" calcext:value-type="float">
            <text:p>1,688.9</text:p>
          </table:table-cell>
          <table:table-cell table:style-name="ce21" office:value-type="float" office:value="0.72" calcext:value-type="float">
            <text:p>0.7</text:p>
          </table:table-cell>
          <table:table-cell table:style-name="ce39" office:value-type="float" office:value="0.001" calcext:value-type="float">
            <text:p>0.0</text:p>
          </table:table-cell>
          <table:table-cell table:style-name="ce47" office:value-type="float" office:value="1193.169" calcext:value-type="float">
            <text:p>1,193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93.169" calcext:value-type="float">
            <text:p>1,193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5.058" calcext:value-type="float">
            <text:p>495.1</text:p>
          </table:table-cell>
          <table:table-cell table:style-name="ce39" office:value-type="float" office:value="1.028" calcext:value-type="float">
            <text:p>1.0</text:p>
          </table:table-cell>
          <table:table-cell table:number-columns-repeated="2" table:style-name="ce39" office:value-type="float" office:value="494.03" calcext:value-type="float">
            <text:p>494.0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1738.339" calcext:value-type="float">
            <text:p>11,738.3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1738.339" calcext:value-type="float">
            <text:p>11,738.3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1738.339" calcext:value-type="float">
            <text:p>11,738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738.339" calcext:value-type="float">
            <text:p>11,738.3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422.121" calcext:value-type="float">
            <text:p>422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422.121" calcext:value-type="float">
            <text:p>422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97.913" calcext:value-type="float">
            <text:p>797.9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97.913" calcext:value-type="float">
            <text:p>797.9</text:p>
          </table:table-cell>
          <table:table-cell table:style-name="ce39" office:value-type="float" office:value="375.791" calcext:value-type="float">
            <text:p>375.8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0.208" calcext:value-type="float">
            <text:p>0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0.208" calcext:value-type="float">
            <text:p>0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.208" calcext:value-type="float">
            <text:p>0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0.208" calcext:value-type="float">
            <text:p>0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42" calcext:value-type="float">
            <text:p>42.0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42" calcext:value-type="float">
            <text:p>42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42" calcext:value-type="float">
            <text:p>42.0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42" calcext:value-type="float">
            <text:p>42.0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920.573" calcext:value-type="float">
            <text:p>920.6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3231.14" calcext:value-type="float">
            <text:p>23,231.1</text:p>
          </table:table-cell>
          <table:table-cell table:style-name="ce39" office:value-type="float" office:value="22310.568" calcext:value-type="float">
            <text:p>22,310.6</text:p>
          </table:table-cell>
          <table:table-cell table:style-name="ce39" office:value-type="float" office:value="1984.439" calcext:value-type="float">
            <text:p>1,984.4</text:p>
          </table:table-cell>
          <table:table-cell table:style-name="ce39" office:value-type="float" office:value="20326.129" calcext:value-type="float">
            <text:p>20,326.1</text:p>
          </table:table-cell>
          <table:table-cell table:style-name="ce39" office:value-type="float" office:value="11506.664" calcext:value-type="float">
            <text:p>11,506.7</text:p>
          </table:table-cell>
          <table:table-cell table:style-name="ce39" office:value-type="float" office:value="83.448" calcext:value-type="float">
            <text:p>83.4</text:p>
          </table:table-cell>
          <table:table-cell table:style-name="ce39" office:value-type="float" office:value="250.313" calcext:value-type="float">
            <text:p>250.3</text:p>
          </table:table-cell>
          <table:table-cell table:style-name="ce39" office:value-type="float" office:value="4365.048" calcext:value-type="float">
            <text:p>4,365.0</text:p>
          </table:table-cell>
          <table:table-cell table:style-name="ce39" office:value-type="float" office:value="4120.656" calcext:value-type="float">
            <text:p>4,120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05.478" calcext:value-type="float">
            <text:p>105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05.478" calcext:value-type="float">
            <text:p>105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05.478" calcext:value-type="float">
            <text:p>105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05.478" calcext:value-type="float">
            <text:p>105.5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164" calcext:value-type="float">
            <text:p>3.2</text:p>
          </table:table-cell>
          <table:table-cell table:style-name="ce39" office:value-type="float" office:value="102.314" calcext:value-type="float">
            <text:p>102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990.411" calcext:value-type="float">
            <text:p>1,990.4</text:p>
          </table:table-cell>
          <table:table-cell table:style-name="ce41" office:value-type="float" office:value="535.095" calcext:value-type="float">
            <text:p>535.1</text:p>
          </table:table-cell>
          <table:table-cell table:number-columns-repeated="2" table:style-name="ce41" office:value-type="float" office:value="1455.315" calcext:value-type="float">
            <text:p>1,455.3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96'.$A$1:.$Y$46" table:range-usable-as="print-range"/>
        </table:named-expressions>
      </table:table>
      <table:table table:name="97" table:style-name="ta4" table:print-ranges="'97'.A1:'97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97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08" calcext:value-type="float">
            <text:p>2008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2188.314" calcext:value-type="float">
            <text:p>42,188.3</text:p>
          </table:table-cell>
          <table:table-cell table:style-name="ce21" office:value-type="float" office:value="69.588" calcext:value-type="float">
            <text:p>69.6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776.988" calcext:value-type="float">
            <text:p>777.0</text:p>
          </table:table-cell>
          <table:table-cell table:style-name="ce21" office:value-type="float" office:value="41341.737" calcext:value-type="float">
            <text:p>41,341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487.591" calcext:value-type="float">
            <text:p>487.6</text:p>
          </table:table-cell>
          <table:table-cell table:style-name="ce47" office:value-type="float" office:value="39361.754" calcext:value-type="float">
            <text:p>39,361.8</text:p>
          </table:table-cell>
          <table:table-cell table:style-name="ce39" office:value-type="float" office:value="8147.631" calcext:value-type="float">
            <text:p>8,147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214.123" calcext:value-type="float">
            <text:p>31,214.1</text:p>
          </table:table-cell>
          <table:table-cell table:style-name="ce39" office:value-type="float" office:value="5682.457" calcext:value-type="float">
            <text:p>5,682.5</text:p>
          </table:table-cell>
          <table:table-cell table:style-name="ce39" office:value-type="float" office:value="7174.85" calcext:value-type="float">
            <text:p>7,174.9</text:p>
          </table:table-cell>
          <table:table-cell table:style-name="ce39" office:value-type="float" office:value="892.736" calcext:value-type="float">
            <text:p>892.7</text:p>
          </table:table-cell>
          <table:table-cell table:number-columns-repeated="2" table:style-name="ce39" office:value-type="float" office:value="5974.585" calcext:value-type="float">
            <text:p>5,974.6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07.529" calcext:value-type="float">
            <text:p>307.5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705.036" calcext:value-type="float">
            <text:p>3,705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24.667" calcext:value-type="float">
            <text:p>124.7</text:p>
          </table:table-cell>
          <table:table-cell table:style-name="ce22" office:value-type="float" office:value="3580.368" calcext:value-type="float">
            <text:p>3,580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2.815" calcext:value-type="float">
            <text:p>22.8</text:p>
          </table:table-cell>
          <table:table-cell table:style-name="ce48" office:value-type="float" office:value="3557.553" calcext:value-type="float">
            <text:p>3,557.6</text:p>
          </table:table-cell>
          <table:table-cell table:style-name="ce40" office:value-type="float" office:value="3557.553" calcext:value-type="float">
            <text:p>3,557.6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4050.405" calcext:value-type="float">
            <text:p>34,050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562.813" calcext:value-type="float">
            <text:p>562.8</text:p>
          </table:table-cell>
          <table:table-cell table:style-name="ce22" office:value-type="float" office:value="33487.592" calcext:value-type="float">
            <text:p>33,487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626.341" calcext:value-type="float">
            <text:p>626.3</text:p>
          </table:table-cell>
          <table:table-cell table:style-name="ce48" office:value-type="float" office:value="28373.388" calcext:value-type="float">
            <text:p>28,373.4</text:p>
          </table:table-cell>
          <table:table-cell table:style-name="ce40" office:value-type="float" office:value="1762.53" calcext:value-type="float">
            <text:p>1,762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6610.858" calcext:value-type="float">
            <text:p>26,610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487.863" calcext:value-type="float">
            <text:p>4,487.9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487.863" calcext:value-type="float">
            <text:p>4,487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5.748" calcext:value-type="float">
            <text:p>115.7</text:p>
          </table:table-cell>
          <table:table-cell table:style-name="ce22" office:value-type="float" office:value="0.896" calcext:value-type="float">
            <text:p>0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.951" calcext:value-type="float">
            <text:p>11.0</text:p>
          </table:table-cell>
          <table:table-cell table:style-name="ce22" office:value-type="float" office:value="103.901" calcext:value-type="float">
            <text:p>103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2.057" calcext:value-type="float">
            <text:p>-32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35.958" calcext:value-type="float">
            <text:p>136.0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69.049" calcext:value-type="float">
            <text:p>69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66.909" calcext:value-type="float">
            <text:p>66.9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004.678" calcext:value-type="float">
            <text:p>4,004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02.018" calcext:value-type="float">
            <text:p>102.0</text:p>
          </table:table-cell>
          <table:table-cell table:style-name="ce22" office:value-type="float" office:value="3902.66" calcext:value-type="float">
            <text:p>3,902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58.54" calcext:value-type="float">
            <text:p>-158.5</text:p>
          </table:table-cell>
          <table:table-cell table:style-name="ce48" office:value-type="float" office:value="4061.2" calcext:value-type="float">
            <text:p>4,061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061.2" calcext:value-type="float">
            <text:p>4,061.2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2.447" calcext:value-type="float">
            <text:p>312.4</text:p>
          </table:table-cell>
          <table:table-cell table:style-name="ce22" office:value-type="float" office:value="68.692" calcext:value-type="float">
            <text:p>68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3.46" calcext:value-type="float">
            <text:p>-23.5</text:p>
          </table:table-cell>
          <table:table-cell table:style-name="ce22" office:value-type="float" office:value="267.216" calcext:value-type="float">
            <text:p>267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7.617" calcext:value-type="float">
            <text:p>27.6</text:p>
          </table:table-cell>
          <table:table-cell table:style-name="ce48" office:value-type="float" office:value="2827.548" calcext:value-type="float">
            <text:p>2,827.5</text:p>
          </table:table-cell>
          <table:table-cell table:style-name="ce40" office:value-type="float" office:value="2827.548" calcext:value-type="float">
            <text:p>2,827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291.031" calcext:value-type="float">
            <text:p>3,291.0</text:p>
          </table:table-cell>
          <table:table-cell table:style-name="ce40" office:value-type="float" office:value="703.082" calcext:value-type="float">
            <text:p>703.1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62.461" calcext:value-type="float">
            <text:p>462.5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40.62" calcext:value-type="float">
            <text:p>240.6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17.371" calcext:value-type="float">
            <text:p>117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17.371" calcext:value-type="float">
            <text:p>117.4</text:p>
          </table:table-cell>
          <table:table-cell table:style-name="ce40" office:value-type="float" office:value="951.364" calcext:value-type="float">
            <text:p>951.4</text:p>
          </table:table-cell>
          <table:table-cell table:style-name="ce40" office:value-type="float" office:value="833.993" calcext:value-type="float">
            <text:p>834.0</text:p>
          </table:table-cell>
          <table:table-cell table:style-name="ce40" office:value-type="float" office:value="174.599" calcext:value-type="float">
            <text:p>174.6</text:p>
          </table:table-cell>
          <table:table-cell table:number-columns-repeated="2" table:style-name="ce40" office:value-type="float" office:value="659.394" calcext:value-type="float">
            <text:p>659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155" calcext:value-type="float">
            <text:p>1.2</text:p>
          </table:table-cell>
          <table:table-cell table:style-name="ce48" office:value-type="float" office:value="343.894" calcext:value-type="float">
            <text:p>343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43.894" calcext:value-type="float">
            <text:p>343.9</text:p>
          </table:table-cell>
          <table:table-cell table:style-name="ce40" office:value-type="float" office:value="1248.356" calcext:value-type="float">
            <text:p>1,248.4</text:p>
          </table:table-cell>
          <table:table-cell table:style-name="ce40" office:value-type="float" office:value="903.307" calcext:value-type="float">
            <text:p>903.3</text:p>
          </table:table-cell>
          <table:table-cell table:style-name="ce40" office:value-type="float" office:value="663.341" calcext:value-type="float">
            <text:p>663.3</text:p>
          </table:table-cell>
          <table:table-cell table:number-columns-repeated="2" table:style-name="ce40" office:value-type="float" office:value="239.966" calcext:value-type="float">
            <text:p>240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26" calcext:value-type="float">
            <text:p>0.3</text:p>
          </table:table-cell>
          <table:table-cell table:style-name="ce48" office:value-type="float" office:value="80.799" calcext:value-type="float">
            <text:p>80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80.799" calcext:value-type="float">
            <text:p>80.8</text:p>
          </table:table-cell>
          <table:table-cell table:style-name="ce40" office:value-type="float" office:value="191.706" calcext:value-type="float">
            <text:p>191.7</text:p>
          </table:table-cell>
          <table:table-cell table:style-name="ce40" office:value-type="float" office:value="110.647" calcext:value-type="float">
            <text:p>110.6</text:p>
          </table:table-cell>
          <table:table-cell table:style-name="ce40" office:value-type="float" office:value="54.796" calcext:value-type="float">
            <text:p>54.8</text:p>
          </table:table-cell>
          <table:table-cell table:number-columns-repeated="2" table:style-name="ce40" office:value-type="float" office:value="55.851" calcext:value-type="float">
            <text:p>55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91.772" calcext:value-type="float">
            <text:p>91.8</text:p>
          </table:table-cell>
          <table:table-cell table:style-name="ce21" office:value-type="float" office:value="70614.115" calcext:value-type="float">
            <text:p>70,614.1</text:p>
          </table:table-cell>
          <table:table-cell table:style-name="ce21" office:value-type="float" office:value="18984.718" calcext:value-type="float">
            <text:p>18,984.7</text:p>
          </table:table-cell>
          <table:table-cell table:style-name="ce21" office:value-type="float" office:value="2068.14" calcext:value-type="float">
            <text:p>2,068.1</text:p>
          </table:table-cell>
          <table:table-cell table:style-name="ce21" office:value-type="float" office:value="2062.349" calcext:value-type="float">
            <text:p>2,062.3</text:p>
          </table:table-cell>
          <table:table-cell table:style-name="ce21" office:value-type="float" office:value="-270.66" calcext:value-type="float">
            <text:p>-270.7</text:p>
          </table:table-cell>
          <table:table-cell table:style-name="ce21" office:value-type="float" office:value="47861.34" calcext:value-type="float">
            <text:p>47,861.3</text:p>
          </table:table-cell>
          <table:table-cell table:style-name="ce21" office:value-type="float" office:value="7488.724" calcext:value-type="float">
            <text:p>7,488.7</text:p>
          </table:table-cell>
          <table:table-cell table:style-name="ce39" office:value-type="float" office:value="-134.753" calcext:value-type="float">
            <text:p>-134.8</text:p>
          </table:table-cell>
          <table:table-cell table:style-name="ce47" office:value-type="float" office:value="56607.987" calcext:value-type="float">
            <text:p>56,608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2687.522" calcext:value-type="float">
            <text:p>52,687.5</text:p>
          </table:table-cell>
          <table:table-cell table:style-name="ce39" office:value-type="float" office:value="3920.465" calcext:value-type="float">
            <text:p>3,920.5</text:p>
          </table:table-cell>
          <table:table-cell table:style-name="ce39" office:value-type="float" office:value="61258.263" calcext:value-type="float">
            <text:p>61,258.3</text:p>
          </table:table-cell>
          <table:table-cell table:style-name="ce39" office:value-type="float" office:value="45157.645" calcext:value-type="float">
            <text:p>45,157.6</text:p>
          </table:table-cell>
          <table:table-cell table:style-name="ce39" office:value-type="float" office:value="2632.729" calcext:value-type="float">
            <text:p>2,632.7</text:p>
          </table:table-cell>
          <table:table-cell table:style-name="ce39" office:value-type="float" office:value="20581.476" calcext:value-type="float">
            <text:p>20,581.5</text:p>
          </table:table-cell>
          <table:table-cell table:style-name="ce39" office:value-type="float" office:value="4984.802" calcext:value-type="float">
            <text:p>4,984.8</text:p>
          </table:table-cell>
          <table:table-cell table:style-name="ce39" office:value-type="float" office:value="12448.017" calcext:value-type="float">
            <text:p>12,448.0</text:p>
          </table:table-cell>
          <table:table-cell table:style-name="ce39" office:value-type="float" office:value="553.855" calcext:value-type="float">
            <text:p>553.9</text:p>
          </table:table-cell>
          <table:table-cell table:style-name="ce39" office:value-type="float" office:value="1221.79" calcext:value-type="float">
            <text:p>1,221.8</text:p>
          </table:table-cell>
          <table:table-cell table:style-name="ce39" office:value-type="float" office:value="1373.013" calcext:value-type="float">
            <text:p>1,373.0</text:p>
          </table:table-cell>
          <table:table-cell table:style-name="ce39" office:value-type="float" office:value="21943.44" calcext:value-type="float">
            <text:p>21,943.4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16.097" calcext:value-type="float">
            <text:p>16.1</text:p>
          </table:table-cell>
          <table:table-cell table:style-name="ce22" office:value-type="float" office:value="52944.91" calcext:value-type="float">
            <text:p>52,944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710.085" calcext:value-type="float">
            <text:p>710.1</text:p>
          </table:table-cell>
          <table:table-cell table:style-name="ce22" office:value-type="float" office:value="52250.922" calcext:value-type="float">
            <text:p>52,250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22.145" calcext:value-type="float">
            <text:p>-122.1</text:p>
          </table:table-cell>
          <table:table-cell table:style-name="ce48" office:value-type="float" office:value="52373.067" calcext:value-type="float">
            <text:p>52,373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2373.067" calcext:value-type="float">
            <text:p>52,373.1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75.675" calcext:value-type="float">
            <text:p>75.7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75.675" calcext:value-type="float">
            <text:p>75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75.675" calcext:value-type="float">
            <text:p>75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75.675" calcext:value-type="float">
            <text:p>75.7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2.434" calcext:value-type="float">
            <text:p>32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2.434" calcext:value-type="float">
            <text:p>32.4</text:p>
          </table:table-cell>
          <table:table-cell table:style-name="ce40" office:value-type="float" office:value="1519.186" calcext:value-type="float">
            <text:p>1,519.2</text:p>
          </table:table-cell>
          <table:table-cell table:style-name="ce40" office:value-type="float" office:value="1486.752" calcext:value-type="float">
            <text:p>1,486.8</text:p>
          </table:table-cell>
          <table:table-cell table:style-name="ce40" office:value-type="float" office:value="1486.568" calcext:value-type="float">
            <text:p>1,486.6</text:p>
          </table:table-cell>
          <table:table-cell table:number-columns-repeated="2" table:style-name="ce40" office:value-type="float" office:value="0.184" calcext:value-type="float">
            <text:p>0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27.119" calcext:value-type="float">
            <text:p>1,327.1</text:p>
          </table:table-cell>
          <table:table-cell table:style-name="ce22" office:value-type="float" office:value="397.245" calcext:value-type="float">
            <text:p>397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8.536" calcext:value-type="float">
            <text:p>-18.5</text:p>
          </table:table-cell>
          <table:table-cell table:style-name="ce22" office:value-type="float" office:value="948.41" calcext:value-type="float">
            <text:p>948.4</text:p>
          </table:table-cell>
          <table:table-cell table:style-name="ce22" office:value-type="float" office:value="53.175" calcext:value-type="float">
            <text:p>53.2</text:p>
          </table:table-cell>
          <table:table-cell table:style-name="ce40" office:value-type="float" office:value="2.977" calcext:value-type="float">
            <text:p>3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150.062" calcext:value-type="float">
            <text:p>2,150.1</text:p>
          </table:table-cell>
          <table:table-cell table:style-name="ce40" office:value-type="float" office:value="3042.32" calcext:value-type="float">
            <text:p>3,042.3</text:p>
          </table:table-cell>
          <table:table-cell table:style-name="ce40" office:value-type="float" office:value="73.577" calcext:value-type="float">
            <text:p>73.6</text:p>
          </table:table-cell>
          <table:table-cell table:style-name="ce40" office:value-type="float" office:value="2121.25" calcext:value-type="float">
            <text:p>2,121.3</text:p>
          </table:table-cell>
          <table:table-cell table:style-name="ce40" office:value-type="float" office:value="562.967" calcext:value-type="float">
            <text:p>563.0</text:p>
          </table:table-cell>
          <table:table-cell table:style-name="ce40" office:value-type="float" office:value="87.317" calcext:value-type="float">
            <text:p>87.3</text:p>
          </table:table-cell>
          <table:table-cell table:style-name="ce40" office:value-type="float" office:value="0.028" calcext:value-type="float">
            <text:p>0.0</text:p>
          </table:table-cell>
          <table:table-cell table:style-name="ce40" office:value-type="float" office:value="97.925" calcext:value-type="float">
            <text:p>97.9</text:p>
          </table:table-cell>
          <table:table-cell table:style-name="ce40" office:value-type="float" office:value="1373.013" calcext:value-type="float">
            <text:p>1,373.0</text:p>
          </table:table-cell>
          <table:table-cell table:style-name="ce40" office:value-type="float" office:value="847.493" calcext:value-type="float">
            <text:p>847.5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607.938" calcext:value-type="float">
            <text:p>12,607.9</text:p>
          </table:table-cell>
          <table:table-cell table:style-name="ce22" office:value-type="float" office:value="76.19" calcext:value-type="float">
            <text:p>76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16.67" calcext:value-type="float">
            <text:p>-316.7</text:p>
          </table:table-cell>
          <table:table-cell table:style-name="ce22" office:value-type="float" office:value="12848.418" calcext:value-type="float">
            <text:p>12,848.4</text:p>
          </table:table-cell>
          <table:table-cell table:style-name="ce22" office:value-type="float" office:value="4246.552" calcext:value-type="float">
            <text:p>4,246.6</text:p>
          </table:table-cell>
          <table:table-cell table:style-name="ce40" office:value-type="float" office:value="61.831" calcext:value-type="float">
            <text:p>61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034.059" calcext:value-type="float">
            <text:p>9,034.1</text:p>
          </table:table-cell>
          <table:table-cell table:style-name="ce40" office:value-type="float" office:value="17574.094" calcext:value-type="float">
            <text:p>17,574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7574.094" calcext:value-type="float">
            <text:p>17,574.1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883.382" calcext:value-type="float">
            <text:p>4,883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03.505" calcext:value-type="float">
            <text:p>-103.5</text:p>
          </table:table-cell>
          <table:table-cell table:style-name="ce22" office:value-type="float" office:value="-4779.877" calcext:value-type="float">
            <text:p>-4,779.9</text:p>
          </table:table-cell>
          <table:table-cell table:style-name="ce22" office:value-type="float" office:value="15.623" calcext:value-type="float">
            <text:p>15.6</text:p>
          </table:table-cell>
          <table:table-cell table:style-name="ce40" office:value-type="float" office:value="-116.115" calcext:value-type="float">
            <text:p>-116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2921.38" calcext:value-type="float">
            <text:p>12,921.4</text:p>
          </table:table-cell>
          <table:table-cell table:style-name="ce40" office:value-type="float" office:value="8241.996" calcext:value-type="float">
            <text:p>8,242.0</text:p>
          </table:table-cell>
          <table:table-cell table:style-name="ce40" office:value-type="float" office:value="4.287" calcext:value-type="float">
            <text:p>4.3</text:p>
          </table:table-cell>
          <table:table-cell table:style-name="ce40" office:value-type="float" office:value="8237.709" calcext:value-type="float">
            <text:p>8,237.7</text:p>
          </table:table-cell>
          <table:table-cell table:style-name="ce40" office:value-type="float" office:value="6.584" calcext:value-type="float">
            <text:p>6.6</text:p>
          </table:table-cell>
          <table:table-cell table:style-name="ce40" office:value-type="float" office:value="8177.582" calcext:value-type="float">
            <text:p>8,177.6</text:p>
          </table:table-cell>
          <table:table-cell table:style-name="ce40" office:value-type="float" office:value="8.027" calcext:value-type="float">
            <text:p>8.0</text:p>
          </table:table-cell>
          <table:table-cell table:style-name="ce40" office:value-type="float" office:value="45.516" calcext:value-type="float">
            <text:p>45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310.291" calcext:value-type="float">
            <text:p>2,310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062.349" calcext:value-type="float">
            <text:p>2,062.3</text:p>
          </table:table-cell>
          <table:table-cell table:style-name="ce22" office:value-type="float" office:value="-20.958" calcext:value-type="float">
            <text:p>-21.0</text:p>
          </table:table-cell>
          <table:table-cell table:style-name="ce22" office:value-type="float" office:value="-4351.682" calcext:value-type="float">
            <text:p>-4,351.7</text:p>
          </table:table-cell>
          <table:table-cell table:style-name="ce22" office:value-type="float" office:value="16.166" calcext:value-type="float">
            <text:p>16.2</text:p>
          </table:table-cell>
          <table:table-cell table:style-name="ce40" office:value-type="float" office:value="104.44" calcext:value-type="float">
            <text:p>104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751.196" calcext:value-type="float">
            <text:p>4,751.2</text:p>
          </table:table-cell>
          <table:table-cell table:style-name="ce40" office:value-type="float" office:value="278.908" calcext:value-type="float">
            <text:p>278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78.908" calcext:value-type="float">
            <text:p>278.9</text:p>
          </table:table-cell>
          <table:table-cell table:style-name="ce40" office:value-type="float" office:value="1.083" calcext:value-type="float">
            <text:p>1.1</text:p>
          </table:table-cell>
          <table:table-cell table:style-name="ce40" office:value-type="float" office:value="96.161" calcext:value-type="float">
            <text:p>96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81.664" calcext:value-type="float">
            <text:p>181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0.135" calcext:value-type="float">
            <text:p>-0.1</text:p>
          </table:table-cell>
          <table:table-cell table:style-name="ce22" office:value-type="float" office:value="0.135" calcext:value-type="float">
            <text:p>0.1</text:p>
          </table:table-cell>
          <table:table-cell table:style-name="ce22" office:value-type="float" office:value="0.083" calcext:value-type="float">
            <text:p>0.1</text:p>
          </table:table-cell>
          <table:table-cell table:style-name="ce40" office:value-type="float" office:value="-10.223" calcext:value-type="float">
            <text:p>-10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0.275" calcext:value-type="float">
            <text:p>10.3</text:p>
          </table:table-cell>
          <table:table-cell table:style-name="ce40" office:value-type="float" office:value="0.004" calcext:value-type="float">
            <text:p>0.0</text:p>
          </table:table-cell>
          <table:table-cell table:style-name="ce40" office:value-type="float" office:value="10.271" calcext:value-type="float">
            <text:p>10.3</text:p>
          </table:table-cell>
          <table:table-cell table:style-name="ce40" office:value-type="float" office:value="0.323" calcext:value-type="float">
            <text:p>0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.948" calcext:value-type="float">
            <text:p>9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9869.922" calcext:value-type="float">
            <text:p>9,869.9</text:p>
          </table:table-cell>
          <table:table-cell table:style-name="ce22" office:value-type="float" office:value="181.354" calcext:value-type="float">
            <text:p>181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10.478" calcext:value-type="float">
            <text:p>-110.5</text:p>
          </table:table-cell>
          <table:table-cell table:style-name="ce22" office:value-type="float" office:value="-9940.797" calcext:value-type="float">
            <text:p>-9,940.8</text:p>
          </table:table-cell>
          <table:table-cell table:style-name="ce22" office:value-type="float" office:value="362.052" calcext:value-type="float">
            <text:p>362.1</text:p>
          </table:table-cell>
          <table:table-cell table:style-name="ce40" office:value-type="float" office:value="61.941" calcext:value-type="float">
            <text:p>61.9</text:p>
          </table:table-cell>
          <table:table-cell table:style-name="ce48" office:value-type="float" office:value="139.034" calcext:value-type="float">
            <text:p>139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39.034" calcext:value-type="float">
            <text:p>139.0</text:p>
          </table:table-cell>
          <table:table-cell table:style-name="ce40" office:value-type="float" office:value="15563.068" calcext:value-type="float">
            <text:p>15,563.1</text:p>
          </table:table-cell>
          <table:table-cell table:style-name="ce40" office:value-type="float" office:value="5059.244" calcext:value-type="float">
            <text:p>5,059.2</text:p>
          </table:table-cell>
          <table:table-cell table:style-name="ce40" office:value-type="float" office:value="43.063" calcext:value-type="float">
            <text:p>43.1</text:p>
          </table:table-cell>
          <table:table-cell table:style-name="ce40" office:value-type="float" office:value="5016.18" calcext:value-type="float">
            <text:p>5,016.2</text:p>
          </table:table-cell>
          <table:table-cell table:style-name="ce40" office:value-type="float" office:value="159.136" calcext:value-type="float">
            <text:p>159.1</text:p>
          </table:table-cell>
          <table:table-cell table:style-name="ce40" office:value-type="float" office:value="3915.716" calcext:value-type="float">
            <text:p>3,915.7</text:p>
          </table:table-cell>
          <table:table-cell table:style-name="ce40" office:value-type="float" office:value="524.564" calcext:value-type="float">
            <text:p>524.6</text:p>
          </table:table-cell>
          <table:table-cell table:style-name="ce40" office:value-type="float" office:value="416.764" calcext:value-type="float">
            <text:p>416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070.896" calcext:value-type="float">
            <text:p>2,070.9</text:p>
          </table:table-cell>
          <table:table-cell table:style-name="ce22" office:value-type="float" office:value="550.745" calcext:value-type="float">
            <text:p>550.7</text:p>
          </table:table-cell>
          <table:table-cell table:style-name="ce22" office:value-type="float" office:value="1884.141" calcext:value-type="float">
            <text:p>1,884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69.781" calcext:value-type="float">
            <text:p>-69.8</text:p>
          </table:table-cell>
          <table:table-cell table:style-name="ce22" office:value-type="float" office:value="-294.208" calcext:value-type="float">
            <text:p>-294.2</text:p>
          </table:table-cell>
          <table:table-cell table:style-name="ce22" office:value-type="float" office:value="2522.847" calcext:value-type="float">
            <text:p>2,522.8</text:p>
          </table:table-cell>
          <table:table-cell table:style-name="ce40" office:value-type="float" office:value="-117.459" calcext:value-type="float">
            <text:p>-117.5</text:p>
          </table:table-cell>
          <table:table-cell table:style-name="ce48" office:value-type="float" office:value="3198.793" calcext:value-type="float">
            <text:p>3,198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198.793" calcext:value-type="float">
            <text:p>3,198.8</text:p>
          </table:table-cell>
          <table:table-cell table:style-name="ce40" office:value-type="float" office:value="11346.915" calcext:value-type="float">
            <text:p>11,346.9</text:p>
          </table:table-cell>
          <table:table-cell table:style-name="ce40" office:value-type="float" office:value="5448.526" calcext:value-type="float">
            <text:p>5,448.5</text:p>
          </table:table-cell>
          <table:table-cell table:style-name="ce40" office:value-type="float" office:value="544.842" calcext:value-type="float">
            <text:p>544.8</text:p>
          </table:table-cell>
          <table:table-cell table:style-name="ce40" office:value-type="float" office:value="4903.684" calcext:value-type="float">
            <text:p>4,903.7</text:p>
          </table:table-cell>
          <table:table-cell table:style-name="ce40" office:value-type="float" office:value="4241.235" calcext:value-type="float">
            <text:p>4,241.2</text:p>
          </table:table-cell>
          <table:table-cell table:style-name="ce40" office:value-type="float" office:value="171.241" calcext:value-type="float">
            <text:p>171.2</text:p>
          </table:table-cell>
          <table:table-cell table:style-name="ce40" office:value-type="float" office:value="21.235" calcext:value-type="float">
            <text:p>21.2</text:p>
          </table:table-cell>
          <table:table-cell table:style-name="ce40" office:value-type="float" office:value="469.973" calcext:value-type="float">
            <text:p>47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9.002" calcext:value-type="float">
            <text:p>319.0</text:p>
          </table:table-cell>
          <table:table-cell table:style-name="ce22" office:value-type="float" office:value="273.322" calcext:value-type="float">
            <text:p>273.3</text:p>
          </table:table-cell>
          <table:table-cell table:style-name="ce22" office:value-type="float" office:value="2.645" calcext:value-type="float">
            <text:p>2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15.606" calcext:value-type="float">
            <text:p>-115.6</text:p>
          </table:table-cell>
          <table:table-cell table:style-name="ce22" office:value-type="float" office:value="158.641" calcext:value-type="float">
            <text:p>158.6</text:p>
          </table:table-cell>
          <table:table-cell table:style-name="ce22" office:value-type="float" office:value="27.358" calcext:value-type="float">
            <text:p>27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84.961" calcext:value-type="float">
            <text:p>285.0</text:p>
          </table:table-cell>
          <table:table-cell table:style-name="ce40" office:value-type="float" office:value="416.244" calcext:value-type="float">
            <text:p>416.2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16.244" calcext:value-type="float">
            <text:p>416.2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.033" calcext:value-type="float">
            <text:p>11.0</text:p>
          </table:table-cell>
          <table:table-cell table:style-name="ce22" office:value-type="float" office:value="262.417" calcext:value-type="float">
            <text:p>262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8.076" calcext:value-type="float">
            <text:p>-38.1</text:p>
          </table:table-cell>
          <table:table-cell table:style-name="ce22" office:value-type="float" office:value="-213.308" calcext:value-type="float">
            <text:p>-213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41.813" calcext:value-type="float">
            <text:p>641.8</text:p>
          </table:table-cell>
          <table:table-cell table:style-name="ce40" office:value-type="float" office:value="428.506" calcext:value-type="float">
            <text:p>428.5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28.506" calcext:value-type="float">
            <text:p>428.5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72.007" calcext:value-type="float">
            <text:p>772.0</text:p>
          </table:table-cell>
          <table:table-cell table:style-name="ce22" office:value-type="float" office:value="41.632" calcext:value-type="float">
            <text:p>41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7.808" calcext:value-type="float">
            <text:p>7.8</text:p>
          </table:table-cell>
          <table:table-cell table:style-name="ce22" office:value-type="float" office:value="722.568" calcext:value-type="float">
            <text:p>722.6</text:p>
          </table:table-cell>
          <table:table-cell table:style-name="ce22" office:value-type="float" office:value="1.239" calcext:value-type="float">
            <text:p>1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4.342" calcext:value-type="float">
            <text:p>104.3</text:p>
          </table:table-cell>
          <table:table-cell table:style-name="ce40" office:value-type="float" office:value="825.67" calcext:value-type="float">
            <text:p>825.7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825.67" calcext:value-type="float">
            <text:p>825.7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1.024" calcext:value-type="float">
            <text:p>41.0</text:p>
          </table:table-cell>
          <table:table-cell table:style-name="ce22" office:value-type="float" office:value="230.707" calcext:value-type="float">
            <text:p>230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.011" calcext:value-type="float">
            <text:p>1.0</text:p>
          </table:table-cell>
          <table:table-cell table:style-name="ce22" office:value-type="float" office:value="-190.695" calcext:value-type="float">
            <text:p>-190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46.673" calcext:value-type="float">
            <text:p>546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46.673" calcext:value-type="float">
            <text:p>546.7</text:p>
          </table:table-cell>
          <table:table-cell table:style-name="ce40" office:value-type="float" office:value="1260.041" calcext:value-type="float">
            <text:p>1,260.0</text:p>
          </table:table-cell>
          <table:table-cell table:style-name="ce40" office:value-type="float" office:value="522.674" calcext:value-type="float">
            <text:p>522.7</text:p>
          </table:table-cell>
          <table:table-cell table:style-name="ce40" office:value-type="float" office:value="471.532" calcext:value-type="float">
            <text:p>471.5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51.142" calcext:value-type="float">
            <text:p>51.1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20.187" calcext:value-type="float">
            <text:p>520.2</text:p>
          </table:table-cell>
          <table:table-cell table:style-name="ce22" office:value-type="float" office:value="88.867" calcext:value-type="float">
            <text:p>88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95.819" calcext:value-type="float">
            <text:p>-195.8</text:p>
          </table:table-cell>
          <table:table-cell table:style-name="ce22" office:value-type="float" office:value="627.139" calcext:value-type="float">
            <text:p>627.1</text:p>
          </table:table-cell>
          <table:table-cell table:style-name="ce22" office:value-type="float" office:value="243.628" calcext:value-type="float">
            <text:p>243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42.311" calcext:value-type="float">
            <text:p>242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38.781" calcext:value-type="float">
            <text:p>238.8</text:p>
          </table:table-cell>
          <table:table-cell table:style-name="ce40" office:value-type="float" office:value="3.531" calcext:value-type="float">
            <text:p>3.5</text:p>
          </table:table-cell>
          <table:table-cell table:style-name="ce40" office:value-type="float" office:value="1681.238" calcext:value-type="float">
            <text:p>1,681.2</text:p>
          </table:table-cell>
          <table:table-cell table:style-name="ce40" office:value-type="float" office:value="1822.437" calcext:value-type="float">
            <text:p>1,822.4</text:p>
          </table:table-cell>
          <table:table-cell table:style-name="ce40" office:value-type="float" office:value="8.856" calcext:value-type="float">
            <text:p>8.9</text:p>
          </table:table-cell>
          <table:table-cell table:number-columns-repeated="2" table:style-name="ce40" office:value-type="float" office:value="13.29" calcext:value-type="float">
            <text:p>13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800.291" calcext:value-type="float">
            <text:p>1,800.3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317.65" calcext:value-type="float">
            <text:p>317.7</text:p>
          </table:table-cell>
          <table:table-cell table:style-name="ce21" office:value-type="float" office:value="11878.735" calcext:value-type="float">
            <text:p>11,878.7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177.557" calcext:value-type="float">
            <text:p>177.6</text:p>
          </table:table-cell>
          <table:table-cell table:style-name="ce21" office:value-type="float" office:value="12018.827" calcext:value-type="float">
            <text:p>12,018.8</text:p>
          </table:table-cell>
          <table:table-cell table:style-name="ce21" office:value-type="float" office:value="12791.036" calcext:value-type="float">
            <text:p>12,791.0</text:p>
          </table:table-cell>
          <table:table-cell table:style-name="ce39" office:value-type="float" office:value="-168.711" calcext:value-type="float">
            <text:p>-168.7</text:p>
          </table:table-cell>
          <table:table-cell table:style-name="ce47" office:value-type="float" office:value="9542.544" calcext:value-type="float">
            <text:p>9,542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25.173" calcext:value-type="float">
            <text:p>25.2</text:p>
          </table:table-cell>
          <table:table-cell table:style-name="ce39" office:value-type="float" office:value="9517.371" calcext:value-type="float">
            <text:p>9,517.4</text:p>
          </table:table-cell>
          <table:table-cell table:style-name="ce39" office:value-type="float" office:value="12758.064" calcext:value-type="float">
            <text:p>12,758.1</text:p>
          </table:table-cell>
          <table:table-cell table:style-name="ce39" office:value-type="float" office:value="2612.022" calcext:value-type="float">
            <text:p>2,612.0</text:p>
          </table:table-cell>
          <table:table-cell table:style-name="ce39" office:value-type="float" office:value="468.32" calcext:value-type="float">
            <text:p>468.3</text:p>
          </table:table-cell>
          <table:table-cell table:style-name="ce39" office:value-type="float" office:value="2143.703" calcext:value-type="float">
            <text:p>2,143.7</text:p>
          </table:table-cell>
          <table:table-cell table:style-name="ce39" office:value-type="float" office:value="923.385" calcext:value-type="float">
            <text:p>923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391.522" calcext:value-type="float">
            <text:p>391.5</text:p>
          </table:table-cell>
          <table:table-cell table:style-name="ce39" office:value-type="float" office:value="828.795" calcext:value-type="float">
            <text:p>828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317.65" calcext:value-type="float">
            <text:p>317.7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91.369" calcext:value-type="float">
            <text:p>91.4</text:p>
          </table:table-cell>
          <table:table-cell table:style-name="ce22" office:value-type="float" office:value="226.281" calcext:value-type="float">
            <text:p>226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.352" calcext:value-type="float">
            <text:p>-1.4</text:p>
          </table:table-cell>
          <table:table-cell table:style-name="ce48" office:value-type="float" office:value="1.614" calcext:value-type="float">
            <text:p>1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614" calcext:value-type="float">
            <text:p>1.6</text:p>
          </table:table-cell>
          <table:table-cell table:style-name="ce40" office:value-type="float" office:value="998.49" calcext:value-type="float">
            <text:p>998.5</text:p>
          </table:table-cell>
          <table:table-cell table:style-name="ce40" office:value-type="float" office:value="1224.51" calcext:value-type="float">
            <text:p>1,224.5</text:p>
          </table:table-cell>
          <table:table-cell table:style-name="ce40" office:value-type="float" office:value="2.651" calcext:value-type="float">
            <text:p>2.7</text:p>
          </table:table-cell>
          <table:table-cell table:style-name="ce40" office:value-type="float" office:value="1221.859" calcext:value-type="float">
            <text:p>1,221.9</text:p>
          </table:table-cell>
          <table:table-cell table:style-name="ce40" office:value-type="float" office:value="290.031" calcext:value-type="float">
            <text:p>29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18.826" calcext:value-type="float">
            <text:p>218.8</text:p>
          </table:table-cell>
          <table:table-cell table:style-name="ce40" office:value-type="float" office:value="713.002" calcext:value-type="float">
            <text:p>713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878.735" calcext:value-type="float">
            <text:p>11,878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86.189" calcext:value-type="float">
            <text:p>86.2</text:p>
          </table:table-cell>
          <table:table-cell table:style-name="ce22" office:value-type="float" office:value="11792.546" calcext:value-type="float">
            <text:p>11,792.5</text:p>
          </table:table-cell>
          <table:table-cell table:style-name="ce22" office:value-type="float" office:value="12791.036" calcext:value-type="float">
            <text:p>12,791.0</text:p>
          </table:table-cell>
          <table:table-cell table:style-name="ce40" office:value-type="float" office:value="-167.359" calcext:value-type="float">
            <text:p>-167.4</text:p>
          </table:table-cell>
          <table:table-cell table:style-name="ce48" office:value-type="float" office:value="9540.93" calcext:value-type="float">
            <text:p>9,540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5.173" calcext:value-type="float">
            <text:p>25.2</text:p>
          </table:table-cell>
          <table:table-cell table:style-name="ce40" office:value-type="float" office:value="9515.757" calcext:value-type="float">
            <text:p>9,515.8</text:p>
          </table:table-cell>
          <table:table-cell table:style-name="ce40" office:value-type="float" office:value="11759.574" calcext:value-type="float">
            <text:p>11,759.6</text:p>
          </table:table-cell>
          <table:table-cell table:style-name="ce40" office:value-type="float" office:value="1387.513" calcext:value-type="float">
            <text:p>1,387.5</text:p>
          </table:table-cell>
          <table:table-cell table:style-name="ce40" office:value-type="float" office:value="465.669" calcext:value-type="float">
            <text:p>465.7</text:p>
          </table:table-cell>
          <table:table-cell table:style-name="ce40" office:value-type="float" office:value="921.844" calcext:value-type="float">
            <text:p>921.8</text:p>
          </table:table-cell>
          <table:table-cell table:style-name="ce40" office:value-type="float" office:value="633.354" calcext:value-type="float">
            <text:p>633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72.697" calcext:value-type="float">
            <text:p>172.7</text:p>
          </table:table-cell>
          <table:table-cell table:style-name="ce40" office:value-type="float" office:value="115.793" calcext:value-type="float">
            <text:p>115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729.836" calcext:value-type="float">
            <text:p>1,729.8</text:p>
          </table:table-cell>
          <table:table-cell table:style-name="ce21" office:value-type="float" office:value="0.014" calcext:value-type="float">
            <text:p>0.0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3.108" calcext:value-type="float">
            <text:p>3.1</text:p>
          </table:table-cell>
          <table:table-cell table:style-name="ce21" office:value-type="float" office:value="1726.741" calcext:value-type="float">
            <text:p>1,726.7</text:p>
          </table:table-cell>
          <table:table-cell table:style-name="ce21" office:value-type="float" office:value="13.168" calcext:value-type="float">
            <text:p>13.2</text:p>
          </table:table-cell>
          <table:table-cell table:style-name="ce39" office:value-type="float" office:value="0.948" calcext:value-type="float">
            <text:p>0.9</text:p>
          </table:table-cell>
          <table:table-cell table:style-name="ce47" office:value-type="float" office:value="1203.406" calcext:value-type="float">
            <text:p>1,203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03.406" calcext:value-type="float">
            <text:p>1,203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09.219" calcext:value-type="float">
            <text:p>509.2</text:p>
          </table:table-cell>
          <table:table-cell table:style-name="ce39" office:value-type="float" office:value="0.615" calcext:value-type="float">
            <text:p>0.6</text:p>
          </table:table-cell>
          <table:table-cell table:number-columns-repeated="2" table:style-name="ce39" office:value-type="float" office:value="508.604" calcext:value-type="float">
            <text:p>508.6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1821.644" calcext:value-type="float">
            <text:p>11,821.6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1821.644" calcext:value-type="float">
            <text:p>11,821.6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1821.644" calcext:value-type="float">
            <text:p>11,821.6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821.644" calcext:value-type="float">
            <text:p>11,821.6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411.377" calcext:value-type="float">
            <text:p>411.4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411.377" calcext:value-type="float">
            <text:p>411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42.684" calcext:value-type="float">
            <text:p>742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42.684" calcext:value-type="float">
            <text:p>742.7</text:p>
          </table:table-cell>
          <table:table-cell table:style-name="ce39" office:value-type="float" office:value="331.307" calcext:value-type="float">
            <text:p>331.3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0.427" calcext:value-type="float">
            <text:p>0.4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0.427" calcext:value-type="float">
            <text:p>0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.427" calcext:value-type="float">
            <text:p>0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0.427" calcext:value-type="float">
            <text:p>0.4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56.212" calcext:value-type="float">
            <text:p>56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6.212" calcext:value-type="float">
            <text:p>56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56.212" calcext:value-type="float">
            <text:p>56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56.212" calcext:value-type="float">
            <text:p>56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23.636" calcext:value-type="float">
            <text:p>823.6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2771.402" calcext:value-type="float">
            <text:p>22,771.4</text:p>
          </table:table-cell>
          <table:table-cell table:style-name="ce39" office:value-type="float" office:value="21947.766" calcext:value-type="float">
            <text:p>21,947.8</text:p>
          </table:table-cell>
          <table:table-cell table:style-name="ce39" office:value-type="float" office:value="1869.356" calcext:value-type="float">
            <text:p>1,869.4</text:p>
          </table:table-cell>
          <table:table-cell table:style-name="ce39" office:value-type="float" office:value="20078.41" calcext:value-type="float">
            <text:p>20,078.4</text:p>
          </table:table-cell>
          <table:table-cell table:style-name="ce39" office:value-type="float" office:value="11286.463" calcext:value-type="float">
            <text:p>11,286.5</text:p>
          </table:table-cell>
          <table:table-cell table:style-name="ce39" office:value-type="float" office:value="108.983" calcext:value-type="float">
            <text:p>109.0</text:p>
          </table:table-cell>
          <table:table-cell table:style-name="ce39" office:value-type="float" office:value="248.472" calcext:value-type="float">
            <text:p>248.5</text:p>
          </table:table-cell>
          <table:table-cell table:style-name="ce39" office:value-type="float" office:value="4355.514" calcext:value-type="float">
            <text:p>4,355.5</text:p>
          </table:table-cell>
          <table:table-cell table:style-name="ce39" office:value-type="float" office:value="4078.979" calcext:value-type="float">
            <text:p>4,079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09.528" calcext:value-type="float">
            <text:p>109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09.528" calcext:value-type="float">
            <text:p>109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09.528" calcext:value-type="float">
            <text:p>109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09.528" calcext:value-type="float">
            <text:p>109.5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286" calcext:value-type="float">
            <text:p>3.3</text:p>
          </table:table-cell>
          <table:table-cell table:style-name="ce39" office:value-type="float" office:value="106.242" calcext:value-type="float">
            <text:p>106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772.448" calcext:value-type="float">
            <text:p>1,772.4</text:p>
          </table:table-cell>
          <table:table-cell table:style-name="ce41" office:value-type="float" office:value="482.876" calcext:value-type="float">
            <text:p>482.9</text:p>
          </table:table-cell>
          <table:table-cell table:number-columns-repeated="2" table:style-name="ce41" office:value-type="float" office:value="1289.572" calcext:value-type="float">
            <text:p>1,289.6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97'.$A$1:.$Y$46" table:range-usable-as="print-range"/>
        </table:named-expressions>
      </table:table>
      <table:table table:name="98" table:style-name="ta5" table:print-ranges="'98'.A1:'98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98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09" calcext:value-type="float">
            <text:p>2009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38539.205" calcext:value-type="float">
            <text:p>38,539.2</text:p>
          </table:table-cell>
          <table:table-cell table:style-name="ce21" office:value-type="float" office:value="29.824" calcext:value-type="float">
            <text:p>29.8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924.286" calcext:value-type="float">
            <text:p>-924.3</text:p>
          </table:table-cell>
          <table:table-cell table:style-name="ce21" office:value-type="float" office:value="39433.667" calcext:value-type="float">
            <text:p>39,433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291.689" calcext:value-type="float">
            <text:p>291.7</text:p>
          </table:table-cell>
          <table:table-cell table:style-name="ce47" office:value-type="float" office:value="37558.832" calcext:value-type="float">
            <text:p>37,558.8</text:p>
          </table:table-cell>
          <table:table-cell table:style-name="ce39" office:value-type="float" office:value="7119.537" calcext:value-type="float">
            <text:p>7,119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0439.295" calcext:value-type="float">
            <text:p>30,439.3</text:p>
          </table:table-cell>
          <table:table-cell table:style-name="ce39" office:value-type="float" office:value="5076.74" calcext:value-type="float">
            <text:p>5,076.7</text:p>
          </table:table-cell>
          <table:table-cell table:style-name="ce39" office:value-type="float" office:value="6659.886" calcext:value-type="float">
            <text:p>6,659.9</text:p>
          </table:table-cell>
          <table:table-cell table:style-name="ce39" office:value-type="float" office:value="775.775" calcext:value-type="float">
            <text:p>775.8</text:p>
          </table:table-cell>
          <table:table-cell table:number-columns-repeated="2" table:style-name="ce39" office:value-type="float" office:value="5698.777" calcext:value-type="float">
            <text:p>5,698.8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85.334" calcext:value-type="float">
            <text:p>185.3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63.865" calcext:value-type="float">
            <text:p>3,163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43.291" calcext:value-type="float">
            <text:p>-43.3</text:p>
          </table:table-cell>
          <table:table-cell table:style-name="ce22" office:value-type="float" office:value="3207.156" calcext:value-type="float">
            <text:p>3,207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313.338" calcext:value-type="float">
            <text:p>313.3</text:p>
          </table:table-cell>
          <table:table-cell table:style-name="ce48" office:value-type="float" office:value="2893.818" calcext:value-type="float">
            <text:p>2,893.8</text:p>
          </table:table-cell>
          <table:table-cell table:style-name="ce40" office:value-type="float" office:value="2893.818" calcext:value-type="float">
            <text:p>2,893.8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280.734" calcext:value-type="float">
            <text:p>31,280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785.2" calcext:value-type="float">
            <text:p>-785.2</text:p>
          </table:table-cell>
          <table:table-cell table:style-name="ce22" office:value-type="float" office:value="32065.934" calcext:value-type="float">
            <text:p>32,065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37.519" calcext:value-type="float">
            <text:p>137.5</text:p>
          </table:table-cell>
          <table:table-cell table:style-name="ce48" office:value-type="float" office:value="27589.078" calcext:value-type="float">
            <text:p>27,589.1</text:p>
          </table:table-cell>
          <table:table-cell table:style-name="ce40" office:value-type="float" office:value="1707.746" calcext:value-type="float">
            <text:p>1,707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5881.332" calcext:value-type="float">
            <text:p>25,881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339.338" calcext:value-type="float">
            <text:p>4,339.3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339.338" calcext:value-type="float">
            <text:p>4,339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2.421" calcext:value-type="float">
            <text:p>82.4</text:p>
          </table:table-cell>
          <table:table-cell table:style-name="ce22" office:value-type="float" office:value="0.754" calcext:value-type="float">
            <text:p>0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4.994" calcext:value-type="float">
            <text:p>-15.0</text:p>
          </table:table-cell>
          <table:table-cell table:style-name="ce22" office:value-type="float" office:value="96.66" calcext:value-type="float">
            <text:p>96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96.66" calcext:value-type="float">
            <text:p>96.7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35.768" calcext:value-type="float">
            <text:p>35.8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60.892" calcext:value-type="float">
            <text:p>60.9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952.8" calcext:value-type="float">
            <text:p>3,952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78.513" calcext:value-type="float">
            <text:p>-78.5</text:p>
          </table:table-cell>
          <table:table-cell table:style-name="ce22" office:value-type="float" office:value="4031.314" calcext:value-type="float">
            <text:p>4,031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91.884" calcext:value-type="float">
            <text:p>-91.9</text:p>
          </table:table-cell>
          <table:table-cell table:style-name="ce48" office:value-type="float" office:value="4123.198" calcext:value-type="float">
            <text:p>4,123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123.198" calcext:value-type="float">
            <text:p>4,123.2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9.384" calcext:value-type="float">
            <text:p>59.4</text:p>
          </table:table-cell>
          <table:table-cell table:style-name="ce22" office:value-type="float" office:value="29.069" calcext:value-type="float">
            <text:p>29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.288" calcext:value-type="float">
            <text:p>-2.3</text:p>
          </table:table-cell>
          <table:table-cell table:style-name="ce22" office:value-type="float" office:value="32.603" calcext:value-type="float">
            <text:p>32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68.738" calcext:value-type="float">
            <text:p>-68.7</text:p>
          </table:table-cell>
          <table:table-cell table:style-name="ce48" office:value-type="float" office:value="2517.973" calcext:value-type="float">
            <text:p>2,518.0</text:p>
          </table:table-cell>
          <table:table-cell table:style-name="ce40" office:value-type="float" office:value="2517.973" calcext:value-type="float">
            <text:p>2,518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969.163" calcext:value-type="float">
            <text:p>2,969.2</text:p>
          </table:table-cell>
          <table:table-cell table:style-name="ce40" office:value-type="float" office:value="552.531" calcext:value-type="float">
            <text:p>552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28.089" calcext:value-type="float">
            <text:p>428.1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24.442" calcext:value-type="float">
            <text:p>124.4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13.787" calcext:value-type="float">
            <text:p>113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13.787" calcext:value-type="float">
            <text:p>113.8</text:p>
          </table:table-cell>
          <table:table-cell table:style-name="ce40" office:value-type="float" office:value="893.248" calcext:value-type="float">
            <text:p>893.2</text:p>
          </table:table-cell>
          <table:table-cell table:style-name="ce40" office:value-type="float" office:value="779.46" calcext:value-type="float">
            <text:p>779.5</text:p>
          </table:table-cell>
          <table:table-cell table:style-name="ce40" office:value-type="float" office:value="161.095" calcext:value-type="float">
            <text:p>161.1</text:p>
          </table:table-cell>
          <table:table-cell table:number-columns-repeated="2" table:style-name="ce40" office:value-type="float" office:value="618.365" calcext:value-type="float">
            <text:p>618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178" calcext:value-type="float">
            <text:p>1.2</text:p>
          </table:table-cell>
          <table:table-cell table:style-name="ce48" office:value-type="float" office:value="260.682" calcext:value-type="float">
            <text:p>260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60.682" calcext:value-type="float">
            <text:p>260.7</text:p>
          </table:table-cell>
          <table:table-cell table:style-name="ce40" office:value-type="float" office:value="1054.994" calcext:value-type="float">
            <text:p>1,055.0</text:p>
          </table:table-cell>
          <table:table-cell table:style-name="ce40" office:value-type="float" office:value="793.134" calcext:value-type="float">
            <text:p>793.1</text:p>
          </table:table-cell>
          <table:table-cell table:style-name="ce40" office:value-type="float" office:value="568.118" calcext:value-type="float">
            <text:p>568.1</text:p>
          </table:table-cell>
          <table:table-cell table:number-columns-repeated="2" table:style-name="ce40" office:value-type="float" office:value="225.016" calcext:value-type="float">
            <text:p>225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276" calcext:value-type="float">
            <text:p>0.3</text:p>
          </table:table-cell>
          <table:table-cell table:style-name="ce48" office:value-type="float" office:value="60.296" calcext:value-type="float">
            <text:p>60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0.296" calcext:value-type="float">
            <text:p>60.3</text:p>
          </table:table-cell>
          <table:table-cell table:style-name="ce40" office:value-type="float" office:value="159.335" calcext:value-type="float">
            <text:p>159.3</text:p>
          </table:table-cell>
          <table:table-cell table:style-name="ce40" office:value-type="float" office:value="98.763" calcext:value-type="float">
            <text:p>98.8</text:p>
          </table:table-cell>
          <table:table-cell table:style-name="ce40" office:value-type="float" office:value="46.562" calcext:value-type="float">
            <text:p>46.6</text:p>
          </table:table-cell>
          <table:table-cell table:number-columns-repeated="2" table:style-name="ce40" office:value-type="float" office:value="52.201" calcext:value-type="float">
            <text:p>52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72.537" calcext:value-type="float">
            <text:p>72.5</text:p>
          </table:table-cell>
          <table:table-cell table:style-name="ce21" office:value-type="float" office:value="71668.285" calcext:value-type="float">
            <text:p>71,668.3</text:p>
          </table:table-cell>
          <table:table-cell table:style-name="ce21" office:value-type="float" office:value="20862.576" calcext:value-type="float">
            <text:p>20,862.6</text:p>
          </table:table-cell>
          <table:table-cell table:style-name="ce21" office:value-type="float" office:value="1830.867" calcext:value-type="float">
            <text:p>1,830.9</text:p>
          </table:table-cell>
          <table:table-cell table:style-name="ce21" office:value-type="float" office:value="1948.969" calcext:value-type="float">
            <text:p>1,949.0</text:p>
          </table:table-cell>
          <table:table-cell table:style-name="ce21" office:value-type="float" office:value="-615.789" calcext:value-type="float">
            <text:p>-615.8</text:p>
          </table:table-cell>
          <table:table-cell table:style-name="ce21" office:value-type="float" office:value="47714.199" calcext:value-type="float">
            <text:p>47,714.2</text:p>
          </table:table-cell>
          <table:table-cell table:style-name="ce21" office:value-type="float" office:value="6388.049" calcext:value-type="float">
            <text:p>6,388.0</text:p>
          </table:table-cell>
          <table:table-cell table:style-name="ce39" office:value-type="float" office:value="-845.441" calcext:value-type="float">
            <text:p>-845.4</text:p>
          </table:table-cell>
          <table:table-cell table:style-name="ce47" office:value-type="float" office:value="58287.965" calcext:value-type="float">
            <text:p>58,288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5789.102" calcext:value-type="float">
            <text:p>55,789.1</text:p>
          </table:table-cell>
          <table:table-cell table:style-name="ce39" office:value-type="float" office:value="2498.863" calcext:value-type="float">
            <text:p>2,498.9</text:p>
          </table:table-cell>
          <table:table-cell table:style-name="ce39" office:value-type="float" office:value="62154.809" calcext:value-type="float">
            <text:p>62,154.8</text:p>
          </table:table-cell>
          <table:table-cell table:style-name="ce39" office:value-type="float" office:value="46038.435" calcext:value-type="float">
            <text:p>46,038.4</text:p>
          </table:table-cell>
          <table:table-cell table:style-name="ce39" office:value-type="float" office:value="2662.911" calcext:value-type="float">
            <text:p>2,662.9</text:p>
          </table:table-cell>
          <table:table-cell table:style-name="ce39" office:value-type="float" office:value="20082.625" calcext:value-type="float">
            <text:p>20,082.6</text:p>
          </table:table-cell>
          <table:table-cell table:style-name="ce39" office:value-type="float" office:value="4489.904" calcext:value-type="float">
            <text:p>4,489.9</text:p>
          </table:table-cell>
          <table:table-cell table:style-name="ce39" office:value-type="float" office:value="12585.291" calcext:value-type="float">
            <text:p>12,585.3</text:p>
          </table:table-cell>
          <table:table-cell table:style-name="ce39" office:value-type="float" office:value="420.35" calcext:value-type="float">
            <text:p>420.4</text:p>
          </table:table-cell>
          <table:table-cell table:style-name="ce39" office:value-type="float" office:value="1225.455" calcext:value-type="float">
            <text:p>1,225.5</text:p>
          </table:table-cell>
          <table:table-cell table:style-name="ce39" office:value-type="float" office:value="1361.625" calcext:value-type="float">
            <text:p>1,361.6</text:p>
          </table:table-cell>
          <table:table-cell table:style-name="ce39" office:value-type="float" office:value="23292.899" calcext:value-type="float">
            <text:p>23,292.9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15.996" calcext:value-type="float">
            <text:p>16.0</text:p>
          </table:table-cell>
          <table:table-cell table:style-name="ce22" office:value-type="float" office:value="54878.926" calcext:value-type="float">
            <text:p>54,878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389.583" calcext:value-type="float">
            <text:p>-389.6</text:p>
          </table:table-cell>
          <table:table-cell table:style-name="ce22" office:value-type="float" office:value="55284.505" calcext:value-type="float">
            <text:p>55,284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67.998" calcext:value-type="float">
            <text:p>-168.0</text:p>
          </table:table-cell>
          <table:table-cell table:style-name="ce48" office:value-type="float" office:value="55452.503" calcext:value-type="float">
            <text:p>55,452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5452.503" calcext:value-type="float">
            <text:p>55,452.5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56.541" calcext:value-type="float">
            <text:p>56.5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56.541" calcext:value-type="float">
            <text:p>56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6.541" calcext:value-type="float">
            <text:p>56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6.541" calcext:value-type="float">
            <text:p>56.5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3.579" calcext:value-type="float">
            <text:p>23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3.579" calcext:value-type="float">
            <text:p>23.6</text:p>
          </table:table-cell>
          <table:table-cell table:style-name="ce40" office:value-type="float" office:value="1529.946" calcext:value-type="float">
            <text:p>1,529.9</text:p>
          </table:table-cell>
          <table:table-cell table:style-name="ce40" office:value-type="float" office:value="1506.367" calcext:value-type="float">
            <text:p>1,506.4</text:p>
          </table:table-cell>
          <table:table-cell table:style-name="ce40" office:value-type="float" office:value="1506.236" calcext:value-type="float">
            <text:p>1,506.2</text:p>
          </table:table-cell>
          <table:table-cell table:number-columns-repeated="2" table:style-name="ce40" office:value-type="float" office:value="0.132" calcext:value-type="float">
            <text:p>0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60.612" calcext:value-type="float">
            <text:p>1,560.6</text:p>
          </table:table-cell>
          <table:table-cell table:style-name="ce22" office:value-type="float" office:value="197.958" calcext:value-type="float">
            <text:p>198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8.284" calcext:value-type="float">
            <text:p>108.3</text:p>
          </table:table-cell>
          <table:table-cell table:style-name="ce22" office:value-type="float" office:value="1254.369" calcext:value-type="float">
            <text:p>1,254.4</text:p>
          </table:table-cell>
          <table:table-cell table:style-name="ce22" office:value-type="float" office:value="216.775" calcext:value-type="float">
            <text:p>216.8</text:p>
          </table:table-cell>
          <table:table-cell table:style-name="ce40" office:value-type="float" office:value="6.256" calcext:value-type="float">
            <text:p>6.3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116.84" calcext:value-type="float">
            <text:p>2,116.8</text:p>
          </table:table-cell>
          <table:table-cell table:style-name="ce40" office:value-type="float" office:value="3148.178" calcext:value-type="float">
            <text:p>3,148.2</text:p>
          </table:table-cell>
          <table:table-cell table:style-name="ce40" office:value-type="float" office:value="47.129" calcext:value-type="float">
            <text:p>47.1</text:p>
          </table:table-cell>
          <table:table-cell table:style-name="ce40" office:value-type="float" office:value="2038.21" calcext:value-type="float">
            <text:p>2,038.2</text:p>
          </table:table-cell>
          <table:table-cell table:style-name="ce40" office:value-type="float" office:value="482.36" calcext:value-type="float">
            <text:p>482.4</text:p>
          </table:table-cell>
          <table:table-cell table:style-name="ce40" office:value-type="float" office:value="94.999" calcext:value-type="float">
            <text:p>95.0</text:p>
          </table:table-cell>
          <table:table-cell table:style-name="ce40" office:value-type="float" office:value="0.031" calcext:value-type="float">
            <text:p>0.0</text:p>
          </table:table-cell>
          <table:table-cell table:style-name="ce40" office:value-type="float" office:value="99.194" calcext:value-type="float">
            <text:p>99.2</text:p>
          </table:table-cell>
          <table:table-cell table:style-name="ce40" office:value-type="float" office:value="1361.625" calcext:value-type="float">
            <text:p>1,361.6</text:p>
          </table:table-cell>
          <table:table-cell table:style-name="ce40" office:value-type="float" office:value="1062.839" calcext:value-type="float">
            <text:p>1,062.8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126.213" calcext:value-type="float">
            <text:p>12,126.2</text:p>
          </table:table-cell>
          <table:table-cell table:style-name="ce22" office:value-type="float" office:value="131.39" calcext:value-type="float">
            <text:p>131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07.695" calcext:value-type="float">
            <text:p>-207.7</text:p>
          </table:table-cell>
          <table:table-cell table:style-name="ce22" office:value-type="float" office:value="12202.518" calcext:value-type="float">
            <text:p>12,202.5</text:p>
          </table:table-cell>
          <table:table-cell table:style-name="ce22" office:value-type="float" office:value="3858.969" calcext:value-type="float">
            <text:p>3,859.0</text:p>
          </table:table-cell>
          <table:table-cell table:style-name="ce40" office:value-type="float" office:value="-92.276" calcext:value-type="float">
            <text:p>-92.3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000.333" calcext:value-type="float">
            <text:p>10,000.3</text:p>
          </table:table-cell>
          <table:table-cell table:style-name="ce40" office:value-type="float" office:value="18436.159" calcext:value-type="float">
            <text:p>18,436.2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8436.159" calcext:value-type="float">
            <text:p>18,436.2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829.121" calcext:value-type="float">
            <text:p>4,829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61.679" calcext:value-type="float">
            <text:p>61.7</text:p>
          </table:table-cell>
          <table:table-cell table:style-name="ce22" office:value-type="float" office:value="-4890.8" calcext:value-type="float">
            <text:p>-4,890.8</text:p>
          </table:table-cell>
          <table:table-cell table:style-name="ce22" office:value-type="float" office:value="104.241" calcext:value-type="float">
            <text:p>104.2</text:p>
          </table:table-cell>
          <table:table-cell table:style-name="ce40" office:value-type="float" office:value="-103.765" calcext:value-type="float">
            <text:p>-103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3298.725" calcext:value-type="float">
            <text:p>13,298.7</text:p>
          </table:table-cell>
          <table:table-cell table:style-name="ce40" office:value-type="float" office:value="8407.448" calcext:value-type="float">
            <text:p>8,407.4</text:p>
          </table:table-cell>
          <table:table-cell table:style-name="ce40" office:value-type="float" office:value="4.329" calcext:value-type="float">
            <text:p>4.3</text:p>
          </table:table-cell>
          <table:table-cell table:style-name="ce40" office:value-type="float" office:value="8403.119" calcext:value-type="float">
            <text:p>8,403.1</text:p>
          </table:table-cell>
          <table:table-cell table:style-name="ce40" office:value-type="float" office:value="6.848" calcext:value-type="float">
            <text:p>6.8</text:p>
          </table:table-cell>
          <table:table-cell table:style-name="ce40" office:value-type="float" office:value="8344.477" calcext:value-type="float">
            <text:p>8,344.5</text:p>
          </table:table-cell>
          <table:table-cell table:style-name="ce40" office:value-type="float" office:value="7.753" calcext:value-type="float">
            <text:p>7.8</text:p>
          </table:table-cell>
          <table:table-cell table:style-name="ce40" office:value-type="float" office:value="44.042" calcext:value-type="float">
            <text:p>44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875.346" calcext:value-type="float">
            <text:p>2,875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48.969" calcext:value-type="float">
            <text:p>1,949.0</text:p>
          </table:table-cell>
          <table:table-cell table:style-name="ce22" office:value-type="float" office:value="-132.059" calcext:value-type="float">
            <text:p>-132.1</text:p>
          </table:table-cell>
          <table:table-cell table:style-name="ce22" office:value-type="float" office:value="-4692.256" calcext:value-type="float">
            <text:p>-4,692.3</text:p>
          </table:table-cell>
          <table:table-cell table:style-name="ce22" office:value-type="float" office:value="12.523" calcext:value-type="float">
            <text:p>12.5</text:p>
          </table:table-cell>
          <table:table-cell table:style-name="ce40" office:value-type="float" office:value="22.173" calcext:value-type="float">
            <text:p>22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998.536" calcext:value-type="float">
            <text:p>4,998.5</text:p>
          </table:table-cell>
          <table:table-cell table:style-name="ce40" office:value-type="float" office:value="271.584" calcext:value-type="float">
            <text:p>271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71.584" calcext:value-type="float">
            <text:p>271.6</text:p>
          </table:table-cell>
          <table:table-cell table:style-name="ce40" office:value-type="float" office:value="1.067" calcext:value-type="float">
            <text:p>1.1</text:p>
          </table:table-cell>
          <table:table-cell table:style-name="ce40" office:value-type="float" office:value="84.766" calcext:value-type="float">
            <text:p>84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85.751" calcext:value-type="float">
            <text:p>185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1.251" calcext:value-type="float">
            <text:p>-1.3</text:p>
          </table:table-cell>
          <table:table-cell table:style-name="ce22" office:value-type="float" office:value="1.251" calcext:value-type="float">
            <text:p>1.3</text:p>
          </table:table-cell>
          <table:table-cell table:style-name="ce22" office:value-type="float" office:value="0.011" calcext:value-type="float">
            <text:p>0.0</text:p>
          </table:table-cell>
          <table:table-cell table:style-name="ce40" office:value-type="float" office:value="-8.501" calcext:value-type="float">
            <text:p>-8.5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9.741" calcext:value-type="float">
            <text:p>9.7</text:p>
          </table:table-cell>
          <table:table-cell table:style-name="ce40" office:value-type="float" office:value="0.003" calcext:value-type="float">
            <text:p>0.0</text:p>
          </table:table-cell>
          <table:table-cell table:style-name="ce40" office:value-type="float" office:value="9.738" calcext:value-type="float">
            <text:p>9.7</text:p>
          </table:table-cell>
          <table:table-cell table:style-name="ce40" office:value-type="float" office:value="0.166" calcext:value-type="float">
            <text:p>0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0.004" calcext:value-type="float">
            <text:p>0.0</text:p>
          </table:table-cell>
          <table:table-cell table:style-name="ce40" office:value-type="float" office:value="9.568" calcext:value-type="float">
            <text:p>9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1191.224" calcext:value-type="float">
            <text:p>11,191.2</text:p>
          </table:table-cell>
          <table:table-cell table:style-name="ce22" office:value-type="float" office:value="209.497" calcext:value-type="float">
            <text:p>209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06.467" calcext:value-type="float">
            <text:p>306.5</text:p>
          </table:table-cell>
          <table:table-cell table:style-name="ce22" office:value-type="float" office:value="-11707.188" calcext:value-type="float">
            <text:p>-11,707.2</text:p>
          </table:table-cell>
          <table:table-cell table:style-name="ce22" office:value-type="float" office:value="286.149" calcext:value-type="float">
            <text:p>286.1</text:p>
          </table:table-cell>
          <table:table-cell table:style-name="ce40" office:value-type="float" office:value="-135.531" calcext:value-type="float">
            <text:p>-135.5</text:p>
          </table:table-cell>
          <table:table-cell table:style-name="ce48" office:value-type="float" office:value="64.182" calcext:value-type="float">
            <text:p>64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4.182" calcext:value-type="float">
            <text:p>64.2</text:p>
          </table:table-cell>
          <table:table-cell table:style-name="ce40" office:value-type="float" office:value="16785.488" calcext:value-type="float">
            <text:p>16,785.5</text:p>
          </table:table-cell>
          <table:table-cell table:style-name="ce40" office:value-type="float" office:value="4863.499" calcext:value-type="float">
            <text:p>4,863.5</text:p>
          </table:table-cell>
          <table:table-cell table:style-name="ce40" office:value-type="float" office:value="30.752" calcext:value-type="float">
            <text:p>30.8</text:p>
          </table:table-cell>
          <table:table-cell table:style-name="ce40" office:value-type="float" office:value="4832.747" calcext:value-type="float">
            <text:p>4,832.7</text:p>
          </table:table-cell>
          <table:table-cell table:style-name="ce40" office:value-type="float" office:value="147.714" calcext:value-type="float">
            <text:p>147.7</text:p>
          </table:table-cell>
          <table:table-cell table:style-name="ce40" office:value-type="float" office:value="3880.945" calcext:value-type="float">
            <text:p>3,880.9</text:p>
          </table:table-cell>
          <table:table-cell table:style-name="ce40" office:value-type="float" office:value="390.279" calcext:value-type="float">
            <text:p>390.3</text:p>
          </table:table-cell>
          <table:table-cell table:style-name="ce40" office:value-type="float" office:value="413.809" calcext:value-type="float">
            <text:p>413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945.373" calcext:value-type="float">
            <text:p>945.4</text:p>
          </table:table-cell>
          <table:table-cell table:style-name="ce22" office:value-type="float" office:value="632.437" calcext:value-type="float">
            <text:p>632.4</text:p>
          </table:table-cell>
          <table:table-cell table:style-name="ce22" office:value-type="float" office:value="1619.741" calcext:value-type="float">
            <text:p>1,619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63.12" calcext:value-type="float">
            <text:p>-163.1</text:p>
          </table:table-cell>
          <table:table-cell table:style-name="ce22" office:value-type="float" office:value="-1143.685" calcext:value-type="float">
            <text:p>-1,143.7</text:p>
          </table:table-cell>
          <table:table-cell table:style-name="ce22" office:value-type="float" office:value="1624.019" calcext:value-type="float">
            <text:p>1,624.0</text:p>
          </table:table-cell>
          <table:table-cell table:style-name="ce40" office:value-type="float" office:value="-365.8" calcext:value-type="float">
            <text:p>-365.8</text:p>
          </table:table-cell>
          <table:table-cell table:style-name="ce48" office:value-type="float" office:value="1861.264" calcext:value-type="float">
            <text:p>1,861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861.264" calcext:value-type="float">
            <text:p>1,861.3</text:p>
          </table:table-cell>
          <table:table-cell table:style-name="ce40" office:value-type="float" office:value="9338.55" calcext:value-type="float">
            <text:p>9,338.6</text:p>
          </table:table-cell>
          <table:table-cell table:style-name="ce40" office:value-type="float" office:value="5075.381" calcext:value-type="float">
            <text:p>5,075.4</text:p>
          </table:table-cell>
          <table:table-cell table:style-name="ce40" office:value-type="float" office:value="561.833" calcext:value-type="float">
            <text:p>561.8</text:p>
          </table:table-cell>
          <table:table-cell table:style-name="ce40" office:value-type="float" office:value="4513.548" calcext:value-type="float">
            <text:p>4,513.5</text:p>
          </table:table-cell>
          <table:table-cell table:style-name="ce40" office:value-type="float" office:value="3838.07" calcext:value-type="float">
            <text:p>3,838.1</text:p>
          </table:table-cell>
          <table:table-cell table:style-name="ce40" office:value-type="float" office:value="180.105" calcext:value-type="float">
            <text:p>180.1</text:p>
          </table:table-cell>
          <table:table-cell table:style-name="ce40" office:value-type="float" office:value="22.284" calcext:value-type="float">
            <text:p>22.3</text:p>
          </table:table-cell>
          <table:table-cell table:style-name="ce40" office:value-type="float" office:value="473.09" calcext:value-type="float">
            <text:p>473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98.768" calcext:value-type="float">
            <text:p>298.8</text:p>
          </table:table-cell>
          <table:table-cell table:style-name="ce22" office:value-type="float" office:value="229.082" calcext:value-type="float">
            <text:p>229.1</text:p>
          </table:table-cell>
          <table:table-cell table:style-name="ce22" office:value-type="float" office:value="1.629" calcext:value-type="float">
            <text:p>1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1.782" calcext:value-type="float">
            <text:p>81.8</text:p>
          </table:table-cell>
          <table:table-cell table:style-name="ce22" office:value-type="float" office:value="-13.725" calcext:value-type="float">
            <text:p>-13.7</text:p>
          </table:table-cell>
          <table:table-cell table:style-name="ce22" office:value-type="float" office:value="20.096" calcext:value-type="float">
            <text:p>20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01.762" calcext:value-type="float">
            <text:p>401.8</text:p>
          </table:table-cell>
          <table:table-cell table:style-name="ce40" office:value-type="float" office:value="367.941" calcext:value-type="float">
            <text:p>367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367.941" calcext:value-type="float">
            <text:p>367.9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.757" calcext:value-type="float">
            <text:p>15.8</text:p>
          </table:table-cell>
          <table:table-cell table:style-name="ce22" office:value-type="float" office:value="302.839" calcext:value-type="float">
            <text:p>302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4.74" calcext:value-type="float">
            <text:p>-34.7</text:p>
          </table:table-cell>
          <table:table-cell table:style-name="ce22" office:value-type="float" office:value="-252.342" calcext:value-type="float">
            <text:p>-252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738.196" calcext:value-type="float">
            <text:p>738.2</text:p>
          </table:table-cell>
          <table:table-cell table:style-name="ce40" office:value-type="float" office:value="485.853" calcext:value-type="float">
            <text:p>485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85.853" calcext:value-type="float">
            <text:p>485.9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97.096" calcext:value-type="float">
            <text:p>1,197.1</text:p>
          </table:table-cell>
          <table:table-cell table:style-name="ce22" office:value-type="float" office:value="88.79" calcext:value-type="float">
            <text:p>88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2.308" calcext:value-type="float">
            <text:p>-12.3</text:p>
          </table:table-cell>
          <table:table-cell table:style-name="ce22" office:value-type="float" office:value="1120.615" calcext:value-type="float">
            <text:p>1,120.6</text:p>
          </table:table-cell>
          <table:table-cell table:style-name="ce22" office:value-type="float" office:value="1.002" calcext:value-type="float">
            <text:p>1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8.271" calcext:value-type="float">
            <text:p>88.3</text:p>
          </table:table-cell>
          <table:table-cell table:style-name="ce40" office:value-type="float" office:value="1207.883" calcext:value-type="float">
            <text:p>1,207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207.883" calcext:value-type="float">
            <text:p>1,207.9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2.086" calcext:value-type="float">
            <text:p>32.1</text:p>
          </table:table-cell>
          <table:table-cell table:style-name="ce22" office:value-type="float" office:value="309.082" calcext:value-type="float">
            <text:p>309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3.977" calcext:value-type="float">
            <text:p>-24.0</text:p>
          </table:table-cell>
          <table:table-cell table:style-name="ce22" office:value-type="float" office:value="-253.019" calcext:value-type="float">
            <text:p>-253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45.882" calcext:value-type="float">
            <text:p>545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45.882" calcext:value-type="float">
            <text:p>545.9</text:p>
          </table:table-cell>
          <table:table-cell table:style-name="ce40" office:value-type="float" office:value="1329.589" calcext:value-type="float">
            <text:p>1,329.6</text:p>
          </table:table-cell>
          <table:table-cell table:style-name="ce40" office:value-type="float" office:value="530.687" calcext:value-type="float">
            <text:p>530.7</text:p>
          </table:table-cell>
          <table:table-cell table:style-name="ce40" office:value-type="float" office:value="502.658" calcext:value-type="float">
            <text:p>502.7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28.029" calcext:value-type="float">
            <text:p>28.0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13.455" calcext:value-type="float">
            <text:p>613.5</text:p>
          </table:table-cell>
          <table:table-cell table:style-name="ce22" office:value-type="float" office:value="75.308" calcext:value-type="float">
            <text:p>75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09.269" calcext:value-type="float">
            <text:p>-209.3</text:p>
          </table:table-cell>
          <table:table-cell table:style-name="ce22" office:value-type="float" office:value="747.416" calcext:value-type="float">
            <text:p>747.4</text:p>
          </table:table-cell>
          <table:table-cell table:style-name="ce22" office:value-type="float" office:value="264.264" calcext:value-type="float">
            <text:p>264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84.013" calcext:value-type="float">
            <text:p>284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80.058" calcext:value-type="float">
            <text:p>280.1</text:p>
          </table:table-cell>
          <table:table-cell table:style-name="ce40" office:value-type="float" office:value="3.955" calcext:value-type="float">
            <text:p>4.0</text:p>
          </table:table-cell>
          <table:table-cell table:style-name="ce40" office:value-type="float" office:value="1528.572" calcext:value-type="float">
            <text:p>1,528.6</text:p>
          </table:table-cell>
          <table:table-cell table:style-name="ce40" office:value-type="float" office:value="1727.711" calcext:value-type="float">
            <text:p>1,727.7</text:p>
          </table:table-cell>
          <table:table-cell table:style-name="ce40" office:value-type="float" office:value="9.971" calcext:value-type="float">
            <text:p>10.0</text:p>
          </table:table-cell>
          <table:table-cell table:number-columns-repeated="2" table:style-name="ce40" office:value-type="float" office:value="13.547" calcext:value-type="float">
            <text:p>13.5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704.193" calcext:value-type="float">
            <text:p>1,704.2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311.698" calcext:value-type="float">
            <text:p>311.7</text:p>
          </table:table-cell>
          <table:table-cell table:style-name="ce21" office:value-type="float" office:value="11598.853" calcext:value-type="float">
            <text:p>11,598.9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161.359" calcext:value-type="float">
            <text:p>161.4</text:p>
          </table:table-cell>
          <table:table-cell table:style-name="ce21" office:value-type="float" office:value="11749.191" calcext:value-type="float">
            <text:p>11,749.2</text:p>
          </table:table-cell>
          <table:table-cell table:style-name="ce21" office:value-type="float" office:value="12446.023" calcext:value-type="float">
            <text:p>12,446.0</text:p>
          </table:table-cell>
          <table:table-cell table:style-name="ce39" office:value-type="float" office:value="71.8" calcext:value-type="float">
            <text:p>71.8</text:p>
          </table:table-cell>
          <table:table-cell table:style-name="ce47" office:value-type="float" office:value="9105.258" calcext:value-type="float">
            <text:p>9,105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5.377" calcext:value-type="float">
            <text:p>45.4</text:p>
          </table:table-cell>
          <table:table-cell table:style-name="ce39" office:value-type="float" office:value="9059.881" calcext:value-type="float">
            <text:p>9,059.9</text:p>
          </table:table-cell>
          <table:table-cell table:style-name="ce39" office:value-type="float" office:value="12518.039" calcext:value-type="float">
            <text:p>12,518.0</text:p>
          </table:table-cell>
          <table:table-cell table:style-name="ce39" office:value-type="float" office:value="2644.148" calcext:value-type="float">
            <text:p>2,644.1</text:p>
          </table:table-cell>
          <table:table-cell table:style-name="ce39" office:value-type="float" office:value="470.469" calcext:value-type="float">
            <text:p>470.5</text:p>
          </table:table-cell>
          <table:table-cell table:style-name="ce39" office:value-type="float" office:value="2173.679" calcext:value-type="float">
            <text:p>2,173.7</text:p>
          </table:table-cell>
          <table:table-cell table:style-name="ce39" office:value-type="float" office:value="919.5" calcext:value-type="float">
            <text:p>919.5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406.256" calcext:value-type="float">
            <text:p>406.3</text:p>
          </table:table-cell>
          <table:table-cell table:style-name="ce39" office:value-type="float" office:value="847.923" calcext:value-type="float">
            <text:p>847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311.698" calcext:value-type="float">
            <text:p>311.7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95.758" calcext:value-type="float">
            <text:p>95.8</text:p>
          </table:table-cell>
          <table:table-cell table:style-name="ce22" office:value-type="float" office:value="215.939" calcext:value-type="float">
            <text:p>215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.013" calcext:value-type="float">
            <text:p>-2.0</text:p>
          </table:table-cell>
          <table:table-cell table:style-name="ce48" office:value-type="float" office:value="1.585" calcext:value-type="float">
            <text:p>1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585" calcext:value-type="float">
            <text:p>1.6</text:p>
          </table:table-cell>
          <table:table-cell table:style-name="ce40" office:value-type="float" office:value="1017.351" calcext:value-type="float">
            <text:p>1,017.4</text:p>
          </table:table-cell>
          <table:table-cell table:style-name="ce40" office:value-type="float" office:value="1233.719" calcext:value-type="float">
            <text:p>1,233.7</text:p>
          </table:table-cell>
          <table:table-cell table:style-name="ce40" office:value-type="float" office:value="2.22" calcext:value-type="float">
            <text:p>2.2</text:p>
          </table:table-cell>
          <table:table-cell table:style-name="ce40" office:value-type="float" office:value="1231.499" calcext:value-type="float">
            <text:p>1,231.5</text:p>
          </table:table-cell>
          <table:table-cell table:style-name="ce40" office:value-type="float" office:value="283.285" calcext:value-type="float">
            <text:p>283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24.454" calcext:value-type="float">
            <text:p>224.5</text:p>
          </table:table-cell>
          <table:table-cell table:style-name="ce40" office:value-type="float" office:value="723.759" calcext:value-type="float">
            <text:p>723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598.853" calcext:value-type="float">
            <text:p>11,598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65.601" calcext:value-type="float">
            <text:p>65.6</text:p>
          </table:table-cell>
          <table:table-cell table:style-name="ce22" office:value-type="float" office:value="11533.251" calcext:value-type="float">
            <text:p>11,533.3</text:p>
          </table:table-cell>
          <table:table-cell table:style-name="ce22" office:value-type="float" office:value="12446.023" calcext:value-type="float">
            <text:p>12,446.0</text:p>
          </table:table-cell>
          <table:table-cell table:style-name="ce40" office:value-type="float" office:value="73.813" calcext:value-type="float">
            <text:p>73.8</text:p>
          </table:table-cell>
          <table:table-cell table:style-name="ce48" office:value-type="float" office:value="9103.673" calcext:value-type="float">
            <text:p>9,103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5.377" calcext:value-type="float">
            <text:p>45.4</text:p>
          </table:table-cell>
          <table:table-cell table:style-name="ce40" office:value-type="float" office:value="9058.296" calcext:value-type="float">
            <text:p>9,058.3</text:p>
          </table:table-cell>
          <table:table-cell table:style-name="ce40" office:value-type="float" office:value="11500.688" calcext:value-type="float">
            <text:p>11,500.7</text:p>
          </table:table-cell>
          <table:table-cell table:style-name="ce40" office:value-type="float" office:value="1410.429" calcext:value-type="float">
            <text:p>1,410.4</text:p>
          </table:table-cell>
          <table:table-cell table:style-name="ce40" office:value-type="float" office:value="468.249" calcext:value-type="float">
            <text:p>468.2</text:p>
          </table:table-cell>
          <table:table-cell table:style-name="ce40" office:value-type="float" office:value="942.18" calcext:value-type="float">
            <text:p>942.2</text:p>
          </table:table-cell>
          <table:table-cell table:style-name="ce40" office:value-type="float" office:value="636.215" calcext:value-type="float">
            <text:p>636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81.802" calcext:value-type="float">
            <text:p>181.8</text:p>
          </table:table-cell>
          <table:table-cell table:style-name="ce40" office:value-type="float" office:value="124.164" calcext:value-type="float">
            <text:p>124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37.975" calcext:value-type="float">
            <text:p>1,638.0</text:p>
          </table:table-cell>
          <table:table-cell table:style-name="ce21" office:value-type="float" office:value="0.055" calcext:value-type="float">
            <text:p>0.1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3.057" calcext:value-type="float">
            <text:p>3.1</text:p>
          </table:table-cell>
          <table:table-cell table:style-name="ce21" office:value-type="float" office:value="1634.972" calcext:value-type="float">
            <text:p>1,635.0</text:p>
          </table:table-cell>
          <table:table-cell table:style-name="ce21" office:value-type="float" office:value="26.2" calcext:value-type="float">
            <text:p>26.2</text:p>
          </table:table-cell>
          <table:table-cell table:style-name="ce39" office:value-type="float" office:value="0.177" calcext:value-type="float">
            <text:p>0.2</text:p>
          </table:table-cell>
          <table:table-cell table:style-name="ce47" office:value-type="float" office:value="1144.071" calcext:value-type="float">
            <text:p>1,144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44.071" calcext:value-type="float">
            <text:p>1,144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64.525" calcext:value-type="float">
            <text:p>464.5</text:p>
          </table:table-cell>
          <table:table-cell table:style-name="ce39" office:value-type="float" office:value="0.051" calcext:value-type="float">
            <text:p>0.1</text:p>
          </table:table-cell>
          <table:table-cell table:number-columns-repeated="2" table:style-name="ce39" office:value-type="float" office:value="464.474" calcext:value-type="float">
            <text:p>464.5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2037.151" calcext:value-type="float">
            <text:p>12,037.2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2037.151" calcext:value-type="float">
            <text:p>12,037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037.151" calcext:value-type="float">
            <text:p>12,037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037.151" calcext:value-type="float">
            <text:p>12,037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358.17" calcext:value-type="float">
            <text:p>358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358.17" calcext:value-type="float">
            <text:p>358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673.991" calcext:value-type="float">
            <text:p>674.0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673.991" calcext:value-type="float">
            <text:p>674.0</text:p>
          </table:table-cell>
          <table:table-cell table:style-name="ce39" office:value-type="float" office:value="315.821" calcext:value-type="float">
            <text:p>315.8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0.871" calcext:value-type="float">
            <text:p>0.9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0.871" calcext:value-type="float">
            <text:p>0.9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.871" calcext:value-type="float">
            <text:p>0.9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0.871" calcext:value-type="float">
            <text:p>0.9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75.167" calcext:value-type="float">
            <text:p>75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75.167" calcext:value-type="float">
            <text:p>75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5.167" calcext:value-type="float">
            <text:p>75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5.167" calcext:value-type="float">
            <text:p>75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90.786" calcext:value-type="float">
            <text:p>890.8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1981.329" calcext:value-type="float">
            <text:p>21,981.3</text:p>
          </table:table-cell>
          <table:table-cell table:style-name="ce39" office:value-type="float" office:value="21090.542" calcext:value-type="float">
            <text:p>21,090.5</text:p>
          </table:table-cell>
          <table:table-cell table:style-name="ce39" office:value-type="float" office:value="1818.7" calcext:value-type="float">
            <text:p>1,818.7</text:p>
          </table:table-cell>
          <table:table-cell table:style-name="ce39" office:value-type="float" office:value="19271.842" calcext:value-type="float">
            <text:p>19,271.8</text:p>
          </table:table-cell>
          <table:table-cell table:style-name="ce39" office:value-type="float" office:value="10581.028" calcext:value-type="float">
            <text:p>10,581.0</text:p>
          </table:table-cell>
          <table:table-cell table:style-name="ce39" office:value-type="float" office:value="109.734" calcext:value-type="float">
            <text:p>109.7</text:p>
          </table:table-cell>
          <table:table-cell table:style-name="ce39" office:value-type="float" office:value="246.724" calcext:value-type="float">
            <text:p>246.7</text:p>
          </table:table-cell>
          <table:table-cell table:style-name="ce39" office:value-type="float" office:value="4219.026" calcext:value-type="float">
            <text:p>4,219.0</text:p>
          </table:table-cell>
          <table:table-cell table:style-name="ce39" office:value-type="float" office:value="4115.329" calcext:value-type="float">
            <text:p>4,115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3.182" calcext:value-type="float">
            <text:p>113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3.182" calcext:value-type="float">
            <text:p>113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3.182" calcext:value-type="float">
            <text:p>113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3.182" calcext:value-type="float">
            <text:p>113.2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395" calcext:value-type="float">
            <text:p>3.4</text:p>
          </table:table-cell>
          <table:table-cell table:style-name="ce39" office:value-type="float" office:value="109.787" calcext:value-type="float">
            <text:p>109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883.546" calcext:value-type="float">
            <text:p>1,883.5</text:p>
          </table:table-cell>
          <table:table-cell table:style-name="ce41" office:value-type="float" office:value="476.362" calcext:value-type="float">
            <text:p>476.4</text:p>
          </table:table-cell>
          <table:table-cell table:number-columns-repeated="2" table:style-name="ce41" office:value-type="float" office:value="1407.184" calcext:value-type="float">
            <text:p>1,407.2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98'.$A$1:.$Y$46" table:range-usable-as="print-range"/>
        </table:named-expressions>
      </table:table>
      <table:table table:name="99" table:style-name="ta6" table:print-ranges="'99'.A1:'99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99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0" calcext:value-type="float">
            <text:p>2010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2236.247" calcext:value-type="float">
            <text:p>42,236.2</text:p>
          </table:table-cell>
          <table:table-cell table:style-name="ce21" office:value-type="float" office:value="92.299" calcext:value-type="float">
            <text:p>92.3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162.643" calcext:value-type="float">
            <text:p>-162.6</text:p>
          </table:table-cell>
          <table:table-cell table:style-name="ce21" office:value-type="float" office:value="42306.591" calcext:value-type="float">
            <text:p>42,306.6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899.325" calcext:value-type="float">
            <text:p>899.3</text:p>
          </table:table-cell>
          <table:table-cell table:style-name="ce47" office:value-type="float" office:value="40503.128" calcext:value-type="float">
            <text:p>40,503.1</text:p>
          </table:table-cell>
          <table:table-cell table:style-name="ce39" office:value-type="float" office:value="9718.014" calcext:value-type="float">
            <text:p>9,718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0785.114" calcext:value-type="float">
            <text:p>30,785.1</text:p>
          </table:table-cell>
          <table:table-cell table:style-name="ce39" office:value-type="float" office:value="7052.692" calcext:value-type="float">
            <text:p>7,052.7</text:p>
          </table:table-cell>
          <table:table-cell table:style-name="ce39" office:value-type="float" office:value="7956.83" calcext:value-type="float">
            <text:p>7,956.8</text:p>
          </table:table-cell>
          <table:table-cell table:style-name="ce39" office:value-type="float" office:value="1038.474" calcext:value-type="float">
            <text:p>1,038.5</text:p>
          </table:table-cell>
          <table:table-cell table:number-columns-repeated="2" table:style-name="ce39" office:value-type="float" office:value="6597.349" calcext:value-type="float">
            <text:p>6,597.3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21.007" calcext:value-type="float">
            <text:p>321.0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319.994" calcext:value-type="float">
            <text:p>4,320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91.533" calcext:value-type="float">
            <text:p>-91.5</text:p>
          </table:table-cell>
          <table:table-cell table:style-name="ce22" office:value-type="float" office:value="4411.527" calcext:value-type="float">
            <text:p>4,411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79.655" calcext:value-type="float">
            <text:p>79.7</text:p>
          </table:table-cell>
          <table:table-cell table:style-name="ce48" office:value-type="float" office:value="4331.872" calcext:value-type="float">
            <text:p>4,331.9</text:p>
          </table:table-cell>
          <table:table-cell table:style-name="ce40" office:value-type="float" office:value="4331.872" calcext:value-type="float">
            <text:p>4,331.9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3676.129" calcext:value-type="float">
            <text:p>33,676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605.725" calcext:value-type="float">
            <text:p>-605.7</text:p>
          </table:table-cell>
          <table:table-cell table:style-name="ce22" office:value-type="float" office:value="34281.854" calcext:value-type="float">
            <text:p>34,281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248.908" calcext:value-type="float">
            <text:p>1,248.9</text:p>
          </table:table-cell>
          <table:table-cell table:style-name="ce48" office:value-type="float" office:value="28272.935" calcext:value-type="float">
            <text:p>28,272.9</text:p>
          </table:table-cell>
          <table:table-cell table:style-name="ce40" office:value-type="float" office:value="2017.726" calcext:value-type="float">
            <text:p>2,017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6255.209" calcext:value-type="float">
            <text:p>26,255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760.011" calcext:value-type="float">
            <text:p>4,760.0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760.011" calcext:value-type="float">
            <text:p>4,760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1.218" calcext:value-type="float">
            <text:p>111.2</text:p>
          </table:table-cell>
          <table:table-cell table:style-name="ce22" office:value-type="float" office:value="1.08" calcext:value-type="float">
            <text:p>1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.317" calcext:value-type="float">
            <text:p>-1.3</text:p>
          </table:table-cell>
          <table:table-cell table:style-name="ce22" office:value-type="float" office:value="111.456" calcext:value-type="float">
            <text:p>111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3.055" calcext:value-type="float">
            <text:p>-13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24.511" calcext:value-type="float">
            <text:p>124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9.32" calcext:value-type="float">
            <text:p>59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65.191" calcext:value-type="float">
            <text:p>65.2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977.646" calcext:value-type="float">
            <text:p>3,977.6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474.081" calcext:value-type="float">
            <text:p>474.1</text:p>
          </table:table-cell>
          <table:table-cell table:style-name="ce22" office:value-type="float" office:value="3503.565" calcext:value-type="float">
            <text:p>3,503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451.082" calcext:value-type="float">
            <text:p>-451.1</text:p>
          </table:table-cell>
          <table:table-cell table:style-name="ce48" office:value-type="float" office:value="3954.646" calcext:value-type="float">
            <text:p>3,954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954.646" calcext:value-type="float">
            <text:p>3,954.6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1.26" calcext:value-type="float">
            <text:p>151.3</text:p>
          </table:table-cell>
          <table:table-cell table:style-name="ce22" office:value-type="float" office:value="91.219" calcext:value-type="float">
            <text:p>91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61.852" calcext:value-type="float">
            <text:p>61.9</text:p>
          </table:table-cell>
          <table:table-cell table:style-name="ce22" office:value-type="float" office:value="-1.811" calcext:value-type="float">
            <text:p>-1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.819" calcext:value-type="float">
            <text:p>-2.8</text:p>
          </table:table-cell>
          <table:table-cell table:style-name="ce48" office:value-type="float" office:value="3368.416" calcext:value-type="float">
            <text:p>3,368.4</text:p>
          </table:table-cell>
          <table:table-cell table:style-name="ce40" office:value-type="float" office:value="3368.416" calcext:value-type="float">
            <text:p>3,368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159.909" calcext:value-type="float">
            <text:p>4,159.9</text:p>
          </table:table-cell>
          <table:table-cell table:style-name="ce40" office:value-type="float" office:value="792.501" calcext:value-type="float">
            <text:p>792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36.685" calcext:value-type="float">
            <text:p>536.7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55.816" calcext:value-type="float">
            <text:p>255.8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148" calcext:value-type="float">
            <text:p>0.1</text:p>
          </table:table-cell>
          <table:table-cell table:style-name="ce48" office:value-type="float" office:value="141.702" calcext:value-type="float">
            <text:p>141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41.702" calcext:value-type="float">
            <text:p>141.7</text:p>
          </table:table-cell>
          <table:table-cell table:style-name="ce40" office:value-type="float" office:value="1235.08" calcext:value-type="float">
            <text:p>1,235.1</text:p>
          </table:table-cell>
          <table:table-cell table:style-name="ce40" office:value-type="float" office:value="1093.229" calcext:value-type="float">
            <text:p>1,093.2</text:p>
          </table:table-cell>
          <table:table-cell table:style-name="ce40" office:value-type="float" office:value="255.091" calcext:value-type="float">
            <text:p>255.1</text:p>
          </table:table-cell>
          <table:table-cell table:number-columns-repeated="2" table:style-name="ce40" office:value-type="float" office:value="838.138" calcext:value-type="float">
            <text:p>838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1.694" calcext:value-type="float">
            <text:p>21.7</text:p>
          </table:table-cell>
          <table:table-cell table:style-name="ce48" office:value-type="float" office:value="361.97" calcext:value-type="float">
            <text:p>36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61.97" calcext:value-type="float">
            <text:p>362.0</text:p>
          </table:table-cell>
          <table:table-cell table:style-name="ce40" office:value-type="float" office:value="1466.324" calcext:value-type="float">
            <text:p>1,466.3</text:p>
          </table:table-cell>
          <table:table-cell table:style-name="ce40" office:value-type="float" office:value="1082.659" calcext:value-type="float">
            <text:p>1,082.7</text:p>
          </table:table-cell>
          <table:table-cell table:style-name="ce40" office:value-type="float" office:value="730.481" calcext:value-type="float">
            <text:p>730.5</text:p>
          </table:table-cell>
          <table:table-cell table:number-columns-repeated="2" table:style-name="ce40" office:value-type="float" office:value="352.178" calcext:value-type="float">
            <text:p>352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5.875" calcext:value-type="float">
            <text:p>15.9</text:p>
          </table:table-cell>
          <table:table-cell table:style-name="ce48" office:value-type="float" office:value="71.586" calcext:value-type="float">
            <text:p>71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71.586" calcext:value-type="float">
            <text:p>71.6</text:p>
          </table:table-cell>
          <table:table-cell table:style-name="ce40" office:value-type="float" office:value="191.38" calcext:value-type="float">
            <text:p>191.4</text:p>
          </table:table-cell>
          <table:table-cell table:style-name="ce40" office:value-type="float" office:value="103.919" calcext:value-type="float">
            <text:p>103.9</text:p>
          </table:table-cell>
          <table:table-cell table:style-name="ce40" office:value-type="float" office:value="52.902" calcext:value-type="float">
            <text:p>52.9</text:p>
          </table:table-cell>
          <table:table-cell table:number-columns-repeated="2" table:style-name="ce40" office:value-type="float" office:value="51.017" calcext:value-type="float">
            <text:p>51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68.567" calcext:value-type="float">
            <text:p>68.6</text:p>
          </table:table-cell>
          <table:table-cell table:style-name="ce21" office:value-type="float" office:value="71537.973" calcext:value-type="float">
            <text:p>71,538.0</text:p>
          </table:table-cell>
          <table:table-cell table:style-name="ce21" office:value-type="float" office:value="17982.651" calcext:value-type="float">
            <text:p>17,982.7</text:p>
          </table:table-cell>
          <table:table-cell table:style-name="ce21" office:value-type="float" office:value="1978.108" calcext:value-type="float">
            <text:p>1,978.1</text:p>
          </table:table-cell>
          <table:table-cell table:style-name="ce21" office:value-type="float" office:value="2199.044" calcext:value-type="float">
            <text:p>2,199.0</text:p>
          </table:table-cell>
          <table:table-cell table:style-name="ce21" office:value-type="float" office:value="12.02" calcext:value-type="float">
            <text:p>12.0</text:p>
          </table:table-cell>
          <table:table-cell table:style-name="ce21" office:value-type="float" office:value="49434.717" calcext:value-type="float">
            <text:p>49,434.7</text:p>
          </table:table-cell>
          <table:table-cell table:style-name="ce21" office:value-type="float" office:value="7033.828" calcext:value-type="float">
            <text:p>7,033.8</text:p>
          </table:table-cell>
          <table:table-cell table:style-name="ce39" office:value-type="float" office:value="-123.584" calcext:value-type="float">
            <text:p>-123.6</text:p>
          </table:table-cell>
          <table:table-cell table:style-name="ce47" office:value-type="float" office:value="54206.45" calcext:value-type="float">
            <text:p>54,206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1231.053" calcext:value-type="float">
            <text:p>51,231.1</text:p>
          </table:table-cell>
          <table:table-cell table:style-name="ce39" office:value-type="float" office:value="2975.397" calcext:value-type="float">
            <text:p>2,975.4</text:p>
          </table:table-cell>
          <table:table-cell table:style-name="ce39" office:value-type="float" office:value="59303.996" calcext:value-type="float">
            <text:p>59,304.0</text:p>
          </table:table-cell>
          <table:table-cell table:style-name="ce39" office:value-type="float" office:value="47622.018" calcext:value-type="float">
            <text:p>47,622.0</text:p>
          </table:table-cell>
          <table:table-cell table:style-name="ce39" office:value-type="float" office:value="2583.586" calcext:value-type="float">
            <text:p>2,583.6</text:p>
          </table:table-cell>
          <table:table-cell table:style-name="ce39" office:value-type="float" office:value="20555.261" calcext:value-type="float">
            <text:p>20,555.3</text:p>
          </table:table-cell>
          <table:table-cell table:style-name="ce39" office:value-type="float" office:value="4689.271" calcext:value-type="float">
            <text:p>4,689.3</text:p>
          </table:table-cell>
          <table:table-cell table:style-name="ce39" office:value-type="float" office:value="12997.878" calcext:value-type="float">
            <text:p>12,997.9</text:p>
          </table:table-cell>
          <table:table-cell table:style-name="ce39" office:value-type="float" office:value="400.913" calcext:value-type="float">
            <text:p>400.9</text:p>
          </table:table-cell>
          <table:table-cell table:style-name="ce39" office:value-type="float" office:value="1149.39" calcext:value-type="float">
            <text:p>1,149.4</text:p>
          </table:table-cell>
          <table:table-cell table:style-name="ce39" office:value-type="float" office:value="1317.81" calcext:value-type="float">
            <text:p>1,317.8</text:p>
          </table:table-cell>
          <table:table-cell table:style-name="ce39" office:value-type="float" office:value="24483.171" calcext:value-type="float">
            <text:p>24,483.2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14.229" calcext:value-type="float">
            <text:p>14.2</text:p>
          </table:table-cell>
          <table:table-cell table:style-name="ce22" office:value-type="float" office:value="50849.719" calcext:value-type="float">
            <text:p>50,849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74.268" calcext:value-type="float">
            <text:p>174.3</text:p>
          </table:table-cell>
          <table:table-cell table:style-name="ce22" office:value-type="float" office:value="50689.68" calcext:value-type="float">
            <text:p>50,689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60.001" calcext:value-type="float">
            <text:p>-160.0</text:p>
          </table:table-cell>
          <table:table-cell table:style-name="ce48" office:value-type="float" office:value="50849.681" calcext:value-type="float">
            <text:p>50,849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0849.681" calcext:value-type="float">
            <text:p>50,849.7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54.338" calcext:value-type="float">
            <text:p>54.3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54.338" calcext:value-type="float">
            <text:p>54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4.338" calcext:value-type="float">
            <text:p>54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4.338" calcext:value-type="float">
            <text:p>54.3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9.201" calcext:value-type="float">
            <text:p>19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9.201" calcext:value-type="float">
            <text:p>19.2</text:p>
          </table:table-cell>
          <table:table-cell table:style-name="ce40" office:value-type="float" office:value="1595.451" calcext:value-type="float">
            <text:p>1,595.5</text:p>
          </table:table-cell>
          <table:table-cell table:style-name="ce40" office:value-type="float" office:value="1576.25" calcext:value-type="float">
            <text:p>1,576.3</text:p>
          </table:table-cell>
          <table:table-cell table:style-name="ce40" office:value-type="float" office:value="1576.089" calcext:value-type="float">
            <text:p>1,576.1</text:p>
          </table:table-cell>
          <table:table-cell table:number-columns-repeated="2" table:style-name="ce40" office:value-type="float" office:value="0.161" calcext:value-type="float">
            <text:p>0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01.705" calcext:value-type="float">
            <text:p>1,201.7</text:p>
          </table:table-cell>
          <table:table-cell table:style-name="ce22" office:value-type="float" office:value="123.644" calcext:value-type="float">
            <text:p>123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4.292" calcext:value-type="float">
            <text:p>-24.3</text:p>
          </table:table-cell>
          <table:table-cell table:style-name="ce22" office:value-type="float" office:value="1102.353" calcext:value-type="float">
            <text:p>1,102.4</text:p>
          </table:table-cell>
          <table:table-cell table:style-name="ce22" office:value-type="float" office:value="175.534" calcext:value-type="float">
            <text:p>175.5</text:p>
          </table:table-cell>
          <table:table-cell table:style-name="ce40" office:value-type="float" office:value="5.538" calcext:value-type="float">
            <text:p>5.5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944.827" calcext:value-type="float">
            <text:p>1,944.8</text:p>
          </table:table-cell>
          <table:table-cell table:style-name="ce40" office:value-type="float" office:value="2866.108" calcext:value-type="float">
            <text:p>2,866.1</text:p>
          </table:table-cell>
          <table:table-cell table:style-name="ce40" office:value-type="float" office:value="56.298" calcext:value-type="float">
            <text:p>56.3</text:p>
          </table:table-cell>
          <table:table-cell table:style-name="ce40" office:value-type="float" office:value="2018.205" calcext:value-type="float">
            <text:p>2,018.2</text:p>
          </table:table-cell>
          <table:table-cell table:style-name="ce40" office:value-type="float" office:value="509.006" calcext:value-type="float">
            <text:p>509.0</text:p>
          </table:table-cell>
          <table:table-cell table:style-name="ce40" office:value-type="float" office:value="98.158" calcext:value-type="float">
            <text:p>98.2</text:p>
          </table:table-cell>
          <table:table-cell table:style-name="ce40" office:value-type="float" office:value="0.038" calcext:value-type="float">
            <text:p>0.0</text:p>
          </table:table-cell>
          <table:table-cell table:style-name="ce40" office:value-type="float" office:value="93.194" calcext:value-type="float">
            <text:p>93.2</text:p>
          </table:table-cell>
          <table:table-cell table:style-name="ce40" office:value-type="float" office:value="1317.81" calcext:value-type="float">
            <text:p>1,317.8</text:p>
          </table:table-cell>
          <table:table-cell table:style-name="ce40" office:value-type="float" office:value="791.605" calcext:value-type="float">
            <text:p>791.6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462.281" calcext:value-type="float">
            <text:p>14,462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53.151" calcext:value-type="float">
            <text:p>153.2</text:p>
          </table:table-cell>
          <table:table-cell table:style-name="ce22" office:value-type="float" office:value="14309.129" calcext:value-type="float">
            <text:p>14,309.1</text:p>
          </table:table-cell>
          <table:table-cell table:style-name="ce22" office:value-type="float" office:value="4078.218" calcext:value-type="float">
            <text:p>4,078.2</text:p>
          </table:table-cell>
          <table:table-cell table:style-name="ce40" office:value-type="float" office:value="-0.003" calcext:value-type="float">
            <text:p>-0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487.535" calcext:value-type="float">
            <text:p>9,487.5</text:p>
          </table:table-cell>
          <table:table-cell table:style-name="ce40" office:value-type="float" office:value="19718.45" calcext:value-type="float">
            <text:p>19,718.5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9718.45" calcext:value-type="float">
            <text:p>19,718.5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287.389" calcext:value-type="float">
            <text:p>4,287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76.688" calcext:value-type="float">
            <text:p>76.7</text:p>
          </table:table-cell>
          <table:table-cell table:style-name="ce22" office:value-type="float" office:value="-4364.077" calcext:value-type="float">
            <text:p>-4,364.1</text:p>
          </table:table-cell>
          <table:table-cell table:style-name="ce22" office:value-type="float" office:value="85.667" calcext:value-type="float">
            <text:p>85.7</text:p>
          </table:table-cell>
          <table:table-cell table:style-name="ce40" office:value-type="float" office:value="-42.426" calcext:value-type="float">
            <text:p>-42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2887.258" calcext:value-type="float">
            <text:p>12,887.3</text:p>
          </table:table-cell>
          <table:table-cell table:style-name="ce40" office:value-type="float" office:value="8479.941" calcext:value-type="float">
            <text:p>8,479.9</text:p>
          </table:table-cell>
          <table:table-cell table:style-name="ce40" office:value-type="float" office:value="4.26" calcext:value-type="float">
            <text:p>4.3</text:p>
          </table:table-cell>
          <table:table-cell table:style-name="ce40" office:value-type="float" office:value="8475.681" calcext:value-type="float">
            <text:p>8,475.7</text:p>
          </table:table-cell>
          <table:table-cell table:style-name="ce40" office:value-type="float" office:value="7.343" calcext:value-type="float">
            <text:p>7.3</text:p>
          </table:table-cell>
          <table:table-cell table:style-name="ce40" office:value-type="float" office:value="8418.173" calcext:value-type="float">
            <text:p>8,418.2</text:p>
          </table:table-cell>
          <table:table-cell table:style-name="ce40" office:value-type="float" office:value="7.807" calcext:value-type="float">
            <text:p>7.8</text:p>
          </table:table-cell>
          <table:table-cell table:style-name="ce40" office:value-type="float" office:value="42.357" calcext:value-type="float">
            <text:p>42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713.202" calcext:value-type="float">
            <text:p>1,713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99.044" calcext:value-type="float">
            <text:p>2,199.0</text:p>
          </table:table-cell>
          <table:table-cell table:style-name="ce22" office:value-type="float" office:value="10.787" calcext:value-type="float">
            <text:p>10.8</text:p>
          </table:table-cell>
          <table:table-cell table:style-name="ce22" office:value-type="float" office:value="-3923.033" calcext:value-type="float">
            <text:p>-3,923.0</text:p>
          </table:table-cell>
          <table:table-cell table:style-name="ce22" office:value-type="float" office:value="92.46" calcext:value-type="float">
            <text:p>92.5</text:p>
          </table:table-cell>
          <table:table-cell table:style-name="ce40" office:value-type="float" office:value="-6.633" calcext:value-type="float">
            <text:p>-6.6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251.344" calcext:value-type="float">
            <text:p>4,251.3</text:p>
          </table:table-cell>
          <table:table-cell table:style-name="ce40" office:value-type="float" office:value="242.484" calcext:value-type="float">
            <text:p>242.5</text:p>
          </table:table-cell>
          <table:table-cell table:style-name="ce40" office:value-type="float" office:value="0.005" calcext:value-type="float">
            <text:p>0.0</text:p>
          </table:table-cell>
          <table:table-cell table:style-name="ce40" office:value-type="float" office:value="242.479" calcext:value-type="float">
            <text:p>242.5</text:p>
          </table:table-cell>
          <table:table-cell table:style-name="ce40" office:value-type="float" office:value="1.39" calcext:value-type="float">
            <text:p>1.4</text:p>
          </table:table-cell>
          <table:table-cell table:style-name="ce40" office:value-type="float" office:value="85.692" calcext:value-type="float">
            <text:p>85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55.396" calcext:value-type="float">
            <text:p>155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0.35" calcext:value-type="float">
            <text:p>-0.4</text:p>
          </table:table-cell>
          <table:table-cell table:style-name="ce22" office:value-type="float" office:value="0.35" calcext:value-type="float">
            <text:p>0.4</text:p>
          </table:table-cell>
          <table:table-cell table:style-name="ce22" office:value-type="float" office:value="2.975" calcext:value-type="float">
            <text:p>3.0</text:p>
          </table:table-cell>
          <table:table-cell table:style-name="ce40" office:value-type="float" office:value="-9.889" calcext:value-type="float">
            <text:p>-9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7.265" calcext:value-type="float">
            <text:p>7.3</text:p>
          </table:table-cell>
          <table:table-cell table:style-name="ce40" office:value-type="float" office:value="0.003" calcext:value-type="float">
            <text:p>0.0</text:p>
          </table:table-cell>
          <table:table-cell table:style-name="ce40" office:value-type="float" office:value="7.262" calcext:value-type="float">
            <text:p>7.3</text:p>
          </table:table-cell>
          <table:table-cell table:style-name="ce40" office:value-type="float" office:value="0.013" calcext:value-type="float">
            <text:p>0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0.002" calcext:value-type="float">
            <text:p>0.0</text:p>
          </table:table-cell>
          <table:table-cell table:style-name="ce40" office:value-type="float" office:value="7.247" calcext:value-type="float">
            <text:p>7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9598.22" calcext:value-type="float">
            <text:p>9,598.2</text:p>
          </table:table-cell>
          <table:table-cell table:style-name="ce22" office:value-type="float" office:value="165.504" calcext:value-type="float">
            <text:p>165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28.08" calcext:value-type="float">
            <text:p>-128.1</text:p>
          </table:table-cell>
          <table:table-cell table:style-name="ce22" office:value-type="float" office:value="-9635.644" calcext:value-type="float">
            <text:p>-9,635.6</text:p>
          </table:table-cell>
          <table:table-cell table:style-name="ce22" office:value-type="float" office:value="245.219" calcext:value-type="float">
            <text:p>245.2</text:p>
          </table:table-cell>
          <table:table-cell table:style-name="ce40" office:value-type="float" office:value="-105.684" calcext:value-type="float">
            <text:p>-105.7</text:p>
          </table:table-cell>
          <table:table-cell table:style-name="ce48" office:value-type="float" office:value="63.632" calcext:value-type="float">
            <text:p>63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3.632" calcext:value-type="float">
            <text:p>63.6</text:p>
          </table:table-cell>
          <table:table-cell table:style-name="ce40" office:value-type="float" office:value="14959.17" calcext:value-type="float">
            <text:p>14,959.2</text:p>
          </table:table-cell>
          <table:table-cell table:style-name="ce40" office:value-type="float" office:value="5120.358" calcext:value-type="float">
            <text:p>5,120.4</text:p>
          </table:table-cell>
          <table:table-cell table:style-name="ce40" office:value-type="float" office:value="32.345" calcext:value-type="float">
            <text:p>32.3</text:p>
          </table:table-cell>
          <table:table-cell table:style-name="ce40" office:value-type="float" office:value="5088.014" calcext:value-type="float">
            <text:p>5,088.0</text:p>
          </table:table-cell>
          <table:table-cell table:style-name="ce40" office:value-type="float" office:value="143.428" calcext:value-type="float">
            <text:p>143.4</text:p>
          </table:table-cell>
          <table:table-cell table:style-name="ce40" office:value-type="float" office:value="4198.714" calcext:value-type="float">
            <text:p>4,198.7</text:p>
          </table:table-cell>
          <table:table-cell table:style-name="ce40" office:value-type="float" office:value="370.005" calcext:value-type="float">
            <text:p>370.0</text:p>
          </table:table-cell>
          <table:table-cell table:style-name="ce40" office:value-type="float" office:value="375.866" calcext:value-type="float">
            <text:p>375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556.533" calcext:value-type="float">
            <text:p>2,556.5</text:p>
          </table:table-cell>
          <table:table-cell table:style-name="ce22" office:value-type="float" office:value="810.483" calcext:value-type="float">
            <text:p>810.5</text:p>
          </table:table-cell>
          <table:table-cell table:style-name="ce22" office:value-type="float" office:value="1810.854" calcext:value-type="float">
            <text:p>1,810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0.784" calcext:value-type="float">
            <text:p>60.8</text:p>
          </table:table-cell>
          <table:table-cell table:style-name="ce22" office:value-type="float" office:value="-125.588" calcext:value-type="float">
            <text:p>-125.6</text:p>
          </table:table-cell>
          <table:table-cell table:style-name="ce22" office:value-type="float" office:value="1966.213" calcext:value-type="float">
            <text:p>1,966.2</text:p>
          </table:table-cell>
          <table:table-cell table:style-name="ce40" office:value-type="float" office:value="195.515" calcext:value-type="float">
            <text:p>195.5</text:p>
          </table:table-cell>
          <table:table-cell table:style-name="ce48" office:value-type="float" office:value="2342.857" calcext:value-type="float">
            <text:p>2,342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342.857" calcext:value-type="float">
            <text:p>2,342.9</text:p>
          </table:table-cell>
          <table:table-cell table:style-name="ce40" office:value-type="float" office:value="9781.161" calcext:value-type="float">
            <text:p>9,781.2</text:p>
          </table:table-cell>
          <table:table-cell table:style-name="ce40" office:value-type="float" office:value="5150.988" calcext:value-type="float">
            <text:p>5,151.0</text:p>
          </table:table-cell>
          <table:table-cell table:style-name="ce40" office:value-type="float" office:value="442.251" calcext:value-type="float">
            <text:p>442.3</text:p>
          </table:table-cell>
          <table:table-cell table:style-name="ce40" office:value-type="float" office:value="4708.737" calcext:value-type="float">
            <text:p>4,708.7</text:p>
          </table:table-cell>
          <table:table-cell table:style-name="ce40" office:value-type="float" office:value="4013.206" calcext:value-type="float">
            <text:p>4,013.2</text:p>
          </table:table-cell>
          <table:table-cell table:style-name="ce40" office:value-type="float" office:value="197.14" calcext:value-type="float">
            <text:p>197.1</text:p>
          </table:table-cell>
          <table:table-cell table:style-name="ce40" office:value-type="float" office:value="23.061" calcext:value-type="float">
            <text:p>23.1</text:p>
          </table:table-cell>
          <table:table-cell table:style-name="ce40" office:value-type="float" office:value="475.329" calcext:value-type="float">
            <text:p>475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02.524" calcext:value-type="float">
            <text:p>302.5</text:p>
          </table:table-cell>
          <table:table-cell table:style-name="ce22" office:value-type="float" office:value="632.943" calcext:value-type="float">
            <text:p>632.9</text:p>
          </table:table-cell>
          <table:table-cell table:style-name="ce22" office:value-type="float" office:value="0.144" calcext:value-type="float">
            <text:p>0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0.402" calcext:value-type="float">
            <text:p>0.4</text:p>
          </table:table-cell>
          <table:table-cell table:style-name="ce22" office:value-type="float" office:value="-330.965" calcext:value-type="float">
            <text:p>-331.0</text:p>
          </table:table-cell>
          <table:table-cell table:style-name="ce22" office:value-type="float" office:value="28.675" calcext:value-type="float">
            <text:p>28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779.565" calcext:value-type="float">
            <text:p>779.6</text:p>
          </table:table-cell>
          <table:table-cell table:style-name="ce40" office:value-type="float" office:value="419.924" calcext:value-type="float">
            <text:p>419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19.924" calcext:value-type="float">
            <text:p>419.9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7.012" calcext:value-type="float">
            <text:p>17.0</text:p>
          </table:table-cell>
          <table:table-cell table:style-name="ce22" office:value-type="float" office:value="379.276" calcext:value-type="float">
            <text:p>379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4.497" calcext:value-type="float">
            <text:p>-14.5</text:p>
          </table:table-cell>
          <table:table-cell table:style-name="ce22" office:value-type="float" office:value="-347.767" calcext:value-type="float">
            <text:p>-347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02.112" calcext:value-type="float">
            <text:p>802.1</text:p>
          </table:table-cell>
          <table:table-cell table:style-name="ce40" office:value-type="float" office:value="454.346" calcext:value-type="float">
            <text:p>454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54.346" calcext:value-type="float">
            <text:p>454.3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93.042" calcext:value-type="float">
            <text:p>1,393.0</text:p>
          </table:table-cell>
          <table:table-cell table:style-name="ce22" office:value-type="float" office:value="68.784" calcext:value-type="float">
            <text:p>68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.377" calcext:value-type="float">
            <text:p>-3.4</text:p>
          </table:table-cell>
          <table:table-cell table:style-name="ce22" office:value-type="float" office:value="1327.635" calcext:value-type="float">
            <text:p>1,327.6</text:p>
          </table:table-cell>
          <table:table-cell table:style-name="ce22" office:value-type="float" office:value="1.132" calcext:value-type="float">
            <text:p>1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8.416" calcext:value-type="float">
            <text:p>98.4</text:p>
          </table:table-cell>
          <table:table-cell table:style-name="ce40" office:value-type="float" office:value="1424.919" calcext:value-type="float">
            <text:p>1,424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424.919" calcext:value-type="float">
            <text:p>1,424.9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4.251" calcext:value-type="float">
            <text:p>44.3</text:p>
          </table:table-cell>
          <table:table-cell table:style-name="ce22" office:value-type="float" office:value="240.881" calcext:value-type="float">
            <text:p>240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68.426" calcext:value-type="float">
            <text:p>-68.4</text:p>
          </table:table-cell>
          <table:table-cell table:style-name="ce22" office:value-type="float" office:value="-128.204" calcext:value-type="float">
            <text:p>-128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48.245" calcext:value-type="float">
            <text:p>548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48.245" calcext:value-type="float">
            <text:p>548.2</text:p>
          </table:table-cell>
          <table:table-cell table:style-name="ce40" office:value-type="float" office:value="1187.863" calcext:value-type="float">
            <text:p>1,187.9</text:p>
          </table:table-cell>
          <table:table-cell table:style-name="ce40" office:value-type="float" office:value="511.413" calcext:value-type="float">
            <text:p>511.4</text:p>
          </table:table-cell>
          <table:table-cell table:style-name="ce40" office:value-type="float" office:value="468.566" calcext:value-type="float">
            <text:p>468.6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42.847" calcext:value-type="float">
            <text:p>42.8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10.906" calcext:value-type="float">
            <text:p>710.9</text:p>
          </table:table-cell>
          <table:table-cell table:style-name="ce22" office:value-type="float" office:value="127.829" calcext:value-type="float">
            <text:p>127.8</text:p>
          </table:table-cell>
          <table:table-cell table:style-name="ce22" office:value-type="float" office:value="1.605" calcext:value-type="float">
            <text:p>1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25.037" calcext:value-type="float">
            <text:p>-225.0</text:p>
          </table:table-cell>
          <table:table-cell table:style-name="ce22" office:value-type="float" office:value="806.509" calcext:value-type="float">
            <text:p>806.5</text:p>
          </table:table-cell>
          <table:table-cell table:style-name="ce22" office:value-type="float" office:value="357.736" calcext:value-type="float">
            <text:p>357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28.496" calcext:value-type="float">
            <text:p>328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27.034" calcext:value-type="float">
            <text:p>327.0</text:p>
          </table:table-cell>
          <table:table-cell table:style-name="ce40" office:value-type="float" office:value="1.462" calcext:value-type="float">
            <text:p>1.5</text:p>
          </table:table-cell>
          <table:table-cell table:style-name="ce40" office:value-type="float" office:value="1529.294" calcext:value-type="float">
            <text:p>1,529.3</text:p>
          </table:table-cell>
          <table:table-cell table:style-name="ce40" office:value-type="float" office:value="1649.571" calcext:value-type="float">
            <text:p>1,649.6</text:p>
          </table:table-cell>
          <table:table-cell table:style-name="ce40" office:value-type="float" office:value="3.769" calcext:value-type="float">
            <text:p>3.8</text:p>
          </table:table-cell>
          <table:table-cell table:number-columns-repeated="2" table:style-name="ce40" office:value-type="float" office:value="14.722" calcext:value-type="float">
            <text:p>14.7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631.08" calcext:value-type="float">
            <text:p>1,631.1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263.289" calcext:value-type="float">
            <text:p>263.3</text:p>
          </table:table-cell>
          <table:table-cell table:style-name="ce21" office:value-type="float" office:value="14525.826" calcext:value-type="float">
            <text:p>14,525.8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60.515" calcext:value-type="float">
            <text:p>60.5</text:p>
          </table:table-cell>
          <table:table-cell table:style-name="ce21" office:value-type="float" office:value="14728.6" calcext:value-type="float">
            <text:p>14,728.6</text:p>
          </table:table-cell>
          <table:table-cell table:style-name="ce21" office:value-type="float" office:value="15486.714" calcext:value-type="float">
            <text:p>15,486.7</text:p>
          </table:table-cell>
          <table:table-cell table:style-name="ce39" office:value-type="float" office:value="-119.556" calcext:value-type="float">
            <text:p>-119.6</text:p>
          </table:table-cell>
          <table:table-cell table:style-name="ce47" office:value-type="float" office:value="11664.965" calcext:value-type="float">
            <text:p>11,665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23.941" calcext:value-type="float">
            <text:p>23.9</text:p>
          </table:table-cell>
          <table:table-cell table:style-name="ce39" office:value-type="float" office:value="11641.024" calcext:value-type="float">
            <text:p>11,641.0</text:p>
          </table:table-cell>
          <table:table-cell table:style-name="ce39" office:value-type="float" office:value="15329.178" calcext:value-type="float">
            <text:p>15,329.2</text:p>
          </table:table-cell>
          <table:table-cell table:style-name="ce39" office:value-type="float" office:value="3025.655" calcext:value-type="float">
            <text:p>3,025.7</text:p>
          </table:table-cell>
          <table:table-cell table:style-name="ce39" office:value-type="float" office:value="591.131" calcext:value-type="float">
            <text:p>591.1</text:p>
          </table:table-cell>
          <table:table-cell table:style-name="ce39" office:value-type="float" office:value="2434.524" calcext:value-type="float">
            <text:p>2,434.5</text:p>
          </table:table-cell>
          <table:table-cell table:style-name="ce39" office:value-type="float" office:value="1143.079" calcext:value-type="float">
            <text:p>1,143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475.857" calcext:value-type="float">
            <text:p>475.9</text:p>
          </table:table-cell>
          <table:table-cell table:style-name="ce39" office:value-type="float" office:value="815.588" calcext:value-type="float">
            <text:p>815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263.289" calcext:value-type="float">
            <text:p>263.3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39.511" calcext:value-type="float">
            <text:p>39.5</text:p>
          </table:table-cell>
          <table:table-cell table:style-name="ce22" office:value-type="float" office:value="223.778" calcext:value-type="float">
            <text:p>223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221" calcext:value-type="float">
            <text:p>-0.2</text:p>
          </table:table-cell>
          <table:table-cell table:style-name="ce48" office:value-type="float" office:value="1.473" calcext:value-type="float">
            <text:p>1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473" calcext:value-type="float">
            <text:p>1.5</text:p>
          </table:table-cell>
          <table:table-cell table:style-name="ce40" office:value-type="float" office:value="1058.129" calcext:value-type="float">
            <text:p>1,058.1</text:p>
          </table:table-cell>
          <table:table-cell table:style-name="ce40" office:value-type="float" office:value="1280.655" calcext:value-type="float">
            <text:p>1,280.7</text:p>
          </table:table-cell>
          <table:table-cell table:style-name="ce40" office:value-type="float" office:value="2.099" calcext:value-type="float">
            <text:p>2.1</text:p>
          </table:table-cell>
          <table:table-cell table:style-name="ce40" office:value-type="float" office:value="1278.555" calcext:value-type="float">
            <text:p>1,278.6</text:p>
          </table:table-cell>
          <table:table-cell table:style-name="ce40" office:value-type="float" office:value="300.731" calcext:value-type="float">
            <text:p>300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49.571" calcext:value-type="float">
            <text:p>249.6</text:p>
          </table:table-cell>
          <table:table-cell table:style-name="ce40" office:value-type="float" office:value="728.253" calcext:value-type="float">
            <text:p>728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525.826" calcext:value-type="float">
            <text:p>14,525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1.004" calcext:value-type="float">
            <text:p>21.0</text:p>
          </table:table-cell>
          <table:table-cell table:style-name="ce22" office:value-type="float" office:value="14504.822" calcext:value-type="float">
            <text:p>14,504.8</text:p>
          </table:table-cell>
          <table:table-cell table:style-name="ce22" office:value-type="float" office:value="15486.714" calcext:value-type="float">
            <text:p>15,486.7</text:p>
          </table:table-cell>
          <table:table-cell table:style-name="ce40" office:value-type="float" office:value="-119.335" calcext:value-type="float">
            <text:p>-119.3</text:p>
          </table:table-cell>
          <table:table-cell table:style-name="ce48" office:value-type="float" office:value="11663.492" calcext:value-type="float">
            <text:p>11,663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3.941" calcext:value-type="float">
            <text:p>23.9</text:p>
          </table:table-cell>
          <table:table-cell table:style-name="ce40" office:value-type="float" office:value="11639.551" calcext:value-type="float">
            <text:p>11,639.6</text:p>
          </table:table-cell>
          <table:table-cell table:style-name="ce40" office:value-type="float" office:value="14271.049" calcext:value-type="float">
            <text:p>14,271.0</text:p>
          </table:table-cell>
          <table:table-cell table:style-name="ce40" office:value-type="float" office:value="1745.001" calcext:value-type="float">
            <text:p>1,745.0</text:p>
          </table:table-cell>
          <table:table-cell table:style-name="ce40" office:value-type="float" office:value="589.032" calcext:value-type="float">
            <text:p>589.0</text:p>
          </table:table-cell>
          <table:table-cell table:style-name="ce40" office:value-type="float" office:value="1155.969" calcext:value-type="float">
            <text:p>1,156.0</text:p>
          </table:table-cell>
          <table:table-cell table:style-name="ce40" office:value-type="float" office:value="842.347" calcext:value-type="float">
            <text:p>842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26.286" calcext:value-type="float">
            <text:p>226.3</text:p>
          </table:table-cell>
          <table:table-cell table:style-name="ce40" office:value-type="float" office:value="87.336" calcext:value-type="float">
            <text:p>87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706.76" calcext:value-type="float">
            <text:p>1,706.8</text:p>
          </table:table-cell>
          <table:table-cell table:style-name="ce21" office:value-type="float" office:value="0.126" calcext:value-type="float">
            <text:p>0.1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704.186" calcext:value-type="float">
            <text:p>1,704.2</text:p>
          </table:table-cell>
          <table:table-cell table:style-name="ce21" office:value-type="float" office:value="38.179" calcext:value-type="float">
            <text:p>38.2</text:p>
          </table:table-cell>
          <table:table-cell table:style-name="ce39" office:value-type="float" office:value="0.14" calcext:value-type="float">
            <text:p>0.1</text:p>
          </table:table-cell>
          <table:table-cell table:style-name="ce47" office:value-type="float" office:value="1152.765" calcext:value-type="float">
            <text:p>1,152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52.765" calcext:value-type="float">
            <text:p>1,152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13.102" calcext:value-type="float">
            <text:p>513.1</text:p>
          </table:table-cell>
          <table:table-cell table:style-name="ce39" office:value-type="float" office:value="0.151" calcext:value-type="float">
            <text:p>0.2</text:p>
          </table:table-cell>
          <table:table-cell table:number-columns-repeated="2" table:style-name="ce39" office:value-type="float" office:value="512.951" calcext:value-type="float">
            <text:p>513.0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2053.818" calcext:value-type="float">
            <text:p>12,053.8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2053.818" calcext:value-type="float">
            <text:p>12,053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053.818" calcext:value-type="float">
            <text:p>12,053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053.818" calcext:value-type="float">
            <text:p>12,053.8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400.77" calcext:value-type="float">
            <text:p>400.8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400.77" calcext:value-type="float">
            <text:p>400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693.265" calcext:value-type="float">
            <text:p>693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693.265" calcext:value-type="float">
            <text:p>693.3</text:p>
          </table:table-cell>
          <table:table-cell table:style-name="ce39" office:value-type="float" office:value="292.495" calcext:value-type="float">
            <text:p>292.5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2.076" calcext:value-type="float">
            <text:p>2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2.076" calcext:value-type="float">
            <text:p>2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2.076" calcext:value-type="float">
            <text:p>2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2.076" calcext:value-type="float">
            <text:p>2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98.072" calcext:value-type="float">
            <text:p>98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98.072" calcext:value-type="float">
            <text:p>98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98.072" calcext:value-type="float">
            <text:p>98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98.072" calcext:value-type="float">
            <text:p>98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922.263" calcext:value-type="float">
            <text:p>922.3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3607.847" calcext:value-type="float">
            <text:p>23,607.8</text:p>
          </table:table-cell>
          <table:table-cell table:style-name="ce39" office:value-type="float" office:value="22685.585" calcext:value-type="float">
            <text:p>22,685.6</text:p>
          </table:table-cell>
          <table:table-cell table:style-name="ce39" office:value-type="float" office:value="1817.901" calcext:value-type="float">
            <text:p>1,817.9</text:p>
          </table:table-cell>
          <table:table-cell table:style-name="ce39" office:value-type="float" office:value="20867.684" calcext:value-type="float">
            <text:p>20,867.7</text:p>
          </table:table-cell>
          <table:table-cell table:style-name="ce39" office:value-type="float" office:value="11968.065" calcext:value-type="float">
            <text:p>11,968.1</text:p>
          </table:table-cell>
          <table:table-cell table:style-name="ce39" office:value-type="float" office:value="114.102" calcext:value-type="float">
            <text:p>114.1</text:p>
          </table:table-cell>
          <table:table-cell table:style-name="ce39" office:value-type="float" office:value="249.93" calcext:value-type="float">
            <text:p>249.9</text:p>
          </table:table-cell>
          <table:table-cell table:style-name="ce39" office:value-type="float" office:value="4385.822" calcext:value-type="float">
            <text:p>4,385.8</text:p>
          </table:table-cell>
          <table:table-cell table:style-name="ce39" office:value-type="float" office:value="4149.767" calcext:value-type="float">
            <text:p>4,149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4.308" calcext:value-type="float">
            <text:p>114.3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4.308" calcext:value-type="float">
            <text:p>114.3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4.308" calcext:value-type="float">
            <text:p>114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4.308" calcext:value-type="float">
            <text:p>114.3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429" calcext:value-type="float">
            <text:p>3.4</text:p>
          </table:table-cell>
          <table:table-cell table:style-name="ce39" office:value-type="float" office:value="110.879" calcext:value-type="float">
            <text:p>110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2081.599" calcext:value-type="float">
            <text:p>2,081.6</text:p>
          </table:table-cell>
          <table:table-cell table:style-name="ce41" office:value-type="float" office:value="520.475" calcext:value-type="float">
            <text:p>520.5</text:p>
          </table:table-cell>
          <table:table-cell table:number-columns-repeated="2" table:style-name="ce41" office:value-type="float" office:value="1561.125" calcext:value-type="float">
            <text:p>1,561.1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99'.$A$1:.$Y$46" table:range-usable-as="print-range"/>
        </table:named-expressions>
      </table:table>
      <table:table table:name="100" table:style-name="ta7" table:print-ranges="'100'.A1:'100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0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1" calcext:value-type="float">
            <text:p>2011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4001.434" calcext:value-type="float">
            <text:p>44,001.4</text:p>
          </table:table-cell>
          <table:table-cell table:style-name="ce21" office:value-type="float" office:value="78.297" calcext:value-type="float">
            <text:p>78.3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69.888" calcext:value-type="float">
            <text:p>69.9</text:p>
          </table:table-cell>
          <table:table-cell table:style-name="ce21" office:value-type="float" office:value="43853.249" calcext:value-type="float">
            <text:p>43,853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461.055" calcext:value-type="float">
            <text:p>461.1</text:p>
          </table:table-cell>
          <table:table-cell table:style-name="ce47" office:value-type="float" office:value="42206.881" calcext:value-type="float">
            <text:p>42,206.9</text:p>
          </table:table-cell>
          <table:table-cell table:style-name="ce39" office:value-type="float" office:value="10818.859" calcext:value-type="float">
            <text:p>10,818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388.022" calcext:value-type="float">
            <text:p>31,388.0</text:p>
          </table:table-cell>
          <table:table-cell table:style-name="ce39" office:value-type="float" office:value="7366.088" calcext:value-type="float">
            <text:p>7,366.1</text:p>
          </table:table-cell>
          <table:table-cell table:style-name="ce39" office:value-type="float" office:value="8551.4" calcext:value-type="float">
            <text:p>8,551.4</text:p>
          </table:table-cell>
          <table:table-cell table:style-name="ce39" office:value-type="float" office:value="1095.329" calcext:value-type="float">
            <text:p>1,095.3</text:p>
          </table:table-cell>
          <table:table-cell table:number-columns-repeated="2" table:style-name="ce39" office:value-type="float" office:value="7184.623" calcext:value-type="float">
            <text:p>7,184.6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271.448" calcext:value-type="float">
            <text:p>271.4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720.448" calcext:value-type="float">
            <text:p>4,720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22.212" calcext:value-type="float">
            <text:p>122.2</text:p>
          </table:table-cell>
          <table:table-cell table:style-name="ce22" office:value-type="float" office:value="4598.237" calcext:value-type="float">
            <text:p>4,598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84.954" calcext:value-type="float">
            <text:p>-85.0</text:p>
          </table:table-cell>
          <table:table-cell table:style-name="ce48" office:value-type="float" office:value="4683.191" calcext:value-type="float">
            <text:p>4,683.2</text:p>
          </table:table-cell>
          <table:table-cell table:style-name="ce40" office:value-type="float" office:value="4683.191" calcext:value-type="float">
            <text:p>4,683.2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834.942" calcext:value-type="float">
            <text:p>31,834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0.56" calcext:value-type="float">
            <text:p>0.6</text:p>
          </table:table-cell>
          <table:table-cell table:style-name="ce22" office:value-type="float" office:value="31834.382" calcext:value-type="float">
            <text:p>31,834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626.2" calcext:value-type="float">
            <text:p>626.2</text:p>
          </table:table-cell>
          <table:table-cell table:style-name="ce48" office:value-type="float" office:value="25907.637" calcext:value-type="float">
            <text:p>25,907.6</text:p>
          </table:table-cell>
          <table:table-cell table:style-name="ce40" office:value-type="float" office:value="2496.76" calcext:value-type="float">
            <text:p>2,496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3410.877" calcext:value-type="float">
            <text:p>23,410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300.545" calcext:value-type="float">
            <text:p>5,300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300.545" calcext:value-type="float">
            <text:p>5,300.5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95.855" calcext:value-type="float">
            <text:p>295.9</text:p>
          </table:table-cell>
          <table:table-cell table:style-name="ce22" office:value-type="float" office:value="0.823" calcext:value-type="float">
            <text:p>0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.921" calcext:value-type="float">
            <text:p>-1.9</text:p>
          </table:table-cell>
          <table:table-cell table:style-name="ce22" office:value-type="float" office:value="296.953" calcext:value-type="float">
            <text:p>297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74.269" calcext:value-type="float">
            <text:p>-74.3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71.222" calcext:value-type="float">
            <text:p>371.2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296.56" calcext:value-type="float">
            <text:p>296.6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74.662" calcext:value-type="float">
            <text:p>74.7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069.953" calcext:value-type="float">
            <text:p>7,070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35.248" calcext:value-type="float">
            <text:p>-35.2</text:p>
          </table:table-cell>
          <table:table-cell table:style-name="ce22" office:value-type="float" office:value="7105.201" calcext:value-type="float">
            <text:p>7,105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42.52" calcext:value-type="float">
            <text:p>-42.5</text:p>
          </table:table-cell>
          <table:table-cell table:style-name="ce48" office:value-type="float" office:value="7147.721" calcext:value-type="float">
            <text:p>7,147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7147.721" calcext:value-type="float">
            <text:p>7,147.7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0.236" calcext:value-type="float">
            <text:p>80.2</text:p>
          </table:table-cell>
          <table:table-cell table:style-name="ce22" office:value-type="float" office:value="77.474" calcext:value-type="float">
            <text:p>77.5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5.714" calcext:value-type="float">
            <text:p>-15.7</text:p>
          </table:table-cell>
          <table:table-cell table:style-name="ce22" office:value-type="float" office:value="18.476" calcext:value-type="float">
            <text:p>18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5.295" calcext:value-type="float">
            <text:p>5.3</text:p>
          </table:table-cell>
          <table:table-cell table:style-name="ce48" office:value-type="float" office:value="3638.908" calcext:value-type="float">
            <text:p>3,638.9</text:p>
          </table:table-cell>
          <table:table-cell table:style-name="ce40" office:value-type="float" office:value="3638.908" calcext:value-type="float">
            <text:p>3,638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235.984" calcext:value-type="float">
            <text:p>4,236.0</text:p>
          </table:table-cell>
          <table:table-cell table:style-name="ce40" office:value-type="float" office:value="610.257" calcext:value-type="float">
            <text:p>610.3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13.471" calcext:value-type="float">
            <text:p>413.5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96.786" calcext:value-type="float">
            <text:p>196.8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736" calcext:value-type="float">
            <text:p>1.7</text:p>
          </table:table-cell>
          <table:table-cell table:style-name="ce48" office:value-type="float" office:value="218.195" calcext:value-type="float">
            <text:p>218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18.195" calcext:value-type="float">
            <text:p>218.2</text:p>
          </table:table-cell>
          <table:table-cell table:style-name="ce40" office:value-type="float" office:value="1248.996" calcext:value-type="float">
            <text:p>1,249.0</text:p>
          </table:table-cell>
          <table:table-cell table:style-name="ce40" office:value-type="float" office:value="1029.064" calcext:value-type="float">
            <text:p>1,029.1</text:p>
          </table:table-cell>
          <table:table-cell table:style-name="ce40" office:value-type="float" office:value="220.258" calcext:value-type="float">
            <text:p>220.3</text:p>
          </table:table-cell>
          <table:table-cell table:number-columns-repeated="2" table:style-name="ce40" office:value-type="float" office:value="808.807" calcext:value-type="float">
            <text:p>808.8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6.676" calcext:value-type="float">
            <text:p>26.7</text:p>
          </table:table-cell>
          <table:table-cell table:style-name="ce48" office:value-type="float" office:value="508.154" calcext:value-type="float">
            <text:p>508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08.154" calcext:value-type="float">
            <text:p>508.2</text:p>
          </table:table-cell>
          <table:table-cell table:style-name="ce40" office:value-type="float" office:value="1643.761" calcext:value-type="float">
            <text:p>1,643.8</text:p>
          </table:table-cell>
          <table:table-cell table:style-name="ce40" office:value-type="float" office:value="1108.93" calcext:value-type="float">
            <text:p>1,108.9</text:p>
          </table:table-cell>
          <table:table-cell table:style-name="ce40" office:value-type="float" office:value="811.541" calcext:value-type="float">
            <text:p>811.5</text:p>
          </table:table-cell>
          <table:table-cell table:number-columns-repeated="2" table:style-name="ce40" office:value-type="float" office:value="297.389" calcext:value-type="float">
            <text:p>297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.89" calcext:value-type="float">
            <text:p>2.9</text:p>
          </table:table-cell>
          <table:table-cell table:style-name="ce48" office:value-type="float" office:value="103.075" calcext:value-type="float">
            <text:p>103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03.075" calcext:value-type="float">
            <text:p>103.1</text:p>
          </table:table-cell>
          <table:table-cell table:style-name="ce40" office:value-type="float" office:value="237.347" calcext:value-type="float">
            <text:p>237.3</text:p>
          </table:table-cell>
          <table:table-cell table:style-name="ce40" office:value-type="float" office:value="131.382" calcext:value-type="float">
            <text:p>131.4</text:p>
          </table:table-cell>
          <table:table-cell table:style-name="ce40" office:value-type="float" office:value="63.531" calcext:value-type="float">
            <text:p>63.5</text:p>
          </table:table-cell>
          <table:table-cell table:number-columns-repeated="2" table:style-name="ce40" office:value-type="float" office:value="67.851" calcext:value-type="float">
            <text:p>67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63.542" calcext:value-type="float">
            <text:p>63.5</text:p>
          </table:table-cell>
          <table:table-cell table:style-name="ce21" office:value-type="float" office:value="63943.394" calcext:value-type="float">
            <text:p>63,943.4</text:p>
          </table:table-cell>
          <table:table-cell table:style-name="ce21" office:value-type="float" office:value="15464.699" calcext:value-type="float">
            <text:p>15,464.7</text:p>
          </table:table-cell>
          <table:table-cell table:style-name="ce21" office:value-type="float" office:value="1809.453" calcext:value-type="float">
            <text:p>1,809.5</text:p>
          </table:table-cell>
          <table:table-cell table:style-name="ce21" office:value-type="float" office:value="2193.5" calcext:value-type="float">
            <text:p>2,193.5</text:p>
          </table:table-cell>
          <table:table-cell table:style-name="ce21" office:value-type="float" office:value="-1334.466" calcext:value-type="float">
            <text:p>-1,334.5</text:p>
          </table:table-cell>
          <table:table-cell table:style-name="ce21" office:value-type="float" office:value="45873.751" calcext:value-type="float">
            <text:p>45,873.8</text:p>
          </table:table-cell>
          <table:table-cell table:style-name="ce21" office:value-type="float" office:value="6673.063" calcext:value-type="float">
            <text:p>6,673.1</text:p>
          </table:table-cell>
          <table:table-cell table:style-name="ce39" office:value-type="float" office:value="53.381" calcext:value-type="float">
            <text:p>53.4</text:p>
          </table:table-cell>
          <table:table-cell table:style-name="ce47" office:value-type="float" office:value="49949.93" calcext:value-type="float">
            <text:p>49,949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7415.516" calcext:value-type="float">
            <text:p>47,415.5</text:p>
          </table:table-cell>
          <table:table-cell table:style-name="ce39" office:value-type="float" office:value="2534.414" calcext:value-type="float">
            <text:p>2,534.4</text:p>
          </table:table-cell>
          <table:table-cell table:style-name="ce39" office:value-type="float" office:value="54819.057" calcext:value-type="float">
            <text:p>54,819.1</text:p>
          </table:table-cell>
          <table:table-cell table:style-name="ce39" office:value-type="float" office:value="44016.433" calcext:value-type="float">
            <text:p>44,016.4</text:p>
          </table:table-cell>
          <table:table-cell table:style-name="ce39" office:value-type="float" office:value="2245.06" calcext:value-type="float">
            <text:p>2,245.1</text:p>
          </table:table-cell>
          <table:table-cell table:style-name="ce39" office:value-type="float" office:value="20087.132" calcext:value-type="float">
            <text:p>20,087.1</text:p>
          </table:table-cell>
          <table:table-cell table:style-name="ce39" office:value-type="float" office:value="4122.775" calcext:value-type="float">
            <text:p>4,122.8</text:p>
          </table:table-cell>
          <table:table-cell table:style-name="ce39" office:value-type="float" office:value="13177.965" calcext:value-type="float">
            <text:p>13,178.0</text:p>
          </table:table-cell>
          <table:table-cell table:style-name="ce39" office:value-type="float" office:value="405.317" calcext:value-type="float">
            <text:p>405.3</text:p>
          </table:table-cell>
          <table:table-cell table:style-name="ce39" office:value-type="float" office:value="1082.561" calcext:value-type="float">
            <text:p>1,082.6</text:p>
          </table:table-cell>
          <table:table-cell table:style-name="ce39" office:value-type="float" office:value="1298.515" calcext:value-type="float">
            <text:p>1,298.5</text:p>
          </table:table-cell>
          <table:table-cell table:style-name="ce39" office:value-type="float" office:value="21684.241" calcext:value-type="float">
            <text:p>21,684.2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11.344" calcext:value-type="float">
            <text:p>11.3</text:p>
          </table:table-cell>
          <table:table-cell table:style-name="ce22" office:value-type="float" office:value="46129.15" calcext:value-type="float">
            <text:p>46,129.2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811.171" calcext:value-type="float">
            <text:p>-811.2</text:p>
          </table:table-cell>
          <table:table-cell table:style-name="ce22" office:value-type="float" office:value="46951.665" calcext:value-type="float">
            <text:p>46,951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3.531" calcext:value-type="float">
            <text:p>23.5</text:p>
          </table:table-cell>
          <table:table-cell table:style-name="ce48" office:value-type="float" office:value="46928.134" calcext:value-type="float">
            <text:p>46,928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6928.134" calcext:value-type="float">
            <text:p>46,928.1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52.198" calcext:value-type="float">
            <text:p>52.2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52.198" calcext:value-type="float">
            <text:p>52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52.198" calcext:value-type="float">
            <text:p>52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2.198" calcext:value-type="float">
            <text:p>52.2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7.518" calcext:value-type="float">
            <text:p>7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7.518" calcext:value-type="float">
            <text:p>7.5</text:p>
          </table:table-cell>
          <table:table-cell table:style-name="ce40" office:value-type="float" office:value="1450.382" calcext:value-type="float">
            <text:p>1,450.4</text:p>
          </table:table-cell>
          <table:table-cell table:style-name="ce40" office:value-type="float" office:value="1442.864" calcext:value-type="float">
            <text:p>1,442.9</text:p>
          </table:table-cell>
          <table:table-cell table:style-name="ce40" office:value-type="float" office:value="1442.62" calcext:value-type="float">
            <text:p>1,442.6</text:p>
          </table:table-cell>
          <table:table-cell table:number-columns-repeated="2" table:style-name="ce40" office:value-type="float" office:value="0.243" calcext:value-type="float">
            <text:p>0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97.429" calcext:value-type="float">
            <text:p>1,497.4</text:p>
          </table:table-cell>
          <table:table-cell table:style-name="ce22" office:value-type="float" office:value="40.853" calcext:value-type="float">
            <text:p>40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7.198" calcext:value-type="float">
            <text:p>47.2</text:p>
          </table:table-cell>
          <table:table-cell table:style-name="ce22" office:value-type="float" office:value="1409.378" calcext:value-type="float">
            <text:p>1,409.4</text:p>
          </table:table-cell>
          <table:table-cell table:style-name="ce22" office:value-type="float" office:value="89.266" calcext:value-type="float">
            <text:p>89.3</text:p>
          </table:table-cell>
          <table:table-cell table:style-name="ce40" office:value-type="float" office:value="-0.039" calcext:value-type="float">
            <text:p>-0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624.946" calcext:value-type="float">
            <text:p>1,624.9</text:p>
          </table:table-cell>
          <table:table-cell table:style-name="ce40" office:value-type="float" office:value="2945.098" calcext:value-type="float">
            <text:p>2,945.1</text:p>
          </table:table-cell>
          <table:table-cell table:style-name="ce40" office:value-type="float" office:value="51.925" calcext:value-type="float">
            <text:p>51.9</text:p>
          </table:table-cell>
          <table:table-cell table:style-name="ce40" office:value-type="float" office:value="1878.313" calcext:value-type="float">
            <text:p>1,878.3</text:p>
          </table:table-cell>
          <table:table-cell table:style-name="ce40" office:value-type="float" office:value="405.125" calcext:value-type="float">
            <text:p>405.1</text:p>
          </table:table-cell>
          <table:table-cell table:style-name="ce40" office:value-type="float" office:value="94.688" calcext:value-type="float">
            <text:p>94.7</text:p>
          </table:table-cell>
          <table:table-cell table:style-name="ce40" office:value-type="float" office:value="0.027" calcext:value-type="float">
            <text:p>0.0</text:p>
          </table:table-cell>
          <table:table-cell table:style-name="ce40" office:value-type="float" office:value="79.959" calcext:value-type="float">
            <text:p>80.0</text:p>
          </table:table-cell>
          <table:table-cell table:style-name="ce40" office:value-type="float" office:value="1298.515" calcext:value-type="float">
            <text:p>1,298.5</text:p>
          </table:table-cell>
          <table:table-cell table:style-name="ce40" office:value-type="float" office:value="1014.859" calcext:value-type="float">
            <text:p>1,014.9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213.783" calcext:value-type="float">
            <text:p>12,213.8</text:p>
          </table:table-cell>
          <table:table-cell table:style-name="ce22" office:value-type="float" office:value="0.056" calcext:value-type="float">
            <text:p>0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2.418" calcext:value-type="float">
            <text:p>42.4</text:p>
          </table:table-cell>
          <table:table-cell table:style-name="ce22" office:value-type="float" office:value="12171.309" calcext:value-type="float">
            <text:p>12,171.3</text:p>
          </table:table-cell>
          <table:table-cell table:style-name="ce22" office:value-type="float" office:value="3775.726" calcext:value-type="float">
            <text:p>3,775.7</text:p>
          </table:table-cell>
          <table:table-cell table:style-name="ce40" office:value-type="float" office:value="304.805" calcext:value-type="float">
            <text:p>304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678.537" calcext:value-type="float">
            <text:p>8,678.5</text:p>
          </table:table-cell>
          <table:table-cell table:style-name="ce40" office:value-type="float" office:value="16769.314" calcext:value-type="float">
            <text:p>16,769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6769.314" calcext:value-type="float">
            <text:p>16,769.3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6.295" calcext:value-type="float">
            <text:p>66.3</text:p>
          </table:table-cell>
          <table:table-cell table:style-name="ce22" office:value-type="float" office:value="3107.784" calcext:value-type="float">
            <text:p>3,107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32.136" calcext:value-type="float">
            <text:p>-132.1</text:p>
          </table:table-cell>
          <table:table-cell table:style-name="ce22" office:value-type="float" office:value="-2909.354" calcext:value-type="float">
            <text:p>-2,909.4</text:p>
          </table:table-cell>
          <table:table-cell table:style-name="ce22" office:value-type="float" office:value="67.149" calcext:value-type="float">
            <text:p>67.1</text:p>
          </table:table-cell>
          <table:table-cell table:style-name="ce40" office:value-type="float" office:value="-61.771" calcext:value-type="float">
            <text:p>-61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1502.431" calcext:value-type="float">
            <text:p>11,502.4</text:p>
          </table:table-cell>
          <table:table-cell table:style-name="ce40" office:value-type="float" office:value="8587.699" calcext:value-type="float">
            <text:p>8,587.7</text:p>
          </table:table-cell>
          <table:table-cell table:style-name="ce40" office:value-type="float" office:value="4.053" calcext:value-type="float">
            <text:p>4.1</text:p>
          </table:table-cell>
          <table:table-cell table:style-name="ce40" office:value-type="float" office:value="8583.645" calcext:value-type="float">
            <text:p>8,583.6</text:p>
          </table:table-cell>
          <table:table-cell table:style-name="ce40" office:value-type="float" office:value="19.711" calcext:value-type="float">
            <text:p>19.7</text:p>
          </table:table-cell>
          <table:table-cell table:style-name="ce40" office:value-type="float" office:value="8517.631" calcext:value-type="float">
            <text:p>8,517.6</text:p>
          </table:table-cell>
          <table:table-cell table:style-name="ce40" office:value-type="float" office:value="8.421" calcext:value-type="float">
            <text:p>8.4</text:p>
          </table:table-cell>
          <table:table-cell table:style-name="ce40" office:value-type="float" office:value="37.881" calcext:value-type="float">
            <text:p>37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4.34" calcext:value-type="float">
            <text:p>44.3</text:p>
          </table:table-cell>
          <table:table-cell table:style-name="ce22" office:value-type="float" office:value="1244.268" calcext:value-type="float">
            <text:p>1,244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93.5" calcext:value-type="float">
            <text:p>2,193.5</text:p>
          </table:table-cell>
          <table:table-cell table:style-name="ce22" office:value-type="float" office:value="-52.668" calcext:value-type="float">
            <text:p>-52.7</text:p>
          </table:table-cell>
          <table:table-cell table:style-name="ce22" office:value-type="float" office:value="-3340.76" calcext:value-type="float">
            <text:p>-3,340.8</text:p>
          </table:table-cell>
          <table:table-cell table:style-name="ce22" office:value-type="float" office:value="52.364" calcext:value-type="float">
            <text:p>52.4</text:p>
          </table:table-cell>
          <table:table-cell table:style-name="ce40" office:value-type="float" office:value="115.198" calcext:value-type="float">
            <text:p>115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3751.671" calcext:value-type="float">
            <text:p>3,751.7</text:p>
          </table:table-cell>
          <table:table-cell table:style-name="ce40" office:value-type="float" office:value="243.348" calcext:value-type="float">
            <text:p>243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43.348" calcext:value-type="float">
            <text:p>243.3</text:p>
          </table:table-cell>
          <table:table-cell table:style-name="ce40" office:value-type="float" office:value="1.449" calcext:value-type="float">
            <text:p>1.4</text:p>
          </table:table-cell>
          <table:table-cell table:style-name="ce40" office:value-type="float" office:value="95.567" calcext:value-type="float">
            <text:p>95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46.332" calcext:value-type="float">
            <text:p>146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1.369" calcext:value-type="float">
            <text:p>-1.4</text:p>
          </table:table-cell>
          <table:table-cell table:style-name="ce22" office:value-type="float" office:value="1.369" calcext:value-type="float">
            <text:p>1.4</text:p>
          </table:table-cell>
          <table:table-cell table:style-name="ce22" office:value-type="float" office:value="0.001" calcext:value-type="float">
            <text:p>0.0</text:p>
          </table:table-cell>
          <table:table-cell table:style-name="ce40" office:value-type="float" office:value="-4.781" calcext:value-type="float">
            <text:p>-4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6.148" calcext:value-type="float">
            <text:p>6.1</text:p>
          </table:table-cell>
          <table:table-cell table:style-name="ce40" office:value-type="float" office:value="0.002" calcext:value-type="float">
            <text:p>0.0</text:p>
          </table:table-cell>
          <table:table-cell table:style-name="ce40" office:value-type="float" office:value="6.146" calcext:value-type="float">
            <text:p>6.1</text:p>
          </table:table-cell>
          <table:table-cell table:style-name="ce40" office:value-type="float" office:value="0.006" calcext:value-type="float">
            <text:p>0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0.003" calcext:value-type="float">
            <text:p>0.0</text:p>
          </table:table-cell>
          <table:table-cell table:style-name="ce40" office:value-type="float" office:value="6.138" calcext:value-type="float">
            <text:p>6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8531.41" calcext:value-type="float">
            <text:p>8,531.4</text:p>
          </table:table-cell>
          <table:table-cell table:style-name="ce22" office:value-type="float" office:value="152.417" calcext:value-type="float">
            <text:p>152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0.144" calcext:value-type="float">
            <text:p>70.1</text:p>
          </table:table-cell>
          <table:table-cell table:style-name="ce22" office:value-type="float" office:value="-8753.971" calcext:value-type="float">
            <text:p>-8,754.0</text:p>
          </table:table-cell>
          <table:table-cell table:style-name="ce22" office:value-type="float" office:value="291.447" calcext:value-type="float">
            <text:p>291.4</text:p>
          </table:table-cell>
          <table:table-cell table:style-name="ce40" office:value-type="float" office:value="-216.144" calcext:value-type="float">
            <text:p>-216.1</text:p>
          </table:table-cell>
          <table:table-cell table:style-name="ce48" office:value-type="float" office:value="54.017" calcext:value-type="float">
            <text:p>54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4.017" calcext:value-type="float">
            <text:p>54.0</text:p>
          </table:table-cell>
          <table:table-cell table:style-name="ce40" office:value-type="float" office:value="14087.268" calcext:value-type="float">
            <text:p>14,087.3</text:p>
          </table:table-cell>
          <table:table-cell table:style-name="ce40" office:value-type="float" office:value="5203.977" calcext:value-type="float">
            <text:p>5,204.0</text:p>
          </table:table-cell>
          <table:table-cell table:style-name="ce40" office:value-type="float" office:value="30.119" calcext:value-type="float">
            <text:p>30.1</text:p>
          </table:table-cell>
          <table:table-cell table:style-name="ce40" office:value-type="float" office:value="5173.859" calcext:value-type="float">
            <text:p>5,173.9</text:p>
          </table:table-cell>
          <table:table-cell table:style-name="ce40" office:value-type="float" office:value="141.879" calcext:value-type="float">
            <text:p>141.9</text:p>
          </table:table-cell>
          <table:table-cell table:style-name="ce40" office:value-type="float" office:value="4292.036" calcext:value-type="float">
            <text:p>4,292.0</text:p>
          </table:table-cell>
          <table:table-cell table:style-name="ce40" office:value-type="float" office:value="370.104" calcext:value-type="float">
            <text:p>370.1</text:p>
          </table:table-cell>
          <table:table-cell table:style-name="ce40" office:value-type="float" office:value="369.84" calcext:value-type="float">
            <text:p>369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10.454" calcext:value-type="float">
            <text:p>1,510.5</text:p>
          </table:table-cell>
          <table:table-cell table:style-name="ce22" office:value-type="float" office:value="1027.3" calcext:value-type="float">
            <text:p>1,027.3</text:p>
          </table:table-cell>
          <table:table-cell table:style-name="ce22" office:value-type="float" office:value="1656.93" calcext:value-type="float">
            <text:p>1,656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63.28" calcext:value-type="float">
            <text:p>-263.3</text:p>
          </table:table-cell>
          <table:table-cell table:style-name="ce22" office:value-type="float" office:value="-910.496" calcext:value-type="float">
            <text:p>-910.5</text:p>
          </table:table-cell>
          <table:table-cell table:style-name="ce22" office:value-type="float" office:value="1923.57" calcext:value-type="float">
            <text:p>1,923.6</text:p>
          </table:table-cell>
          <table:table-cell table:style-name="ce40" office:value-type="float" office:value="-107.418" calcext:value-type="float">
            <text:p>-107.4</text:p>
          </table:table-cell>
          <table:table-cell table:style-name="ce48" office:value-type="float" office:value="2066.293" calcext:value-type="float">
            <text:p>2,066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066.293" calcext:value-type="float">
            <text:p>2,066.3</text:p>
          </table:table-cell>
          <table:table-cell table:style-name="ce40" office:value-type="float" office:value="9305.647" calcext:value-type="float">
            <text:p>9,305.6</text:p>
          </table:table-cell>
          <table:table-cell table:style-name="ce40" office:value-type="float" office:value="4512.706" calcext:value-type="float">
            <text:p>4,512.7</text:p>
          </table:table-cell>
          <table:table-cell table:style-name="ce40" office:value-type="float" office:value="325.595" calcext:value-type="float">
            <text:p>325.6</text:p>
          </table:table-cell>
          <table:table-cell table:style-name="ce40" office:value-type="float" office:value="4187.111" calcext:value-type="float">
            <text:p>4,187.1</text:p>
          </table:table-cell>
          <table:table-cell table:style-name="ce40" office:value-type="float" office:value="3539.896" calcext:value-type="float">
            <text:p>3,539.9</text:p>
          </table:table-cell>
          <table:table-cell table:style-name="ce40" office:value-type="float" office:value="178.043" calcext:value-type="float">
            <text:p>178.0</text:p>
          </table:table-cell>
          <table:table-cell table:style-name="ce40" office:value-type="float" office:value="26.762" calcext:value-type="float">
            <text:p>26.8</text:p>
          </table:table-cell>
          <table:table-cell table:style-name="ce40" office:value-type="float" office:value="442.411" calcext:value-type="float">
            <text:p>442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64.201" calcext:value-type="float">
            <text:p>264.2</text:p>
          </table:table-cell>
          <table:table-cell table:style-name="ce22" office:value-type="float" office:value="781.861" calcext:value-type="float">
            <text:p>781.9</text:p>
          </table:table-cell>
          <table:table-cell table:style-name="ce22" office:value-type="float" office:value="0.106" calcext:value-type="float">
            <text:p>0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6.642" calcext:value-type="float">
            <text:p>86.6</text:p>
          </table:table-cell>
          <table:table-cell table:style-name="ce22" office:value-type="float" office:value="-604.409" calcext:value-type="float">
            <text:p>-604.4</text:p>
          </table:table-cell>
          <table:table-cell table:style-name="ce22" office:value-type="float" office:value="25.942" calcext:value-type="float">
            <text:p>25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70.313" calcext:value-type="float">
            <text:p>1,070.3</text:p>
          </table:table-cell>
          <table:table-cell table:style-name="ce40" office:value-type="float" office:value="439.962" calcext:value-type="float">
            <text:p>440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39.962" calcext:value-type="float">
            <text:p>440.0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.954" calcext:value-type="float">
            <text:p>24.0</text:p>
          </table:table-cell>
          <table:table-cell table:style-name="ce22" office:value-type="float" office:value="279.001" calcext:value-type="float">
            <text:p>279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1.31" calcext:value-type="float">
            <text:p>-11.3</text:p>
          </table:table-cell>
          <table:table-cell table:style-name="ce22" office:value-type="float" office:value="-243.737" calcext:value-type="float">
            <text:p>-243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721.238" calcext:value-type="float">
            <text:p>721.2</text:p>
          </table:table-cell>
          <table:table-cell table:style-name="ce40" office:value-type="float" office:value="477.501" calcext:value-type="float">
            <text:p>477.5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77.501" calcext:value-type="float">
            <text:p>477.5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36.45" calcext:value-type="float">
            <text:p>1,236.5</text:p>
          </table:table-cell>
          <table:table-cell table:style-name="ce22" office:value-type="float" office:value="141.858" calcext:value-type="float">
            <text:p>141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0.739" calcext:value-type="float">
            <text:p>0.7</text:p>
          </table:table-cell>
          <table:table-cell table:style-name="ce22" office:value-type="float" office:value="1093.853" calcext:value-type="float">
            <text:p>1,093.9</text:p>
          </table:table-cell>
          <table:table-cell table:style-name="ce22" office:value-type="float" office:value="1.06" calcext:value-type="float">
            <text:p>1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1.137" calcext:value-type="float">
            <text:p>91.1</text:p>
          </table:table-cell>
          <table:table-cell table:style-name="ce40" office:value-type="float" office:value="1183.93" calcext:value-type="float">
            <text:p>1,183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183.93" calcext:value-type="float">
            <text:p>1,183.9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5.73" calcext:value-type="float">
            <text:p>45.7</text:p>
          </table:table-cell>
          <table:table-cell table:style-name="ce22" office:value-type="float" office:value="193.652" calcext:value-type="float">
            <text:p>193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.998" calcext:value-type="float">
            <text:p>3.0</text:p>
          </table:table-cell>
          <table:table-cell table:style-name="ce22" office:value-type="float" office:value="-150.92" calcext:value-type="float">
            <text:p>-150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01.085" calcext:value-type="float">
            <text:p>401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01.085" calcext:value-type="float">
            <text:p>401.1</text:p>
          </table:table-cell>
          <table:table-cell table:style-name="ce40" office:value-type="float" office:value="965.125" calcext:value-type="float">
            <text:p>965.1</text:p>
          </table:table-cell>
          <table:table-cell table:style-name="ce40" office:value-type="float" office:value="413.12" calcext:value-type="float">
            <text:p>413.1</text:p>
          </table:table-cell>
          <table:table-cell table:style-name="ce40" office:value-type="float" office:value="373.169" calcext:value-type="float">
            <text:p>373.2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39.951" calcext:value-type="float">
            <text:p>40.0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911.608" calcext:value-type="float">
            <text:p>911.6</text:p>
          </table:table-cell>
          <table:table-cell table:style-name="ce22" office:value-type="float" office:value="116.655" calcext:value-type="float">
            <text:p>116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12.672" calcext:value-type="float">
            <text:p>-312.7</text:p>
          </table:table-cell>
          <table:table-cell table:style-name="ce22" office:value-type="float" office:value="1107.625" calcext:value-type="float">
            <text:p>1,107.6</text:p>
          </table:table-cell>
          <table:table-cell table:style-name="ce22" office:value-type="float" office:value="446.537" calcext:value-type="float">
            <text:p>446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40.685" calcext:value-type="float">
            <text:p>440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35.184" calcext:value-type="float">
            <text:p>435.2</text:p>
          </table:table-cell>
          <table:table-cell table:style-name="ce40" office:value-type="float" office:value="5.501" calcext:value-type="float">
            <text:p>5.5</text:p>
          </table:table-cell>
          <table:table-cell table:style-name="ce40" office:value-type="float" office:value="1570.362" calcext:value-type="float">
            <text:p>1,570.4</text:p>
          </table:table-cell>
          <table:table-cell table:style-name="ce40" office:value-type="float" office:value="1790.765" calcext:value-type="float">
            <text:p>1,790.8</text:p>
          </table:table-cell>
          <table:table-cell table:style-name="ce40" office:value-type="float" office:value="17.577" calcext:value-type="float">
            <text:p>17.6</text:p>
          </table:table-cell>
          <table:table-cell table:number-columns-repeated="2" table:style-name="ce40" office:value-type="float" office:value="14.466" calcext:value-type="float">
            <text:p>14.5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758.723" calcext:value-type="float">
            <text:p>1,758.7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293.473" calcext:value-type="float">
            <text:p>293.5</text:p>
          </table:table-cell>
          <table:table-cell table:style-name="ce21" office:value-type="float" office:value="15964.665" calcext:value-type="float">
            <text:p>15,964.7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33.558" calcext:value-type="float">
            <text:p>33.6</text:p>
          </table:table-cell>
          <table:table-cell table:style-name="ce21" office:value-type="float" office:value="16224.58" calcext:value-type="float">
            <text:p>16,224.6</text:p>
          </table:table-cell>
          <table:table-cell table:style-name="ce21" office:value-type="float" office:value="17084.154" calcext:value-type="float">
            <text:p>17,084.2</text:p>
          </table:table-cell>
          <table:table-cell table:style-name="ce39" office:value-type="float" office:value="473.027" calcext:value-type="float">
            <text:p>473.0</text:p>
          </table:table-cell>
          <table:table-cell table:style-name="ce47" office:value-type="float" office:value="12645.013" calcext:value-type="float">
            <text:p>12,645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4.787" calcext:value-type="float">
            <text:p>34.8</text:p>
          </table:table-cell>
          <table:table-cell table:style-name="ce39" office:value-type="float" office:value="12610.226" calcext:value-type="float">
            <text:p>12,610.2</text:p>
          </table:table-cell>
          <table:table-cell table:style-name="ce39" office:value-type="float" office:value="17362.645" calcext:value-type="float">
            <text:p>17,362.6</text:p>
          </table:table-cell>
          <table:table-cell table:style-name="ce39" office:value-type="float" office:value="3385.031" calcext:value-type="float">
            <text:p>3,385.0</text:p>
          </table:table-cell>
          <table:table-cell table:style-name="ce39" office:value-type="float" office:value="728.385" calcext:value-type="float">
            <text:p>728.4</text:p>
          </table:table-cell>
          <table:table-cell table:style-name="ce39" office:value-type="float" office:value="2656.646" calcext:value-type="float">
            <text:p>2,656.6</text:p>
          </table:table-cell>
          <table:table-cell table:style-name="ce39" office:value-type="float" office:value="1434.074" calcext:value-type="float">
            <text:p>1,434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418.869" calcext:value-type="float">
            <text:p>418.9</text:p>
          </table:table-cell>
          <table:table-cell table:style-name="ce39" office:value-type="float" office:value="803.704" calcext:value-type="float">
            <text:p>803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293.473" calcext:value-type="float">
            <text:p>293.5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41.982" calcext:value-type="float">
            <text:p>42.0</text:p>
          </table:table-cell>
          <table:table-cell table:style-name="ce22" office:value-type="float" office:value="251.491" calcext:value-type="float">
            <text:p>251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355" calcext:value-type="float">
            <text:p>0.4</text:p>
          </table:table-cell>
          <table:table-cell table:style-name="ce48" office:value-type="float" office:value="2.126" calcext:value-type="float">
            <text:p>2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.126" calcext:value-type="float">
            <text:p>2.1</text:p>
          </table:table-cell>
          <table:table-cell table:style-name="ce40" office:value-type="float" office:value="1111.065" calcext:value-type="float">
            <text:p>1,111.1</text:p>
          </table:table-cell>
          <table:table-cell table:style-name="ce40" office:value-type="float" office:value="1360.076" calcext:value-type="float">
            <text:p>1,360.1</text:p>
          </table:table-cell>
          <table:table-cell table:style-name="ce40" office:value-type="float" office:value="2.078" calcext:value-type="float">
            <text:p>2.1</text:p>
          </table:table-cell>
          <table:table-cell table:style-name="ce40" office:value-type="float" office:value="1357.997" calcext:value-type="float">
            <text:p>1,358.0</text:p>
          </table:table-cell>
          <table:table-cell table:style-name="ce40" office:value-type="float" office:value="342.313" calcext:value-type="float">
            <text:p>342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63.853" calcext:value-type="float">
            <text:p>263.9</text:p>
          </table:table-cell>
          <table:table-cell table:style-name="ce40" office:value-type="float" office:value="751.832" calcext:value-type="float">
            <text:p>751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964.665" calcext:value-type="float">
            <text:p>15,964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8.424" calcext:value-type="float">
            <text:p>-8.4</text:p>
          </table:table-cell>
          <table:table-cell table:style-name="ce22" office:value-type="float" office:value="15973.089" calcext:value-type="float">
            <text:p>15,973.1</text:p>
          </table:table-cell>
          <table:table-cell table:style-name="ce22" office:value-type="float" office:value="17084.154" calcext:value-type="float">
            <text:p>17,084.2</text:p>
          </table:table-cell>
          <table:table-cell table:style-name="ce40" office:value-type="float" office:value="472.672" calcext:value-type="float">
            <text:p>472.7</text:p>
          </table:table-cell>
          <table:table-cell table:style-name="ce48" office:value-type="float" office:value="12642.888" calcext:value-type="float">
            <text:p>12,642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4.787" calcext:value-type="float">
            <text:p>34.8</text:p>
          </table:table-cell>
          <table:table-cell table:style-name="ce40" office:value-type="float" office:value="12608.101" calcext:value-type="float">
            <text:p>12,608.1</text:p>
          </table:table-cell>
          <table:table-cell table:style-name="ce40" office:value-type="float" office:value="16251.58" calcext:value-type="float">
            <text:p>16,251.6</text:p>
          </table:table-cell>
          <table:table-cell table:style-name="ce40" office:value-type="float" office:value="2024.955" calcext:value-type="float">
            <text:p>2,025.0</text:p>
          </table:table-cell>
          <table:table-cell table:style-name="ce40" office:value-type="float" office:value="726.307" calcext:value-type="float">
            <text:p>726.3</text:p>
          </table:table-cell>
          <table:table-cell table:style-name="ce40" office:value-type="float" office:value="1298.649" calcext:value-type="float">
            <text:p>1,298.6</text:p>
          </table:table-cell>
          <table:table-cell table:style-name="ce40" office:value-type="float" office:value="1091.761" calcext:value-type="float">
            <text:p>1,091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5.016" calcext:value-type="float">
            <text:p>155.0</text:p>
          </table:table-cell>
          <table:table-cell table:style-name="ce40" office:value-type="float" office:value="51.872" calcext:value-type="float">
            <text:p>51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732.319" calcext:value-type="float">
            <text:p>1,732.3</text:p>
          </table:table-cell>
          <table:table-cell table:style-name="ce21" office:value-type="float" office:value="0.068" calcext:value-type="float">
            <text:p>0.1</text:p>
          </table:table-cell>
          <table:table-cell table:style-name="ce21" office:value-type="float" office:value="1.07" calcext:value-type="float">
            <text:p>1.1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2.468" calcext:value-type="float">
            <text:p>2.5</text:p>
          </table:table-cell>
          <table:table-cell table:style-name="ce21" office:value-type="float" office:value="1728.849" calcext:value-type="float">
            <text:p>1,728.8</text:p>
          </table:table-cell>
          <table:table-cell table:style-name="ce21" office:value-type="float" office:value="48.6" calcext:value-type="float">
            <text:p>48.6</text:p>
          </table:table-cell>
          <table:table-cell table:style-name="ce39" office:value-type="float" office:value="0.998" calcext:value-type="float">
            <text:p>1.0</text:p>
          </table:table-cell>
          <table:table-cell table:style-name="ce47" office:value-type="float" office:value="1190.738" calcext:value-type="float">
            <text:p>1,190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90.738" calcext:value-type="float">
            <text:p>1,190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88.513" calcext:value-type="float">
            <text:p>488.5</text:p>
          </table:table-cell>
          <table:table-cell table:style-name="ce39" office:value-type="float" office:value="0.102" calcext:value-type="float">
            <text:p>0.1</text:p>
          </table:table-cell>
          <table:table-cell table:number-columns-repeated="2" table:style-name="ce39" office:value-type="float" office:value="488.411" calcext:value-type="float">
            <text:p>488.4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2195.064" calcext:value-type="float">
            <text:p>12,195.1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2195.064" calcext:value-type="float">
            <text:p>12,195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195.064" calcext:value-type="float">
            <text:p>12,195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195.064" calcext:value-type="float">
            <text:p>12,195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382.196" calcext:value-type="float">
            <text:p>382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382.196" calcext:value-type="float">
            <text:p>382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659.509" calcext:value-type="float">
            <text:p>659.5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659.509" calcext:value-type="float">
            <text:p>659.5</text:p>
          </table:table-cell>
          <table:table-cell table:style-name="ce39" office:value-type="float" office:value="277.313" calcext:value-type="float">
            <text:p>277.3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5.888" calcext:value-type="float">
            <text:p>5.9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.888" calcext:value-type="float">
            <text:p>5.9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5.888" calcext:value-type="float">
            <text:p>5.9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5.888" calcext:value-type="float">
            <text:p>5.9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42.634" calcext:value-type="float">
            <text:p>142.6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42.634" calcext:value-type="float">
            <text:p>142.6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42.634" calcext:value-type="float">
            <text:p>142.6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42.634" calcext:value-type="float">
            <text:p>142.6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963.273" calcext:value-type="float">
            <text:p>963.3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4095.959" calcext:value-type="float">
            <text:p>24,096.0</text:p>
          </table:table-cell>
          <table:table-cell table:style-name="ce39" office:value-type="float" office:value="23132.686" calcext:value-type="float">
            <text:p>23,132.7</text:p>
          </table:table-cell>
          <table:table-cell table:style-name="ce39" office:value-type="float" office:value="1819.633" calcext:value-type="float">
            <text:p>1,819.6</text:p>
          </table:table-cell>
          <table:table-cell table:style-name="ce39" office:value-type="float" office:value="21313.053" calcext:value-type="float">
            <text:p>21,313.1</text:p>
          </table:table-cell>
          <table:table-cell table:style-name="ce39" office:value-type="float" office:value="12315.5" calcext:value-type="float">
            <text:p>12,315.5</text:p>
          </table:table-cell>
          <table:table-cell table:style-name="ce39" office:value-type="float" office:value="118.831" calcext:value-type="float">
            <text:p>118.8</text:p>
          </table:table-cell>
          <table:table-cell table:style-name="ce39" office:value-type="float" office:value="260.491" calcext:value-type="float">
            <text:p>260.5</text:p>
          </table:table-cell>
          <table:table-cell table:style-name="ce39" office:value-type="float" office:value="4373.76" calcext:value-type="float">
            <text:p>4,373.8</text:p>
          </table:table-cell>
          <table:table-cell table:style-name="ce39" office:value-type="float" office:value="4244.472" calcext:value-type="float">
            <text:p>4,244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3.21" calcext:value-type="float">
            <text:p>113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3.21" calcext:value-type="float">
            <text:p>113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3.21" calcext:value-type="float">
            <text:p>113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3.21" calcext:value-type="float">
            <text:p>113.2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396" calcext:value-type="float">
            <text:p>3.4</text:p>
          </table:table-cell>
          <table:table-cell table:style-name="ce39" office:value-type="float" office:value="109.814" calcext:value-type="float">
            <text:p>109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947.516" calcext:value-type="float">
            <text:p>1,947.5</text:p>
          </table:table-cell>
          <table:table-cell table:style-name="ce41" office:value-type="float" office:value="487.539" calcext:value-type="float">
            <text:p>487.5</text:p>
          </table:table-cell>
          <table:table-cell table:number-columns-repeated="2" table:style-name="ce41" office:value-type="float" office:value="1459.977" calcext:value-type="float">
            <text:p>1,460.0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0'.$A$1:.$Y$46" table:range-usable-as="print-range"/>
        </table:named-expressions>
      </table:table>
      <table:table table:name="101" table:style-name="ta8" table:print-ranges="'101'.A1:'101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1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2" calcext:value-type="float">
            <text:p>2012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2535.379" calcext:value-type="float">
            <text:p>42,535.4</text:p>
          </table:table-cell>
          <table:table-cell table:style-name="ce21" office:value-type="float" office:value="89.27" calcext:value-type="float">
            <text:p>89.3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431.921" calcext:value-type="float">
            <text:p>-431.9</text:p>
          </table:table-cell>
          <table:table-cell table:style-name="ce21" office:value-type="float" office:value="42878.03" calcext:value-type="float">
            <text:p>42,878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173.61" calcext:value-type="float">
            <text:p>173.6</text:p>
          </table:table-cell>
          <table:table-cell table:style-name="ce47" office:value-type="float" office:value="41338.543" calcext:value-type="float">
            <text:p>41,338.5</text:p>
          </table:table-cell>
          <table:table-cell table:style-name="ce39" office:value-type="float" office:value="10238.637" calcext:value-type="float">
            <text:p>10,238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099.907" calcext:value-type="float">
            <text:p>31,099.9</text:p>
          </table:table-cell>
          <table:table-cell table:style-name="ce39" office:value-type="float" office:value="6991.273" calcext:value-type="float">
            <text:p>6,991.3</text:p>
          </table:table-cell>
          <table:table-cell table:style-name="ce39" office:value-type="float" office:value="8357.15" calcext:value-type="float">
            <text:p>8,357.2</text:p>
          </table:table-cell>
          <table:table-cell table:style-name="ce39" office:value-type="float" office:value="1038.281" calcext:value-type="float">
            <text:p>1,038.3</text:p>
          </table:table-cell>
          <table:table-cell table:number-columns-repeated="2" table:style-name="ce39" office:value-type="float" office:value="7027.252" calcext:value-type="float">
            <text:p>7,027.3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291.617" calcext:value-type="float">
            <text:p>291.6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298.671" calcext:value-type="float">
            <text:p>4,298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95.734" calcext:value-type="float">
            <text:p>-195.7</text:p>
          </table:table-cell>
          <table:table-cell table:style-name="ce22" office:value-type="float" office:value="4494.405" calcext:value-type="float">
            <text:p>4,494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8.122" calcext:value-type="float">
            <text:p>18.1</text:p>
          </table:table-cell>
          <table:table-cell table:style-name="ce48" office:value-type="float" office:value="4476.282" calcext:value-type="float">
            <text:p>4,476.3</text:p>
          </table:table-cell>
          <table:table-cell table:style-name="ce40" office:value-type="float" office:value="4476.282" calcext:value-type="float">
            <text:p>4,476.3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9053.384" calcext:value-type="float">
            <text:p>29,053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269.545" calcext:value-type="float">
            <text:p>-269.5</text:p>
          </table:table-cell>
          <table:table-cell table:style-name="ce22" office:value-type="float" office:value="29322.93" calcext:value-type="float">
            <text:p>29,322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42.968" calcext:value-type="float">
            <text:p>243.0</text:p>
          </table:table-cell>
          <table:table-cell table:style-name="ce48" office:value-type="float" office:value="23879.161" calcext:value-type="float">
            <text:p>23,879.2</text:p>
          </table:table-cell>
          <table:table-cell table:style-name="ce40" office:value-type="float" office:value="2313.122" calcext:value-type="float">
            <text:p>2,313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1566.039" calcext:value-type="float">
            <text:p>21,566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200.801" calcext:value-type="float">
            <text:p>5,200.8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200.801" calcext:value-type="float">
            <text:p>5,200.8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5.685" calcext:value-type="float">
            <text:p>215.7</text:p>
          </table:table-cell>
          <table:table-cell table:style-name="ce22" office:value-type="float" office:value="0.716" calcext:value-type="float">
            <text:p>0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3.417" calcext:value-type="float">
            <text:p>13.4</text:p>
          </table:table-cell>
          <table:table-cell table:style-name="ce22" office:value-type="float" office:value="201.552" calcext:value-type="float">
            <text:p>201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45.666" calcext:value-type="float">
            <text:p>-45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47.218" calcext:value-type="float">
            <text:p>247.2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218.198" calcext:value-type="float">
            <text:p>218.2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9.02" calcext:value-type="float">
            <text:p>29.0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784.813" calcext:value-type="float">
            <text:p>8,784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45.86" calcext:value-type="float">
            <text:p>45.9</text:p>
          </table:table-cell>
          <table:table-cell table:style-name="ce22" office:value-type="float" office:value="8738.953" calcext:value-type="float">
            <text:p>8,739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63.224" calcext:value-type="float">
            <text:p>-63.2</text:p>
          </table:table-cell>
          <table:table-cell table:style-name="ce48" office:value-type="float" office:value="8802.177" calcext:value-type="float">
            <text:p>8,802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8802.177" calcext:value-type="float">
            <text:p>8,802.2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82.826" calcext:value-type="float">
            <text:p>182.8</text:p>
          </table:table-cell>
          <table:table-cell table:style-name="ce22" office:value-type="float" office:value="88.554" calcext:value-type="float">
            <text:p>88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5.918" calcext:value-type="float">
            <text:p>-25.9</text:p>
          </table:table-cell>
          <table:table-cell table:style-name="ce22" office:value-type="float" office:value="120.19" calcext:value-type="float">
            <text:p>120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4.038" calcext:value-type="float">
            <text:p>4.0</text:p>
          </table:table-cell>
          <table:table-cell table:style-name="ce48" office:value-type="float" office:value="3449.232" calcext:value-type="float">
            <text:p>3,449.2</text:p>
          </table:table-cell>
          <table:table-cell table:style-name="ce40" office:value-type="float" office:value="3449.232" calcext:value-type="float">
            <text:p>3,449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007.453" calcext:value-type="float">
            <text:p>4,007.5</text:p>
          </table:table-cell>
          <table:table-cell table:style-name="ce40" office:value-type="float" office:value="674.373" calcext:value-type="float">
            <text:p>674.4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11.777" calcext:value-type="float">
            <text:p>411.8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62.596" calcext:value-type="float">
            <text:p>262.6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226" calcext:value-type="float">
            <text:p>0.2</text:p>
          </table:table-cell>
          <table:table-cell table:style-name="ce48" office:value-type="float" office:value="202.421" calcext:value-type="float">
            <text:p>202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02.421" calcext:value-type="float">
            <text:p>202.4</text:p>
          </table:table-cell>
          <table:table-cell table:style-name="ce40" office:value-type="float" office:value="1185.342" calcext:value-type="float">
            <text:p>1,185.3</text:p>
          </table:table-cell>
          <table:table-cell table:style-name="ce40" office:value-type="float" office:value="982.695" calcext:value-type="float">
            <text:p>982.7</text:p>
          </table:table-cell>
          <table:table-cell table:style-name="ce40" office:value-type="float" office:value="197.123" calcext:value-type="float">
            <text:p>197.1</text:p>
          </table:table-cell>
          <table:table-cell table:number-columns-repeated="2" table:style-name="ce40" office:value-type="float" office:value="785.572" calcext:value-type="float">
            <text:p>785.6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5.039" calcext:value-type="float">
            <text:p>5.0</text:p>
          </table:table-cell>
          <table:table-cell table:style-name="ce48" office:value-type="float" office:value="431.981" calcext:value-type="float">
            <text:p>43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31.981" calcext:value-type="float">
            <text:p>432.0</text:p>
          </table:table-cell>
          <table:table-cell table:style-name="ce40" office:value-type="float" office:value="1561.8" calcext:value-type="float">
            <text:p>1,561.8</text:p>
          </table:table-cell>
          <table:table-cell table:style-name="ce40" office:value-type="float" office:value="1124.78" calcext:value-type="float">
            <text:p>1,124.8</text:p>
          </table:table-cell>
          <table:table-cell table:style-name="ce40" office:value-type="float" office:value="783.18" calcext:value-type="float">
            <text:p>783.2</text:p>
          </table:table-cell>
          <table:table-cell table:number-columns-repeated="2" table:style-name="ce40" office:value-type="float" office:value="341.6" calcext:value-type="float">
            <text:p>341.6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2.107" calcext:value-type="float">
            <text:p>12.1</text:p>
          </table:table-cell>
          <table:table-cell table:style-name="ce48" office:value-type="float" office:value="97.289" calcext:value-type="float">
            <text:p>97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7.289" calcext:value-type="float">
            <text:p>97.3</text:p>
          </table:table-cell>
          <table:table-cell table:style-name="ce40" office:value-type="float" office:value="236.677" calcext:value-type="float">
            <text:p>236.7</text:p>
          </table:table-cell>
          <table:table-cell table:style-name="ce40" office:value-type="float" office:value="127.282" calcext:value-type="float">
            <text:p>127.3</text:p>
          </table:table-cell>
          <table:table-cell table:style-name="ce40" office:value-type="float" office:value="57.977" calcext:value-type="float">
            <text:p>58.0</text:p>
          </table:table-cell>
          <table:table-cell table:number-columns-repeated="2" table:style-name="ce40" office:value-type="float" office:value="69.304" calcext:value-type="float">
            <text:p>69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59.158" calcext:value-type="float">
            <text:p>59.2</text:p>
          </table:table-cell>
          <table:table-cell table:style-name="ce21" office:value-type="float" office:value="67659.767" calcext:value-type="float">
            <text:p>67,659.8</text:p>
          </table:table-cell>
          <table:table-cell table:style-name="ce21" office:value-type="float" office:value="18872.024" calcext:value-type="float">
            <text:p>18,872.0</text:p>
          </table:table-cell>
          <table:table-cell table:style-name="ce21" office:value-type="float" office:value="1313.316" calcext:value-type="float">
            <text:p>1,313.3</text:p>
          </table:table-cell>
          <table:table-cell table:style-name="ce21" office:value-type="float" office:value="2305.604" calcext:value-type="float">
            <text:p>2,305.6</text:p>
          </table:table-cell>
          <table:table-cell table:style-name="ce21" office:value-type="float" office:value="-101.698" calcext:value-type="float">
            <text:p>-101.7</text:p>
          </table:table-cell>
          <table:table-cell table:style-name="ce21" office:value-type="float" office:value="45329.679" calcext:value-type="float">
            <text:p>45,329.7</text:p>
          </table:table-cell>
          <table:table-cell table:style-name="ce21" office:value-type="float" office:value="6859.467" calcext:value-type="float">
            <text:p>6,859.5</text:p>
          </table:table-cell>
          <table:table-cell table:style-name="ce39" office:value-type="float" office:value="-662.259" calcext:value-type="float">
            <text:p>-662.3</text:p>
          </table:table-cell>
          <table:table-cell table:style-name="ce47" office:value-type="float" office:value="54791.75" calcext:value-type="float">
            <text:p>54,791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2663.478" calcext:value-type="float">
            <text:p>52,663.5</text:p>
          </table:table-cell>
          <table:table-cell table:style-name="ce39" office:value-type="float" office:value="2128.271" calcext:value-type="float">
            <text:p>2,128.3</text:p>
          </table:table-cell>
          <table:table-cell table:style-name="ce39" office:value-type="float" office:value="59849.596" calcext:value-type="float">
            <text:p>59,849.6</text:p>
          </table:table-cell>
          <table:table-cell table:style-name="ce39" office:value-type="float" office:value="44190.318" calcext:value-type="float">
            <text:p>44,190.3</text:p>
          </table:table-cell>
          <table:table-cell table:style-name="ce39" office:value-type="float" office:value="2434.047" calcext:value-type="float">
            <text:p>2,434.0</text:p>
          </table:table-cell>
          <table:table-cell table:style-name="ce39" office:value-type="float" office:value="19135.133" calcext:value-type="float">
            <text:p>19,135.1</text:p>
          </table:table-cell>
          <table:table-cell table:style-name="ce39" office:value-type="float" office:value="3485.236" calcext:value-type="float">
            <text:p>3,485.2</text:p>
          </table:table-cell>
          <table:table-cell table:style-name="ce39" office:value-type="float" office:value="12900.98" calcext:value-type="float">
            <text:p>12,901.0</text:p>
          </table:table-cell>
          <table:table-cell table:style-name="ce39" office:value-type="float" office:value="456.469" calcext:value-type="float">
            <text:p>456.5</text:p>
          </table:table-cell>
          <table:table-cell table:style-name="ce39" office:value-type="float" office:value="1028.335" calcext:value-type="float">
            <text:p>1,028.3</text:p>
          </table:table-cell>
          <table:table-cell table:style-name="ce39" office:value-type="float" office:value="1264.114" calcext:value-type="float">
            <text:p>1,264.1</text:p>
          </table:table-cell>
          <table:table-cell table:style-name="ce39" office:value-type="float" office:value="22621.138" calcext:value-type="float">
            <text:p>22,621.1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11.378" calcext:value-type="float">
            <text:p>11.4</text:p>
          </table:table-cell>
          <table:table-cell table:style-name="ce22" office:value-type="float" office:value="51359.748" calcext:value-type="float">
            <text:p>51,359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512.426" calcext:value-type="float">
            <text:p>-512.4</text:p>
          </table:table-cell>
          <table:table-cell table:style-name="ce22" office:value-type="float" office:value="51883.552" calcext:value-type="float">
            <text:p>51,883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10.734" calcext:value-type="float">
            <text:p>-310.7</text:p>
          </table:table-cell>
          <table:table-cell table:style-name="ce48" office:value-type="float" office:value="52194.286" calcext:value-type="float">
            <text:p>52,194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2194.286" calcext:value-type="float">
            <text:p>52,194.3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47.78" calcext:value-type="float">
            <text:p>47.8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47.78" calcext:value-type="float">
            <text:p>47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7.78" calcext:value-type="float">
            <text:p>47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7.78" calcext:value-type="float">
            <text:p>47.8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5.817" calcext:value-type="float">
            <text:p>15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.817" calcext:value-type="float">
            <text:p>15.8</text:p>
          </table:table-cell>
          <table:table-cell table:style-name="ce40" office:value-type="float" office:value="1467.486" calcext:value-type="float">
            <text:p>1,467.5</text:p>
          </table:table-cell>
          <table:table-cell table:style-name="ce40" office:value-type="float" office:value="1451.669" calcext:value-type="float">
            <text:p>1,451.7</text:p>
          </table:table-cell>
          <table:table-cell table:style-name="ce40" office:value-type="float" office:value="1451.354" calcext:value-type="float">
            <text:p>1,451.4</text:p>
          </table:table-cell>
          <table:table-cell table:number-columns-repeated="2" table:style-name="ce40" office:value-type="float" office:value="0.315" calcext:value-type="float">
            <text:p>0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992.952" calcext:value-type="float">
            <text:p>993.0</text:p>
          </table:table-cell>
          <table:table-cell table:style-name="ce22" office:value-type="float" office:value="122.115" calcext:value-type="float">
            <text:p>122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4.248" calcext:value-type="float">
            <text:p>14.2</text:p>
          </table:table-cell>
          <table:table-cell table:style-name="ce22" office:value-type="float" office:value="856.589" calcext:value-type="float">
            <text:p>856.6</text:p>
          </table:table-cell>
          <table:table-cell table:style-name="ce22" office:value-type="float" office:value="71.81" calcext:value-type="float">
            <text:p>71.8</text:p>
          </table:table-cell>
          <table:table-cell table:style-name="ce40" office:value-type="float" office:value="-2.77" calcext:value-type="float">
            <text:p>-2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843.095" calcext:value-type="float">
            <text:p>1,843.1</text:p>
          </table:table-cell>
          <table:table-cell table:style-name="ce40" office:value-type="float" office:value="2630.645" calcext:value-type="float">
            <text:p>2,630.6</text:p>
          </table:table-cell>
          <table:table-cell table:style-name="ce40" office:value-type="float" office:value="98.669" calcext:value-type="float">
            <text:p>98.7</text:p>
          </table:table-cell>
          <table:table-cell table:style-name="ce40" office:value-type="float" office:value="1765.242" calcext:value-type="float">
            <text:p>1,765.2</text:p>
          </table:table-cell>
          <table:table-cell table:style-name="ce40" office:value-type="float" office:value="331.413" calcext:value-type="float">
            <text:p>331.4</text:p>
          </table:table-cell>
          <table:table-cell table:style-name="ce40" office:value-type="float" office:value="93.113" calcext:value-type="float">
            <text:p>93.1</text:p>
          </table:table-cell>
          <table:table-cell table:style-name="ce40" office:value-type="float" office:value="0.028" calcext:value-type="float">
            <text:p>0.0</text:p>
          </table:table-cell>
          <table:table-cell table:style-name="ce40" office:value-type="float" office:value="76.574" calcext:value-type="float">
            <text:p>76.6</text:p>
          </table:table-cell>
          <table:table-cell table:style-name="ce40" office:value-type="float" office:value="1264.114" calcext:value-type="float">
            <text:p>1,264.1</text:p>
          </table:table-cell>
          <table:table-cell table:style-name="ce40" office:value-type="float" office:value="766.734" calcext:value-type="float">
            <text:p>766.7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792.732" calcext:value-type="float">
            <text:p>11,792.7</text:p>
          </table:table-cell>
          <table:table-cell table:style-name="ce22" office:value-type="float" office:value="36.691" calcext:value-type="float">
            <text:p>36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51.235" calcext:value-type="float">
            <text:p>-51.2</text:p>
          </table:table-cell>
          <table:table-cell table:style-name="ce22" office:value-type="float" office:value="11807.275" calcext:value-type="float">
            <text:p>11,807.3</text:p>
          </table:table-cell>
          <table:table-cell table:style-name="ce22" office:value-type="float" office:value="3510.751" calcext:value-type="float">
            <text:p>3,510.8</text:p>
          </table:table-cell>
          <table:table-cell table:style-name="ce40" office:value-type="float" office:value="-36.693" calcext:value-type="float">
            <text:p>-36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876.751" calcext:value-type="float">
            <text:p>9,876.8</text:p>
          </table:table-cell>
          <table:table-cell table:style-name="ce40" office:value-type="float" office:value="18209.968" calcext:value-type="float">
            <text:p>18,210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8209.968" calcext:value-type="float">
            <text:p>18,210.0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3739.867" calcext:value-type="float">
            <text:p>3,739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51.221" calcext:value-type="float">
            <text:p>51.2</text:p>
          </table:table-cell>
          <table:table-cell table:style-name="ce22" office:value-type="float" office:value="-3791.088" calcext:value-type="float">
            <text:p>-3,791.1</text:p>
          </table:table-cell>
          <table:table-cell table:style-name="ce22" office:value-type="float" office:value="67.383" calcext:value-type="float">
            <text:p>67.4</text:p>
          </table:table-cell>
          <table:table-cell table:style-name="ce40" office:value-type="float" office:value="-84.222" calcext:value-type="float">
            <text:p>-84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2254.811" calcext:value-type="float">
            <text:p>12,254.8</text:p>
          </table:table-cell>
          <table:table-cell table:style-name="ce40" office:value-type="float" office:value="8480.561" calcext:value-type="float">
            <text:p>8,480.6</text:p>
          </table:table-cell>
          <table:table-cell table:style-name="ce40" office:value-type="float" office:value="3.869" calcext:value-type="float">
            <text:p>3.9</text:p>
          </table:table-cell>
          <table:table-cell table:style-name="ce40" office:value-type="float" office:value="8476.692" calcext:value-type="float">
            <text:p>8,476.7</text:p>
          </table:table-cell>
          <table:table-cell table:style-name="ce40" office:value-type="float" office:value="6.565" calcext:value-type="float">
            <text:p>6.6</text:p>
          </table:table-cell>
          <table:table-cell table:style-name="ce40" office:value-type="float" office:value="8421.677" calcext:value-type="float">
            <text:p>8,421.7</text:p>
          </table:table-cell>
          <table:table-cell table:style-name="ce40" office:value-type="float" office:value="9.889" calcext:value-type="float">
            <text:p>9.9</text:p>
          </table:table-cell>
          <table:table-cell table:style-name="ce40" office:value-type="float" office:value="38.561" calcext:value-type="float">
            <text:p>38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465.159" calcext:value-type="float">
            <text:p>1,465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05.604" calcext:value-type="float">
            <text:p>2,305.6</text:p>
          </table:table-cell>
          <table:table-cell table:style-name="ce22" office:value-type="float" office:value="35.549" calcext:value-type="float">
            <text:p>35.5</text:p>
          </table:table-cell>
          <table:table-cell table:style-name="ce22" office:value-type="float" office:value="-3806.313" calcext:value-type="float">
            <text:p>-3,806.3</text:p>
          </table:table-cell>
          <table:table-cell table:style-name="ce22" office:value-type="float" office:value="25.124" calcext:value-type="float">
            <text:p>25.1</text:p>
          </table:table-cell>
          <table:table-cell table:style-name="ce40" office:value-type="float" office:value="229.73" calcext:value-type="float">
            <text:p>229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296.852" calcext:value-type="float">
            <text:p>4,296.9</text:p>
          </table:table-cell>
          <table:table-cell table:style-name="ce40" office:value-type="float" office:value="235.685" calcext:value-type="float">
            <text:p>235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35.685" calcext:value-type="float">
            <text:p>235.7</text:p>
          </table:table-cell>
          <table:table-cell table:style-name="ce40" office:value-type="float" office:value="1.243" calcext:value-type="float">
            <text:p>1.2</text:p>
          </table:table-cell>
          <table:table-cell table:style-name="ce40" office:value-type="float" office:value="96.099" calcext:value-type="float">
            <text:p>96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38.344" calcext:value-type="float">
            <text:p>138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0.892" calcext:value-type="float">
            <text:p>0.9</text:p>
          </table:table-cell>
          <table:table-cell table:style-name="ce22" office:value-type="float" office:value="-0.892" calcext:value-type="float">
            <text:p>-0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4.699" calcext:value-type="float">
            <text:p>-4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.807" calcext:value-type="float">
            <text:p>3.8</text:p>
          </table:table-cell>
          <table:table-cell table:style-name="ce40" office:value-type="float" office:value="0.002" calcext:value-type="float">
            <text:p>0.0</text:p>
          </table:table-cell>
          <table:table-cell table:style-name="ce40" office:value-type="float" office:value="3.805" calcext:value-type="float">
            <text:p>3.8</text:p>
          </table:table-cell>
          <table:table-cell table:style-name="ce40" office:value-type="float" office:value="0.005" calcext:value-type="float">
            <text:p>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.8" calcext:value-type="float">
            <text:p>3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382.911" calcext:value-type="float">
            <text:p>10,382.9</text:p>
          </table:table-cell>
          <table:table-cell table:style-name="ce22" office:value-type="float" office:value="137.725" calcext:value-type="float">
            <text:p>137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7.445" calcext:value-type="float">
            <text:p>137.4</text:p>
          </table:table-cell>
          <table:table-cell table:style-name="ce22" office:value-type="float" office:value="-10658.08" calcext:value-type="float">
            <text:p>-10,658.1</text:p>
          </table:table-cell>
          <table:table-cell table:style-name="ce22" office:value-type="float" office:value="170.283" calcext:value-type="float">
            <text:p>170.3</text:p>
          </table:table-cell>
          <table:table-cell table:style-name="ce40" office:value-type="float" office:value="-244.396" calcext:value-type="float">
            <text:p>-244.4</text:p>
          </table:table-cell>
          <table:table-cell table:style-name="ce48" office:value-type="float" office:value="50.846" calcext:value-type="float">
            <text:p>50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0.846" calcext:value-type="float">
            <text:p>50.8</text:p>
          </table:table-cell>
          <table:table-cell table:style-name="ce40" office:value-type="float" office:value="15796.679" calcext:value-type="float">
            <text:p>15,796.7</text:p>
          </table:table-cell>
          <table:table-cell table:style-name="ce40" office:value-type="float" office:value="5161.867" calcext:value-type="float">
            <text:p>5,161.9</text:p>
          </table:table-cell>
          <table:table-cell table:style-name="ce40" office:value-type="float" office:value="27.42" calcext:value-type="float">
            <text:p>27.4</text:p>
          </table:table-cell>
          <table:table-cell table:style-name="ce40" office:value-type="float" office:value="5134.446" calcext:value-type="float">
            <text:p>5,134.4</text:p>
          </table:table-cell>
          <table:table-cell table:style-name="ce40" office:value-type="float" office:value="133.2" calcext:value-type="float">
            <text:p>133.2</text:p>
          </table:table-cell>
          <table:table-cell table:style-name="ce40" office:value-type="float" office:value="4222.006" calcext:value-type="float">
            <text:p>4,222.0</text:p>
          </table:table-cell>
          <table:table-cell table:style-name="ce40" office:value-type="float" office:value="415.499" calcext:value-type="float">
            <text:p>415.5</text:p>
          </table:table-cell>
          <table:table-cell table:style-name="ce40" office:value-type="float" office:value="363.741" calcext:value-type="float">
            <text:p>363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55.013" calcext:value-type="float">
            <text:p>1,155.0</text:p>
          </table:table-cell>
          <table:table-cell table:style-name="ce22" office:value-type="float" office:value="1480.659" calcext:value-type="float">
            <text:p>1,480.7</text:p>
          </table:table-cell>
          <table:table-cell table:style-name="ce22" office:value-type="float" office:value="1175.498" calcext:value-type="float">
            <text:p>1,175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03.951" calcext:value-type="float">
            <text:p>604.0</text:p>
          </table:table-cell>
          <table:table-cell table:style-name="ce22" office:value-type="float" office:value="-2105.095" calcext:value-type="float">
            <text:p>-2,105.1</text:p>
          </table:table-cell>
          <table:table-cell table:style-name="ce22" office:value-type="float" office:value="2532.029" calcext:value-type="float">
            <text:p>2,532.0</text:p>
          </table:table-cell>
          <table:table-cell table:style-name="ce40" office:value-type="float" office:value="-208.475" calcext:value-type="float">
            <text:p>-208.5</text:p>
          </table:table-cell>
          <table:table-cell table:style-name="ce48" office:value-type="float" office:value="1631.998" calcext:value-type="float">
            <text:p>1,63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631.998" calcext:value-type="float">
            <text:p>1,632.0</text:p>
          </table:table-cell>
          <table:table-cell table:style-name="ce40" office:value-type="float" office:value="9906.69" calcext:value-type="float">
            <text:p>9,906.7</text:p>
          </table:table-cell>
          <table:table-cell table:style-name="ce40" office:value-type="float" office:value="3846.043" calcext:value-type="float">
            <text:p>3,846.0</text:p>
          </table:table-cell>
          <table:table-cell table:style-name="ce40" office:value-type="float" office:value="340.873" calcext:value-type="float">
            <text:p>340.9</text:p>
          </table:table-cell>
          <table:table-cell table:style-name="ce40" office:value-type="float" office:value="3505.171" calcext:value-type="float">
            <text:p>3,505.2</text:p>
          </table:table-cell>
          <table:table-cell table:style-name="ce40" office:value-type="float" office:value="2998.72" calcext:value-type="float">
            <text:p>2,998.7</text:p>
          </table:table-cell>
          <table:table-cell table:style-name="ce40" office:value-type="float" office:value="68.085" calcext:value-type="float">
            <text:p>68.1</text:p>
          </table:table-cell>
          <table:table-cell table:style-name="ce40" office:value-type="float" office:value="31.053" calcext:value-type="float">
            <text:p>31.1</text:p>
          </table:table-cell>
          <table:table-cell table:style-name="ce40" office:value-type="float" office:value="407.313" calcext:value-type="float">
            <text:p>407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88.825" calcext:value-type="float">
            <text:p>288.8</text:p>
          </table:table-cell>
          <table:table-cell table:style-name="ce22" office:value-type="float" office:value="860.769" calcext:value-type="float">
            <text:p>860.8</text:p>
          </table:table-cell>
          <table:table-cell table:style-name="ce22" office:value-type="float" office:value="0.094" calcext:value-type="float">
            <text:p>0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0.199" calcext:value-type="float">
            <text:p>40.2</text:p>
          </table:table-cell>
          <table:table-cell table:style-name="ce22" office:value-type="float" office:value="-612.238" calcext:value-type="float">
            <text:p>-612.2</text:p>
          </table:table-cell>
          <table:table-cell table:style-name="ce22" office:value-type="float" office:value="25.722" calcext:value-type="float">
            <text:p>25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75.817" calcext:value-type="float">
            <text:p>1,075.8</text:p>
          </table:table-cell>
          <table:table-cell table:style-name="ce40" office:value-type="float" office:value="437.857" calcext:value-type="float">
            <text:p>437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37.857" calcext:value-type="float">
            <text:p>437.9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7.181" calcext:value-type="float">
            <text:p>17.2</text:p>
          </table:table-cell>
          <table:table-cell table:style-name="ce22" office:value-type="float" office:value="252.556" calcext:value-type="float">
            <text:p>252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6.356" calcext:value-type="float">
            <text:p>26.4</text:p>
          </table:table-cell>
          <table:table-cell table:style-name="ce22" office:value-type="float" office:value="-261.73" calcext:value-type="float">
            <text:p>-261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720.231" calcext:value-type="float">
            <text:p>720.2</text:p>
          </table:table-cell>
          <table:table-cell table:style-name="ce40" office:value-type="float" office:value="458.501" calcext:value-type="float">
            <text:p>458.5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58.501" calcext:value-type="float">
            <text:p>458.5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28.991" calcext:value-type="float">
            <text:p>1,129.0</text:p>
          </table:table-cell>
          <table:table-cell table:style-name="ce22" office:value-type="float" office:value="124.718" calcext:value-type="float">
            <text:p>124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0.711" calcext:value-type="float">
            <text:p>0.7</text:p>
          </table:table-cell>
          <table:table-cell table:style-name="ce22" office:value-type="float" office:value="1003.562" calcext:value-type="float">
            <text:p>1,003.6</text:p>
          </table:table-cell>
          <table:table-cell table:style-name="ce22" office:value-type="float" office:value="1.211" calcext:value-type="float">
            <text:p>1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8.815" calcext:value-type="float">
            <text:p>88.8</text:p>
          </table:table-cell>
          <table:table-cell table:style-name="ce40" office:value-type="float" office:value="1091.166" calcext:value-type="float">
            <text:p>1,091.2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091.166" calcext:value-type="float">
            <text:p>1,091.2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8.089" calcext:value-type="float">
            <text:p>28.1</text:p>
          </table:table-cell>
          <table:table-cell table:style-name="ce22" office:value-type="float" office:value="290.011" calcext:value-type="float">
            <text:p>290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27.734" calcext:value-type="float">
            <text:p>-227.7</text:p>
          </table:table-cell>
          <table:table-cell table:style-name="ce22" office:value-type="float" office:value="-34.189" calcext:value-type="float">
            <text:p>-34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25.564" calcext:value-type="float">
            <text:p>425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25.564" calcext:value-type="float">
            <text:p>425.6</text:p>
          </table:table-cell>
          <table:table-cell table:style-name="ce40" office:value-type="float" office:value="1076.735" calcext:value-type="float">
            <text:p>1,076.7</text:p>
          </table:table-cell>
          <table:table-cell table:style-name="ce40" office:value-type="float" office:value="616.982" calcext:value-type="float">
            <text:p>617.0</text:p>
          </table:table-cell>
          <table:table-cell table:style-name="ce40" office:value-type="float" office:value="498.771" calcext:value-type="float">
            <text:p>498.8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118.211" calcext:value-type="float">
            <text:p>118.2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96.236" calcext:value-type="float">
            <text:p>896.2</text:p>
          </table:table-cell>
          <table:table-cell table:style-name="ce22" office:value-type="float" office:value="116.568" calcext:value-type="float">
            <text:p>116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20.876" calcext:value-type="float">
            <text:p>-220.9</text:p>
          </table:table-cell>
          <table:table-cell table:style-name="ce22" office:value-type="float" office:value="1000.544" calcext:value-type="float">
            <text:p>1,000.5</text:p>
          </table:table-cell>
          <table:table-cell table:style-name="ce22" office:value-type="float" office:value="455.153" calcext:value-type="float">
            <text:p>455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25.459" calcext:value-type="float">
            <text:p>425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21.412" calcext:value-type="float">
            <text:p>421.4</text:p>
          </table:table-cell>
          <table:table-cell table:style-name="ce40" office:value-type="float" office:value="4.047" calcext:value-type="float">
            <text:p>4.0</text:p>
          </table:table-cell>
          <table:table-cell table:style-name="ce40" office:value-type="float" office:value="1445.634" calcext:value-type="float">
            <text:p>1,445.6</text:p>
          </table:table-cell>
          <table:table-cell table:style-name="ce40" office:value-type="float" office:value="1565.566" calcext:value-type="float">
            <text:p>1,565.6</text:p>
          </table:table-cell>
          <table:table-cell table:style-name="ce40" office:value-type="float" office:value="13.089" calcext:value-type="float">
            <text:p>13.1</text:p>
          </table:table-cell>
          <table:table-cell table:number-columns-repeated="2" table:style-name="ce40" office:value-type="float" office:value="13.776" calcext:value-type="float">
            <text:p>13.8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538.702" calcext:value-type="float">
            <text:p>1,538.7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392.932" calcext:value-type="float">
            <text:p>392.9</text:p>
          </table:table-cell>
          <table:table-cell table:style-name="ce21" office:value-type="float" office:value="16694.318" calcext:value-type="float">
            <text:p>16,694.3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144.997" calcext:value-type="float">
            <text:p>145.0</text:p>
          </table:table-cell>
          <table:table-cell table:style-name="ce21" office:value-type="float" office:value="16942.253" calcext:value-type="float">
            <text:p>16,942.3</text:p>
          </table:table-cell>
          <table:table-cell table:style-name="ce21" office:value-type="float" office:value="17828.034" calcext:value-type="float">
            <text:p>17,828.0</text:p>
          </table:table-cell>
          <table:table-cell table:style-name="ce39" office:value-type="float" office:value="591.39" calcext:value-type="float">
            <text:p>591.4</text:p>
          </table:table-cell>
          <table:table-cell table:style-name="ce47" office:value-type="float" office:value="13007.258" calcext:value-type="float">
            <text:p>13,007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0.823" calcext:value-type="float">
            <text:p>40.8</text:p>
          </table:table-cell>
          <table:table-cell table:style-name="ce39" office:value-type="float" office:value="12966.435" calcext:value-type="float">
            <text:p>12,966.4</text:p>
          </table:table-cell>
          <table:table-cell table:style-name="ce39" office:value-type="float" office:value="18190.493" calcext:value-type="float">
            <text:p>18,190.5</text:p>
          </table:table-cell>
          <table:table-cell table:style-name="ce39" office:value-type="float" office:value="3706.064" calcext:value-type="float">
            <text:p>3,706.1</text:p>
          </table:table-cell>
          <table:table-cell table:style-name="ce39" office:value-type="float" office:value="747.618" calcext:value-type="float">
            <text:p>747.6</text:p>
          </table:table-cell>
          <table:table-cell table:style-name="ce39" office:value-type="float" office:value="2958.446" calcext:value-type="float">
            <text:p>2,958.4</text:p>
          </table:table-cell>
          <table:table-cell table:style-name="ce39" office:value-type="float" office:value="1800.853" calcext:value-type="float">
            <text:p>1,800.9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369.496" calcext:value-type="float">
            <text:p>369.5</text:p>
          </table:table-cell>
          <table:table-cell table:style-name="ce39" office:value-type="float" office:value="788.098" calcext:value-type="float">
            <text:p>788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392.932" calcext:value-type="float">
            <text:p>392.9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150.591" calcext:value-type="float">
            <text:p>150.6</text:p>
          </table:table-cell>
          <table:table-cell table:style-name="ce22" office:value-type="float" office:value="242.341" calcext:value-type="float">
            <text:p>242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.39" calcext:value-type="float">
            <text:p>1.4</text:p>
          </table:table-cell>
          <table:table-cell table:style-name="ce48" office:value-type="float" office:value="1.687" calcext:value-type="float">
            <text:p>1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687" calcext:value-type="float">
            <text:p>1.7</text:p>
          </table:table-cell>
          <table:table-cell table:style-name="ce40" office:value-type="float" office:value="1128.122" calcext:value-type="float">
            <text:p>1,128.1</text:p>
          </table:table-cell>
          <table:table-cell table:style-name="ce40" office:value-type="float" office:value="1367.387" calcext:value-type="float">
            <text:p>1,367.4</text:p>
          </table:table-cell>
          <table:table-cell table:style-name="ce40" office:value-type="float" office:value="2.061" calcext:value-type="float">
            <text:p>2.1</text:p>
          </table:table-cell>
          <table:table-cell table:style-name="ce40" office:value-type="float" office:value="1365.326" calcext:value-type="float">
            <text:p>1,365.3</text:p>
          </table:table-cell>
          <table:table-cell table:style-name="ce40" office:value-type="float" office:value="360.2" calcext:value-type="float">
            <text:p>360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70.509" calcext:value-type="float">
            <text:p>270.5</text:p>
          </table:table-cell>
          <table:table-cell table:style-name="ce40" office:value-type="float" office:value="734.618" calcext:value-type="float">
            <text:p>734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6694.318" calcext:value-type="float">
            <text:p>16,694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5.594" calcext:value-type="float">
            <text:p>-5.6</text:p>
          </table:table-cell>
          <table:table-cell table:style-name="ce22" office:value-type="float" office:value="16699.912" calcext:value-type="float">
            <text:p>16,699.9</text:p>
          </table:table-cell>
          <table:table-cell table:style-name="ce22" office:value-type="float" office:value="17828.034" calcext:value-type="float">
            <text:p>17,828.0</text:p>
          </table:table-cell>
          <table:table-cell table:style-name="ce40" office:value-type="float" office:value="590.001" calcext:value-type="float">
            <text:p>590.0</text:p>
          </table:table-cell>
          <table:table-cell table:style-name="ce48" office:value-type="float" office:value="13005.571" calcext:value-type="float">
            <text:p>13,005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0.823" calcext:value-type="float">
            <text:p>40.8</text:p>
          </table:table-cell>
          <table:table-cell table:style-name="ce40" office:value-type="float" office:value="12964.748" calcext:value-type="float">
            <text:p>12,964.7</text:p>
          </table:table-cell>
          <table:table-cell table:style-name="ce40" office:value-type="float" office:value="17062.371" calcext:value-type="float">
            <text:p>17,062.4</text:p>
          </table:table-cell>
          <table:table-cell table:style-name="ce40" office:value-type="float" office:value="2338.677" calcext:value-type="float">
            <text:p>2,338.7</text:p>
          </table:table-cell>
          <table:table-cell table:style-name="ce40" office:value-type="float" office:value="745.557" calcext:value-type="float">
            <text:p>745.6</text:p>
          </table:table-cell>
          <table:table-cell table:style-name="ce40" office:value-type="float" office:value="1593.12" calcext:value-type="float">
            <text:p>1,593.1</text:p>
          </table:table-cell>
          <table:table-cell table:style-name="ce40" office:value-type="float" office:value="1440.653" calcext:value-type="float">
            <text:p>1,440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8.987" calcext:value-type="float">
            <text:p>99.0</text:p>
          </table:table-cell>
          <table:table-cell table:style-name="ce40" office:value-type="float" office:value="53.48" calcext:value-type="float">
            <text:p>53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758.814" calcext:value-type="float">
            <text:p>1,758.8</text:p>
          </table:table-cell>
          <table:table-cell table:style-name="ce21" office:value-type="float" office:value="0.138" calcext:value-type="float">
            <text:p>0.1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-6.616" calcext:value-type="float">
            <text:p>-6.6</text:p>
          </table:table-cell>
          <table:table-cell table:style-name="ce21" office:value-type="float" office:value="1765.568" calcext:value-type="float">
            <text:p>1,765.6</text:p>
          </table:table-cell>
          <table:table-cell table:style-name="ce21" office:value-type="float" office:value="79.154" calcext:value-type="float">
            <text:p>79.2</text:p>
          </table:table-cell>
          <table:table-cell table:style-name="ce39" office:value-type="float" office:value="4.906" calcext:value-type="float">
            <text:p>4.9</text:p>
          </table:table-cell>
          <table:table-cell table:style-name="ce47" office:value-type="float" office:value="1215.381" calcext:value-type="float">
            <text:p>1,215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15.381" calcext:value-type="float">
            <text:p>1,215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66.127" calcext:value-type="float">
            <text:p>466.1</text:p>
          </table:table-cell>
          <table:table-cell table:style-name="ce39" office:value-type="float" office:value="0.05" calcext:value-type="float">
            <text:p>0.1</text:p>
          </table:table-cell>
          <table:table-cell table:number-columns-repeated="2" table:style-name="ce39" office:value-type="float" office:value="466.077" calcext:value-type="float">
            <text:p>466.1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1704.336" calcext:value-type="float">
            <text:p>11,704.3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1704.336" calcext:value-type="float">
            <text:p>11,704.3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1704.336" calcext:value-type="float">
            <text:p>11,704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704.336" calcext:value-type="float">
            <text:p>11,704.3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541.758" calcext:value-type="float">
            <text:p>541.8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41.758" calcext:value-type="float">
            <text:p>541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822.395" calcext:value-type="float">
            <text:p>822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822.395" calcext:value-type="float">
            <text:p>822.4</text:p>
          </table:table-cell>
          <table:table-cell table:style-name="ce39" office:value-type="float" office:value="280.637" calcext:value-type="float">
            <text:p>280.6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15.276" calcext:value-type="float">
            <text:p>15.3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5.276" calcext:value-type="float">
            <text:p>15.3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5.276" calcext:value-type="float">
            <text:p>15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5.276" calcext:value-type="float">
            <text:p>15.3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35.065" calcext:value-type="float">
            <text:p>135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35.065" calcext:value-type="float">
            <text:p>135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35.065" calcext:value-type="float">
            <text:p>135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35.065" calcext:value-type="float">
            <text:p>135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85.018" calcext:value-type="float">
            <text:p>885.0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3924.572" calcext:value-type="float">
            <text:p>23,924.6</text:p>
          </table:table-cell>
          <table:table-cell table:style-name="ce39" office:value-type="float" office:value="23039.554" calcext:value-type="float">
            <text:p>23,039.6</text:p>
          </table:table-cell>
          <table:table-cell table:style-name="ce39" office:value-type="float" office:value="1781.331" calcext:value-type="float">
            <text:p>1,781.3</text:p>
          </table:table-cell>
          <table:table-cell table:style-name="ce39" office:value-type="float" office:value="21258.222" calcext:value-type="float">
            <text:p>21,258.2</text:p>
          </table:table-cell>
          <table:table-cell table:style-name="ce39" office:value-type="float" office:value="12376.456" calcext:value-type="float">
            <text:p>12,376.5</text:p>
          </table:table-cell>
          <table:table-cell table:style-name="ce39" office:value-type="float" office:value="121.282" calcext:value-type="float">
            <text:p>121.3</text:p>
          </table:table-cell>
          <table:table-cell table:style-name="ce39" office:value-type="float" office:value="258.752" calcext:value-type="float">
            <text:p>258.8</text:p>
          </table:table-cell>
          <table:table-cell table:style-name="ce39" office:value-type="float" office:value="4370.622" calcext:value-type="float">
            <text:p>4,370.6</text:p>
          </table:table-cell>
          <table:table-cell table:style-name="ce39" office:value-type="float" office:value="4131.11" calcext:value-type="float">
            <text:p>4,131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4.042" calcext:value-type="float">
            <text:p>114.0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4.042" calcext:value-type="float">
            <text:p>114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4.042" calcext:value-type="float">
            <text:p>114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4.042" calcext:value-type="float">
            <text:p>114.0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421" calcext:value-type="float">
            <text:p>3.4</text:p>
          </table:table-cell>
          <table:table-cell table:style-name="ce39" office:value-type="float" office:value="110.621" calcext:value-type="float">
            <text:p>110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2003.433" calcext:value-type="float">
            <text:p>2,003.4</text:p>
          </table:table-cell>
          <table:table-cell table:style-name="ce41" office:value-type="float" office:value="497.935" calcext:value-type="float">
            <text:p>497.9</text:p>
          </table:table-cell>
          <table:table-cell table:number-columns-repeated="2" table:style-name="ce41" office:value-type="float" office:value="1505.498" calcext:value-type="float">
            <text:p>1,505.5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1'.$A$1:.$Y$46" table:range-usable-as="print-range"/>
        </table:named-expressions>
      </table:table>
      <table:table table:name="102" table:style-name="ta9" table:print-ranges="'102'.A1:'102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2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3" calcext:value-type="float">
            <text:p>2013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4043.926" calcext:value-type="float">
            <text:p>44,043.9</text:p>
          </table:table-cell>
          <table:table-cell table:style-name="ce21" office:value-type="float" office:value="12.242" calcext:value-type="float">
            <text:p>12.2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293.745" calcext:value-type="float">
            <text:p>293.7</text:p>
          </table:table-cell>
          <table:table-cell table:style-name="ce21" office:value-type="float" office:value="43737.94" calcext:value-type="float">
            <text:p>43,737.9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-58.645" calcext:value-type="float">
            <text:p>-58.6</text:p>
          </table:table-cell>
          <table:table-cell table:style-name="ce47" office:value-type="float" office:value="42572.361" calcext:value-type="float">
            <text:p>42,572.4</text:p>
          </table:table-cell>
          <table:table-cell table:style-name="ce39" office:value-type="float" office:value="11793.397" calcext:value-type="float">
            <text:p>11,793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0778.965" calcext:value-type="float">
            <text:p>30,779.0</text:p>
          </table:table-cell>
          <table:table-cell table:style-name="ce39" office:value-type="float" office:value="7885.26" calcext:value-type="float">
            <text:p>7,885.3</text:p>
          </table:table-cell>
          <table:table-cell table:style-name="ce39" office:value-type="float" office:value="9109.483" calcext:value-type="float">
            <text:p>9,109.5</text:p>
          </table:table-cell>
          <table:table-cell table:style-name="ce39" office:value-type="float" office:value="1237.663" calcext:value-type="float">
            <text:p>1,237.7</text:p>
          </table:table-cell>
          <table:table-cell table:number-columns-repeated="2" table:style-name="ce39" office:value-type="float" office:value="7517.897" calcext:value-type="float">
            <text:p>7,517.9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53.923" calcext:value-type="float">
            <text:p>353.9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239.277" calcext:value-type="float">
            <text:p>5,239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58.023" calcext:value-type="float">
            <text:p>58.0</text:p>
          </table:table-cell>
          <table:table-cell table:style-name="ce22" office:value-type="float" office:value="5181.255" calcext:value-type="float">
            <text:p>5,181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38.298" calcext:value-type="float">
            <text:p>138.3</text:p>
          </table:table-cell>
          <table:table-cell table:style-name="ce48" office:value-type="float" office:value="5042.957" calcext:value-type="float">
            <text:p>5,043.0</text:p>
          </table:table-cell>
          <table:table-cell table:style-name="ce40" office:value-type="float" office:value="5042.957" calcext:value-type="float">
            <text:p>5,043.0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156.689" calcext:value-type="float">
            <text:p>31,156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581.294" calcext:value-type="float">
            <text:p>581.3</text:p>
          </table:table-cell>
          <table:table-cell table:style-name="ce22" office:value-type="float" office:value="30575.395" calcext:value-type="float">
            <text:p>30,575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89.633" calcext:value-type="float">
            <text:p>-189.6</text:p>
          </table:table-cell>
          <table:table-cell table:style-name="ce48" office:value-type="float" office:value="25386.633" calcext:value-type="float">
            <text:p>25,386.6</text:p>
          </table:table-cell>
          <table:table-cell table:style-name="ce40" office:value-type="float" office:value="2869.021" calcext:value-type="float">
            <text:p>2,869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2517.612" calcext:value-type="float">
            <text:p>22,517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378.395" calcext:value-type="float">
            <text:p>5,378.4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378.395" calcext:value-type="float">
            <text:p>5,378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5.057" calcext:value-type="float">
            <text:p>235.1</text:p>
          </table:table-cell>
          <table:table-cell table:style-name="ce22" office:value-type="float" office:value="1.547" calcext:value-type="float">
            <text:p>1.5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7.994" calcext:value-type="float">
            <text:p>-8.0</text:p>
          </table:table-cell>
          <table:table-cell table:style-name="ce22" office:value-type="float" office:value="241.504" calcext:value-type="float">
            <text:p>241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3.82" calcext:value-type="float">
            <text:p>13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27.684" calcext:value-type="float">
            <text:p>227.7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192.312" calcext:value-type="float">
            <text:p>192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5.372" calcext:value-type="float">
            <text:p>35.4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277.032" calcext:value-type="float">
            <text:p>7,277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458.381" calcext:value-type="float">
            <text:p>-458.4</text:p>
          </table:table-cell>
          <table:table-cell table:style-name="ce22" office:value-type="float" office:value="7735.414" calcext:value-type="float">
            <text:p>7,735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31.579" calcext:value-type="float">
            <text:p>231.6</text:p>
          </table:table-cell>
          <table:table-cell table:style-name="ce48" office:value-type="float" office:value="7503.834" calcext:value-type="float">
            <text:p>7,503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7503.834" calcext:value-type="float">
            <text:p>7,503.8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5.871" calcext:value-type="float">
            <text:p>135.9</text:p>
          </table:table-cell>
          <table:table-cell table:style-name="ce22" office:value-type="float" office:value="10.695" calcext:value-type="float">
            <text:p>10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20.803" calcext:value-type="float">
            <text:p>120.8</text:p>
          </table:table-cell>
          <table:table-cell table:style-name="ce22" office:value-type="float" office:value="4.373" calcext:value-type="float">
            <text:p>4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13.319" calcext:value-type="float">
            <text:p>-313.3</text:p>
          </table:table-cell>
          <table:table-cell table:style-name="ce48" office:value-type="float" office:value="3881.419" calcext:value-type="float">
            <text:p>3,881.4</text:p>
          </table:table-cell>
          <table:table-cell table:style-name="ce40" office:value-type="float" office:value="3881.419" calcext:value-type="float">
            <text:p>3,881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416.235" calcext:value-type="float">
            <text:p>4,416.2</text:p>
          </table:table-cell>
          <table:table-cell table:style-name="ce40" office:value-type="float" office:value="852.508" calcext:value-type="float">
            <text:p>852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33.958" calcext:value-type="float">
            <text:p>534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18.551" calcext:value-type="float">
            <text:p>318.6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5.029" calcext:value-type="float">
            <text:p>5.0</text:p>
          </table:table-cell>
          <table:table-cell table:style-name="ce48" office:value-type="float" office:value="236.9" calcext:value-type="float">
            <text:p>236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36.9" calcext:value-type="float">
            <text:p>236.9</text:p>
          </table:table-cell>
          <table:table-cell table:style-name="ce40" office:value-type="float" office:value="1421.783" calcext:value-type="float">
            <text:p>1,421.8</text:p>
          </table:table-cell>
          <table:table-cell table:style-name="ce40" office:value-type="float" office:value="1179.854" calcext:value-type="float">
            <text:p>1,179.9</text:p>
          </table:table-cell>
          <table:table-cell table:style-name="ce40" office:value-type="float" office:value="216.48" calcext:value-type="float">
            <text:p>216.5</text:p>
          </table:table-cell>
          <table:table-cell table:number-columns-repeated="2" table:style-name="ce40" office:value-type="float" office:value="963.374" calcext:value-type="float">
            <text:p>963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7.674" calcext:value-type="float">
            <text:p>27.7</text:p>
          </table:table-cell>
          <table:table-cell table:style-name="ce48" office:value-type="float" office:value="429.922" calcext:value-type="float">
            <text:p>429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29.922" calcext:value-type="float">
            <text:p>429.9</text:p>
          </table:table-cell>
          <table:table-cell table:style-name="ce40" office:value-type="float" office:value="1782.442" calcext:value-type="float">
            <text:p>1,782.4</text:p>
          </table:table-cell>
          <table:table-cell table:style-name="ce40" office:value-type="float" office:value="1324.846" calcext:value-type="float">
            <text:p>1,324.8</text:p>
          </table:table-cell>
          <table:table-cell table:style-name="ce40" office:value-type="float" office:value="950.988" calcext:value-type="float">
            <text:p>951.0</text:p>
          </table:table-cell>
          <table:table-cell table:number-columns-repeated="2" table:style-name="ce40" office:value-type="float" office:value="373.858" calcext:value-type="float">
            <text:p>373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7.908" calcext:value-type="float">
            <text:p>27.9</text:p>
          </table:table-cell>
          <table:table-cell table:style-name="ce48" office:value-type="float" office:value="90.696" calcext:value-type="float">
            <text:p>90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0.696" calcext:value-type="float">
            <text:p>90.7</text:p>
          </table:table-cell>
          <table:table-cell table:style-name="ce40" office:value-type="float" office:value="264.799" calcext:value-type="float">
            <text:p>264.8</text:p>
          </table:table-cell>
          <table:table-cell table:style-name="ce40" office:value-type="float" office:value="146.195" calcext:value-type="float">
            <text:p>146.2</text:p>
          </table:table-cell>
          <table:table-cell table:style-name="ce40" office:value-type="float" office:value="70.195" calcext:value-type="float">
            <text:p>70.2</text:p>
          </table:table-cell>
          <table:table-cell table:number-columns-repeated="2" table:style-name="ce40" office:value-type="float" office:value="76" calcext:value-type="float">
            <text:p>76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55.056" calcext:value-type="float">
            <text:p>55.1</text:p>
          </table:table-cell>
          <table:table-cell table:style-name="ce21" office:value-type="float" office:value="68278.618" calcext:value-type="float">
            <text:p>68,278.6</text:p>
          </table:table-cell>
          <table:table-cell table:style-name="ce21" office:value-type="float" office:value="19500.652" calcext:value-type="float">
            <text:p>19,500.7</text:p>
          </table:table-cell>
          <table:table-cell table:style-name="ce21" office:value-type="float" office:value="1359.958" calcext:value-type="float">
            <text:p>1,360.0</text:p>
          </table:table-cell>
          <table:table-cell table:style-name="ce21" office:value-type="float" office:value="2444.644" calcext:value-type="float">
            <text:p>2,444.6</text:p>
          </table:table-cell>
          <table:table-cell table:style-name="ce21" office:value-type="float" office:value="-1579.867" calcext:value-type="float">
            <text:p>-1,579.9</text:p>
          </table:table-cell>
          <table:table-cell table:style-name="ce21" office:value-type="float" office:value="46608.287" calcext:value-type="float">
            <text:p>46,608.3</text:p>
          </table:table-cell>
          <table:table-cell table:style-name="ce21" office:value-type="float" office:value="6802.813" calcext:value-type="float">
            <text:p>6,802.8</text:p>
          </table:table-cell>
          <table:table-cell table:style-name="ce39" office:value-type="float" office:value="-279.751" calcext:value-type="float">
            <text:p>-279.8</text:p>
          </table:table-cell>
          <table:table-cell table:style-name="ce47" office:value-type="float" office:value="51450.276" calcext:value-type="float">
            <text:p>51,450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640.47" calcext:value-type="float">
            <text:p>49,640.5</text:p>
          </table:table-cell>
          <table:table-cell table:style-name="ce39" office:value-type="float" office:value="1809.805" calcext:value-type="float">
            <text:p>1,809.8</text:p>
          </table:table-cell>
          <table:table-cell table:style-name="ce39" office:value-type="float" office:value="57232.356" calcext:value-type="float">
            <text:p>57,232.4</text:p>
          </table:table-cell>
          <table:table-cell table:style-name="ce39" office:value-type="float" office:value="45867.305" calcext:value-type="float">
            <text:p>45,867.3</text:p>
          </table:table-cell>
          <table:table-cell table:style-name="ce39" office:value-type="float" office:value="2501.553" calcext:value-type="float">
            <text:p>2,501.6</text:p>
          </table:table-cell>
          <table:table-cell table:style-name="ce39" office:value-type="float" office:value="18789.857" calcext:value-type="float">
            <text:p>18,789.9</text:p>
          </table:table-cell>
          <table:table-cell table:style-name="ce39" office:value-type="float" office:value="3147.425" calcext:value-type="float">
            <text:p>3,147.4</text:p>
          </table:table-cell>
          <table:table-cell table:style-name="ce39" office:value-type="float" office:value="12884.029" calcext:value-type="float">
            <text:p>12,884.0</text:p>
          </table:table-cell>
          <table:table-cell table:style-name="ce39" office:value-type="float" office:value="462.137" calcext:value-type="float">
            <text:p>462.1</text:p>
          </table:table-cell>
          <table:table-cell table:style-name="ce39" office:value-type="float" office:value="1058.01" calcext:value-type="float">
            <text:p>1,058.0</text:p>
          </table:table-cell>
          <table:table-cell table:style-name="ce39" office:value-type="float" office:value="1238.256" calcext:value-type="float">
            <text:p>1,238.3</text:p>
          </table:table-cell>
          <table:table-cell table:style-name="ce39" office:value-type="float" office:value="24575.895" calcext:value-type="float">
            <text:p>24,575.9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10.513" calcext:value-type="float">
            <text:p>10.5</text:p>
          </table:table-cell>
          <table:table-cell table:style-name="ce22" office:value-type="float" office:value="48582.397" calcext:value-type="float">
            <text:p>48,582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532.293" calcext:value-type="float">
            <text:p>-532.3</text:p>
          </table:table-cell>
          <table:table-cell table:style-name="ce22" office:value-type="float" office:value="49125.203" calcext:value-type="float">
            <text:p>49,125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49.758" calcext:value-type="float">
            <text:p>-49.8</text:p>
          </table:table-cell>
          <table:table-cell table:style-name="ce48" office:value-type="float" office:value="49174.961" calcext:value-type="float">
            <text:p>49,175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9174.961" calcext:value-type="float">
            <text:p>49,175.0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44.543" calcext:value-type="float">
            <text:p>44.5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44.543" calcext:value-type="float">
            <text:p>44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4.543" calcext:value-type="float">
            <text:p>44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4.543" calcext:value-type="float">
            <text:p>44.5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5.097" calcext:value-type="float">
            <text:p>15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.097" calcext:value-type="float">
            <text:p>15.1</text:p>
          </table:table-cell>
          <table:table-cell table:style-name="ce40" office:value-type="float" office:value="1625.314" calcext:value-type="float">
            <text:p>1,625.3</text:p>
          </table:table-cell>
          <table:table-cell table:style-name="ce40" office:value-type="float" office:value="1610.217" calcext:value-type="float">
            <text:p>1,610.2</text:p>
          </table:table-cell>
          <table:table-cell table:style-name="ce40" office:value-type="float" office:value="1610.087" calcext:value-type="float">
            <text:p>1,610.1</text:p>
          </table:table-cell>
          <table:table-cell table:number-columns-repeated="2" table:style-name="ce40" office:value-type="float" office:value="0.13" calcext:value-type="float">
            <text:p>0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36.276" calcext:value-type="float">
            <text:p>1,536.3</text:p>
          </table:table-cell>
          <table:table-cell table:style-name="ce22" office:value-type="float" office:value="119.167" calcext:value-type="float">
            <text:p>119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29.656" calcext:value-type="float">
            <text:p>-129.7</text:p>
          </table:table-cell>
          <table:table-cell table:style-name="ce22" office:value-type="float" office:value="1546.765" calcext:value-type="float">
            <text:p>1,546.8</text:p>
          </table:table-cell>
          <table:table-cell table:style-name="ce22" office:value-type="float" office:value="240.207" calcext:value-type="float">
            <text:p>240.2</text:p>
          </table:table-cell>
          <table:table-cell table:style-name="ce40" office:value-type="float" office:value="-83.116" calcext:value-type="float">
            <text:p>-83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981.466" calcext:value-type="float">
            <text:p>1,981.5</text:p>
          </table:table-cell>
          <table:table-cell table:style-name="ce40" office:value-type="float" office:value="3371.14" calcext:value-type="float">
            <text:p>3,371.1</text:p>
          </table:table-cell>
          <table:table-cell table:style-name="ce40" office:value-type="float" office:value="69.624" calcext:value-type="float">
            <text:p>69.6</text:p>
          </table:table-cell>
          <table:table-cell table:style-name="ce40" office:value-type="float" office:value="1735.699" calcext:value-type="float">
            <text:p>1,735.7</text:p>
          </table:table-cell>
          <table:table-cell table:style-name="ce40" office:value-type="float" office:value="338.55" calcext:value-type="float">
            <text:p>338.6</text:p>
          </table:table-cell>
          <table:table-cell table:style-name="ce40" office:value-type="float" office:value="90.391" calcext:value-type="float">
            <text:p>90.4</text:p>
          </table:table-cell>
          <table:table-cell table:style-name="ce40" office:value-type="float" office:value="0.028" calcext:value-type="float">
            <text:p>0.0</text:p>
          </table:table-cell>
          <table:table-cell table:style-name="ce40" office:value-type="float" office:value="68.475" calcext:value-type="float">
            <text:p>68.5</text:p>
          </table:table-cell>
          <table:table-cell table:style-name="ce40" office:value-type="float" office:value="1238.256" calcext:value-type="float">
            <text:p>1,238.3</text:p>
          </table:table-cell>
          <table:table-cell table:style-name="ce40" office:value-type="float" office:value="1565.817" calcext:value-type="float">
            <text:p>1,565.8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909.912" calcext:value-type="float">
            <text:p>13,909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28.561" calcext:value-type="float">
            <text:p>-128.6</text:p>
          </table:table-cell>
          <table:table-cell table:style-name="ce22" office:value-type="float" office:value="14038.474" calcext:value-type="float">
            <text:p>14,038.5</text:p>
          </table:table-cell>
          <table:table-cell table:style-name="ce22" office:value-type="float" office:value="4161.957" calcext:value-type="float">
            <text:p>4,162.0</text:p>
          </table:table-cell>
          <table:table-cell table:style-name="ce40" office:value-type="float" office:value="-7.802" calcext:value-type="float">
            <text:p>-7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357.014" calcext:value-type="float">
            <text:p>9,357.0</text:p>
          </table:table-cell>
          <table:table-cell table:style-name="ce40" office:value-type="float" office:value="19241.333" calcext:value-type="float">
            <text:p>19,241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9241.333" calcext:value-type="float">
            <text:p>19,241.3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725.708" calcext:value-type="float">
            <text:p>4,725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34.796" calcext:value-type="float">
            <text:p>34.8</text:p>
          </table:table-cell>
          <table:table-cell table:style-name="ce22" office:value-type="float" office:value="-4760.504" calcext:value-type="float">
            <text:p>-4,760.5</text:p>
          </table:table-cell>
          <table:table-cell table:style-name="ce22" office:value-type="float" office:value="108.119" calcext:value-type="float">
            <text:p>108.1</text:p>
          </table:table-cell>
          <table:table-cell table:style-name="ce40" office:value-type="float" office:value="-88.183" calcext:value-type="float">
            <text:p>-88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3278.786" calcext:value-type="float">
            <text:p>13,278.8</text:p>
          </table:table-cell>
          <table:table-cell table:style-name="ce40" office:value-type="float" office:value="8498.345" calcext:value-type="float">
            <text:p>8,498.3</text:p>
          </table:table-cell>
          <table:table-cell table:style-name="ce40" office:value-type="float" office:value="3.694" calcext:value-type="float">
            <text:p>3.7</text:p>
          </table:table-cell>
          <table:table-cell table:style-name="ce40" office:value-type="float" office:value="8494.652" calcext:value-type="float">
            <text:p>8,494.7</text:p>
          </table:table-cell>
          <table:table-cell table:style-name="ce40" office:value-type="float" office:value="6.139" calcext:value-type="float">
            <text:p>6.1</text:p>
          </table:table-cell>
          <table:table-cell table:style-name="ce40" office:value-type="float" office:value="8440.24" calcext:value-type="float">
            <text:p>8,440.2</text:p>
          </table:table-cell>
          <table:table-cell table:style-name="ce40" office:value-type="float" office:value="11.885" calcext:value-type="float">
            <text:p>11.9</text:p>
          </table:table-cell>
          <table:table-cell table:style-name="ce40" office:value-type="float" office:value="36.387" calcext:value-type="float">
            <text:p>36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404.15" calcext:value-type="float">
            <text:p>1,404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444.644" calcext:value-type="float">
            <text:p>2,444.6</text:p>
          </table:table-cell>
          <table:table-cell table:style-name="ce22" office:value-type="float" office:value="53.168" calcext:value-type="float">
            <text:p>53.2</text:p>
          </table:table-cell>
          <table:table-cell table:style-name="ce22" office:value-type="float" office:value="-3901.962" calcext:value-type="float">
            <text:p>-3,902.0</text:p>
          </table:table-cell>
          <table:table-cell table:style-name="ce22" office:value-type="float" office:value="20.762" calcext:value-type="float">
            <text:p>20.8</text:p>
          </table:table-cell>
          <table:table-cell table:style-name="ce40" office:value-type="float" office:value="128.996" calcext:value-type="float">
            <text:p>129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299.886" calcext:value-type="float">
            <text:p>4,299.9</text:p>
          </table:table-cell>
          <table:table-cell table:style-name="ce40" office:value-type="float" office:value="248.166" calcext:value-type="float">
            <text:p>248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48.166" calcext:value-type="float">
            <text:p>248.2</text:p>
          </table:table-cell>
          <table:table-cell table:style-name="ce40" office:value-type="float" office:value="1.34" calcext:value-type="float">
            <text:p>1.3</text:p>
          </table:table-cell>
          <table:table-cell table:style-name="ce40" office:value-type="float" office:value="87.956" calcext:value-type="float">
            <text:p>88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58.869" calcext:value-type="float">
            <text:p>158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3.89" calcext:value-type="float">
            <text:p>-3.9</text:p>
          </table:table-cell>
          <table:table-cell table:style-name="ce22" office:value-type="float" office:value="3.89" calcext:value-type="float">
            <text:p>3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03" calcext:value-type="float">
            <text:p>-0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.92" calcext:value-type="float">
            <text:p>3.9</text:p>
          </table:table-cell>
          <table:table-cell table:style-name="ce40" office:value-type="float" office:value="0.003" calcext:value-type="float">
            <text:p>0.0</text:p>
          </table:table-cell>
          <table:table-cell table:style-name="ce40" office:value-type="float" office:value="3.918" calcext:value-type="float">
            <text:p>3.9</text:p>
          </table:table-cell>
          <table:table-cell table:style-name="ce40" office:value-type="float" office:value="0.005" calcext:value-type="float">
            <text:p>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.913" calcext:value-type="float">
            <text:p>3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1.657" calcext:value-type="float">
            <text:p>41.7</text:p>
          </table:table-cell>
          <table:table-cell table:style-name="ce22" office:value-type="float" office:value="10955.874" calcext:value-type="float">
            <text:p>10,955.9</text:p>
          </table:table-cell>
          <table:table-cell table:style-name="ce22" office:value-type="float" office:value="131.702" calcext:value-type="float">
            <text:p>131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72.842" calcext:value-type="float">
            <text:p>-72.8</text:p>
          </table:table-cell>
          <table:table-cell table:style-name="ce22" office:value-type="float" office:value="-10973.077" calcext:value-type="float">
            <text:p>-10,973.1</text:p>
          </table:table-cell>
          <table:table-cell table:style-name="ce22" office:value-type="float" office:value="68.924" calcext:value-type="float">
            <text:p>68.9</text:p>
          </table:table-cell>
          <table:table-cell table:style-name="ce40" office:value-type="float" office:value="-239.741" calcext:value-type="float">
            <text:p>-239.7</text:p>
          </table:table-cell>
          <table:table-cell table:style-name="ce48" office:value-type="float" office:value="50.615" calcext:value-type="float">
            <text:p>50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0.615" calcext:value-type="float">
            <text:p>50.6</text:p>
          </table:table-cell>
          <table:table-cell table:style-name="ce40" office:value-type="float" office:value="16033.784" calcext:value-type="float">
            <text:p>16,033.8</text:p>
          </table:table-cell>
          <table:table-cell table:style-name="ce40" office:value-type="float" office:value="5180.91" calcext:value-type="float">
            <text:p>5,180.9</text:p>
          </table:table-cell>
          <table:table-cell table:style-name="ce40" office:value-type="float" office:value="67.888" calcext:value-type="float">
            <text:p>67.9</text:p>
          </table:table-cell>
          <table:table-cell table:style-name="ce40" office:value-type="float" office:value="5113.022" calcext:value-type="float">
            <text:p>5,113.0</text:p>
          </table:table-cell>
          <table:table-cell table:style-name="ce40" office:value-type="float" office:value="117.583" calcext:value-type="float">
            <text:p>117.6</text:p>
          </table:table-cell>
          <table:table-cell table:style-name="ce40" office:value-type="float" office:value="4196.232" calcext:value-type="float">
            <text:p>4,196.2</text:p>
          </table:table-cell>
          <table:table-cell table:style-name="ce40" office:value-type="float" office:value="420.68" calcext:value-type="float">
            <text:p>420.7</text:p>
          </table:table-cell>
          <table:table-cell table:style-name="ce40" office:value-type="float" office:value="378.527" calcext:value-type="float">
            <text:p>378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617.589" calcext:value-type="float">
            <text:p>1,617.6</text:p>
          </table:table-cell>
          <table:table-cell table:style-name="ce22" office:value-type="float" office:value="669.024" calcext:value-type="float">
            <text:p>669.0</text:p>
          </table:table-cell>
          <table:table-cell table:style-name="ce22" office:value-type="float" office:value="1228.256" calcext:value-type="float">
            <text:p>1,228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484.592" calcext:value-type="float">
            <text:p>-484.6</text:p>
          </table:table-cell>
          <table:table-cell table:style-name="ce22" office:value-type="float" office:value="204.901" calcext:value-type="float">
            <text:p>204.9</text:p>
          </table:table-cell>
          <table:table-cell table:style-name="ce22" office:value-type="float" office:value="1747.852" calcext:value-type="float">
            <text:p>1,747.9</text:p>
          </table:table-cell>
          <table:table-cell table:style-name="ce40" office:value-type="float" office:value="59.884" calcext:value-type="float">
            <text:p>59.9</text:p>
          </table:table-cell>
          <table:table-cell table:style-name="ce48" office:value-type="float" office:value="1489.38" calcext:value-type="float">
            <text:p>1,489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489.38" calcext:value-type="float">
            <text:p>1,489.4</text:p>
          </table:table-cell>
          <table:table-cell table:style-name="ce40" office:value-type="float" office:value="6525.181" calcext:value-type="float">
            <text:p>6,525.2</text:p>
          </table:table-cell>
          <table:table-cell table:style-name="ce40" office:value-type="float" office:value="3432.967" calcext:value-type="float">
            <text:p>3,433.0</text:p>
          </table:table-cell>
          <table:table-cell table:style-name="ce40" office:value-type="float" office:value="252.981" calcext:value-type="float">
            <text:p>253.0</text:p>
          </table:table-cell>
          <table:table-cell table:style-name="ce40" office:value-type="float" office:value="3179.986" calcext:value-type="float">
            <text:p>3,180.0</text:p>
          </table:table-cell>
          <table:table-cell table:style-name="ce40" office:value-type="float" office:value="2669.392" calcext:value-type="float">
            <text:p>2,669.4</text:p>
          </table:table-cell>
          <table:table-cell table:style-name="ce40" office:value-type="float" office:value="69.211" calcext:value-type="float">
            <text:p>69.2</text:p>
          </table:table-cell>
          <table:table-cell table:style-name="ce40" office:value-type="float" office:value="29.543" calcext:value-type="float">
            <text:p>29.5</text:p>
          </table:table-cell>
          <table:table-cell table:style-name="ce40" office:value-type="float" office:value="411.839" calcext:value-type="float">
            <text:p>411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95.723" calcext:value-type="float">
            <text:p>295.7</text:p>
          </table:table-cell>
          <table:table-cell table:style-name="ce22" office:value-type="float" office:value="789.321" calcext:value-type="float">
            <text:p>789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3.364" calcext:value-type="float">
            <text:p>-23.4</text:p>
          </table:table-cell>
          <table:table-cell table:style-name="ce22" office:value-type="float" office:value="-470.234" calcext:value-type="float">
            <text:p>-470.2</text:p>
          </table:table-cell>
          <table:table-cell table:style-name="ce22" office:value-type="float" office:value="13.731" calcext:value-type="float">
            <text:p>13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28.26" calcext:value-type="float">
            <text:p>1,028.3</text:p>
          </table:table-cell>
          <table:table-cell table:style-name="ce40" office:value-type="float" office:value="544.295" calcext:value-type="float">
            <text:p>544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44.295" calcext:value-type="float">
            <text:p>544.3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3.966" calcext:value-type="float">
            <text:p>44.0</text:p>
          </table:table-cell>
          <table:table-cell table:style-name="ce22" office:value-type="float" office:value="305.55" calcext:value-type="float">
            <text:p>305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4.524" calcext:value-type="float">
            <text:p>-14.5</text:p>
          </table:table-cell>
          <table:table-cell table:style-name="ce22" office:value-type="float" office:value="-247.06" calcext:value-type="float">
            <text:p>-247.1</text:p>
          </table:table-cell>
          <table:table-cell table:style-name="ce22" office:value-type="float" office:value="0.001" calcext:value-type="float">
            <text:p>0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90.058" calcext:value-type="float">
            <text:p>690.1</text:p>
          </table:table-cell>
          <table:table-cell table:style-name="ce40" office:value-type="float" office:value="442.997" calcext:value-type="float">
            <text:p>443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42.997" calcext:value-type="float">
            <text:p>443.0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23.346" calcext:value-type="float">
            <text:p>1,323.3</text:p>
          </table:table-cell>
          <table:table-cell table:style-name="ce22" office:value-type="float" office:value="73.947" calcext:value-type="float">
            <text:p>73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3.116" calcext:value-type="float">
            <text:p>3.1</text:p>
          </table:table-cell>
          <table:table-cell table:style-name="ce22" office:value-type="float" office:value="1246.282" calcext:value-type="float">
            <text:p>1,246.3</text:p>
          </table:table-cell>
          <table:table-cell table:style-name="ce22" office:value-type="float" office:value="1.17" calcext:value-type="float">
            <text:p>1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5.386" calcext:value-type="float">
            <text:p>85.4</text:p>
          </table:table-cell>
          <table:table-cell table:style-name="ce40" office:value-type="float" office:value="1330.498" calcext:value-type="float">
            <text:p>1,330.5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330.498" calcext:value-type="float">
            <text:p>1,330.5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0.532" calcext:value-type="float">
            <text:p>40.5</text:p>
          </table:table-cell>
          <table:table-cell table:style-name="ce22" office:value-type="float" office:value="372.34" calcext:value-type="float">
            <text:p>372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5.763" calcext:value-type="float">
            <text:p>-15.8</text:p>
          </table:table-cell>
          <table:table-cell table:style-name="ce22" office:value-type="float" office:value="-316.045" calcext:value-type="float">
            <text:p>-316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53.229" calcext:value-type="float">
            <text:p>253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53.229" calcext:value-type="float">
            <text:p>253.2</text:p>
          </table:table-cell>
          <table:table-cell table:style-name="ce40" office:value-type="float" office:value="1100.271" calcext:value-type="float">
            <text:p>1,100.3</text:p>
          </table:table-cell>
          <table:table-cell table:style-name="ce40" office:value-type="float" office:value="530.998" calcext:value-type="float">
            <text:p>531.0</text:p>
          </table:table-cell>
          <table:table-cell table:style-name="ce40" office:value-type="float" office:value="494.107" calcext:value-type="float">
            <text:p>494.1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36.891" calcext:value-type="float">
            <text:p>36.9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87.221" calcext:value-type="float">
            <text:p>887.2</text:p>
          </table:table-cell>
          <table:table-cell table:style-name="ce22" office:value-type="float" office:value="85.571" calcext:value-type="float">
            <text:p>85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65.461" calcext:value-type="float">
            <text:p>-265.5</text:p>
          </table:table-cell>
          <table:table-cell table:style-name="ce22" office:value-type="float" office:value="1067.111" calcext:value-type="float">
            <text:p>1,067.1</text:p>
          </table:table-cell>
          <table:table-cell table:style-name="ce22" office:value-type="float" office:value="440.09" calcext:value-type="float">
            <text:p>440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422.452" calcext:value-type="float">
            <text:p>422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20.967" calcext:value-type="float">
            <text:p>421.0</text:p>
          </table:table-cell>
          <table:table-cell table:style-name="ce40" office:value-type="float" office:value="1.485" calcext:value-type="float">
            <text:p>1.5</text:p>
          </table:table-cell>
          <table:table-cell table:style-name="ce40" office:value-type="float" office:value="1226.95" calcext:value-type="float">
            <text:p>1,227.0</text:p>
          </table:table-cell>
          <table:table-cell table:style-name="ce40" office:value-type="float" office:value="1431.519" calcext:value-type="float">
            <text:p>1,431.5</text:p>
          </table:table-cell>
          <table:table-cell table:style-name="ce40" office:value-type="float" office:value="3.17" calcext:value-type="float">
            <text:p>3.2</text:p>
          </table:table-cell>
          <table:table-cell table:number-columns-repeated="2" table:style-name="ce40" office:value-type="float" office:value="14.285" calcext:value-type="float">
            <text:p>14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414.064" calcext:value-type="float">
            <text:p>1,414.1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338.726" calcext:value-type="float">
            <text:p>338.7</text:p>
          </table:table-cell>
          <table:table-cell table:style-name="ce21" office:value-type="float" office:value="16713.893" calcext:value-type="float">
            <text:p>16,713.9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181.562" calcext:value-type="float">
            <text:p>181.6</text:p>
          </table:table-cell>
          <table:table-cell table:style-name="ce21" office:value-type="float" office:value="16871.058" calcext:value-type="float">
            <text:p>16,871.1</text:p>
          </table:table-cell>
          <table:table-cell table:style-name="ce21" office:value-type="float" office:value="17995.087" calcext:value-type="float">
            <text:p>17,995.1</text:p>
          </table:table-cell>
          <table:table-cell table:style-name="ce39" office:value-type="float" office:value="685.675" calcext:value-type="float">
            <text:p>685.7</text:p>
          </table:table-cell>
          <table:table-cell table:style-name="ce47" office:value-type="float" office:value="13379.824" calcext:value-type="float">
            <text:p>13,379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27.513" calcext:value-type="float">
            <text:p>27.5</text:p>
          </table:table-cell>
          <table:table-cell table:style-name="ce39" office:value-type="float" office:value="13352.311" calcext:value-type="float">
            <text:p>13,352.3</text:p>
          </table:table-cell>
          <table:table-cell table:style-name="ce39" office:value-type="float" office:value="18873.121" calcext:value-type="float">
            <text:p>18,873.1</text:p>
          </table:table-cell>
          <table:table-cell table:style-name="ce39" office:value-type="float" office:value="3683.593" calcext:value-type="float">
            <text:p>3,683.6</text:p>
          </table:table-cell>
          <table:table-cell table:style-name="ce39" office:value-type="float" office:value="579.102" calcext:value-type="float">
            <text:p>579.1</text:p>
          </table:table-cell>
          <table:table-cell table:style-name="ce39" office:value-type="float" office:value="3104.491" calcext:value-type="float">
            <text:p>3,104.5</text:p>
          </table:table-cell>
          <table:table-cell table:style-name="ce39" office:value-type="float" office:value="1960.367" calcext:value-type="float">
            <text:p>1,960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.084" calcext:value-type="float">
            <text:p>1.1</text:p>
          </table:table-cell>
          <table:table-cell table:style-name="ce39" office:value-type="float" office:value="414.416" calcext:value-type="float">
            <text:p>414.4</text:p>
          </table:table-cell>
          <table:table-cell table:style-name="ce39" office:value-type="float" office:value="728.624" calcext:value-type="float">
            <text:p>728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338.726" calcext:value-type="float">
            <text:p>338.7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178.883" calcext:value-type="float">
            <text:p>178.9</text:p>
          </table:table-cell>
          <table:table-cell table:style-name="ce22" office:value-type="float" office:value="159.843" calcext:value-type="float">
            <text:p>159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.369" calcext:value-type="float">
            <text:p>1.4</text:p>
          </table:table-cell>
          <table:table-cell table:style-name="ce48" office:value-type="float" office:value="1.335" calcext:value-type="float">
            <text:p>1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335" calcext:value-type="float">
            <text:p>1.3</text:p>
          </table:table-cell>
          <table:table-cell table:style-name="ce40" office:value-type="float" office:value="1203.129" calcext:value-type="float">
            <text:p>1,203.1</text:p>
          </table:table-cell>
          <table:table-cell table:style-name="ce40" office:value-type="float" office:value="1360.267" calcext:value-type="float">
            <text:p>1,360.3</text:p>
          </table:table-cell>
          <table:table-cell table:style-name="ce40" office:value-type="float" office:value="1.914" calcext:value-type="float">
            <text:p>1.9</text:p>
          </table:table-cell>
          <table:table-cell table:style-name="ce40" office:value-type="float" office:value="1358.354" calcext:value-type="float">
            <text:p>1,358.4</text:p>
          </table:table-cell>
          <table:table-cell table:style-name="ce40" office:value-type="float" office:value="390.337" calcext:value-type="float">
            <text:p>390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97.114" calcext:value-type="float">
            <text:p>297.1</text:p>
          </table:table-cell>
          <table:table-cell table:style-name="ce40" office:value-type="float" office:value="670.903" calcext:value-type="float">
            <text:p>670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6713.893" calcext:value-type="float">
            <text:p>16,713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.678" calcext:value-type="float">
            <text:p>2.7</text:p>
          </table:table-cell>
          <table:table-cell table:style-name="ce22" office:value-type="float" office:value="16711.215" calcext:value-type="float">
            <text:p>16,711.2</text:p>
          </table:table-cell>
          <table:table-cell table:style-name="ce22" office:value-type="float" office:value="17995.087" calcext:value-type="float">
            <text:p>17,995.1</text:p>
          </table:table-cell>
          <table:table-cell table:style-name="ce40" office:value-type="float" office:value="684.306" calcext:value-type="float">
            <text:p>684.3</text:p>
          </table:table-cell>
          <table:table-cell table:style-name="ce48" office:value-type="float" office:value="13378.489" calcext:value-type="float">
            <text:p>13,378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7.513" calcext:value-type="float">
            <text:p>27.5</text:p>
          </table:table-cell>
          <table:table-cell table:style-name="ce40" office:value-type="float" office:value="13350.976" calcext:value-type="float">
            <text:p>13,351.0</text:p>
          </table:table-cell>
          <table:table-cell table:style-name="ce40" office:value-type="float" office:value="17669.992" calcext:value-type="float">
            <text:p>17,670.0</text:p>
          </table:table-cell>
          <table:table-cell table:style-name="ce40" office:value-type="float" office:value="2323.325" calcext:value-type="float">
            <text:p>2,323.3</text:p>
          </table:table-cell>
          <table:table-cell table:style-name="ce40" office:value-type="float" office:value="577.188" calcext:value-type="float">
            <text:p>577.2</text:p>
          </table:table-cell>
          <table:table-cell table:style-name="ce40" office:value-type="float" office:value="1746.138" calcext:value-type="float">
            <text:p>1,746.1</text:p>
          </table:table-cell>
          <table:table-cell table:style-name="ce40" office:value-type="float" office:value="1570.03" calcext:value-type="float">
            <text:p>1,570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.084" calcext:value-type="float">
            <text:p>1.1</text:p>
          </table:table-cell>
          <table:table-cell table:style-name="ce40" office:value-type="float" office:value="117.302" calcext:value-type="float">
            <text:p>117.3</text:p>
          </table:table-cell>
          <table:table-cell table:style-name="ce40" office:value-type="float" office:value="57.721" calcext:value-type="float">
            <text:p>57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763.996" calcext:value-type="float">
            <text:p>1,764.0</text:p>
          </table:table-cell>
          <table:table-cell table:style-name="ce21" office:value-type="float" office:value="0.113" calcext:value-type="float">
            <text:p>0.1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3.093" calcext:value-type="float">
            <text:p>3.1</text:p>
          </table:table-cell>
          <table:table-cell table:style-name="ce21" office:value-type="float" office:value="1761.015" calcext:value-type="float">
            <text:p>1,761.0</text:p>
          </table:table-cell>
          <table:table-cell table:style-name="ce21" office:value-type="float" office:value="85.731" calcext:value-type="float">
            <text:p>85.7</text:p>
          </table:table-cell>
          <table:table-cell table:style-name="ce39" office:value-type="float" office:value="1.215" calcext:value-type="float">
            <text:p>1.2</text:p>
          </table:table-cell>
          <table:table-cell table:style-name="ce47" office:value-type="float" office:value="1206.222" calcext:value-type="float">
            <text:p>1,206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06.222" calcext:value-type="float">
            <text:p>1,206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67.848" calcext:value-type="float">
            <text:p>467.8</text:p>
          </table:table-cell>
          <table:table-cell table:style-name="ce39" office:value-type="float" office:value="0.022" calcext:value-type="float">
            <text:p>0.0</text:p>
          </table:table-cell>
          <table:table-cell table:number-columns-repeated="2" table:style-name="ce39" office:value-type="float" office:value="467.826" calcext:value-type="float">
            <text:p>467.8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2056.908" calcext:value-type="float">
            <text:p>12,056.9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2056.908" calcext:value-type="float">
            <text:p>12,056.9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056.908" calcext:value-type="float">
            <text:p>12,056.9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056.908" calcext:value-type="float">
            <text:p>12,056.9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518.187" calcext:value-type="float">
            <text:p>518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18.187" calcext:value-type="float">
            <text:p>518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822.731" calcext:value-type="float">
            <text:p>822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822.731" calcext:value-type="float">
            <text:p>822.7</text:p>
          </table:table-cell>
          <table:table-cell table:style-name="ce39" office:value-type="float" office:value="304.544" calcext:value-type="float">
            <text:p>304.5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30.683" calcext:value-type="float">
            <text:p>30.7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30.683" calcext:value-type="float">
            <text:p>30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30.683" calcext:value-type="float">
            <text:p>30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30.683" calcext:value-type="float">
            <text:p>30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56.712" calcext:value-type="float">
            <text:p>156.7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56.712" calcext:value-type="float">
            <text:p>156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56.712" calcext:value-type="float">
            <text:p>156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56.712" calcext:value-type="float">
            <text:p>156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689.664" calcext:value-type="float">
            <text:p>689.7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4112.567" calcext:value-type="float">
            <text:p>24,112.6</text:p>
          </table:table-cell>
          <table:table-cell table:style-name="ce39" office:value-type="float" office:value="23422.903" calcext:value-type="float">
            <text:p>23,422.9</text:p>
          </table:table-cell>
          <table:table-cell table:style-name="ce39" office:value-type="float" office:value="1758.776" calcext:value-type="float">
            <text:p>1,758.8</text:p>
          </table:table-cell>
          <table:table-cell table:style-name="ce39" office:value-type="float" office:value="21664.127" calcext:value-type="float">
            <text:p>21,664.1</text:p>
          </table:table-cell>
          <table:table-cell table:style-name="ce39" office:value-type="float" office:value="12729.426" calcext:value-type="float">
            <text:p>12,729.4</text:p>
          </table:table-cell>
          <table:table-cell table:style-name="ce39" office:value-type="float" office:value="125.555" calcext:value-type="float">
            <text:p>125.6</text:p>
          </table:table-cell>
          <table:table-cell table:style-name="ce39" office:value-type="float" office:value="262.894" calcext:value-type="float">
            <text:p>262.9</text:p>
          </table:table-cell>
          <table:table-cell table:style-name="ce39" office:value-type="float" office:value="4382.495" calcext:value-type="float">
            <text:p>4,382.5</text:p>
          </table:table-cell>
          <table:table-cell table:style-name="ce39" office:value-type="float" office:value="4163.756" calcext:value-type="float">
            <text:p>4,163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2.818" calcext:value-type="float">
            <text:p>112.8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2.818" calcext:value-type="float">
            <text:p>112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2.818" calcext:value-type="float">
            <text:p>112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2.818" calcext:value-type="float">
            <text:p>112.8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385" calcext:value-type="float">
            <text:p>3.4</text:p>
          </table:table-cell>
          <table:table-cell table:style-name="ce39" office:value-type="float" office:value="109.433" calcext:value-type="float">
            <text:p>109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912.008" calcext:value-type="float">
            <text:p>1,912.0</text:p>
          </table:table-cell>
          <table:table-cell table:style-name="ce41" office:value-type="float" office:value="480.719" calcext:value-type="float">
            <text:p>480.7</text:p>
          </table:table-cell>
          <table:table-cell table:number-columns-repeated="2" table:style-name="ce41" office:value-type="float" office:value="1431.289" calcext:value-type="float">
            <text:p>1,431.3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2'.$A$1:.$Y$46" table:range-usable-as="print-range"/>
        </table:named-expressions>
      </table:table>
      <table:table table:name="103" table:style-name="ta10" table:print-ranges="'103'.A1:'103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3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4" calcext:value-type="float">
            <text:p>2014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3940.791" calcext:value-type="float">
            <text:p>43,940.8</text:p>
          </table:table-cell>
          <table:table-cell table:style-name="ce21" office:value-type="float" office:value="57.345" calcext:value-type="float">
            <text:p>57.3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322.231" calcext:value-type="float">
            <text:p>-322.2</text:p>
          </table:table-cell>
          <table:table-cell table:style-name="ce21" office:value-type="float" office:value="44205.677" calcext:value-type="float">
            <text:p>44,205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111.891" calcext:value-type="float">
            <text:p>111.9</text:p>
          </table:table-cell>
          <table:table-cell table:style-name="ce47" office:value-type="float" office:value="43950.153" calcext:value-type="float">
            <text:p>43,950.2</text:p>
          </table:table-cell>
          <table:table-cell table:style-name="ce39" office:value-type="float" office:value="12753.384" calcext:value-type="float">
            <text:p>12,753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196.769" calcext:value-type="float">
            <text:p>31,196.8</text:p>
          </table:table-cell>
          <table:table-cell table:style-name="ce39" office:value-type="float" office:value="8492.147" calcext:value-type="float">
            <text:p>8,492.1</text:p>
          </table:table-cell>
          <table:table-cell table:style-name="ce39" office:value-type="float" office:value="8635.779" calcext:value-type="float">
            <text:p>8,635.8</text:p>
          </table:table-cell>
          <table:table-cell table:style-name="ce39" office:value-type="float" office:value="1285.551" calcext:value-type="float">
            <text:p>1,285.6</text:p>
          </table:table-cell>
          <table:table-cell table:number-columns-repeated="2" table:style-name="ce39" office:value-type="float" office:value="7042.097" calcext:value-type="float">
            <text:p>7,042.1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08.13" calcext:value-type="float">
            <text:p>308.1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351.196" calcext:value-type="float">
            <text:p>5,351.2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86.973" calcext:value-type="float">
            <text:p>187.0</text:p>
          </table:table-cell>
          <table:table-cell table:style-name="ce22" office:value-type="float" office:value="5164.223" calcext:value-type="float">
            <text:p>5,164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6.542" calcext:value-type="float">
            <text:p>-26.5</text:p>
          </table:table-cell>
          <table:table-cell table:style-name="ce48" office:value-type="float" office:value="5190.765" calcext:value-type="float">
            <text:p>5,190.8</text:p>
          </table:table-cell>
          <table:table-cell table:style-name="ce40" office:value-type="float" office:value="5190.765" calcext:value-type="float">
            <text:p>5,190.8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009.62" calcext:value-type="float">
            <text:p>31,009.6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471.815" calcext:value-type="float">
            <text:p>-471.8</text:p>
          </table:table-cell>
          <table:table-cell table:style-name="ce22" office:value-type="float" office:value="31481.435" calcext:value-type="float">
            <text:p>31,481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539.964" calcext:value-type="float">
            <text:p>540.0</text:p>
          </table:table-cell>
          <table:table-cell table:style-name="ce48" office:value-type="float" office:value="25812.507" calcext:value-type="float">
            <text:p>25,812.5</text:p>
          </table:table-cell>
          <table:table-cell table:style-name="ce40" office:value-type="float" office:value="3037.684" calcext:value-type="float">
            <text:p>3,037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2774.823" calcext:value-type="float">
            <text:p>22,774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128.964" calcext:value-type="float">
            <text:p>5,129.0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128.964" calcext:value-type="float">
            <text:p>5,129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8.94" calcext:value-type="float">
            <text:p>198.9</text:p>
          </table:table-cell>
          <table:table-cell table:style-name="ce22" office:value-type="float" office:value="2.312" calcext:value-type="float">
            <text:p>2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2.368" calcext:value-type="float">
            <text:p>-22.4</text:p>
          </table:table-cell>
          <table:table-cell table:style-name="ce22" office:value-type="float" office:value="218.996" calcext:value-type="float">
            <text:p>219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202" calcext:value-type="float">
            <text:p>0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18.794" calcext:value-type="float">
            <text:p>218.8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191.971" calcext:value-type="float">
            <text:p>192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6.823" calcext:value-type="float">
            <text:p>26.8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246.192" calcext:value-type="float">
            <text:p>7,246.2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8.957" calcext:value-type="float">
            <text:p>29.0</text:p>
          </table:table-cell>
          <table:table-cell table:style-name="ce22" office:value-type="float" office:value="7217.235" calcext:value-type="float">
            <text:p>7,217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62.086" calcext:value-type="float">
            <text:p>-62.1</text:p>
          </table:table-cell>
          <table:table-cell table:style-name="ce48" office:value-type="float" office:value="7279.321" calcext:value-type="float">
            <text:p>7,279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7279.321" calcext:value-type="float">
            <text:p>7,279.3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4.843" calcext:value-type="float">
            <text:p>134.8</text:p>
          </table:table-cell>
          <table:table-cell table:style-name="ce22" office:value-type="float" office:value="55.032" calcext:value-type="float">
            <text:p>55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43.977" calcext:value-type="float">
            <text:p>-44.0</text:p>
          </table:table-cell>
          <table:table-cell table:style-name="ce22" office:value-type="float" office:value="123.788" calcext:value-type="float">
            <text:p>123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77.724" calcext:value-type="float">
            <text:p>-377.7</text:p>
          </table:table-cell>
          <table:table-cell table:style-name="ce48" office:value-type="float" office:value="4524.935" calcext:value-type="float">
            <text:p>4,524.9</text:p>
          </table:table-cell>
          <table:table-cell table:style-name="ce40" office:value-type="float" office:value="4524.935" calcext:value-type="float">
            <text:p>4,524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882.019" calcext:value-type="float">
            <text:p>4,882.0</text:p>
          </table:table-cell>
          <table:table-cell table:style-name="ce40" office:value-type="float" office:value="858.595" calcext:value-type="float">
            <text:p>858.6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77.288" calcext:value-type="float">
            <text:p>577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81.307" calcext:value-type="float">
            <text:p>281.3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2.567" calcext:value-type="float">
            <text:p>12.6</text:p>
          </table:table-cell>
          <table:table-cell table:style-name="ce48" office:value-type="float" office:value="341.899" calcext:value-type="float">
            <text:p>341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41.899" calcext:value-type="float">
            <text:p>341.9</text:p>
          </table:table-cell>
          <table:table-cell table:style-name="ce40" office:value-type="float" office:value="1428.356" calcext:value-type="float">
            <text:p>1,428.4</text:p>
          </table:table-cell>
          <table:table-cell table:style-name="ce40" office:value-type="float" office:value="1073.89" calcext:value-type="float">
            <text:p>1,073.9</text:p>
          </table:table-cell>
          <table:table-cell table:style-name="ce40" office:value-type="float" office:value="224.784" calcext:value-type="float">
            <text:p>224.8</text:p>
          </table:table-cell>
          <table:table-cell table:number-columns-repeated="2" table:style-name="ce40" office:value-type="float" office:value="849.107" calcext:value-type="float">
            <text:p>849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1.006" calcext:value-type="float">
            <text:p>21.0</text:p>
          </table:table-cell>
          <table:table-cell table:style-name="ce48" office:value-type="float" office:value="648.776" calcext:value-type="float">
            <text:p>648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48.776" calcext:value-type="float">
            <text:p>648.8</text:p>
          </table:table-cell>
          <table:table-cell table:style-name="ce40" office:value-type="float" office:value="1879.444" calcext:value-type="float">
            <text:p>1,879.4</text:p>
          </table:table-cell>
          <table:table-cell table:style-name="ce40" office:value-type="float" office:value="1209.662" calcext:value-type="float">
            <text:p>1,209.7</text:p>
          </table:table-cell>
          <table:table-cell table:style-name="ce40" office:value-type="float" office:value="974.253" calcext:value-type="float">
            <text:p>974.3</text:p>
          </table:table-cell>
          <table:table-cell table:number-columns-repeated="2" table:style-name="ce40" office:value-type="float" office:value="235.41" calcext:value-type="float">
            <text:p>235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4.505" calcext:value-type="float">
            <text:p>4.5</text:p>
          </table:table-cell>
          <table:table-cell table:style-name="ce48" office:value-type="float" office:value="151.95" calcext:value-type="float">
            <text:p>15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1.95" calcext:value-type="float">
            <text:p>152.0</text:p>
          </table:table-cell>
          <table:table-cell table:style-name="ce40" office:value-type="float" office:value="302.328" calcext:value-type="float">
            <text:p>302.3</text:p>
          </table:table-cell>
          <table:table-cell table:style-name="ce40" office:value-type="float" office:value="145.873" calcext:value-type="float">
            <text:p>145.9</text:p>
          </table:table-cell>
          <table:table-cell table:style-name="ce40" office:value-type="float" office:value="86.515" calcext:value-type="float">
            <text:p>86.5</text:p>
          </table:table-cell>
          <table:table-cell table:number-columns-repeated="2" table:style-name="ce40" office:value-type="float" office:value="59.358" calcext:value-type="float">
            <text:p>59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70.234" calcext:value-type="float">
            <text:p>70.2</text:p>
          </table:table-cell>
          <table:table-cell table:style-name="ce21" office:value-type="float" office:value="71771.858" calcext:value-type="float">
            <text:p>71,771.9</text:p>
          </table:table-cell>
          <table:table-cell table:style-name="ce21" office:value-type="float" office:value="19485.133" calcext:value-type="float">
            <text:p>19,485.1</text:p>
          </table:table-cell>
          <table:table-cell table:style-name="ce21" office:value-type="float" office:value="1303.82" calcext:value-type="float">
            <text:p>1,303.8</text:p>
          </table:table-cell>
          <table:table-cell table:style-name="ce21" office:value-type="float" office:value="2666.593" calcext:value-type="float">
            <text:p>2,666.6</text:p>
          </table:table-cell>
          <table:table-cell table:style-name="ce21" office:value-type="float" office:value="933.757" calcext:value-type="float">
            <text:p>933.8</text:p>
          </table:table-cell>
          <table:table-cell table:style-name="ce21" office:value-type="float" office:value="47452.788" calcext:value-type="float">
            <text:p>47,452.8</text:p>
          </table:table-cell>
          <table:table-cell table:style-name="ce21" office:value-type="float" office:value="6540.597" calcext:value-type="float">
            <text:p>6,540.6</text:p>
          </table:table-cell>
          <table:table-cell table:style-name="ce39" office:value-type="float" office:value="-615.375" calcext:value-type="float">
            <text:p>-615.4</text:p>
          </table:table-cell>
          <table:table-cell table:style-name="ce47" office:value-type="float" office:value="51818.971" calcext:value-type="float">
            <text:p>51,819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715.941" calcext:value-type="float">
            <text:p>49,715.9</text:p>
          </table:table-cell>
          <table:table-cell table:style-name="ce39" office:value-type="float" office:value="2103.03" calcext:value-type="float">
            <text:p>2,103.0</text:p>
          </table:table-cell>
          <table:table-cell table:style-name="ce39" office:value-type="float" office:value="57243.369" calcext:value-type="float">
            <text:p>57,243.4</text:p>
          </table:table-cell>
          <table:table-cell table:style-name="ce39" office:value-type="float" office:value="46951.964" calcext:value-type="float">
            <text:p>46,952.0</text:p>
          </table:table-cell>
          <table:table-cell table:style-name="ce39" office:value-type="float" office:value="3281.902" calcext:value-type="float">
            <text:p>3,281.9</text:p>
          </table:table-cell>
          <table:table-cell table:style-name="ce39" office:value-type="float" office:value="18549.859" calcext:value-type="float">
            <text:p>18,549.9</text:p>
          </table:table-cell>
          <table:table-cell table:style-name="ce39" office:value-type="float" office:value="2776.088" calcext:value-type="float">
            <text:p>2,776.1</text:p>
          </table:table-cell>
          <table:table-cell table:style-name="ce39" office:value-type="float" office:value="13012.344" calcext:value-type="float">
            <text:p>13,012.3</text:p>
          </table:table-cell>
          <table:table-cell table:style-name="ce39" office:value-type="float" office:value="481.012" calcext:value-type="float">
            <text:p>481.0</text:p>
          </table:table-cell>
          <table:table-cell table:style-name="ce39" office:value-type="float" office:value="1067.982" calcext:value-type="float">
            <text:p>1,068.0</text:p>
          </table:table-cell>
          <table:table-cell table:style-name="ce39" office:value-type="float" office:value="1212.433" calcext:value-type="float">
            <text:p>1,212.4</text:p>
          </table:table-cell>
          <table:table-cell table:style-name="ce39" office:value-type="float" office:value="25120.203" calcext:value-type="float">
            <text:p>25,120.2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9.054" calcext:value-type="float">
            <text:p>9.1</text:p>
          </table:table-cell>
          <table:table-cell table:style-name="ce22" office:value-type="float" office:value="50083.229" calcext:value-type="float">
            <text:p>50,083.2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912.541" calcext:value-type="float">
            <text:p>912.5</text:p>
          </table:table-cell>
          <table:table-cell table:style-name="ce22" office:value-type="float" office:value="49179.742" calcext:value-type="float">
            <text:p>49,179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22.556" calcext:value-type="float">
            <text:p>-122.6</text:p>
          </table:table-cell>
          <table:table-cell table:style-name="ce48" office:value-type="float" office:value="49302.298" calcext:value-type="float">
            <text:p>49,302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9302.298" calcext:value-type="float">
            <text:p>49,302.3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61.18" calcext:value-type="float">
            <text:p>61.2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0.032" calcext:value-type="float">
            <text:p>0.0</text:p>
          </table:table-cell>
          <table:table-cell table:style-name="ce22" office:value-type="float" office:value="61.148" calcext:value-type="float">
            <text:p>61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014" calcext:value-type="float">
            <text:p>-0.0</text:p>
          </table:table-cell>
          <table:table-cell table:style-name="ce48" office:value-type="float" office:value="61.161" calcext:value-type="float">
            <text:p>61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61.161" calcext:value-type="float">
            <text:p>61.2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9.787" calcext:value-type="float">
            <text:p>39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9.787" calcext:value-type="float">
            <text:p>39.8</text:p>
          </table:table-cell>
          <table:table-cell table:style-name="ce40" office:value-type="float" office:value="2492.758" calcext:value-type="float">
            <text:p>2,492.8</text:p>
          </table:table-cell>
          <table:table-cell table:style-name="ce40" office:value-type="float" office:value="2452.972" calcext:value-type="float">
            <text:p>2,453.0</text:p>
          </table:table-cell>
          <table:table-cell table:style-name="ce40" office:value-type="float" office:value="2452.661" calcext:value-type="float">
            <text:p>2,452.7</text:p>
          </table:table-cell>
          <table:table-cell table:number-columns-repeated="2" table:style-name="ce40" office:value-type="float" office:value="0.311" calcext:value-type="float">
            <text:p>0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275.224" calcext:value-type="float">
            <text:p>2,275.2</text:p>
          </table:table-cell>
          <table:table-cell table:style-name="ce22" office:value-type="float" office:value="58.564" calcext:value-type="float">
            <text:p>58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96.455" calcext:value-type="float">
            <text:p>96.5</text:p>
          </table:table-cell>
          <table:table-cell table:style-name="ce22" office:value-type="float" office:value="2120.204" calcext:value-type="float">
            <text:p>2,120.2</text:p>
          </table:table-cell>
          <table:table-cell table:style-name="ce22" office:value-type="float" office:value="329.914" calcext:value-type="float">
            <text:p>329.9</text:p>
          </table:table-cell>
          <table:table-cell table:style-name="ce40" office:value-type="float" office:value="-10.115" calcext:value-type="float">
            <text:p>-10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607.343" calcext:value-type="float">
            <text:p>1,607.3</text:p>
          </table:table-cell>
          <table:table-cell table:style-name="ce40" office:value-type="float" office:value="3407.748" calcext:value-type="float">
            <text:p>3,407.7</text:p>
          </table:table-cell>
          <table:table-cell table:style-name="ce40" office:value-type="float" office:value="72.656" calcext:value-type="float">
            <text:p>72.7</text:p>
          </table:table-cell>
          <table:table-cell table:style-name="ce40" office:value-type="float" office:value="1711.638" calcext:value-type="float">
            <text:p>1,711.6</text:p>
          </table:table-cell>
          <table:table-cell table:style-name="ce40" office:value-type="float" office:value="348.332" calcext:value-type="float">
            <text:p>348.3</text:p>
          </table:table-cell>
          <table:table-cell table:style-name="ce40" office:value-type="float" office:value="78.907" calcext:value-type="float">
            <text:p>78.9</text:p>
          </table:table-cell>
          <table:table-cell table:style-name="ce40" office:value-type="float" office:value="0.172" calcext:value-type="float">
            <text:p>0.2</text:p>
          </table:table-cell>
          <table:table-cell table:style-name="ce40" office:value-type="float" office:value="71.795" calcext:value-type="float">
            <text:p>71.8</text:p>
          </table:table-cell>
          <table:table-cell table:style-name="ce40" office:value-type="float" office:value="1212.433" calcext:value-type="float">
            <text:p>1,212.4</text:p>
          </table:table-cell>
          <table:table-cell table:style-name="ce40" office:value-type="float" office:value="1623.454" calcext:value-type="float">
            <text:p>1,623.5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702.698" calcext:value-type="float">
            <text:p>14,702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377.193" calcext:value-type="float">
            <text:p>377.2</text:p>
          </table:table-cell>
          <table:table-cell table:style-name="ce22" office:value-type="float" office:value="14325.504" calcext:value-type="float">
            <text:p>14,325.5</text:p>
          </table:table-cell>
          <table:table-cell table:style-name="ce22" office:value-type="float" office:value="3643.512" calcext:value-type="float">
            <text:p>3,643.5</text:p>
          </table:table-cell>
          <table:table-cell table:style-name="ce40" office:value-type="float" office:value="-0.002" calcext:value-type="float">
            <text:p>-0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947.58" calcext:value-type="float">
            <text:p>8,947.6</text:p>
          </table:table-cell>
          <table:table-cell table:style-name="ce40" office:value-type="float" office:value="19629.574" calcext:value-type="float">
            <text:p>19,629.6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9629.574" calcext:value-type="float">
            <text:p>19,629.6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4683.786" calcext:value-type="float">
            <text:p>4,683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65.622" calcext:value-type="float">
            <text:p>-165.6</text:p>
          </table:table-cell>
          <table:table-cell table:style-name="ce22" office:value-type="float" office:value="-4518.163" calcext:value-type="float">
            <text:p>-4,518.2</text:p>
          </table:table-cell>
          <table:table-cell table:style-name="ce22" office:value-type="float" office:value="103.445" calcext:value-type="float">
            <text:p>103.4</text:p>
          </table:table-cell>
          <table:table-cell table:style-name="ce40" office:value-type="float" office:value="-29.18" calcext:value-type="float">
            <text:p>-29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3158.235" calcext:value-type="float">
            <text:p>13,158.2</text:p>
          </table:table-cell>
          <table:table-cell table:style-name="ce40" office:value-type="float" office:value="8565.807" calcext:value-type="float">
            <text:p>8,565.8</text:p>
          </table:table-cell>
          <table:table-cell table:style-name="ce40" office:value-type="float" office:value="3.552" calcext:value-type="float">
            <text:p>3.6</text:p>
          </table:table-cell>
          <table:table-cell table:style-name="ce40" office:value-type="float" office:value="8562.254" calcext:value-type="float">
            <text:p>8,562.3</text:p>
          </table:table-cell>
          <table:table-cell table:style-name="ce40" office:value-type="float" office:value="6.582" calcext:value-type="float">
            <text:p>6.6</text:p>
          </table:table-cell>
          <table:table-cell table:style-name="ce40" office:value-type="float" office:value="8509.644" calcext:value-type="float">
            <text:p>8,509.6</text:p>
          </table:table-cell>
          <table:table-cell table:style-name="ce40" office:value-type="float" office:value="11.77" calcext:value-type="float">
            <text:p>11.8</text:p>
          </table:table-cell>
          <table:table-cell table:style-name="ce40" office:value-type="float" office:value="34.258" calcext:value-type="float">
            <text:p>34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124.306" calcext:value-type="float">
            <text:p>1,124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666.593" calcext:value-type="float">
            <text:p>2,666.6</text:p>
          </table:table-cell>
          <table:table-cell table:style-name="ce22" office:value-type="float" office:value="60.571" calcext:value-type="float">
            <text:p>60.6</text:p>
          </table:table-cell>
          <table:table-cell table:style-name="ce22" office:value-type="float" office:value="-3851.469" calcext:value-type="float">
            <text:p>-3,851.5</text:p>
          </table:table-cell>
          <table:table-cell table:style-name="ce22" office:value-type="float" office:value="11.397" calcext:value-type="float">
            <text:p>11.4</text:p>
          </table:table-cell>
          <table:table-cell table:style-name="ce40" office:value-type="float" office:value="22.662" calcext:value-type="float">
            <text:p>22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157.635" calcext:value-type="float">
            <text:p>4,157.6</text:p>
          </table:table-cell>
          <table:table-cell table:style-name="ce40" office:value-type="float" office:value="272.106" calcext:value-type="float">
            <text:p>272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72.106" calcext:value-type="float">
            <text:p>272.1</text:p>
          </table:table-cell>
          <table:table-cell table:style-name="ce40" office:value-type="float" office:value="1.479" calcext:value-type="float">
            <text:p>1.5</text:p>
          </table:table-cell>
          <table:table-cell table:style-name="ce40" office:value-type="float" office:value="98.89" calcext:value-type="float">
            <text:p>98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71.737" calcext:value-type="float">
            <text:p>171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1.935" calcext:value-type="float">
            <text:p>1.9</text:p>
          </table:table-cell>
          <table:table-cell table:style-name="ce22" office:value-type="float" office:value="-1.935" calcext:value-type="float">
            <text:p>-1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6.634" calcext:value-type="float">
            <text:p>-6.6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4.699" calcext:value-type="float">
            <text:p>4.7</text:p>
          </table:table-cell>
          <table:table-cell table:style-name="ce40" office:value-type="float" office:value="0.002" calcext:value-type="float">
            <text:p>0.0</text:p>
          </table:table-cell>
          <table:table-cell table:style-name="ce40" office:value-type="float" office:value="4.697" calcext:value-type="float">
            <text:p>4.7</text:p>
          </table:table-cell>
          <table:table-cell table:style-name="ce40" office:value-type="float" office:value="0.002" calcext:value-type="float">
            <text:p>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.695" calcext:value-type="float">
            <text:p>4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948.083" calcext:value-type="float">
            <text:p>10,948.1</text:p>
          </table:table-cell>
          <table:table-cell table:style-name="ce22" office:value-type="float" office:value="121.347" calcext:value-type="float">
            <text:p>121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02.914" calcext:value-type="float">
            <text:p>-202.9</text:p>
          </table:table-cell>
          <table:table-cell table:style-name="ce22" office:value-type="float" office:value="-10866.516" calcext:value-type="float">
            <text:p>-10,866.5</text:p>
          </table:table-cell>
          <table:table-cell table:style-name="ce22" office:value-type="float" office:value="99.673" calcext:value-type="float">
            <text:p>99.7</text:p>
          </table:table-cell>
          <table:table-cell table:style-name="ce40" office:value-type="float" office:value="-217.124" calcext:value-type="float">
            <text:p>-217.1</text:p>
          </table:table-cell>
          <table:table-cell table:style-name="ce48" office:value-type="float" office:value="80.234" calcext:value-type="float">
            <text:p>80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80.234" calcext:value-type="float">
            <text:p>80.2</text:p>
          </table:table-cell>
          <table:table-cell table:style-name="ce40" office:value-type="float" office:value="16029.08" calcext:value-type="float">
            <text:p>16,029.1</text:p>
          </table:table-cell>
          <table:table-cell table:style-name="ce40" office:value-type="float" office:value="5199.781" calcext:value-type="float">
            <text:p>5,199.8</text:p>
          </table:table-cell>
          <table:table-cell table:style-name="ce40" office:value-type="float" office:value="23.732" calcext:value-type="float">
            <text:p>23.7</text:p>
          </table:table-cell>
          <table:table-cell table:style-name="ce40" office:value-type="float" office:value="5176.049" calcext:value-type="float">
            <text:p>5,176.0</text:p>
          </table:table-cell>
          <table:table-cell table:style-name="ce40" office:value-type="float" office:value="116.571" calcext:value-type="float">
            <text:p>116.6</text:p>
          </table:table-cell>
          <table:table-cell table:style-name="ce40" office:value-type="float" office:value="4252.987" calcext:value-type="float">
            <text:p>4,253.0</text:p>
          </table:table-cell>
          <table:table-cell table:style-name="ce40" office:value-type="float" office:value="429.151" calcext:value-type="float">
            <text:p>429.2</text:p>
          </table:table-cell>
          <table:table-cell table:style-name="ce40" office:value-type="float" office:value="377.339" calcext:value-type="float">
            <text:p>377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017.84" calcext:value-type="float">
            <text:p>2,017.8</text:p>
          </table:table-cell>
          <table:table-cell table:style-name="ce22" office:value-type="float" office:value="801.367" calcext:value-type="float">
            <text:p>801.4</text:p>
          </table:table-cell>
          <table:table-cell table:style-name="ce22" office:value-type="float" office:value="1182.461" calcext:value-type="float">
            <text:p>1,182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3.805" calcext:value-type="float">
            <text:p>133.8</text:p>
          </table:table-cell>
          <table:table-cell table:style-name="ce22" office:value-type="float" office:value="-99.793" calcext:value-type="float">
            <text:p>-99.8</text:p>
          </table:table-cell>
          <table:table-cell table:style-name="ce22" office:value-type="float" office:value="1997.719" calcext:value-type="float">
            <text:p>1,997.7</text:p>
          </table:table-cell>
          <table:table-cell table:style-name="ce40" office:value-type="float" office:value="-252.413" calcext:value-type="float">
            <text:p>-252.4</text:p>
          </table:table-cell>
          <table:table-cell table:style-name="ce48" office:value-type="float" office:value="1754.379" calcext:value-type="float">
            <text:p>1,754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754.379" calcext:value-type="float">
            <text:p>1,754.4</text:p>
          </table:table-cell>
          <table:table-cell table:style-name="ce40" office:value-type="float" office:value="6599.235" calcext:value-type="float">
            <text:p>6,599.2</text:p>
          </table:table-cell>
          <table:table-cell table:style-name="ce40" office:value-type="float" office:value="2999.756" calcext:value-type="float">
            <text:p>2,999.8</text:p>
          </table:table-cell>
          <table:table-cell table:style-name="ce40" office:value-type="float" office:value="190.828" calcext:value-type="float">
            <text:p>190.8</text:p>
          </table:table-cell>
          <table:table-cell table:style-name="ce40" office:value-type="float" office:value="2808.928" calcext:value-type="float">
            <text:p>2,808.9</text:p>
          </table:table-cell>
          <table:table-cell table:style-name="ce40" office:value-type="float" office:value="2288.935" calcext:value-type="float">
            <text:p>2,288.9</text:p>
          </table:table-cell>
          <table:table-cell table:style-name="ce40" office:value-type="float" office:value="71.916" calcext:value-type="float">
            <text:p>71.9</text:p>
          </table:table-cell>
          <table:table-cell table:style-name="ce40" office:value-type="float" office:value="39.919" calcext:value-type="float">
            <text:p>39.9</text:p>
          </table:table-cell>
          <table:table-cell table:style-name="ce40" office:value-type="float" office:value="408.159" calcext:value-type="float">
            <text:p>408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32.206" calcext:value-type="float">
            <text:p>332.2</text:p>
          </table:table-cell>
          <table:table-cell table:style-name="ce22" office:value-type="float" office:value="851.822" calcext:value-type="float">
            <text:p>851.8</text:p>
          </table:table-cell>
          <table:table-cell table:style-name="ce22" office:value-type="float" office:value="0.012" calcext:value-type="float">
            <text:p>0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6.547" calcext:value-type="float">
            <text:p>-6.5</text:p>
          </table:table-cell>
          <table:table-cell table:style-name="ce22" office:value-type="float" office:value="-513.081" calcext:value-type="float">
            <text:p>-513.1</text:p>
          </table:table-cell>
          <table:table-cell table:style-name="ce22" office:value-type="float" office:value="10.428" calcext:value-type="float">
            <text:p>10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73.856" calcext:value-type="float">
            <text:p>1,073.9</text:p>
          </table:table-cell>
          <table:table-cell table:style-name="ce40" office:value-type="float" office:value="550.348" calcext:value-type="float">
            <text:p>550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50.348" calcext:value-type="float">
            <text:p>550.3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6.596" calcext:value-type="float">
            <text:p>56.6</text:p>
          </table:table-cell>
          <table:table-cell table:style-name="ce22" office:value-type="float" office:value="297.327" calcext:value-type="float">
            <text:p>297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3.299" calcext:value-type="float">
            <text:p>-33.3</text:p>
          </table:table-cell>
          <table:table-cell table:style-name="ce22" office:value-type="float" office:value="-207.432" calcext:value-type="float">
            <text:p>-207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706.361" calcext:value-type="float">
            <text:p>706.4</text:p>
          </table:table-cell>
          <table:table-cell table:style-name="ce40" office:value-type="float" office:value="498.929" calcext:value-type="float">
            <text:p>498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98.929" calcext:value-type="float">
            <text:p>498.9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28.984" calcext:value-type="float">
            <text:p>1,429.0</text:p>
          </table:table-cell>
          <table:table-cell table:style-name="ce22" office:value-type="float" office:value="233.064" calcext:value-type="float">
            <text:p>233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7.811" calcext:value-type="float">
            <text:p>-7.8</text:p>
          </table:table-cell>
          <table:table-cell table:style-name="ce22" office:value-type="float" office:value="1203.731" calcext:value-type="float">
            <text:p>1,203.7</text:p>
          </table:table-cell>
          <table:table-cell table:style-name="ce22" office:value-type="float" office:value="2.978" calcext:value-type="float">
            <text:p>3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0.246" calcext:value-type="float">
            <text:p>100.2</text:p>
          </table:table-cell>
          <table:table-cell table:style-name="ce40" office:value-type="float" office:value="1300.998" calcext:value-type="float">
            <text:p>1,301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300.998" calcext:value-type="float">
            <text:p>1,301.0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1.481" calcext:value-type="float">
            <text:p>51.5</text:p>
          </table:table-cell>
          <table:table-cell table:style-name="ce22" office:value-type="float" office:value="372.776" calcext:value-type="float">
            <text:p>372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0.022" calcext:value-type="float">
            <text:p>-0.0</text:p>
          </table:table-cell>
          <table:table-cell table:style-name="ce22" office:value-type="float" office:value="-321.273" calcext:value-type="float">
            <text:p>-321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12.87" calcext:value-type="float">
            <text:p>212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12.87" calcext:value-type="float">
            <text:p>212.9</text:p>
          </table:table-cell>
          <table:table-cell table:style-name="ce40" office:value-type="float" office:value="1073.322" calcext:value-type="float">
            <text:p>1,073.3</text:p>
          </table:table-cell>
          <table:table-cell table:style-name="ce40" office:value-type="float" office:value="539.178" calcext:value-type="float">
            <text:p>539.2</text:p>
          </table:table-cell>
          <table:table-cell table:style-name="ce40" office:value-type="float" office:value="492.084" calcext:value-type="float">
            <text:p>492.1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47.094" calcext:value-type="float">
            <text:p>47.1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23.601" calcext:value-type="float">
            <text:p>823.6</text:p>
          </table:table-cell>
          <table:table-cell table:style-name="ce22" office:value-type="float" office:value="114.038" calcext:value-type="float">
            <text:p>114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32.559" calcext:value-type="float">
            <text:p>-232.6</text:p>
          </table:table-cell>
          <table:table-cell table:style-name="ce22" office:value-type="float" office:value="942.122" calcext:value-type="float">
            <text:p>942.1</text:p>
          </table:table-cell>
          <table:table-cell table:style-name="ce22" office:value-type="float" office:value="341.531" calcext:value-type="float">
            <text:p>341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68.241" calcext:value-type="float">
            <text:p>368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52.481" calcext:value-type="float">
            <text:p>352.5</text:p>
          </table:table-cell>
          <table:table-cell table:style-name="ce40" office:value-type="float" office:value="15.76" calcext:value-type="float">
            <text:p>15.8</text:p>
          </table:table-cell>
          <table:table-cell table:style-name="ce40" office:value-type="float" office:value="1297.718" calcext:value-type="float">
            <text:p>1,297.7</text:p>
          </table:table-cell>
          <table:table-cell table:style-name="ce40" office:value-type="float" office:value="1530.068" calcext:value-type="float">
            <text:p>1,530.1</text:p>
          </table:table-cell>
          <table:table-cell table:style-name="ce40" office:value-type="float" office:value="46.388" calcext:value-type="float">
            <text:p>46.4</text:p>
          </table:table-cell>
          <table:table-cell table:number-columns-repeated="2" table:style-name="ce40" office:value-type="float" office:value="13.876" calcext:value-type="float">
            <text:p>13.9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469.804" calcext:value-type="float">
            <text:p>1,469.8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337.205" calcext:value-type="float">
            <text:p>337.2</text:p>
          </table:table-cell>
          <table:table-cell table:style-name="ce21" office:value-type="float" office:value="17689.131" calcext:value-type="float">
            <text:p>17,689.1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100.036" calcext:value-type="float">
            <text:p>100.0</text:p>
          </table:table-cell>
          <table:table-cell table:style-name="ce21" office:value-type="float" office:value="17926.3" calcext:value-type="float">
            <text:p>17,926.3</text:p>
          </table:table-cell>
          <table:table-cell table:style-name="ce21" office:value-type="float" office:value="18903.948" calcext:value-type="float">
            <text:p>18,903.9</text:p>
          </table:table-cell>
          <table:table-cell table:style-name="ce39" office:value-type="float" office:value="1075.84" calcext:value-type="float">
            <text:p>1,075.8</text:p>
          </table:table-cell>
          <table:table-cell table:style-name="ce47" office:value-type="float" office:value="14264.924" calcext:value-type="float">
            <text:p>14,264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.153" calcext:value-type="float">
            <text:p>31.2</text:p>
          </table:table-cell>
          <table:table-cell table:style-name="ce39" office:value-type="float" office:value="14233.771" calcext:value-type="float">
            <text:p>14,233.8</text:p>
          </table:table-cell>
          <table:table-cell table:style-name="ce39" office:value-type="float" office:value="19988.558" calcext:value-type="float">
            <text:p>19,988.6</text:p>
          </table:table-cell>
          <table:table-cell table:style-name="ce39" office:value-type="float" office:value="3670.146" calcext:value-type="float">
            <text:p>3,670.1</text:p>
          </table:table-cell>
          <table:table-cell table:style-name="ce39" office:value-type="float" office:value="330.406" calcext:value-type="float">
            <text:p>330.4</text:p>
          </table:table-cell>
          <table:table-cell table:style-name="ce39" office:value-type="float" office:value="3339.74" calcext:value-type="float">
            <text:p>3,339.7</text:p>
          </table:table-cell>
          <table:table-cell table:style-name="ce39" office:value-type="float" office:value="2161.413" calcext:value-type="float">
            <text:p>2,161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.1" calcext:value-type="float">
            <text:p>3.1</text:p>
          </table:table-cell>
          <table:table-cell table:style-name="ce39" office:value-type="float" office:value="452.385" calcext:value-type="float">
            <text:p>452.4</text:p>
          </table:table-cell>
          <table:table-cell table:style-name="ce39" office:value-type="float" office:value="722.842" calcext:value-type="float">
            <text:p>722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337.205" calcext:value-type="float">
            <text:p>337.2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97.971" calcext:value-type="float">
            <text:p>98.0</text:p>
          </table:table-cell>
          <table:table-cell table:style-name="ce22" office:value-type="float" office:value="239.235" calcext:value-type="float">
            <text:p>239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554" calcext:value-type="float">
            <text:p>-0.6</text:p>
          </table:table-cell>
          <table:table-cell table:style-name="ce48" office:value-type="float" office:value="1.783" calcext:value-type="float">
            <text:p>1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783" calcext:value-type="float">
            <text:p>1.8</text:p>
          </table:table-cell>
          <table:table-cell table:style-name="ce40" office:value-type="float" office:value="1181.464" calcext:value-type="float">
            <text:p>1,181.5</text:p>
          </table:table-cell>
          <table:table-cell table:style-name="ce40" office:value-type="float" office:value="1419.469" calcext:value-type="float">
            <text:p>1,419.5</text:p>
          </table:table-cell>
          <table:table-cell table:style-name="ce40" office:value-type="float" office:value="2.032" calcext:value-type="float">
            <text:p>2.0</text:p>
          </table:table-cell>
          <table:table-cell table:style-name="ce40" office:value-type="float" office:value="1417.438" calcext:value-type="float">
            <text:p>1,417.4</text:p>
          </table:table-cell>
          <table:table-cell table:style-name="ce40" office:value-type="float" office:value="422.291" calcext:value-type="float">
            <text:p>422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25.751" calcext:value-type="float">
            <text:p>325.8</text:p>
          </table:table-cell>
          <table:table-cell table:style-name="ce40" office:value-type="float" office:value="669.395" calcext:value-type="float">
            <text:p>669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7689.131" calcext:value-type="float">
            <text:p>17,689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.065" calcext:value-type="float">
            <text:p>2.1</text:p>
          </table:table-cell>
          <table:table-cell table:style-name="ce22" office:value-type="float" office:value="17687.066" calcext:value-type="float">
            <text:p>17,687.1</text:p>
          </table:table-cell>
          <table:table-cell table:style-name="ce22" office:value-type="float" office:value="18903.948" calcext:value-type="float">
            <text:p>18,903.9</text:p>
          </table:table-cell>
          <table:table-cell table:style-name="ce40" office:value-type="float" office:value="1076.394" calcext:value-type="float">
            <text:p>1,076.4</text:p>
          </table:table-cell>
          <table:table-cell table:style-name="ce48" office:value-type="float" office:value="14263.141" calcext:value-type="float">
            <text:p>14,263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1.153" calcext:value-type="float">
            <text:p>31.2</text:p>
          </table:table-cell>
          <table:table-cell table:style-name="ce40" office:value-type="float" office:value="14231.988" calcext:value-type="float">
            <text:p>14,232.0</text:p>
          </table:table-cell>
          <table:table-cell table:style-name="ce40" office:value-type="float" office:value="18807.094" calcext:value-type="float">
            <text:p>18,807.1</text:p>
          </table:table-cell>
          <table:table-cell table:style-name="ce40" office:value-type="float" office:value="2250.677" calcext:value-type="float">
            <text:p>2,250.7</text:p>
          </table:table-cell>
          <table:table-cell table:style-name="ce40" office:value-type="float" office:value="328.374" calcext:value-type="float">
            <text:p>328.4</text:p>
          </table:table-cell>
          <table:table-cell table:style-name="ce40" office:value-type="float" office:value="1922.302" calcext:value-type="float">
            <text:p>1,922.3</text:p>
          </table:table-cell>
          <table:table-cell table:style-name="ce40" office:value-type="float" office:value="1739.122" calcext:value-type="float">
            <text:p>1,739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.1" calcext:value-type="float">
            <text:p>3.1</text:p>
          </table:table-cell>
          <table:table-cell table:style-name="ce40" office:value-type="float" office:value="126.634" calcext:value-type="float">
            <text:p>126.6</text:p>
          </table:table-cell>
          <table:table-cell table:style-name="ce40" office:value-type="float" office:value="53.447" calcext:value-type="float">
            <text:p>53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730.043" calcext:value-type="float">
            <text:p>1,730.0</text:p>
          </table:table-cell>
          <table:table-cell table:style-name="ce21" office:value-type="float" office:value="0.099" calcext:value-type="float">
            <text:p>0.1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6.709" calcext:value-type="float">
            <text:p>6.7</text:p>
          </table:table-cell>
          <table:table-cell table:style-name="ce21" office:value-type="float" office:value="1723.433" calcext:value-type="float">
            <text:p>1,723.4</text:p>
          </table:table-cell>
          <table:table-cell table:style-name="ce21" office:value-type="float" office:value="43.627" calcext:value-type="float">
            <text:p>43.6</text:p>
          </table:table-cell>
          <table:table-cell table:style-name="ce39" office:value-type="float" office:value="-10.192" calcext:value-type="float">
            <text:p>-10.2</text:p>
          </table:table-cell>
          <table:table-cell table:style-name="ce47" office:value-type="float" office:value="1199.676" calcext:value-type="float">
            <text:p>1,199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99.676" calcext:value-type="float">
            <text:p>1,199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0.32" calcext:value-type="float">
            <text:p>490.3</text:p>
          </table:table-cell>
          <table:table-cell table:style-name="ce39" office:value-type="float" office:value="2.718" calcext:value-type="float">
            <text:p>2.7</text:p>
          </table:table-cell>
          <table:table-cell table:number-columns-repeated="2" table:style-name="ce39" office:value-type="float" office:value="487.603" calcext:value-type="float">
            <text:p>487.6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2273.963" calcext:value-type="float">
            <text:p>12,274.0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2273.963" calcext:value-type="float">
            <text:p>12,274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273.963" calcext:value-type="float">
            <text:p>12,274.0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273.963" calcext:value-type="float">
            <text:p>12,274.0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412.596" calcext:value-type="float">
            <text:p>412.6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412.596" calcext:value-type="float">
            <text:p>412.6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10.841" calcext:value-type="float">
            <text:p>710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10.841" calcext:value-type="float">
            <text:p>710.8</text:p>
          </table:table-cell>
          <table:table-cell table:style-name="ce39" office:value-type="float" office:value="298.245" calcext:value-type="float">
            <text:p>298.2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50.526" calcext:value-type="float">
            <text:p>50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0.526" calcext:value-type="float">
            <text:p>50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50.526" calcext:value-type="float">
            <text:p>50.5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50.526" calcext:value-type="float">
            <text:p>50.5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43.38" calcext:value-type="float">
            <text:p>143.4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43.38" calcext:value-type="float">
            <text:p>143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43.38" calcext:value-type="float">
            <text:p>143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43.38" calcext:value-type="float">
            <text:p>143.4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46.961" calcext:value-type="float">
            <text:p>847.0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4840.998" calcext:value-type="float">
            <text:p>24,841.0</text:p>
          </table:table-cell>
          <table:table-cell table:style-name="ce39" office:value-type="float" office:value="23994.037" calcext:value-type="float">
            <text:p>23,994.0</text:p>
          </table:table-cell>
          <table:table-cell table:style-name="ce39" office:value-type="float" office:value="1800.359" calcext:value-type="float">
            <text:p>1,800.4</text:p>
          </table:table-cell>
          <table:table-cell table:style-name="ce39" office:value-type="float" office:value="22193.678" calcext:value-type="float">
            <text:p>22,193.7</text:p>
          </table:table-cell>
          <table:table-cell table:style-name="ce39" office:value-type="float" office:value="13035.169" calcext:value-type="float">
            <text:p>13,035.2</text:p>
          </table:table-cell>
          <table:table-cell table:style-name="ce39" office:value-type="float" office:value="130.083" calcext:value-type="float">
            <text:p>130.1</text:p>
          </table:table-cell>
          <table:table-cell table:style-name="ce39" office:value-type="float" office:value="270.703" calcext:value-type="float">
            <text:p>270.7</text:p>
          </table:table-cell>
          <table:table-cell table:style-name="ce39" office:value-type="float" office:value="4440.287" calcext:value-type="float">
            <text:p>4,440.3</text:p>
          </table:table-cell>
          <table:table-cell table:style-name="ce39" office:value-type="float" office:value="4317.436" calcext:value-type="float">
            <text:p>4,317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2.151" calcext:value-type="float">
            <text:p>112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2.151" calcext:value-type="float">
            <text:p>112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2.151" calcext:value-type="float">
            <text:p>112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2.151" calcext:value-type="float">
            <text:p>112.2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365" calcext:value-type="float">
            <text:p>3.4</text:p>
          </table:table-cell>
          <table:table-cell table:style-name="ce39" office:value-type="float" office:value="108.786" calcext:value-type="float">
            <text:p>108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896.706" calcext:value-type="float">
            <text:p>1,896.7</text:p>
          </table:table-cell>
          <table:table-cell table:style-name="ce41" office:value-type="float" office:value="483.279" calcext:value-type="float">
            <text:p>483.3</text:p>
          </table:table-cell>
          <table:table-cell table:number-columns-repeated="2" table:style-name="ce41" office:value-type="float" office:value="1413.426" calcext:value-type="float">
            <text:p>1,413.4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3'.$A$1:.$Y$46" table:range-usable-as="print-range"/>
        </table:named-expressions>
      </table:table>
      <table:table table:name="104" table:style-name="ta11" table:print-ranges="'104'.A1:'104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4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5" calcext:value-type="float">
            <text:p>2015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3378.586" calcext:value-type="float">
            <text:p>43,378.6</text:p>
          </table:table-cell>
          <table:table-cell table:style-name="ce21" office:value-type="float" office:value="0.828" calcext:value-type="float">
            <text:p>0.8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497.774" calcext:value-type="float">
            <text:p>497.8</text:p>
          </table:table-cell>
          <table:table-cell table:style-name="ce21" office:value-type="float" office:value="42879.984" calcext:value-type="float">
            <text:p>42,880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590.666" calcext:value-type="float">
            <text:p>590.7</text:p>
          </table:table-cell>
          <table:table-cell table:style-name="ce47" office:value-type="float" office:value="41851.537" calcext:value-type="float">
            <text:p>41,851.5</text:p>
          </table:table-cell>
          <table:table-cell table:style-name="ce39" office:value-type="float" office:value="12067.263" calcext:value-type="float">
            <text:p>12,067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29784.274" calcext:value-type="float">
            <text:p>29,784.3</text:p>
          </table:table-cell>
          <table:table-cell table:style-name="ce39" office:value-type="float" office:value="8198.014" calcext:value-type="float">
            <text:p>8,198.0</text:p>
          </table:table-cell>
          <table:table-cell table:style-name="ce39" office:value-type="float" office:value="8635.796" calcext:value-type="float">
            <text:p>8,635.8</text:p>
          </table:table-cell>
          <table:table-cell table:style-name="ce39" office:value-type="float" office:value="1286.714" calcext:value-type="float">
            <text:p>1,286.7</text:p>
          </table:table-cell>
          <table:table-cell table:number-columns-repeated="2" table:style-name="ce39" office:value-type="float" office:value="7008.342" calcext:value-type="float">
            <text:p>7,008.3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40.74" calcext:value-type="float">
            <text:p>340.7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988.61" calcext:value-type="float">
            <text:p>4,988.6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49.196" calcext:value-type="float">
            <text:p>-149.2</text:p>
          </table:table-cell>
          <table:table-cell table:style-name="ce22" office:value-type="float" office:value="5137.807" calcext:value-type="float">
            <text:p>5,137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37.292" calcext:value-type="float">
            <text:p>37.3</text:p>
          </table:table-cell>
          <table:table-cell table:style-name="ce48" office:value-type="float" office:value="5100.514" calcext:value-type="float">
            <text:p>5,100.5</text:p>
          </table:table-cell>
          <table:table-cell table:style-name="ce40" office:value-type="float" office:value="5100.514" calcext:value-type="float">
            <text:p>5,100.5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719.309" calcext:value-type="float">
            <text:p>31,719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659.997" calcext:value-type="float">
            <text:p>660.0</text:p>
          </table:table-cell>
          <table:table-cell table:style-name="ce22" office:value-type="float" office:value="31059.312" calcext:value-type="float">
            <text:p>31,059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430.464" calcext:value-type="float">
            <text:p>430.5</text:p>
          </table:table-cell>
          <table:table-cell table:style-name="ce48" office:value-type="float" office:value="25436.783" calcext:value-type="float">
            <text:p>25,436.8</text:p>
          </table:table-cell>
          <table:table-cell table:style-name="ce40" office:value-type="float" office:value="3024.787" calcext:value-type="float">
            <text:p>3,024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2411.996" calcext:value-type="float">
            <text:p>22,412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192.065" calcext:value-type="float">
            <text:p>5,192.1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192.065" calcext:value-type="float">
            <text:p>5,192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75.024" calcext:value-type="float">
            <text:p>275.0</text:p>
          </table:table-cell>
          <table:table-cell table:style-name="ce22" office:value-type="float" office:value="0.66" calcext:value-type="float">
            <text:p>0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0.747" calcext:value-type="float">
            <text:p>-0.7</text:p>
          </table:table-cell>
          <table:table-cell table:style-name="ce22" office:value-type="float" office:value="275.111" calcext:value-type="float">
            <text:p>275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1.498" calcext:value-type="float">
            <text:p>-11.5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86.609" calcext:value-type="float">
            <text:p>286.6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199.849" calcext:value-type="float">
            <text:p>199.8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86.76" calcext:value-type="float">
            <text:p>86.8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250.334" calcext:value-type="float">
            <text:p>6,250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5.127" calcext:value-type="float">
            <text:p>15.1</text:p>
          </table:table-cell>
          <table:table-cell table:style-name="ce22" office:value-type="float" office:value="6235.206" calcext:value-type="float">
            <text:p>6,235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8.946" calcext:value-type="float">
            <text:p>-8.9</text:p>
          </table:table-cell>
          <table:table-cell table:style-name="ce48" office:value-type="float" office:value="6244.152" calcext:value-type="float">
            <text:p>6,244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244.152" calcext:value-type="float">
            <text:p>6,244.2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5.309" calcext:value-type="float">
            <text:p>145.3</text:p>
          </table:table-cell>
          <table:table-cell table:style-name="ce22" office:value-type="float" office:value="0.168" calcext:value-type="float">
            <text:p>0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7.407" calcext:value-type="float">
            <text:p>-27.4</text:p>
          </table:table-cell>
          <table:table-cell table:style-name="ce22" office:value-type="float" office:value="172.548" calcext:value-type="float">
            <text:p>172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32.279" calcext:value-type="float">
            <text:p>132.3</text:p>
          </table:table-cell>
          <table:table-cell table:style-name="ce48" office:value-type="float" office:value="3941.962" calcext:value-type="float">
            <text:p>3,942.0</text:p>
          </table:table-cell>
          <table:table-cell table:style-name="ce40" office:value-type="float" office:value="3941.962" calcext:value-type="float">
            <text:p>3,94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683.303" calcext:value-type="float">
            <text:p>4,683.3</text:p>
          </table:table-cell>
          <table:table-cell table:style-name="ce40" office:value-type="float" office:value="781.611" calcext:value-type="float">
            <text:p>781.6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27.63" calcext:value-type="float">
            <text:p>527.6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53.98" calcext:value-type="float">
            <text:p>254.0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744" calcext:value-type="float">
            <text:p>1.7</text:p>
          </table:table-cell>
          <table:table-cell table:style-name="ce48" office:value-type="float" office:value="334.282" calcext:value-type="float">
            <text:p>334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34.282" calcext:value-type="float">
            <text:p>334.3</text:p>
          </table:table-cell>
          <table:table-cell table:style-name="ce40" office:value-type="float" office:value="1352.1" calcext:value-type="float">
            <text:p>1,352.1</text:p>
          </table:table-cell>
          <table:table-cell table:style-name="ce40" office:value-type="float" office:value="1016.074" calcext:value-type="float">
            <text:p>1,016.1</text:p>
          </table:table-cell>
          <table:table-cell table:style-name="ce40" office:value-type="float" office:value="252.536" calcext:value-type="float">
            <text:p>252.5</text:p>
          </table:table-cell>
          <table:table-cell table:number-columns-repeated="2" table:style-name="ce40" office:value-type="float" office:value="763.537" calcext:value-type="float">
            <text:p>763.5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7.697" calcext:value-type="float">
            <text:p>7.7</text:p>
          </table:table-cell>
          <table:table-cell table:style-name="ce48" office:value-type="float" office:value="645.859" calcext:value-type="float">
            <text:p>645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45.859" calcext:value-type="float">
            <text:p>645.9</text:p>
          </table:table-cell>
          <table:table-cell table:style-name="ce40" office:value-type="float" office:value="1874.551" calcext:value-type="float">
            <text:p>1,874.6</text:p>
          </table:table-cell>
          <table:table-cell table:style-name="ce40" office:value-type="float" office:value="1220.996" calcext:value-type="float">
            <text:p>1,221.0</text:p>
          </table:table-cell>
          <table:table-cell table:style-name="ce40" office:value-type="float" office:value="960.337" calcext:value-type="float">
            <text:p>960.3</text:p>
          </table:table-cell>
          <table:table-cell table:number-columns-repeated="2" table:style-name="ce40" office:value-type="float" office:value="260.658" calcext:value-type="float">
            <text:p>260.7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634" calcext:value-type="float">
            <text:p>1.6</text:p>
          </table:table-cell>
          <table:table-cell table:style-name="ce48" office:value-type="float" office:value="147.984" calcext:value-type="float">
            <text:p>148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47.984" calcext:value-type="float">
            <text:p>148.0</text:p>
          </table:table-cell>
          <table:table-cell table:style-name="ce40" office:value-type="float" office:value="288.06" calcext:value-type="float">
            <text:p>288.1</text:p>
          </table:table-cell>
          <table:table-cell table:style-name="ce40" office:value-type="float" office:value="138.442" calcext:value-type="float">
            <text:p>138.4</text:p>
          </table:table-cell>
          <table:table-cell table:style-name="ce40" office:value-type="float" office:value="73.841" calcext:value-type="float">
            <text:p>73.8</text:p>
          </table:table-cell>
          <table:table-cell table:number-columns-repeated="2" table:style-name="ce40" office:value-type="float" office:value="64.601" calcext:value-type="float">
            <text:p>64.6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91.737" calcext:value-type="float">
            <text:p>91.7</text:p>
          </table:table-cell>
          <table:table-cell table:style-name="ce21" office:value-type="float" office:value="70309.837" calcext:value-type="float">
            <text:p>70,309.8</text:p>
          </table:table-cell>
          <table:table-cell table:style-name="ce21" office:value-type="float" office:value="18863.062" calcext:value-type="float">
            <text:p>18,863.1</text:p>
          </table:table-cell>
          <table:table-cell table:style-name="ce21" office:value-type="float" office:value="1219.873" calcext:value-type="float">
            <text:p>1,219.9</text:p>
          </table:table-cell>
          <table:table-cell table:style-name="ce21" office:value-type="float" office:value="2840.277" calcext:value-type="float">
            <text:p>2,840.3</text:p>
          </table:table-cell>
          <table:table-cell table:style-name="ce21" office:value-type="float" office:value="-214.212" calcext:value-type="float">
            <text:p>-214.2</text:p>
          </table:table-cell>
          <table:table-cell table:style-name="ce21" office:value-type="float" office:value="47692.574" calcext:value-type="float">
            <text:p>47,692.6</text:p>
          </table:table-cell>
          <table:table-cell table:style-name="ce21" office:value-type="float" office:value="5733.047" calcext:value-type="float">
            <text:p>5,733.0</text:p>
          </table:table-cell>
          <table:table-cell table:style-name="ce39" office:value-type="float" office:value="-327.116" calcext:value-type="float">
            <text:p>-327.1</text:p>
          </table:table-cell>
          <table:table-cell table:style-name="ce47" office:value-type="float" office:value="52122.454" calcext:value-type="float">
            <text:p>52,122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004.311" calcext:value-type="float">
            <text:p>49,004.3</text:p>
          </table:table-cell>
          <table:table-cell table:style-name="ce39" office:value-type="float" office:value="3118.143" calcext:value-type="float">
            <text:p>3,118.1</text:p>
          </table:table-cell>
          <table:table-cell table:style-name="ce39" office:value-type="float" office:value="57026.585" calcext:value-type="float">
            <text:p>57,026.6</text:p>
          </table:table-cell>
          <table:table-cell table:style-name="ce39" office:value-type="float" office:value="47190.773" calcext:value-type="float">
            <text:p>47,190.8</text:p>
          </table:table-cell>
          <table:table-cell table:style-name="ce39" office:value-type="float" office:value="3254.014" calcext:value-type="float">
            <text:p>3,254.0</text:p>
          </table:table-cell>
          <table:table-cell table:style-name="ce39" office:value-type="float" office:value="18374.72" calcext:value-type="float">
            <text:p>18,374.7</text:p>
          </table:table-cell>
          <table:table-cell table:style-name="ce39" office:value-type="float" office:value="2279.77" calcext:value-type="float">
            <text:p>2,279.8</text:p>
          </table:table-cell>
          <table:table-cell table:style-name="ce39" office:value-type="float" office:value="13315.2" calcext:value-type="float">
            <text:p>13,315.2</text:p>
          </table:table-cell>
          <table:table-cell table:style-name="ce39" office:value-type="float" office:value="460.024" calcext:value-type="float">
            <text:p>460.0</text:p>
          </table:table-cell>
          <table:table-cell table:style-name="ce39" office:value-type="float" office:value="1069.362" calcext:value-type="float">
            <text:p>1,069.4</text:p>
          </table:table-cell>
          <table:table-cell table:style-name="ce39" office:value-type="float" office:value="1250.363" calcext:value-type="float">
            <text:p>1,250.4</text:p>
          </table:table-cell>
          <table:table-cell table:style-name="ce39" office:value-type="float" office:value="25562.039" calcext:value-type="float">
            <text:p>25,562.0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9.22" calcext:value-type="float">
            <text:p>9.2</text:p>
          </table:table-cell>
          <table:table-cell table:style-name="ce22" office:value-type="float" office:value="48821.812" calcext:value-type="float">
            <text:p>48,821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49.371" calcext:value-type="float">
            <text:p>249.4</text:p>
          </table:table-cell>
          <table:table-cell table:style-name="ce22" office:value-type="float" office:value="48581.661" calcext:value-type="float">
            <text:p>48,581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41.89" calcext:value-type="float">
            <text:p>-41.9</text:p>
          </table:table-cell>
          <table:table-cell table:style-name="ce48" office:value-type="float" office:value="48623.551" calcext:value-type="float">
            <text:p>48,623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8623.551" calcext:value-type="float">
            <text:p>48,623.6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82.517" calcext:value-type="float">
            <text:p>82.5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0.478" calcext:value-type="float">
            <text:p>0.5</text:p>
          </table:table-cell>
          <table:table-cell table:style-name="ce22" office:value-type="float" office:value="82.039" calcext:value-type="float">
            <text:p>82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038" calcext:value-type="float">
            <text:p>0.0</text:p>
          </table:table-cell>
          <table:table-cell table:style-name="ce48" office:value-type="float" office:value="82.001" calcext:value-type="float">
            <text:p>82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82.001" calcext:value-type="float">
            <text:p>82.0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69.464" calcext:value-type="float">
            <text:p>69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9.464" calcext:value-type="float">
            <text:p>69.5</text:p>
          </table:table-cell>
          <table:table-cell table:style-name="ce40" office:value-type="float" office:value="2489.488" calcext:value-type="float">
            <text:p>2,489.5</text:p>
          </table:table-cell>
          <table:table-cell table:style-name="ce40" office:value-type="float" office:value="2420.024" calcext:value-type="float">
            <text:p>2,420.0</text:p>
          </table:table-cell>
          <table:table-cell table:style-name="ce40" office:value-type="float" office:value="2419.912" calcext:value-type="float">
            <text:p>2,419.9</text:p>
          </table:table-cell>
          <table:table-cell table:number-columns-repeated="2" table:style-name="ce40" office:value-type="float" office:value="0.112" calcext:value-type="float">
            <text:p>0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810.807" calcext:value-type="float">
            <text:p>1,810.8</text:p>
          </table:table-cell>
          <table:table-cell table:style-name="ce22" office:value-type="float" office:value="10.143" calcext:value-type="float">
            <text:p>10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5.676" calcext:value-type="float">
            <text:p>15.7</text:p>
          </table:table-cell>
          <table:table-cell table:style-name="ce22" office:value-type="float" office:value="1784.988" calcext:value-type="float">
            <text:p>1,785.0</text:p>
          </table:table-cell>
          <table:table-cell table:style-name="ce22" office:value-type="float" office:value="277.238" calcext:value-type="float">
            <text:p>277.2</text:p>
          </table:table-cell>
          <table:table-cell table:style-name="ce40" office:value-type="float" office:value="29.424" calcext:value-type="float">
            <text:p>29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520.022" calcext:value-type="float">
            <text:p>1,520.0</text:p>
          </table:table-cell>
          <table:table-cell table:style-name="ce40" office:value-type="float" office:value="2998.348" calcext:value-type="float">
            <text:p>2,998.3</text:p>
          </table:table-cell>
          <table:table-cell table:style-name="ce40" office:value-type="float" office:value="65.971" calcext:value-type="float">
            <text:p>66.0</text:p>
          </table:table-cell>
          <table:table-cell table:style-name="ce40" office:value-type="float" office:value="1693.51" calcext:value-type="float">
            <text:p>1,693.5</text:p>
          </table:table-cell>
          <table:table-cell table:style-name="ce40" office:value-type="float" office:value="308.501" calcext:value-type="float">
            <text:p>308.5</text:p>
          </table:table-cell>
          <table:table-cell table:style-name="ce40" office:value-type="float" office:value="57.631" calcext:value-type="float">
            <text:p>57.6</text:p>
          </table:table-cell>
          <table:table-cell table:style-name="ce40" office:value-type="float" office:value="0.398" calcext:value-type="float">
            <text:p>0.4</text:p>
          </table:table-cell>
          <table:table-cell table:style-name="ce40" office:value-type="float" office:value="76.617" calcext:value-type="float">
            <text:p>76.6</text:p>
          </table:table-cell>
          <table:table-cell table:style-name="ce40" office:value-type="float" office:value="1250.363" calcext:value-type="float">
            <text:p>1,250.4</text:p>
          </table:table-cell>
          <table:table-cell table:style-name="ce40" office:value-type="float" office:value="1238.867" calcext:value-type="float">
            <text:p>1,238.9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500.417" calcext:value-type="float">
            <text:p>15,500.4</text:p>
          </table:table-cell>
          <table:table-cell table:style-name="ce22" office:value-type="float" office:value="55.125" calcext:value-type="float">
            <text:p>55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91.422" calcext:value-type="float">
            <text:p>-191.4</text:p>
          </table:table-cell>
          <table:table-cell table:style-name="ce22" office:value-type="float" office:value="15636.713" calcext:value-type="float">
            <text:p>15,636.7</text:p>
          </table:table-cell>
          <table:table-cell table:style-name="ce22" office:value-type="float" office:value="3780.334" calcext:value-type="float">
            <text:p>3,780.3</text:p>
          </table:table-cell>
          <table:table-cell table:style-name="ce40" office:value-type="float" office:value="53.893" calcext:value-type="float">
            <text:p>53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834.448" calcext:value-type="float">
            <text:p>8,834.4</text:p>
          </table:table-cell>
          <table:table-cell table:style-name="ce40" office:value-type="float" office:value="20636.934" calcext:value-type="float">
            <text:p>20,636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20636.934" calcext:value-type="float">
            <text:p>20,636.9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72.51" calcext:value-type="float">
            <text:p>172.5</text:p>
          </table:table-cell>
          <table:table-cell table:style-name="ce22" office:value-type="float" office:value="4777.237" calcext:value-type="float">
            <text:p>4,777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29.656" calcext:value-type="float">
            <text:p>229.7</text:p>
          </table:table-cell>
          <table:table-cell table:style-name="ce22" office:value-type="float" office:value="-4834.383" calcext:value-type="float">
            <text:p>-4,834.4</text:p>
          </table:table-cell>
          <table:table-cell table:style-name="ce22" office:value-type="float" office:value="91.963" calcext:value-type="float">
            <text:p>92.0</text:p>
          </table:table-cell>
          <table:table-cell table:style-name="ce40" office:value-type="float" office:value="-214.37" calcext:value-type="float">
            <text:p>-214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3513.38" calcext:value-type="float">
            <text:p>13,513.4</text:p>
          </table:table-cell>
          <table:table-cell table:style-name="ce40" office:value-type="float" office:value="8801.404" calcext:value-type="float">
            <text:p>8,801.4</text:p>
          </table:table-cell>
          <table:table-cell table:style-name="ce40" office:value-type="float" office:value="3.52" calcext:value-type="float">
            <text:p>3.5</text:p>
          </table:table-cell>
          <table:table-cell table:style-name="ce40" office:value-type="float" office:value="8797.884" calcext:value-type="float">
            <text:p>8,797.9</text:p>
          </table:table-cell>
          <table:table-cell table:style-name="ce40" office:value-type="float" office:value="6.17" calcext:value-type="float">
            <text:p>6.2</text:p>
          </table:table-cell>
          <table:table-cell table:style-name="ce40" office:value-type="float" office:value="8750.781" calcext:value-type="float">
            <text:p>8,750.8</text:p>
          </table:table-cell>
          <table:table-cell table:style-name="ce40" office:value-type="float" office:value="8.009" calcext:value-type="float">
            <text:p>8.0</text:p>
          </table:table-cell>
          <table:table-cell table:style-name="ce40" office:value-type="float" office:value="32.925" calcext:value-type="float">
            <text:p>32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2.684" calcext:value-type="float">
            <text:p>192.7</text:p>
          </table:table-cell>
          <table:table-cell table:style-name="ce22" office:value-type="float" office:value="1137.123" calcext:value-type="float">
            <text:p>1,137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840.277" calcext:value-type="float">
            <text:p>2,840.3</text:p>
          </table:table-cell>
          <table:table-cell table:style-name="ce22" office:value-type="float" office:value="-13.21" calcext:value-type="float">
            <text:p>-13.2</text:p>
          </table:table-cell>
          <table:table-cell table:style-name="ce22" office:value-type="float" office:value="-3771.506" calcext:value-type="float">
            <text:p>-3,771.5</text:p>
          </table:table-cell>
          <table:table-cell table:style-name="ce22" office:value-type="float" office:value="52.366" calcext:value-type="float">
            <text:p>52.4</text:p>
          </table:table-cell>
          <table:table-cell table:style-name="ce40" office:value-type="float" office:value="138.192" calcext:value-type="float">
            <text:p>138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260.812" calcext:value-type="float">
            <text:p>4,260.8</text:p>
          </table:table-cell>
          <table:table-cell table:style-name="ce40" office:value-type="float" office:value="298.748" calcext:value-type="float">
            <text:p>298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98.748" calcext:value-type="float">
            <text:p>298.7</text:p>
          </table:table-cell>
          <table:table-cell table:style-name="ce40" office:value-type="float" office:value="1.296" calcext:value-type="float">
            <text:p>1.3</text:p>
          </table:table-cell>
          <table:table-cell table:style-name="ce40" office:value-type="float" office:value="95.884" calcext:value-type="float">
            <text:p>95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01.568" calcext:value-type="float">
            <text:p>201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0.052" calcext:value-type="float">
            <text:p>-0.1</text:p>
          </table:table-cell>
          <table:table-cell table:style-name="ce22" office:value-type="float" office:value="0.052" calcext:value-type="float">
            <text:p>0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.111" calcext:value-type="float">
            <text:p>-2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.935" calcext:value-type="float">
            <text:p>2.9</text:p>
          </table:table-cell>
          <table:table-cell table:style-name="ce40" office:value-type="float" office:value="5.098" calcext:value-type="float">
            <text:p>5.1</text:p>
          </table:table-cell>
          <table:table-cell table:style-name="ce40" office:value-type="float" office:value="0.001" calcext:value-type="float">
            <text:p>0.0</text:p>
          </table:table-cell>
          <table:table-cell table:style-name="ce40" office:value-type="float" office:value="5.097" calcext:value-type="float">
            <text:p>5.1</text:p>
          </table:table-cell>
          <table:table-cell table:style-name="ce40" office:value-type="float" office:value="0.001" calcext:value-type="float">
            <text:p>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.096" calcext:value-type="float">
            <text:p>5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1.437" calcext:value-type="float">
            <text:p>81.4</text:p>
          </table:table-cell>
          <table:table-cell table:style-name="ce22" office:value-type="float" office:value="10041.472" calcext:value-type="float">
            <text:p>10,041.5</text:p>
          </table:table-cell>
          <table:table-cell table:style-name="ce22" office:value-type="float" office:value="101.12" calcext:value-type="float">
            <text:p>101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9.485" calcext:value-type="float">
            <text:p>139.5</text:p>
          </table:table-cell>
          <table:table-cell table:style-name="ce22" office:value-type="float" office:value="-10200.64" calcext:value-type="float">
            <text:p>-10,200.6</text:p>
          </table:table-cell>
          <table:table-cell table:style-name="ce22" office:value-type="float" office:value="238.873" calcext:value-type="float">
            <text:p>238.9</text:p>
          </table:table-cell>
          <table:table-cell table:style-name="ce40" office:value-type="float" office:value="-205.835" calcext:value-type="float">
            <text:p>-205.8</text:p>
          </table:table-cell>
          <table:table-cell table:style-name="ce48" office:value-type="float" office:value="133.942" calcext:value-type="float">
            <text:p>133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33.942" calcext:value-type="float">
            <text:p>133.9</text:p>
          </table:table-cell>
          <table:table-cell table:style-name="ce40" office:value-type="float" office:value="15650.143" calcext:value-type="float">
            <text:p>15,650.1</text:p>
          </table:table-cell>
          <table:table-cell table:style-name="ce40" office:value-type="float" office:value="5282.524" calcext:value-type="float">
            <text:p>5,282.5</text:p>
          </table:table-cell>
          <table:table-cell table:style-name="ce40" office:value-type="float" office:value="27.76" calcext:value-type="float">
            <text:p>27.8</text:p>
          </table:table-cell>
          <table:table-cell table:style-name="ce40" office:value-type="float" office:value="5254.764" calcext:value-type="float">
            <text:p>5,254.8</text:p>
          </table:table-cell>
          <table:table-cell table:style-name="ce40" office:value-type="float" office:value="108.478" calcext:value-type="float">
            <text:p>108.5</text:p>
          </table:table-cell>
          <table:table-cell table:style-name="ce40" office:value-type="float" office:value="4345.745" calcext:value-type="float">
            <text:p>4,345.7</text:p>
          </table:table-cell>
          <table:table-cell table:style-name="ce40" office:value-type="float" office:value="420.933" calcext:value-type="float">
            <text:p>420.9</text:p>
          </table:table-cell>
          <table:table-cell table:style-name="ce40" office:value-type="float" office:value="379.607" calcext:value-type="float">
            <text:p>379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38.09" calcext:value-type="float">
            <text:p>1,138.1</text:p>
          </table:table-cell>
          <table:table-cell table:style-name="ce22" office:value-type="float" office:value="1069.611" calcext:value-type="float">
            <text:p>1,069.6</text:p>
          </table:table-cell>
          <table:table-cell table:style-name="ce22" office:value-type="float" office:value="1118.753" calcext:value-type="float">
            <text:p>1,118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319.052" calcext:value-type="float">
            <text:p>-319.1</text:p>
          </table:table-cell>
          <table:table-cell table:style-name="ce22" office:value-type="float" office:value="-731.223" calcext:value-type="float">
            <text:p>-731.2</text:p>
          </table:table-cell>
          <table:table-cell table:style-name="ce22" office:value-type="float" office:value="927.986" calcext:value-type="float">
            <text:p>928.0</text:p>
          </table:table-cell>
          <table:table-cell table:style-name="ce40" office:value-type="float" office:value="-84.456" calcext:value-type="float">
            <text:p>-84.5</text:p>
          </table:table-cell>
          <table:table-cell table:style-name="ce48" office:value-type="float" office:value="2707.938" calcext:value-type="float">
            <text:p>2,707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707.938" calcext:value-type="float">
            <text:p>2,707.9</text:p>
          </table:table-cell>
          <table:table-cell table:style-name="ce40" office:value-type="float" office:value="6712.898" calcext:value-type="float">
            <text:p>6,712.9</text:p>
          </table:table-cell>
          <table:table-cell table:style-name="ce40" office:value-type="float" office:value="2430.208" calcext:value-type="float">
            <text:p>2,430.2</text:p>
          </table:table-cell>
          <table:table-cell table:style-name="ce40" office:value-type="float" office:value="119.049" calcext:value-type="float">
            <text:p>119.0</text:p>
          </table:table-cell>
          <table:table-cell table:style-name="ce40" office:value-type="float" office:value="2311.158" calcext:value-type="float">
            <text:p>2,311.2</text:p>
          </table:table-cell>
          <table:table-cell table:style-name="ce40" office:value-type="float" office:value="1841.765" calcext:value-type="float">
            <text:p>1,841.8</text:p>
          </table:table-cell>
          <table:table-cell table:style-name="ce40" office:value-type="float" office:value="65.161" calcext:value-type="float">
            <text:p>65.2</text:p>
          </table:table-cell>
          <table:table-cell table:style-name="ce40" office:value-type="float" office:value="30.684" calcext:value-type="float">
            <text:p>30.7</text:p>
          </table:table-cell>
          <table:table-cell table:style-name="ce40" office:value-type="float" office:value="373.549" calcext:value-type="float">
            <text:p>373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04.661" calcext:value-type="float">
            <text:p>404.7</text:p>
          </table:table-cell>
          <table:table-cell table:style-name="ce22" office:value-type="float" office:value="683.468" calcext:value-type="float">
            <text:p>683.5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7.76" calcext:value-type="float">
            <text:p>-27.8</text:p>
          </table:table-cell>
          <table:table-cell table:style-name="ce22" office:value-type="float" office:value="-251.046" calcext:value-type="float">
            <text:p>-251.0</text:p>
          </table:table-cell>
          <table:table-cell table:style-name="ce22" office:value-type="float" office:value="4.061" calcext:value-type="float">
            <text:p>4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81.121" calcext:value-type="float">
            <text:p>881.1</text:p>
          </table:table-cell>
          <table:table-cell table:style-name="ce40" office:value-type="float" office:value="626.014" calcext:value-type="float">
            <text:p>626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626.014" calcext:value-type="float">
            <text:p>626.0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08.632" calcext:value-type="float">
            <text:p>108.6</text:p>
          </table:table-cell>
          <table:table-cell table:style-name="ce22" office:value-type="float" office:value="374.818" calcext:value-type="float">
            <text:p>374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8.602" calcext:value-type="float">
            <text:p>-28.6</text:p>
          </table:table-cell>
          <table:table-cell table:style-name="ce22" office:value-type="float" office:value="-237.583" calcext:value-type="float">
            <text:p>-237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85.621" calcext:value-type="float">
            <text:p>685.6</text:p>
          </table:table-cell>
          <table:table-cell table:style-name="ce40" office:value-type="float" office:value="448.038" calcext:value-type="float">
            <text:p>448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48.038" calcext:value-type="float">
            <text:p>448.0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17.864" calcext:value-type="float">
            <text:p>1,317.9</text:p>
          </table:table-cell>
          <table:table-cell table:style-name="ce22" office:value-type="float" office:value="137.622" calcext:value-type="float">
            <text:p>137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7.532" calcext:value-type="float">
            <text:p>-27.5</text:p>
          </table:table-cell>
          <table:table-cell table:style-name="ce22" office:value-type="float" office:value="1207.773" calcext:value-type="float">
            <text:p>1,207.8</text:p>
          </table:table-cell>
          <table:table-cell table:style-name="ce22" office:value-type="float" office:value="2.361" calcext:value-type="float">
            <text:p>2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77.692" calcext:value-type="float">
            <text:p>77.7</text:p>
          </table:table-cell>
          <table:table-cell table:style-name="ce40" office:value-type="float" office:value="1283.104" calcext:value-type="float">
            <text:p>1,283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283.104" calcext:value-type="float">
            <text:p>1,283.1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6.3" calcext:value-type="float">
            <text:p>46.3</text:p>
          </table:table-cell>
          <table:table-cell table:style-name="ce22" office:value-type="float" office:value="477.489" calcext:value-type="float">
            <text:p>477.5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2.721" calcext:value-type="float">
            <text:p>22.7</text:p>
          </table:table-cell>
          <table:table-cell table:style-name="ce22" office:value-type="float" office:value="-453.91" calcext:value-type="float">
            <text:p>-453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74.872" calcext:value-type="float">
            <text:p>174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74.872" calcext:value-type="float">
            <text:p>174.9</text:p>
          </table:table-cell>
          <table:table-cell table:style-name="ce40" office:value-type="float" office:value="1197.898" calcext:value-type="float">
            <text:p>1,197.9</text:p>
          </table:table-cell>
          <table:table-cell table:style-name="ce40" office:value-type="float" office:value="569.116" calcext:value-type="float">
            <text:p>569.1</text:p>
          </table:table-cell>
          <table:table-cell table:style-name="ce40" office:value-type="float" office:value="541.576" calcext:value-type="float">
            <text:p>541.6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27.54" calcext:value-type="float">
            <text:p>27.5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14.624" calcext:value-type="float">
            <text:p>714.6</text:p>
          </table:table-cell>
          <table:table-cell table:style-name="ce22" office:value-type="float" office:value="98.955" calcext:value-type="float">
            <text:p>99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63.971" calcext:value-type="float">
            <text:p>-264.0</text:p>
          </table:table-cell>
          <table:table-cell table:style-name="ce22" office:value-type="float" office:value="879.64" calcext:value-type="float">
            <text:p>879.6</text:p>
          </table:table-cell>
          <table:table-cell table:style-name="ce22" office:value-type="float" office:value="357.866" calcext:value-type="float">
            <text:p>357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30.686" calcext:value-type="float">
            <text:p>330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98.759" calcext:value-type="float">
            <text:p>298.8</text:p>
          </table:table-cell>
          <table:table-cell table:style-name="ce40" office:value-type="float" office:value="31.927" calcext:value-type="float">
            <text:p>31.9</text:p>
          </table:table-cell>
          <table:table-cell table:style-name="ce40" office:value-type="float" office:value="1200.127" calcext:value-type="float">
            <text:p>1,200.1</text:p>
          </table:table-cell>
          <table:table-cell table:style-name="ce40" office:value-type="float" office:value="1391.214" calcext:value-type="float">
            <text:p>1,391.2</text:p>
          </table:table-cell>
          <table:table-cell table:style-name="ce40" office:value-type="float" office:value="76.226" calcext:value-type="float">
            <text:p>76.2</text:p>
          </table:table-cell>
          <table:table-cell table:number-columns-repeated="2" table:style-name="ce40" office:value-type="float" office:value="13.446" calcext:value-type="float">
            <text:p>13.4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301.542" calcext:value-type="float">
            <text:p>1,301.5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332.244" calcext:value-type="float">
            <text:p>332.2</text:p>
          </table:table-cell>
          <table:table-cell table:style-name="ce21" office:value-type="float" office:value="18947.738" calcext:value-type="float">
            <text:p>18,947.7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59.57" calcext:value-type="float">
            <text:p>59.6</text:p>
          </table:table-cell>
          <table:table-cell table:style-name="ce21" office:value-type="float" office:value="19220.413" calcext:value-type="float">
            <text:p>19,220.4</text:p>
          </table:table-cell>
          <table:table-cell table:style-name="ce21" office:value-type="float" office:value="20120.724" calcext:value-type="float">
            <text:p>20,120.7</text:p>
          </table:table-cell>
          <table:table-cell table:style-name="ce39" office:value-type="float" office:value="956.331" calcext:value-type="float">
            <text:p>956.3</text:p>
          </table:table-cell>
          <table:table-cell table:style-name="ce47" office:value-type="float" office:value="15443.518" calcext:value-type="float">
            <text:p>15,443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8.622" calcext:value-type="float">
            <text:p>58.6</text:p>
          </table:table-cell>
          <table:table-cell table:style-name="ce39" office:value-type="float" office:value="15384.896" calcext:value-type="float">
            <text:p>15,384.9</text:p>
          </table:table-cell>
          <table:table-cell table:style-name="ce39" office:value-type="float" office:value="21151.513" calcext:value-type="float">
            <text:p>21,151.5</text:p>
          </table:table-cell>
          <table:table-cell table:style-name="ce39" office:value-type="float" office:value="3851.354" calcext:value-type="float">
            <text:p>3,851.4</text:p>
          </table:table-cell>
          <table:table-cell table:style-name="ce39" office:value-type="float" office:value="354.953" calcext:value-type="float">
            <text:p>355.0</text:p>
          </table:table-cell>
          <table:table-cell table:style-name="ce39" office:value-type="float" office:value="3496.401" calcext:value-type="float">
            <text:p>3,496.4</text:p>
          </table:table-cell>
          <table:table-cell table:style-name="ce39" office:value-type="float" office:value="2325.379" calcext:value-type="float">
            <text:p>2,325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.313" calcext:value-type="float">
            <text:p>3.3</text:p>
          </table:table-cell>
          <table:table-cell table:style-name="ce39" office:value-type="float" office:value="460.102" calcext:value-type="float">
            <text:p>460.1</text:p>
          </table:table-cell>
          <table:table-cell table:style-name="ce39" office:value-type="float" office:value="707.606" calcext:value-type="float">
            <text:p>707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332.244" calcext:value-type="float">
            <text:p>332.2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68.826" calcext:value-type="float">
            <text:p>68.8</text:p>
          </table:table-cell>
          <table:table-cell table:style-name="ce22" office:value-type="float" office:value="263.419" calcext:value-type="float">
            <text:p>263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717" calcext:value-type="float">
            <text:p>0.7</text:p>
          </table:table-cell>
          <table:table-cell table:style-name="ce48" office:value-type="float" office:value="1.82" calcext:value-type="float">
            <text:p>1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82" calcext:value-type="float">
            <text:p>1.8</text:p>
          </table:table-cell>
          <table:table-cell table:style-name="ce40" office:value-type="float" office:value="1163.73" calcext:value-type="float">
            <text:p>1,163.7</text:p>
          </table:table-cell>
          <table:table-cell table:style-name="ce40" office:value-type="float" office:value="1424.611" calcext:value-type="float">
            <text:p>1,424.6</text:p>
          </table:table-cell>
          <table:table-cell table:style-name="ce40" office:value-type="float" office:value="1.375" calcext:value-type="float">
            <text:p>1.4</text:p>
          </table:table-cell>
          <table:table-cell table:style-name="ce40" office:value-type="float" office:value="1423.236" calcext:value-type="float">
            <text:p>1,423.2</text:p>
          </table:table-cell>
          <table:table-cell table:style-name="ce40" office:value-type="float" office:value="435.308" calcext:value-type="float">
            <text:p>435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34.408" calcext:value-type="float">
            <text:p>334.4</text:p>
          </table:table-cell>
          <table:table-cell table:style-name="ce40" office:value-type="float" office:value="653.52" calcext:value-type="float">
            <text:p>653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8947.738" calcext:value-type="float">
            <text:p>18,947.7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9.256" calcext:value-type="float">
            <text:p>-9.3</text:p>
          </table:table-cell>
          <table:table-cell table:style-name="ce22" office:value-type="float" office:value="18956.994" calcext:value-type="float">
            <text:p>18,957.0</text:p>
          </table:table-cell>
          <table:table-cell table:style-name="ce22" office:value-type="float" office:value="20120.724" calcext:value-type="float">
            <text:p>20,120.7</text:p>
          </table:table-cell>
          <table:table-cell table:style-name="ce40" office:value-type="float" office:value="955.613" calcext:value-type="float">
            <text:p>955.6</text:p>
          </table:table-cell>
          <table:table-cell table:style-name="ce48" office:value-type="float" office:value="15441.697" calcext:value-type="float">
            <text:p>15,441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8.622" calcext:value-type="float">
            <text:p>58.6</text:p>
          </table:table-cell>
          <table:table-cell table:style-name="ce40" office:value-type="float" office:value="15383.075" calcext:value-type="float">
            <text:p>15,383.1</text:p>
          </table:table-cell>
          <table:table-cell table:style-name="ce40" office:value-type="float" office:value="19987.783" calcext:value-type="float">
            <text:p>19,987.8</text:p>
          </table:table-cell>
          <table:table-cell table:style-name="ce40" office:value-type="float" office:value="2426.742" calcext:value-type="float">
            <text:p>2,426.7</text:p>
          </table:table-cell>
          <table:table-cell table:style-name="ce40" office:value-type="float" office:value="353.577" calcext:value-type="float">
            <text:p>353.6</text:p>
          </table:table-cell>
          <table:table-cell table:style-name="ce40" office:value-type="float" office:value="2073.165" calcext:value-type="float">
            <text:p>2,073.2</text:p>
          </table:table-cell>
          <table:table-cell table:style-name="ce40" office:value-type="float" office:value="1890.071" calcext:value-type="float">
            <text:p>1,890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.313" calcext:value-type="float">
            <text:p>3.3</text:p>
          </table:table-cell>
          <table:table-cell table:style-name="ce40" office:value-type="float" office:value="125.694" calcext:value-type="float">
            <text:p>125.7</text:p>
          </table:table-cell>
          <table:table-cell table:style-name="ce40" office:value-type="float" office:value="54.087" calcext:value-type="float">
            <text:p>54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743.33" calcext:value-type="float">
            <text:p>1,743.3</text:p>
          </table:table-cell>
          <table:table-cell table:style-name="ce21" office:value-type="float" office:value="0.085" calcext:value-type="float">
            <text:p>0.1</text:p>
          </table:table-cell>
          <table:table-cell table:style-name="ce21" office:value-type="float" office:value="2.736" calcext:value-type="float">
            <text:p>2.7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13.887" calcext:value-type="float">
            <text:p>-13.9</text:p>
          </table:table-cell>
          <table:table-cell table:style-name="ce21" office:value-type="float" office:value="1754.566" calcext:value-type="float">
            <text:p>1,754.6</text:p>
          </table:table-cell>
          <table:table-cell table:style-name="ce21" office:value-type="float" office:value="21.757" calcext:value-type="float">
            <text:p>21.8</text:p>
          </table:table-cell>
          <table:table-cell table:style-name="ce39" office:value-type="float" office:value="-0.829" calcext:value-type="float">
            <text:p>-0.8</text:p>
          </table:table-cell>
          <table:table-cell table:style-name="ce47" office:value-type="float" office:value="1238.562" calcext:value-type="float">
            <text:p>1,238.6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38.562" calcext:value-type="float">
            <text:p>1,238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5.077" calcext:value-type="float">
            <text:p>495.1</text:p>
          </table:table-cell>
          <table:table-cell table:style-name="ce39" office:value-type="float" office:value="0.072" calcext:value-type="float">
            <text:p>0.1</text:p>
          </table:table-cell>
          <table:table-cell table:number-columns-repeated="2" table:style-name="ce39" office:value-type="float" office:value="495.004" calcext:value-type="float">
            <text:p>495.0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0560.416" calcext:value-type="float">
            <text:p>10,560.4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10560.416" calcext:value-type="float">
            <text:p>10,560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0560.416" calcext:value-type="float">
            <text:p>10,560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0560.416" calcext:value-type="float">
            <text:p>10,560.4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427.147" calcext:value-type="float">
            <text:p>427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427.147" calcext:value-type="float">
            <text:p>427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17.154" calcext:value-type="float">
            <text:p>717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17.154" calcext:value-type="float">
            <text:p>717.2</text:p>
          </table:table-cell>
          <table:table-cell table:style-name="ce39" office:value-type="float" office:value="290.007" calcext:value-type="float">
            <text:p>290.0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81.248" calcext:value-type="float">
            <text:p>81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81.248" calcext:value-type="float">
            <text:p>81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81.248" calcext:value-type="float">
            <text:p>81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81.248" calcext:value-type="float">
            <text:p>81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45.745" calcext:value-type="float">
            <text:p>145.7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45.745" calcext:value-type="float">
            <text:p>145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45.745" calcext:value-type="float">
            <text:p>145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45.745" calcext:value-type="float">
            <text:p>145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776.16" calcext:value-type="float">
            <text:p>776.2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4666.891" calcext:value-type="float">
            <text:p>24,666.9</text:p>
          </table:table-cell>
          <table:table-cell table:style-name="ce39" office:value-type="float" office:value="23890.731" calcext:value-type="float">
            <text:p>23,890.7</text:p>
          </table:table-cell>
          <table:table-cell table:style-name="ce39" office:value-type="float" office:value="1814.618" calcext:value-type="float">
            <text:p>1,814.6</text:p>
          </table:table-cell>
          <table:table-cell table:style-name="ce39" office:value-type="float" office:value="22076.113" calcext:value-type="float">
            <text:p>22,076.1</text:p>
          </table:table-cell>
          <table:table-cell table:style-name="ce39" office:value-type="float" office:value="12871.381" calcext:value-type="float">
            <text:p>12,871.4</text:p>
          </table:table-cell>
          <table:table-cell table:style-name="ce39" office:value-type="float" office:value="132.988" calcext:value-type="float">
            <text:p>133.0</text:p>
          </table:table-cell>
          <table:table-cell table:style-name="ce39" office:value-type="float" office:value="278.743" calcext:value-type="float">
            <text:p>278.7</text:p>
          </table:table-cell>
          <table:table-cell table:style-name="ce39" office:value-type="float" office:value="4504.239" calcext:value-type="float">
            <text:p>4,504.2</text:p>
          </table:table-cell>
          <table:table-cell table:style-name="ce39" office:value-type="float" office:value="4288.762" calcext:value-type="float">
            <text:p>4,288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3.513" calcext:value-type="float">
            <text:p>113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3.513" calcext:value-type="float">
            <text:p>113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3.513" calcext:value-type="float">
            <text:p>113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3.513" calcext:value-type="float">
            <text:p>113.5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405" calcext:value-type="float">
            <text:p>3.4</text:p>
          </table:table-cell>
          <table:table-cell table:style-name="ce39" office:value-type="float" office:value="110.108" calcext:value-type="float">
            <text:p>110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836.02" calcext:value-type="float">
            <text:p>1,836.0</text:p>
          </table:table-cell>
          <table:table-cell table:style-name="ce41" office:value-type="float" office:value="478.62" calcext:value-type="float">
            <text:p>478.6</text:p>
          </table:table-cell>
          <table:table-cell table:number-columns-repeated="2" table:style-name="ce41" office:value-type="float" office:value="1357.399" calcext:value-type="float">
            <text:p>1,357.4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4'.$A$1:.$Y$46" table:range-usable-as="print-range"/>
        </table:named-expressions>
      </table:table>
      <table:table table:name="105" table:style-name="ta12" table:print-ranges="'105'.A1:'105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5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6" calcext:value-type="float">
            <text:p>2016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3037.191" calcext:value-type="float">
            <text:p>43,037.2</text:p>
          </table:table-cell>
          <table:table-cell table:style-name="ce21" office:value-type="float" office:value="1.165" calcext:value-type="float">
            <text:p>1.2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366.112" calcext:value-type="float">
            <text:p>-366.1</text:p>
          </table:table-cell>
          <table:table-cell table:style-name="ce21" office:value-type="float" office:value="43402.139" calcext:value-type="float">
            <text:p>43,402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235.495" calcext:value-type="float">
            <text:p>235.5</text:p>
          </table:table-cell>
          <table:table-cell table:style-name="ce47" office:value-type="float" office:value="42849.26" calcext:value-type="float">
            <text:p>42,849.3</text:p>
          </table:table-cell>
          <table:table-cell table:style-name="ce39" office:value-type="float" office:value="12490.97" calcext:value-type="float">
            <text:p>12,491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0358.29" calcext:value-type="float">
            <text:p>30,358.3</text:p>
          </table:table-cell>
          <table:table-cell table:style-name="ce39" office:value-type="float" office:value="8491.856" calcext:value-type="float">
            <text:p>8,491.9</text:p>
          </table:table-cell>
          <table:table-cell table:style-name="ce39" office:value-type="float" office:value="8809.24" calcext:value-type="float">
            <text:p>8,809.2</text:p>
          </table:table-cell>
          <table:table-cell table:style-name="ce39" office:value-type="float" office:value="1333.291" calcext:value-type="float">
            <text:p>1,333.3</text:p>
          </table:table-cell>
          <table:table-cell table:number-columns-repeated="2" table:style-name="ce39" office:value-type="float" office:value="7173.56" calcext:value-type="float">
            <text:p>7,173.6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02.389" calcext:value-type="float">
            <text:p>302.4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126.229" calcext:value-type="float">
            <text:p>5,126.2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88.272" calcext:value-type="float">
            <text:p>88.3</text:p>
          </table:table-cell>
          <table:table-cell table:style-name="ce22" office:value-type="float" office:value="5037.957" calcext:value-type="float">
            <text:p>5,038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57.431" calcext:value-type="float">
            <text:p>-57.4</text:p>
          </table:table-cell>
          <table:table-cell table:style-name="ce48" office:value-type="float" office:value="5095.388" calcext:value-type="float">
            <text:p>5,095.4</text:p>
          </table:table-cell>
          <table:table-cell table:style-name="ce40" office:value-type="float" office:value="5095.388" calcext:value-type="float">
            <text:p>5,095.4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0690.145" calcext:value-type="float">
            <text:p>30,690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695.58" calcext:value-type="float">
            <text:p>-695.6</text:p>
          </table:table-cell>
          <table:table-cell table:style-name="ce22" office:value-type="float" office:value="31385.725" calcext:value-type="float">
            <text:p>31,385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43.661" calcext:value-type="float">
            <text:p>43.7</text:p>
          </table:table-cell>
          <table:table-cell table:style-name="ce48" office:value-type="float" office:value="26055.592" calcext:value-type="float">
            <text:p>26,055.6</text:p>
          </table:table-cell>
          <table:table-cell table:style-name="ce40" office:value-type="float" office:value="3301.514" calcext:value-type="float">
            <text:p>3,301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2754.078" calcext:value-type="float">
            <text:p>22,754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286.473" calcext:value-type="float">
            <text:p>5,286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286.473" calcext:value-type="float">
            <text:p>5,286.5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24.256" calcext:value-type="float">
            <text:p>224.3</text:p>
          </table:table-cell>
          <table:table-cell table:style-name="ce22" office:value-type="float" office:value="0.952" calcext:value-type="float">
            <text:p>1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.149" calcext:value-type="float">
            <text:p>-1.1</text:p>
          </table:table-cell>
          <table:table-cell table:style-name="ce22" office:value-type="float" office:value="224.452" calcext:value-type="float">
            <text:p>224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8.903" calcext:value-type="float">
            <text:p>-28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53.356" calcext:value-type="float">
            <text:p>253.4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218.711" calcext:value-type="float">
            <text:p>218.7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4.645" calcext:value-type="float">
            <text:p>34.6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840.604" calcext:value-type="float">
            <text:p>6,840.6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47.846" calcext:value-type="float">
            <text:p>247.8</text:p>
          </table:table-cell>
          <table:table-cell table:style-name="ce22" office:value-type="float" office:value="6592.757" calcext:value-type="float">
            <text:p>6,592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15.502" calcext:value-type="float">
            <text:p>115.5</text:p>
          </table:table-cell>
          <table:table-cell table:style-name="ce48" office:value-type="float" office:value="6477.256" calcext:value-type="float">
            <text:p>6,477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477.256" calcext:value-type="float">
            <text:p>6,477.3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5.958" calcext:value-type="float">
            <text:p>156.0</text:p>
          </table:table-cell>
          <table:table-cell table:style-name="ce22" office:value-type="float" office:value="0.212" calcext:value-type="float">
            <text:p>0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5.502" calcext:value-type="float">
            <text:p>-5.5</text:p>
          </table:table-cell>
          <table:table-cell table:style-name="ce22" office:value-type="float" office:value="161.247" calcext:value-type="float">
            <text:p>161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38.105" calcext:value-type="float">
            <text:p>138.1</text:p>
          </table:table-cell>
          <table:table-cell table:style-name="ce48" office:value-type="float" office:value="4094.067" calcext:value-type="float">
            <text:p>4,094.1</text:p>
          </table:table-cell>
          <table:table-cell table:style-name="ce40" office:value-type="float" office:value="4094.067" calcext:value-type="float">
            <text:p>4,094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842.717" calcext:value-type="float">
            <text:p>4,842.7</text:p>
          </table:table-cell>
          <table:table-cell table:style-name="ce40" office:value-type="float" office:value="771.792" calcext:value-type="float">
            <text:p>771.8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04.048" calcext:value-type="float">
            <text:p>504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67.744" calcext:value-type="float">
            <text:p>267.7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263" calcext:value-type="float">
            <text:p>0.3</text:p>
          </table:table-cell>
          <table:table-cell table:style-name="ce48" office:value-type="float" office:value="328.77" calcext:value-type="float">
            <text:p>328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28.77" calcext:value-type="float">
            <text:p>328.8</text:p>
          </table:table-cell>
          <table:table-cell table:style-name="ce40" office:value-type="float" office:value="1429.234" calcext:value-type="float">
            <text:p>1,429.2</text:p>
          </table:table-cell>
          <table:table-cell table:style-name="ce40" office:value-type="float" office:value="1100.202" calcext:value-type="float">
            <text:p>1,100.2</text:p>
          </table:table-cell>
          <table:table-cell table:style-name="ce40" office:value-type="float" office:value="283.131" calcext:value-type="float">
            <text:p>283.1</text:p>
          </table:table-cell>
          <table:table-cell table:number-columns-repeated="2" table:style-name="ce40" office:value-type="float" office:value="817.071" calcext:value-type="float">
            <text:p>817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0.108" calcext:value-type="float">
            <text:p>20.1</text:p>
          </table:table-cell>
          <table:table-cell table:style-name="ce48" office:value-type="float" office:value="647.055" calcext:value-type="float">
            <text:p>647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47.055" calcext:value-type="float">
            <text:p>647.1</text:p>
          </table:table-cell>
          <table:table-cell table:style-name="ce40" office:value-type="float" office:value="1919.119" calcext:value-type="float">
            <text:p>1,919.1</text:p>
          </table:table-cell>
          <table:table-cell table:style-name="ce40" office:value-type="float" office:value="1251.957" calcext:value-type="float">
            <text:p>1,252.0</text:p>
          </table:table-cell>
          <table:table-cell table:style-name="ce40" office:value-type="float" office:value="973.585" calcext:value-type="float">
            <text:p>973.6</text:p>
          </table:table-cell>
          <table:table-cell table:number-columns-repeated="2" table:style-name="ce40" office:value-type="float" office:value="278.372" calcext:value-type="float">
            <text:p>278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4.193" calcext:value-type="float">
            <text:p>4.2</text:p>
          </table:table-cell>
          <table:table-cell table:style-name="ce48" office:value-type="float" office:value="151.132" calcext:value-type="float">
            <text:p>151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1.132" calcext:value-type="float">
            <text:p>151.1</text:p>
          </table:table-cell>
          <table:table-cell table:style-name="ce40" office:value-type="float" office:value="300.785" calcext:value-type="float">
            <text:p>300.8</text:p>
          </table:table-cell>
          <table:table-cell table:style-name="ce40" office:value-type="float" office:value="145.461" calcext:value-type="float">
            <text:p>145.5</text:p>
          </table:table-cell>
          <table:table-cell table:style-name="ce40" office:value-type="float" office:value="76.575" calcext:value-type="float">
            <text:p>76.6</text:p>
          </table:table-cell>
          <table:table-cell table:number-columns-repeated="2" table:style-name="ce40" office:value-type="float" office:value="68.885" calcext:value-type="float">
            <text:p>68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86.268" calcext:value-type="float">
            <text:p>86.3</text:p>
          </table:table-cell>
          <table:table-cell table:style-name="ce21" office:value-type="float" office:value="71636.844" calcext:value-type="float">
            <text:p>71,636.8</text:p>
          </table:table-cell>
          <table:table-cell table:style-name="ce21" office:value-type="float" office:value="19306.004" calcext:value-type="float">
            <text:p>19,306.0</text:p>
          </table:table-cell>
          <table:table-cell table:style-name="ce21" office:value-type="float" office:value="1439.871" calcext:value-type="float">
            <text:p>1,439.9</text:p>
          </table:table-cell>
          <table:table-cell table:style-name="ce21" office:value-type="float" office:value="3052.666" calcext:value-type="float">
            <text:p>3,052.7</text:p>
          </table:table-cell>
          <table:table-cell table:style-name="ce21" office:value-type="float" office:value="-391.886" calcext:value-type="float">
            <text:p>-391.9</text:p>
          </table:table-cell>
          <table:table-cell table:style-name="ce21" office:value-type="float" office:value="48316.458" calcext:value-type="float">
            <text:p>48,316.5</text:p>
          </table:table-cell>
          <table:table-cell table:style-name="ce21" office:value-type="float" office:value="4196.305" calcext:value-type="float">
            <text:p>4,196.3</text:p>
          </table:table-cell>
          <table:table-cell table:style-name="ce39" office:value-type="float" office:value="-447.349" calcext:value-type="float">
            <text:p>-447.3</text:p>
          </table:table-cell>
          <table:table-cell table:style-name="ce47" office:value-type="float" office:value="53614.2" calcext:value-type="float">
            <text:p>53,614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0506.47" calcext:value-type="float">
            <text:p>50,506.5</text:p>
          </table:table-cell>
          <table:table-cell table:style-name="ce39" office:value-type="float" office:value="3107.729" calcext:value-type="float">
            <text:p>3,107.7</text:p>
          </table:table-cell>
          <table:table-cell table:style-name="ce39" office:value-type="float" office:value="56125.15" calcext:value-type="float">
            <text:p>56,125.2</text:p>
          </table:table-cell>
          <table:table-cell table:style-name="ce39" office:value-type="float" office:value="47078.452" calcext:value-type="float">
            <text:p>47,078.5</text:p>
          </table:table-cell>
          <table:table-cell table:style-name="ce39" office:value-type="float" office:value="3318.327" calcext:value-type="float">
            <text:p>3,318.3</text:p>
          </table:table-cell>
          <table:table-cell table:style-name="ce39" office:value-type="float" office:value="18454.522" calcext:value-type="float">
            <text:p>18,454.5</text:p>
          </table:table-cell>
          <table:table-cell table:style-name="ce39" office:value-type="float" office:value="2057.868" calcext:value-type="float">
            <text:p>2,057.9</text:p>
          </table:table-cell>
          <table:table-cell table:style-name="ce39" office:value-type="float" office:value="13701.33" calcext:value-type="float">
            <text:p>13,701.3</text:p>
          </table:table-cell>
          <table:table-cell table:style-name="ce39" office:value-type="float" office:value="454.15" calcext:value-type="float">
            <text:p>454.2</text:p>
          </table:table-cell>
          <table:table-cell table:style-name="ce39" office:value-type="float" office:value="978.488" calcext:value-type="float">
            <text:p>978.5</text:p>
          </table:table-cell>
          <table:table-cell table:style-name="ce39" office:value-type="float" office:value="1262.686" calcext:value-type="float">
            <text:p>1,262.7</text:p>
          </table:table-cell>
          <table:table-cell table:style-name="ce39" office:value-type="float" office:value="25305.602" calcext:value-type="float">
            <text:p>25,305.6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8.446" calcext:value-type="float">
            <text:p>8.4</text:p>
          </table:table-cell>
          <table:table-cell table:style-name="ce22" office:value-type="float" office:value="49827.978" calcext:value-type="float">
            <text:p>49,828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56.847" calcext:value-type="float">
            <text:p>-156.8</text:p>
          </table:table-cell>
          <table:table-cell table:style-name="ce22" office:value-type="float" office:value="49993.271" calcext:value-type="float">
            <text:p>49,993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82.006" calcext:value-type="float">
            <text:p>-82.0</text:p>
          </table:table-cell>
          <table:table-cell table:style-name="ce48" office:value-type="float" office:value="50075.277" calcext:value-type="float">
            <text:p>50,075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0075.277" calcext:value-type="float">
            <text:p>50,075.3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77.822" calcext:value-type="float">
            <text:p>77.8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-0.519" calcext:value-type="float">
            <text:p>-0.5</text:p>
          </table:table-cell>
          <table:table-cell table:style-name="ce22" office:value-type="float" office:value="78.342" calcext:value-type="float">
            <text:p>78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193" calcext:value-type="float">
            <text:p>-0.2</text:p>
          </table:table-cell>
          <table:table-cell table:style-name="ce48" office:value-type="float" office:value="78.534" calcext:value-type="float">
            <text:p>78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78.534" calcext:value-type="float">
            <text:p>78.5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18.344" calcext:value-type="float">
            <text:p>118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18.344" calcext:value-type="float">
            <text:p>118.3</text:p>
          </table:table-cell>
          <table:table-cell table:style-name="ce40" office:value-type="float" office:value="2676.075" calcext:value-type="float">
            <text:p>2,676.1</text:p>
          </table:table-cell>
          <table:table-cell table:style-name="ce40" office:value-type="float" office:value="2557.732" calcext:value-type="float">
            <text:p>2,557.7</text:p>
          </table:table-cell>
          <table:table-cell table:style-name="ce40" office:value-type="float" office:value="2557.729" calcext:value-type="float">
            <text:p>2,557.7</text:p>
          </table:table-cell>
          <table:table-cell table:number-columns-repeated="2" table:style-name="ce40" office:value-type="float" office:value="0.002" calcext:value-type="float">
            <text:p>0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04.746" calcext:value-type="float">
            <text:p>2,304.7</text:p>
          </table:table-cell>
          <table:table-cell table:style-name="ce22" office:value-type="float" office:value="5.291" calcext:value-type="float">
            <text:p>5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9.691" calcext:value-type="float">
            <text:p>-39.7</text:p>
          </table:table-cell>
          <table:table-cell table:style-name="ce22" office:value-type="float" office:value="2339.145" calcext:value-type="float">
            <text:p>2,339.1</text:p>
          </table:table-cell>
          <table:table-cell table:style-name="ce22" office:value-type="float" office:value="158.137" calcext:value-type="float">
            <text:p>158.1</text:p>
          </table:table-cell>
          <table:table-cell table:style-name="ce40" office:value-type="float" office:value="-0.447" calcext:value-type="float">
            <text:p>-0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548.84" calcext:value-type="float">
            <text:p>1,548.8</text:p>
          </table:table-cell>
          <table:table-cell table:style-name="ce40" office:value-type="float" office:value="3730.295" calcext:value-type="float">
            <text:p>3,730.3</text:p>
          </table:table-cell>
          <table:table-cell table:style-name="ce40" office:value-type="float" office:value="94.543" calcext:value-type="float">
            <text:p>94.5</text:p>
          </table:table-cell>
          <table:table-cell table:style-name="ce40" office:value-type="float" office:value="1672.741" calcext:value-type="float">
            <text:p>1,672.7</text:p>
          </table:table-cell>
          <table:table-cell table:style-name="ce40" office:value-type="float" office:value="280.997" calcext:value-type="float">
            <text:p>281.0</text:p>
          </table:table-cell>
          <table:table-cell table:style-name="ce40" office:value-type="float" office:value="43.845" calcext:value-type="float">
            <text:p>43.8</text:p>
          </table:table-cell>
          <table:table-cell table:style-name="ce40" office:value-type="float" office:value="0.406" calcext:value-type="float">
            <text:p>0.4</text:p>
          </table:table-cell>
          <table:table-cell table:style-name="ce40" office:value-type="float" office:value="84.807" calcext:value-type="float">
            <text:p>84.8</text:p>
          </table:table-cell>
          <table:table-cell table:style-name="ce40" office:value-type="float" office:value="1262.686" calcext:value-type="float">
            <text:p>1,262.7</text:p>
          </table:table-cell>
          <table:table-cell table:style-name="ce40" office:value-type="float" office:value="1963.01" calcext:value-type="float">
            <text:p>1,963.0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341.414" calcext:value-type="float">
            <text:p>14,341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3.878" calcext:value-type="float">
            <text:p>23.9</text:p>
          </table:table-cell>
          <table:table-cell table:style-name="ce22" office:value-type="float" office:value="14317.536" calcext:value-type="float">
            <text:p>14,317.5</text:p>
          </table:table-cell>
          <table:table-cell table:style-name="ce22" office:value-type="float" office:value="3342.433" calcext:value-type="float">
            <text:p>3,342.4</text:p>
          </table:table-cell>
          <table:table-cell table:style-name="ce40" office:value-type="float" office:value="55.747" calcext:value-type="float">
            <text:p>55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664.95" calcext:value-type="float">
            <text:p>8,665.0</text:p>
          </table:table-cell>
          <table:table-cell table:style-name="ce40" office:value-type="float" office:value="19584.307" calcext:value-type="float">
            <text:p>19,584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9584.307" calcext:value-type="float">
            <text:p>19,584.3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4.462" calcext:value-type="float">
            <text:p>144.5</text:p>
          </table:table-cell>
          <table:table-cell table:style-name="ce22" office:value-type="float" office:value="5223.603" calcext:value-type="float">
            <text:p>5,223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70.133" calcext:value-type="float">
            <text:p>170.1</text:p>
          </table:table-cell>
          <table:table-cell table:style-name="ce22" office:value-type="float" office:value="-5249.274" calcext:value-type="float">
            <text:p>-5,249.3</text:p>
          </table:table-cell>
          <table:table-cell table:style-name="ce22" office:value-type="float" office:value="13.91" calcext:value-type="float">
            <text:p>13.9</text:p>
          </table:table-cell>
          <table:table-cell table:style-name="ce40" office:value-type="float" office:value="-109.715" calcext:value-type="float">
            <text:p>-109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4247.26" calcext:value-type="float">
            <text:p>14,247.3</text:p>
          </table:table-cell>
          <table:table-cell table:style-name="ce40" office:value-type="float" office:value="9093.791" calcext:value-type="float">
            <text:p>9,093.8</text:p>
          </table:table-cell>
          <table:table-cell table:style-name="ce40" office:value-type="float" office:value="3.546" calcext:value-type="float">
            <text:p>3.5</text:p>
          </table:table-cell>
          <table:table-cell table:style-name="ce40" office:value-type="float" office:value="9090.246" calcext:value-type="float">
            <text:p>9,090.2</text:p>
          </table:table-cell>
          <table:table-cell table:style-name="ce40" office:value-type="float" office:value="5.362" calcext:value-type="float">
            <text:p>5.4</text:p>
          </table:table-cell>
          <table:table-cell table:style-name="ce40" office:value-type="float" office:value="9042.414" calcext:value-type="float">
            <text:p>9,042.4</text:p>
          </table:table-cell>
          <table:table-cell table:style-name="ce40" office:value-type="float" office:value="9.294" calcext:value-type="float">
            <text:p>9.3</text:p>
          </table:table-cell>
          <table:table-cell table:style-name="ce40" office:value-type="float" office:value="33.175" calcext:value-type="float">
            <text:p>33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4.31" calcext:value-type="float">
            <text:p>234.3</text:p>
          </table:table-cell>
          <table:table-cell table:style-name="ce22" office:value-type="float" office:value="1014.314" calcext:value-type="float">
            <text:p>1,014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052.666" calcext:value-type="float">
            <text:p>3,052.7</text:p>
          </table:table-cell>
          <table:table-cell table:style-name="ce22" office:value-type="float" office:value="39.624" calcext:value-type="float">
            <text:p>39.6</text:p>
          </table:table-cell>
          <table:table-cell table:style-name="ce22" office:value-type="float" office:value="-3872.293" calcext:value-type="float">
            <text:p>-3,872.3</text:p>
          </table:table-cell>
          <table:table-cell table:style-name="ce22" office:value-type="float" office:value="13.452" calcext:value-type="float">
            <text:p>13.5</text:p>
          </table:table-cell>
          <table:table-cell table:style-name="ce40" office:value-type="float" office:value="4.267" calcext:value-type="float">
            <text:p>4.3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147.485" calcext:value-type="float">
            <text:p>4,147.5</text:p>
          </table:table-cell>
          <table:table-cell table:style-name="ce40" office:value-type="float" office:value="257.474" calcext:value-type="float">
            <text:p>257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57.474" calcext:value-type="float">
            <text:p>257.5</text:p>
          </table:table-cell>
          <table:table-cell table:style-name="ce40" office:value-type="float" office:value="1.024" calcext:value-type="float">
            <text:p>1.0</text:p>
          </table:table-cell>
          <table:table-cell table:style-name="ce40" office:value-type="float" office:value="106.508" calcext:value-type="float">
            <text:p>106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49.942" calcext:value-type="float">
            <text:p>149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3.081" calcext:value-type="float">
            <text:p>3.1</text:p>
          </table:table-cell>
          <table:table-cell table:style-name="ce22" office:value-type="float" office:value="-3.081" calcext:value-type="float">
            <text:p>-3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794" calcext:value-type="float">
            <text:p>-0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.574" calcext:value-type="float">
            <text:p>8.6</text:p>
          </table:table-cell>
          <table:table-cell table:style-name="ce40" office:value-type="float" office:value="6.287" calcext:value-type="float">
            <text:p>6.3</text:p>
          </table:table-cell>
          <table:table-cell table:style-name="ce40" office:value-type="float" office:value="0.009" calcext:value-type="float">
            <text:p>0.0</text:p>
          </table:table-cell>
          <table:table-cell table:style-name="ce40" office:value-type="float" office:value="6.279" calcext:value-type="float">
            <text:p>6.3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.279" calcext:value-type="float">
            <text:p>6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9935.064" calcext:value-type="float">
            <text:p>9,935.1</text:p>
          </table:table-cell>
          <table:table-cell table:style-name="ce22" office:value-type="float" office:value="102.526" calcext:value-type="float">
            <text:p>102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86.6" calcext:value-type="float">
            <text:p>-86.6</text:p>
          </table:table-cell>
          <table:table-cell table:style-name="ce22" office:value-type="float" office:value="-9950.99" calcext:value-type="float">
            <text:p>-9,951.0</text:p>
          </table:table-cell>
          <table:table-cell table:style-name="ce22" office:value-type="float" office:value="30.878" calcext:value-type="float">
            <text:p>30.9</text:p>
          </table:table-cell>
          <table:table-cell table:style-name="ce40" office:value-type="float" office:value="-148.214" calcext:value-type="float">
            <text:p>-148.2</text:p>
          </table:table-cell>
          <table:table-cell table:style-name="ce48" office:value-type="float" office:value="123.617" calcext:value-type="float">
            <text:p>123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23.617" calcext:value-type="float">
            <text:p>123.6</text:p>
          </table:table-cell>
          <table:table-cell table:style-name="ce40" office:value-type="float" office:value="15273.919" calcext:value-type="float">
            <text:p>15,273.9</text:p>
          </table:table-cell>
          <table:table-cell table:style-name="ce40" office:value-type="float" office:value="5316.647" calcext:value-type="float">
            <text:p>5,316.6</text:p>
          </table:table-cell>
          <table:table-cell table:style-name="ce40" office:value-type="float" office:value="29.172" calcext:value-type="float">
            <text:p>29.2</text:p>
          </table:table-cell>
          <table:table-cell table:style-name="ce40" office:value-type="float" office:value="5287.475" calcext:value-type="float">
            <text:p>5,287.5</text:p>
          </table:table-cell>
          <table:table-cell table:style-name="ce40" office:value-type="float" office:value="106.063" calcext:value-type="float">
            <text:p>106.1</text:p>
          </table:table-cell>
          <table:table-cell table:style-name="ce40" office:value-type="float" office:value="4404.669" calcext:value-type="float">
            <text:p>4,404.7</text:p>
          </table:table-cell>
          <table:table-cell table:style-name="ce40" office:value-type="float" office:value="412.351" calcext:value-type="float">
            <text:p>412.4</text:p>
          </table:table-cell>
          <table:table-cell table:style-name="ce40" office:value-type="float" office:value="364.393" calcext:value-type="float">
            <text:p>364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890.925" calcext:value-type="float">
            <text:p>1,890.9</text:p>
          </table:table-cell>
          <table:table-cell table:style-name="ce22" office:value-type="float" office:value="1419.878" calcext:value-type="float">
            <text:p>1,419.9</text:p>
          </table:table-cell>
          <table:table-cell table:style-name="ce22" office:value-type="float" office:value="1337.327" calcext:value-type="float">
            <text:p>1,337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14.786" calcext:value-type="float">
            <text:p>-114.8</text:p>
          </table:table-cell>
          <table:table-cell table:style-name="ce22" office:value-type="float" office:value="-751.495" calcext:value-type="float">
            <text:p>-751.5</text:p>
          </table:table-cell>
          <table:table-cell table:style-name="ce22" office:value-type="float" office:value="297.261" calcext:value-type="float">
            <text:p>297.3</text:p>
          </table:table-cell>
          <table:table-cell table:style-name="ce40" office:value-type="float" office:value="-165.993" calcext:value-type="float">
            <text:p>-166.0</text:p>
          </table:table-cell>
          <table:table-cell table:style-name="ce48" office:value-type="float" office:value="2667.597" calcext:value-type="float">
            <text:p>2,667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667.597" calcext:value-type="float">
            <text:p>2,667.6</text:p>
          </table:table-cell>
          <table:table-cell table:style-name="ce40" office:value-type="float" office:value="5745.316" calcext:value-type="float">
            <text:p>5,745.3</text:p>
          </table:table-cell>
          <table:table-cell table:style-name="ce40" office:value-type="float" office:value="2194.957" calcext:value-type="float">
            <text:p>2,195.0</text:p>
          </table:table-cell>
          <table:table-cell table:style-name="ce40" office:value-type="float" office:value="68.611" calcext:value-type="float">
            <text:p>68.6</text:p>
          </table:table-cell>
          <table:table-cell table:style-name="ce40" office:value-type="float" office:value="2126.346" calcext:value-type="float">
            <text:p>2,126.3</text:p>
          </table:table-cell>
          <table:table-cell table:style-name="ce40" office:value-type="float" office:value="1650.46" calcext:value-type="float">
            <text:p>1,650.5</text:p>
          </table:table-cell>
          <table:table-cell table:style-name="ce40" office:value-type="float" office:value="103.894" calcext:value-type="float">
            <text:p>103.9</text:p>
          </table:table-cell>
          <table:table-cell table:style-name="ce40" office:value-type="float" office:value="32.099" calcext:value-type="float">
            <text:p>32.1</text:p>
          </table:table-cell>
          <table:table-cell table:style-name="ce40" office:value-type="float" office:value="339.892" calcext:value-type="float">
            <text:p>339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98.955" calcext:value-type="float">
            <text:p>399.0</text:p>
          </table:table-cell>
          <table:table-cell table:style-name="ce22" office:value-type="float" office:value="681.278" calcext:value-type="float">
            <text:p>681.3</text:p>
          </table:table-cell>
          <table:table-cell table:style-name="ce22" office:value-type="float" office:value="0.018" calcext:value-type="float">
            <text:p>0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6.027" calcext:value-type="float">
            <text:p>-6.0</text:p>
          </table:table-cell>
          <table:table-cell table:style-name="ce22" office:value-type="float" office:value="-276.315" calcext:value-type="float">
            <text:p>-276.3</text:p>
          </table:table-cell>
          <table:table-cell table:style-name="ce22" office:value-type="float" office:value="4.432" calcext:value-type="float">
            <text:p>4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06.847" calcext:value-type="float">
            <text:p>906.8</text:p>
          </table:table-cell>
          <table:table-cell table:style-name="ce40" office:value-type="float" office:value="626.1" calcext:value-type="float">
            <text:p>626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626.1" calcext:value-type="float">
            <text:p>626.1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6.612" calcext:value-type="float">
            <text:p>86.6</text:p>
          </table:table-cell>
          <table:table-cell table:style-name="ce22" office:value-type="float" office:value="374.26" calcext:value-type="float">
            <text:p>374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41.212" calcext:value-type="float">
            <text:p>-41.2</text:p>
          </table:table-cell>
          <table:table-cell table:style-name="ce22" office:value-type="float" office:value="-246.436" calcext:value-type="float">
            <text:p>-246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87.692" calcext:value-type="float">
            <text:p>687.7</text:p>
          </table:table-cell>
          <table:table-cell table:style-name="ce40" office:value-type="float" office:value="441.257" calcext:value-type="float">
            <text:p>441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441.257" calcext:value-type="float">
            <text:p>441.3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89.749" calcext:value-type="float">
            <text:p>1,489.7</text:p>
          </table:table-cell>
          <table:table-cell table:style-name="ce22" office:value-type="float" office:value="47.855" calcext:value-type="float">
            <text:p>47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7.394" calcext:value-type="float">
            <text:p>-7.4</text:p>
          </table:table-cell>
          <table:table-cell table:style-name="ce22" office:value-type="float" office:value="1449.289" calcext:value-type="float">
            <text:p>1,449.3</text:p>
          </table:table-cell>
          <table:table-cell table:style-name="ce22" office:value-type="float" office:value="1.992" calcext:value-type="float">
            <text:p>2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6.79" calcext:value-type="float">
            <text:p>86.8</text:p>
          </table:table-cell>
          <table:table-cell table:style-name="ce40" office:value-type="float" office:value="1534.087" calcext:value-type="float">
            <text:p>1,534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534.087" calcext:value-type="float">
            <text:p>1,534.1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1.328" calcext:value-type="float">
            <text:p>41.3</text:p>
          </table:table-cell>
          <table:table-cell table:style-name="ce22" office:value-type="float" office:value="463.561" calcext:value-type="float">
            <text:p>463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4.906" calcext:value-type="float">
            <text:p>24.9</text:p>
          </table:table-cell>
          <table:table-cell table:style-name="ce22" office:value-type="float" office:value="-447.14" calcext:value-type="float">
            <text:p>-447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175.46" calcext:value-type="float">
            <text:p>175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75.46" calcext:value-type="float">
            <text:p>175.5</text:p>
          </table:table-cell>
          <table:table-cell table:style-name="ce40" office:value-type="float" office:value="1153.777" calcext:value-type="float">
            <text:p>1,153.8</text:p>
          </table:table-cell>
          <table:table-cell table:style-name="ce40" office:value-type="float" office:value="531.178" calcext:value-type="float">
            <text:p>531.2</text:p>
          </table:table-cell>
          <table:table-cell table:style-name="ce40" office:value-type="float" office:value="505.75" calcext:value-type="float">
            <text:p>505.8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25.428" calcext:value-type="float">
            <text:p>25.4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76.365" calcext:value-type="float">
            <text:p>876.4</text:p>
          </table:table-cell>
          <table:table-cell table:style-name="ce22" office:value-type="float" office:value="140.899" calcext:value-type="float">
            <text:p>140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200.432" calcext:value-type="float">
            <text:p>-200.4</text:p>
          </table:table-cell>
          <table:table-cell table:style-name="ce22" office:value-type="float" office:value="935.898" calcext:value-type="float">
            <text:p>935.9</text:p>
          </table:table-cell>
          <table:table-cell table:style-name="ce22" office:value-type="float" office:value="333.811" calcext:value-type="float">
            <text:p>333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75.371" calcext:value-type="float">
            <text:p>375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52.659" calcext:value-type="float">
            <text:p>352.7</text:p>
          </table:table-cell>
          <table:table-cell table:style-name="ce40" office:value-type="float" office:value="22.712" calcext:value-type="float">
            <text:p>22.7</text:p>
          </table:table-cell>
          <table:table-cell table:style-name="ce40" office:value-type="float" office:value="977.624" calcext:value-type="float">
            <text:p>977.6</text:p>
          </table:table-cell>
          <table:table-cell table:style-name="ce40" office:value-type="float" office:value="1204.34" calcext:value-type="float">
            <text:p>1,204.3</text:p>
          </table:table-cell>
          <table:table-cell table:style-name="ce40" office:value-type="float" office:value="58.967" calcext:value-type="float">
            <text:p>59.0</text:p>
          </table:table-cell>
          <table:table-cell table:number-columns-repeated="2" table:style-name="ce40" office:value-type="float" office:value="13.96" calcext:value-type="float">
            <text:p>14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131.413" calcext:value-type="float">
            <text:p>1,131.4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285.752" calcext:value-type="float">
            <text:p>285.8</text:p>
          </table:table-cell>
          <table:table-cell table:style-name="ce21" office:value-type="float" office:value="19744.25" calcext:value-type="float">
            <text:p>19,744.3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-59.823" calcext:value-type="float">
            <text:p>-59.8</text:p>
          </table:table-cell>
          <table:table-cell table:style-name="ce21" office:value-type="float" office:value="20089.825" calcext:value-type="float">
            <text:p>20,089.8</text:p>
          </table:table-cell>
          <table:table-cell table:style-name="ce21" office:value-type="float" office:value="20917.807" calcext:value-type="float">
            <text:p>20,917.8</text:p>
          </table:table-cell>
          <table:table-cell table:style-name="ce39" office:value-type="float" office:value="1016.107" calcext:value-type="float">
            <text:p>1,016.1</text:p>
          </table:table-cell>
          <table:table-cell table:style-name="ce47" office:value-type="float" office:value="16220.776" calcext:value-type="float">
            <text:p>16,220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4.055" calcext:value-type="float">
            <text:p>14.1</text:p>
          </table:table-cell>
          <table:table-cell table:style-name="ce39" office:value-type="float" office:value="16206.721" calcext:value-type="float">
            <text:p>16,206.7</text:p>
          </table:table-cell>
          <table:table-cell table:style-name="ce39" office:value-type="float" office:value="22017.873" calcext:value-type="float">
            <text:p>22,017.9</text:p>
          </table:table-cell>
          <table:table-cell table:style-name="ce39" office:value-type="float" office:value="3953.008" calcext:value-type="float">
            <text:p>3,953.0</text:p>
          </table:table-cell>
          <table:table-cell table:style-name="ce39" office:value-type="float" office:value="243.018" calcext:value-type="float">
            <text:p>243.0</text:p>
          </table:table-cell>
          <table:table-cell table:style-name="ce39" office:value-type="float" office:value="3709.99" calcext:value-type="float">
            <text:p>3,710.0</text:p>
          </table:table-cell>
          <table:table-cell table:style-name="ce39" office:value-type="float" office:value="2505.544" calcext:value-type="float">
            <text:p>2,505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.785" calcext:value-type="float">
            <text:p>3.8</text:p>
          </table:table-cell>
          <table:table-cell table:style-name="ce39" office:value-type="float" office:value="474.688" calcext:value-type="float">
            <text:p>474.7</text:p>
          </table:table-cell>
          <table:table-cell table:style-name="ce39" office:value-type="float" office:value="725.973" calcext:value-type="float">
            <text:p>726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285.752" calcext:value-type="float">
            <text:p>285.8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-42.583" calcext:value-type="float">
            <text:p>-42.6</text:p>
          </table:table-cell>
          <table:table-cell table:style-name="ce22" office:value-type="float" office:value="328.335" calcext:value-type="float">
            <text:p>328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701" calcext:value-type="float">
            <text:p>0.7</text:p>
          </table:table-cell>
          <table:table-cell table:style-name="ce48" office:value-type="float" office:value="1.969" calcext:value-type="float">
            <text:p>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969" calcext:value-type="float">
            <text:p>2.0</text:p>
          </table:table-cell>
          <table:table-cell table:style-name="ce40" office:value-type="float" office:value="1156.317" calcext:value-type="float">
            <text:p>1,156.3</text:p>
          </table:table-cell>
          <table:table-cell table:style-name="ce40" office:value-type="float" office:value="1481.981" calcext:value-type="float">
            <text:p>1,482.0</text:p>
          </table:table-cell>
          <table:table-cell table:style-name="ce40" office:value-type="float" office:value="1.273" calcext:value-type="float">
            <text:p>1.3</text:p>
          </table:table-cell>
          <table:table-cell table:style-name="ce40" office:value-type="float" office:value="1480.709" calcext:value-type="float">
            <text:p>1,480.7</text:p>
          </table:table-cell>
          <table:table-cell table:style-name="ce40" office:value-type="float" office:value="466.794" calcext:value-type="float">
            <text:p>466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42.785" calcext:value-type="float">
            <text:p>342.8</text:p>
          </table:table-cell>
          <table:table-cell table:style-name="ce40" office:value-type="float" office:value="671.13" calcext:value-type="float">
            <text:p>671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744.25" calcext:value-type="float">
            <text:p>19,744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7.24" calcext:value-type="float">
            <text:p>-17.2</text:p>
          </table:table-cell>
          <table:table-cell table:style-name="ce22" office:value-type="float" office:value="19761.49" calcext:value-type="float">
            <text:p>19,761.5</text:p>
          </table:table-cell>
          <table:table-cell table:style-name="ce22" office:value-type="float" office:value="20917.807" calcext:value-type="float">
            <text:p>20,917.8</text:p>
          </table:table-cell>
          <table:table-cell table:style-name="ce40" office:value-type="float" office:value="1015.405" calcext:value-type="float">
            <text:p>1,015.4</text:p>
          </table:table-cell>
          <table:table-cell table:style-name="ce48" office:value-type="float" office:value="16218.807" calcext:value-type="float">
            <text:p>16,218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4.055" calcext:value-type="float">
            <text:p>14.1</text:p>
          </table:table-cell>
          <table:table-cell table:style-name="ce40" office:value-type="float" office:value="16204.752" calcext:value-type="float">
            <text:p>16,204.8</text:p>
          </table:table-cell>
          <table:table-cell table:style-name="ce40" office:value-type="float" office:value="20861.556" calcext:value-type="float">
            <text:p>20,861.6</text:p>
          </table:table-cell>
          <table:table-cell table:style-name="ce40" office:value-type="float" office:value="2471.027" calcext:value-type="float">
            <text:p>2,471.0</text:p>
          </table:table-cell>
          <table:table-cell table:style-name="ce40" office:value-type="float" office:value="241.745" calcext:value-type="float">
            <text:p>241.7</text:p>
          </table:table-cell>
          <table:table-cell table:style-name="ce40" office:value-type="float" office:value="2229.281" calcext:value-type="float">
            <text:p>2,229.3</text:p>
          </table:table-cell>
          <table:table-cell table:style-name="ce40" office:value-type="float" office:value="2038.75" calcext:value-type="float">
            <text:p>2,038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.785" calcext:value-type="float">
            <text:p>3.8</text:p>
          </table:table-cell>
          <table:table-cell table:style-name="ce40" office:value-type="float" office:value="131.904" calcext:value-type="float">
            <text:p>131.9</text:p>
          </table:table-cell>
          <table:table-cell table:style-name="ce40" office:value-type="float" office:value="54.843" calcext:value-type="float">
            <text:p>54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85.949" calcext:value-type="float">
            <text:p>1,685.9</text:p>
          </table:table-cell>
          <table:table-cell table:style-name="ce21" office:value-type="float" office:value="0.095" calcext:value-type="float">
            <text:p>0.1</text:p>
          </table:table-cell>
          <table:table-cell table:style-name="ce21" office:value-type="float" office:value="10.326" calcext:value-type="float">
            <text:p>10.3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0.248" calcext:value-type="float">
            <text:p>-0.2</text:p>
          </table:table-cell>
          <table:table-cell table:style-name="ce21" office:value-type="float" office:value="1675.966" calcext:value-type="float">
            <text:p>1,676.0</text:p>
          </table:table-cell>
          <table:table-cell table:style-name="ce21" office:value-type="float" office:value="0.49" calcext:value-type="float">
            <text:p>0.5</text:p>
          </table:table-cell>
          <table:table-cell table:style-name="ce39" office:value-type="float" office:value="-0.213" calcext:value-type="float">
            <text:p>-0.2</text:p>
          </table:table-cell>
          <table:table-cell table:style-name="ce47" office:value-type="float" office:value="1218.708" calcext:value-type="float">
            <text:p>1,218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18.708" calcext:value-type="float">
            <text:p>1,218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56.98" calcext:value-type="float">
            <text:p>457.0</text:p>
          </table:table-cell>
          <table:table-cell table:style-name="ce39" office:value-type="float" office:value="0.055" calcext:value-type="float">
            <text:p>0.1</text:p>
          </table:table-cell>
          <table:table-cell table:number-columns-repeated="2" table:style-name="ce39" office:value-type="float" office:value="456.926" calcext:value-type="float">
            <text:p>456.9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9167.723" calcext:value-type="float">
            <text:p>9,167.7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9167.723" calcext:value-type="float">
            <text:p>9,167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9167.723" calcext:value-type="float">
            <text:p>9,167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9167.723" calcext:value-type="float">
            <text:p>9,167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627.039" calcext:value-type="float">
            <text:p>627.0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627.039" calcext:value-type="float">
            <text:p>627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941.767" calcext:value-type="float">
            <text:p>941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941.767" calcext:value-type="float">
            <text:p>941.8</text:p>
          </table:table-cell>
          <table:table-cell table:style-name="ce39" office:value-type="float" office:value="314.728" calcext:value-type="float">
            <text:p>314.7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105.972" calcext:value-type="float">
            <text:p>106.0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05.972" calcext:value-type="float">
            <text:p>106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05.972" calcext:value-type="float">
            <text:p>106.0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05.972" calcext:value-type="float">
            <text:p>106.0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39.234" calcext:value-type="float">
            <text:p>139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39.234" calcext:value-type="float">
            <text:p>139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39.234" calcext:value-type="float">
            <text:p>139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39.234" calcext:value-type="float">
            <text:p>139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30.149" calcext:value-type="float">
            <text:p>830.1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5236.954" calcext:value-type="float">
            <text:p>25,237.0</text:p>
          </table:table-cell>
          <table:table-cell table:style-name="ce39" office:value-type="float" office:value="24406.805" calcext:value-type="float">
            <text:p>24,406.8</text:p>
          </table:table-cell>
          <table:table-cell table:style-name="ce39" office:value-type="float" office:value="1807.405" calcext:value-type="float">
            <text:p>1,807.4</text:p>
          </table:table-cell>
          <table:table-cell table:style-name="ce39" office:value-type="float" office:value="22599.4" calcext:value-type="float">
            <text:p>22,599.4</text:p>
          </table:table-cell>
          <table:table-cell table:style-name="ce39" office:value-type="float" office:value="13080.607" calcext:value-type="float">
            <text:p>13,080.6</text:p>
          </table:table-cell>
          <table:table-cell table:style-name="ce39" office:value-type="float" office:value="133.991" calcext:value-type="float">
            <text:p>134.0</text:p>
          </table:table-cell>
          <table:table-cell table:style-name="ce39" office:value-type="float" office:value="279.283" calcext:value-type="float">
            <text:p>279.3</text:p>
          </table:table-cell>
          <table:table-cell table:style-name="ce39" office:value-type="float" office:value="4582.648" calcext:value-type="float">
            <text:p>4,582.6</text:p>
          </table:table-cell>
          <table:table-cell table:style-name="ce39" office:value-type="float" office:value="4522.871" calcext:value-type="float">
            <text:p>4,522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2.118" calcext:value-type="float">
            <text:p>112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2.118" calcext:value-type="float">
            <text:p>112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2.118" calcext:value-type="float">
            <text:p>112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2.118" calcext:value-type="float">
            <text:p>112.1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364" calcext:value-type="float">
            <text:p>3.4</text:p>
          </table:table-cell>
          <table:table-cell table:style-name="ce39" office:value-type="float" office:value="108.754" calcext:value-type="float">
            <text:p>108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772.769" calcext:value-type="float">
            <text:p>1,772.8</text:p>
          </table:table-cell>
          <table:table-cell table:style-name="ce41" office:value-type="float" office:value="449.427" calcext:value-type="float">
            <text:p>449.4</text:p>
          </table:table-cell>
          <table:table-cell table:number-columns-repeated="2" table:style-name="ce41" office:value-type="float" office:value="1323.342" calcext:value-type="float">
            <text:p>1,323.3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5'.$A$1:.$Y$46" table:range-usable-as="print-range"/>
        </table:named-expressions>
      </table:table>
      <table:table table:name="106" table:style-name="ta13" table:print-ranges="'106'.A1:'106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6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7" calcext:value-type="float">
            <text:p>2017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4246.881" calcext:value-type="float">
            <text:p>44,246.9</text:p>
          </table:table-cell>
          <table:table-cell table:style-name="ce21" office:value-type="float" office:value="36.488" calcext:value-type="float">
            <text:p>36.5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150.995" calcext:value-type="float">
            <text:p>151.0</text:p>
          </table:table-cell>
          <table:table-cell table:style-name="ce21" office:value-type="float" office:value="44059.397" calcext:value-type="float">
            <text:p>44,059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-41.862" calcext:value-type="float">
            <text:p>-41.9</text:p>
          </table:table-cell>
          <table:table-cell table:style-name="ce47" office:value-type="float" office:value="44023.214" calcext:value-type="float">
            <text:p>44,023.2</text:p>
          </table:table-cell>
          <table:table-cell table:style-name="ce39" office:value-type="float" office:value="12181.335" calcext:value-type="float">
            <text:p>12,181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841.879" calcext:value-type="float">
            <text:p>31,841.9</text:p>
          </table:table-cell>
          <table:table-cell table:style-name="ce39" office:value-type="float" office:value="8227.362" calcext:value-type="float">
            <text:p>8,227.4</text:p>
          </table:table-cell>
          <table:table-cell table:style-name="ce39" office:value-type="float" office:value="8305.408" calcext:value-type="float">
            <text:p>8,305.4</text:p>
          </table:table-cell>
          <table:table-cell table:style-name="ce39" office:value-type="float" office:value="1264.608" calcext:value-type="float">
            <text:p>1,264.6</text:p>
          </table:table-cell>
          <table:table-cell table:number-columns-repeated="2" table:style-name="ce39" office:value-type="float" office:value="6698.135" calcext:value-type="float">
            <text:p>6,698.1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42.665" calcext:value-type="float">
            <text:p>342.7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139.977" calcext:value-type="float">
            <text:p>5,140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53.623" calcext:value-type="float">
            <text:p>-153.6</text:p>
          </table:table-cell>
          <table:table-cell table:style-name="ce22" office:value-type="float" office:value="5293.6" calcext:value-type="float">
            <text:p>5,293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37.744" calcext:value-type="float">
            <text:p>-37.7</text:p>
          </table:table-cell>
          <table:table-cell table:style-name="ce48" office:value-type="float" office:value="5331.344" calcext:value-type="float">
            <text:p>5,331.3</text:p>
          </table:table-cell>
          <table:table-cell table:style-name="ce40" office:value-type="float" office:value="5331.344" calcext:value-type="float">
            <text:p>5,331.3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985.841" calcext:value-type="float">
            <text:p>31,985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8.828" calcext:value-type="float">
            <text:p>28.8</text:p>
          </table:table-cell>
          <table:table-cell table:style-name="ce22" office:value-type="float" office:value="31957.013" calcext:value-type="float">
            <text:p>31,957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71.676" calcext:value-type="float">
            <text:p>-171.7</text:p>
          </table:table-cell>
          <table:table-cell table:style-name="ce48" office:value-type="float" office:value="27251.222" calcext:value-type="float">
            <text:p>27,251.2</text:p>
          </table:table-cell>
          <table:table-cell table:style-name="ce40" office:value-type="float" office:value="2804.923" calcext:value-type="float">
            <text:p>2,804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4446.299" calcext:value-type="float">
            <text:p>24,446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877.467" calcext:value-type="float">
            <text:p>4,877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877.467" calcext:value-type="float">
            <text:p>4,877.5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77.957" calcext:value-type="float">
            <text:p>178.0</text:p>
          </table:table-cell>
          <table:table-cell table:style-name="ce22" office:value-type="float" office:value="1.089" calcext:value-type="float">
            <text:p>1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5.671" calcext:value-type="float">
            <text:p>25.7</text:p>
          </table:table-cell>
          <table:table-cell table:style-name="ce22" office:value-type="float" office:value="151.197" calcext:value-type="float">
            <text:p>151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91.682" calcext:value-type="float">
            <text:p>-91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42.879" calcext:value-type="float">
            <text:p>242.9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226.417" calcext:value-type="float">
            <text:p>226.4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6.462" calcext:value-type="float">
            <text:p>16.5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730.357" calcext:value-type="float">
            <text:p>6,730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56.515" calcext:value-type="float">
            <text:p>256.5</text:p>
          </table:table-cell>
          <table:table-cell table:style-name="ce22" office:value-type="float" office:value="6473.842" calcext:value-type="float">
            <text:p>6,473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03.433" calcext:value-type="float">
            <text:p>203.4</text:p>
          </table:table-cell>
          <table:table-cell table:style-name="ce48" office:value-type="float" office:value="6270.409" calcext:value-type="float">
            <text:p>6,270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270.409" calcext:value-type="float">
            <text:p>6,270.4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2.75" calcext:value-type="float">
            <text:p>212.8</text:p>
          </table:table-cell>
          <table:table-cell table:style-name="ce22" office:value-type="float" office:value="35.4" calcext:value-type="float">
            <text:p>35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6.396" calcext:value-type="float">
            <text:p>-6.4</text:p>
          </table:table-cell>
          <table:table-cell table:style-name="ce22" office:value-type="float" office:value="183.746" calcext:value-type="float">
            <text:p>183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44.013" calcext:value-type="float">
            <text:p>44.0</text:p>
          </table:table-cell>
          <table:table-cell table:style-name="ce48" office:value-type="float" office:value="4045.068" calcext:value-type="float">
            <text:p>4,045.1</text:p>
          </table:table-cell>
          <table:table-cell table:style-name="ce40" office:value-type="float" office:value="4045.068" calcext:value-type="float">
            <text:p>4,045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710.033" calcext:value-type="float">
            <text:p>4,710.0</text:p>
          </table:table-cell>
          <table:table-cell table:style-name="ce40" office:value-type="float" office:value="804.698" calcext:value-type="float">
            <text:p>804.7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78.495" calcext:value-type="float">
            <text:p>478.5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26.203" calcext:value-type="float">
            <text:p>326.2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1" calcext:value-type="float">
            <text:p>0.1</text:p>
          </table:table-cell>
          <table:table-cell table:style-name="ce48" office:value-type="float" office:value="316.406" calcext:value-type="float">
            <text:p>316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16.406" calcext:value-type="float">
            <text:p>316.4</text:p>
          </table:table-cell>
          <table:table-cell table:style-name="ce40" office:value-type="float" office:value="1365.855" calcext:value-type="float">
            <text:p>1,365.9</text:p>
          </table:table-cell>
          <table:table-cell table:style-name="ce40" office:value-type="float" office:value="1049.349" calcext:value-type="float">
            <text:p>1,049.3</text:p>
          </table:table-cell>
          <table:table-cell table:style-name="ce40" office:value-type="float" office:value="249.345" calcext:value-type="float">
            <text:p>249.3</text:p>
          </table:table-cell>
          <table:table-cell table:number-columns-repeated="2" table:style-name="ce40" office:value-type="float" office:value="800.004" calcext:value-type="float">
            <text:p>800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9.952" calcext:value-type="float">
            <text:p>10.0</text:p>
          </table:table-cell>
          <table:table-cell table:style-name="ce48" office:value-type="float" office:value="657.6" calcext:value-type="float">
            <text:p>657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57.6" calcext:value-type="float">
            <text:p>657.6</text:p>
          </table:table-cell>
          <table:table-cell table:style-name="ce40" office:value-type="float" office:value="1861.761" calcext:value-type="float">
            <text:p>1,861.8</text:p>
          </table:table-cell>
          <table:table-cell table:style-name="ce40" office:value-type="float" office:value="1194.208" calcext:value-type="float">
            <text:p>1,194.2</text:p>
          </table:table-cell>
          <table:table-cell table:style-name="ce40" office:value-type="float" office:value="940.392" calcext:value-type="float">
            <text:p>940.4</text:p>
          </table:table-cell>
          <table:table-cell table:number-columns-repeated="2" table:style-name="ce40" office:value-type="float" office:value="253.817" calcext:value-type="float">
            <text:p>253.8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742" calcext:value-type="float">
            <text:p>1.7</text:p>
          </table:table-cell>
          <table:table-cell table:style-name="ce48" office:value-type="float" office:value="151.165" calcext:value-type="float">
            <text:p>151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1.165" calcext:value-type="float">
            <text:p>151.2</text:p>
          </table:table-cell>
          <table:table-cell table:style-name="ce40" office:value-type="float" office:value="289.713" calcext:value-type="float">
            <text:p>289.7</text:p>
          </table:table-cell>
          <table:table-cell table:style-name="ce40" office:value-type="float" office:value="136.806" calcext:value-type="float">
            <text:p>136.8</text:p>
          </table:table-cell>
          <table:table-cell table:style-name="ce40" office:value-type="float" office:value="74.871" calcext:value-type="float">
            <text:p>74.9</text:p>
          </table:table-cell>
          <table:table-cell table:number-columns-repeated="2" table:style-name="ce40" office:value-type="float" office:value="61.935" calcext:value-type="float">
            <text:p>61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88.912" calcext:value-type="float">
            <text:p>88.9</text:p>
          </table:table-cell>
          <table:table-cell table:style-name="ce21" office:value-type="float" office:value="70950.092" calcext:value-type="float">
            <text:p>70,950.1</text:p>
          </table:table-cell>
          <table:table-cell table:style-name="ce21" office:value-type="float" office:value="19196.423" calcext:value-type="float">
            <text:p>19,196.4</text:p>
          </table:table-cell>
          <table:table-cell table:style-name="ce21" office:value-type="float" office:value="1345.578" calcext:value-type="float">
            <text:p>1,345.6</text:p>
          </table:table-cell>
          <table:table-cell table:style-name="ce21" office:value-type="float" office:value="3164.635" calcext:value-type="float">
            <text:p>3,164.6</text:p>
          </table:table-cell>
          <table:table-cell table:style-name="ce21" office:value-type="float" office:value="-390.47" calcext:value-type="float">
            <text:p>-390.5</text:p>
          </table:table-cell>
          <table:table-cell table:style-name="ce21" office:value-type="float" office:value="47722.837" calcext:value-type="float">
            <text:p>47,722.8</text:p>
          </table:table-cell>
          <table:table-cell table:style-name="ce21" office:value-type="float" office:value="4219.174" calcext:value-type="float">
            <text:p>4,219.2</text:p>
          </table:table-cell>
          <table:table-cell table:style-name="ce39" office:value-type="float" office:value="-145.388" calcext:value-type="float">
            <text:p>-145.4</text:p>
          </table:table-cell>
          <table:table-cell table:style-name="ce47" office:value-type="float" office:value="52850.389" calcext:value-type="float">
            <text:p>52,850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9593.966" calcext:value-type="float">
            <text:p>49,594.0</text:p>
          </table:table-cell>
          <table:table-cell table:style-name="ce39" office:value-type="float" office:value="3256.423" calcext:value-type="float">
            <text:p>3,256.4</text:p>
          </table:table-cell>
          <table:table-cell table:style-name="ce39" office:value-type="float" office:value="55376.691" calcext:value-type="float">
            <text:p>55,376.7</text:p>
          </table:table-cell>
          <table:table-cell table:style-name="ce39" office:value-type="float" office:value="46175.354" calcext:value-type="float">
            <text:p>46,175.4</text:p>
          </table:table-cell>
          <table:table-cell table:style-name="ce39" office:value-type="float" office:value="3126.067" calcext:value-type="float">
            <text:p>3,126.1</text:p>
          </table:table-cell>
          <table:table-cell table:style-name="ce39" office:value-type="float" office:value="18147.044" calcext:value-type="float">
            <text:p>18,147.0</text:p>
          </table:table-cell>
          <table:table-cell table:style-name="ce39" office:value-type="float" office:value="1964.141" calcext:value-type="float">
            <text:p>1,964.1</text:p>
          </table:table-cell>
          <table:table-cell table:style-name="ce39" office:value-type="float" office:value="13548.35" calcext:value-type="float">
            <text:p>13,548.4</text:p>
          </table:table-cell>
          <table:table-cell table:style-name="ce39" office:value-type="float" office:value="427.384" calcext:value-type="float">
            <text:p>427.4</text:p>
          </table:table-cell>
          <table:table-cell table:style-name="ce39" office:value-type="float" office:value="995.363" calcext:value-type="float">
            <text:p>995.4</text:p>
          </table:table-cell>
          <table:table-cell table:style-name="ce39" office:value-type="float" office:value="1211.805" calcext:value-type="float">
            <text:p>1,211.8</text:p>
          </table:table-cell>
          <table:table-cell table:style-name="ce39" office:value-type="float" office:value="24902.244" calcext:value-type="float">
            <text:p>24,902.2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5.409" calcext:value-type="float">
            <text:p>5.4</text:p>
          </table:table-cell>
          <table:table-cell table:style-name="ce22" office:value-type="float" office:value="49472.375" calcext:value-type="float">
            <text:p>49,472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274.8" calcext:value-type="float">
            <text:p>274.8</text:p>
          </table:table-cell>
          <table:table-cell table:style-name="ce22" office:value-type="float" office:value="49202.984" calcext:value-type="float">
            <text:p>49,203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9.857" calcext:value-type="float">
            <text:p>-19.9</text:p>
          </table:table-cell>
          <table:table-cell table:style-name="ce48" office:value-type="float" office:value="49222.841" calcext:value-type="float">
            <text:p>49,222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9222.841" calcext:value-type="float">
            <text:p>49,222.8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83.503" calcext:value-type="float">
            <text:p>83.5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-0.114" calcext:value-type="float">
            <text:p>-0.1</text:p>
          </table:table-cell>
          <table:table-cell table:style-name="ce22" office:value-type="float" office:value="83.617" calcext:value-type="float">
            <text:p>83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002" calcext:value-type="float">
            <text:p>0.0</text:p>
          </table:table-cell>
          <table:table-cell table:style-name="ce48" office:value-type="float" office:value="83.615" calcext:value-type="float">
            <text:p>83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83.615" calcext:value-type="float">
            <text:p>83.6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98.396" calcext:value-type="float">
            <text:p>98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8.396" calcext:value-type="float">
            <text:p>98.4</text:p>
          </table:table-cell>
          <table:table-cell table:style-name="ce40" office:value-type="float" office:value="2408.978" calcext:value-type="float">
            <text:p>2,409.0</text:p>
          </table:table-cell>
          <table:table-cell table:style-name="ce40" office:value-type="float" office:value="2310.582" calcext:value-type="float">
            <text:p>2,310.6</text:p>
          </table:table-cell>
          <table:table-cell table:style-name="ce40" office:value-type="float" office:value="2310.562" calcext:value-type="float">
            <text:p>2,310.6</text:p>
          </table:table-cell>
          <table:table-cell table:number-columns-repeated="2" table:style-name="ce40" office:value-type="float" office:value="0.02" calcext:value-type="float">
            <text:p>0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687.198" calcext:value-type="float">
            <text:p>1,687.2</text:p>
          </table:table-cell>
          <table:table-cell table:style-name="ce22" office:value-type="float" office:value="35.033" calcext:value-type="float">
            <text:p>35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40.983" calcext:value-type="float">
            <text:p>-41.0</text:p>
          </table:table-cell>
          <table:table-cell table:style-name="ce22" office:value-type="float" office:value="1693.147" calcext:value-type="float">
            <text:p>1,693.1</text:p>
          </table:table-cell>
          <table:table-cell table:style-name="ce22" office:value-type="float" office:value="129.962" calcext:value-type="float">
            <text:p>130.0</text:p>
          </table:table-cell>
          <table:table-cell table:style-name="ce40" office:value-type="float" office:value="0.521" calcext:value-type="float">
            <text:p>0.5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436.493" calcext:value-type="float">
            <text:p>1,436.5</text:p>
          </table:table-cell>
          <table:table-cell table:style-name="ce40" office:value-type="float" office:value="2999.158" calcext:value-type="float">
            <text:p>2,999.2</text:p>
          </table:table-cell>
          <table:table-cell table:style-name="ce40" office:value-type="float" office:value="154.737" calcext:value-type="float">
            <text:p>154.7</text:p>
          </table:table-cell>
          <table:table-cell table:style-name="ce40" office:value-type="float" office:value="1663.132" calcext:value-type="float">
            <text:p>1,663.1</text:p>
          </table:table-cell>
          <table:table-cell table:style-name="ce40" office:value-type="float" office:value="312.382" calcext:value-type="float">
            <text:p>312.4</text:p>
          </table:table-cell>
          <table:table-cell table:style-name="ce40" office:value-type="float" office:value="39.683" calcext:value-type="float">
            <text:p>39.7</text:p>
          </table:table-cell>
          <table:table-cell table:style-name="ce40" office:value-type="float" office:value="0.42" calcext:value-type="float">
            <text:p>0.4</text:p>
          </table:table-cell>
          <table:table-cell table:style-name="ce40" office:value-type="float" office:value="98.843" calcext:value-type="float">
            <text:p>98.8</text:p>
          </table:table-cell>
          <table:table-cell table:style-name="ce40" office:value-type="float" office:value="1211.805" calcext:value-type="float">
            <text:p>1,211.8</text:p>
          </table:table-cell>
          <table:table-cell table:style-name="ce40" office:value-type="float" office:value="1181.289" calcext:value-type="float">
            <text:p>1,181.3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054.976" calcext:value-type="float">
            <text:p>14,055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49.695" calcext:value-type="float">
            <text:p>49.7</text:p>
          </table:table-cell>
          <table:table-cell table:style-name="ce22" office:value-type="float" office:value="14005.281" calcext:value-type="float">
            <text:p>14,005.3</text:p>
          </table:table-cell>
          <table:table-cell table:style-name="ce22" office:value-type="float" office:value="3271.86" calcext:value-type="float">
            <text:p>3,271.9</text:p>
          </table:table-cell>
          <table:table-cell table:style-name="ce40" office:value-type="float" office:value="46.374" calcext:value-type="float">
            <text:p>46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392.064" calcext:value-type="float">
            <text:p>9,392.1</text:p>
          </table:table-cell>
          <table:table-cell table:style-name="ce40" office:value-type="float" office:value="20079.112" calcext:value-type="float">
            <text:p>20,079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20079.112" calcext:value-type="float">
            <text:p>20,079.1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6.38" calcext:value-type="float">
            <text:p>146.4</text:p>
          </table:table-cell>
          <table:table-cell table:style-name="ce22" office:value-type="float" office:value="4879.817" calcext:value-type="float">
            <text:p>4,879.8</text:p>
          </table:table-cell>
          <table:table-cell table:style-name="ce22" office:value-type="float" office:value="0.173" calcext:value-type="float">
            <text:p>0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83.72" calcext:value-type="float">
            <text:p>-283.7</text:p>
          </table:table-cell>
          <table:table-cell table:style-name="ce22" office:value-type="float" office:value="-4449.89" calcext:value-type="float">
            <text:p>-4,449.9</text:p>
          </table:table-cell>
          <table:table-cell table:style-name="ce22" office:value-type="float" office:value="26.124" calcext:value-type="float">
            <text:p>26.1</text:p>
          </table:table-cell>
          <table:table-cell table:style-name="ce40" office:value-type="float" office:value="-100.825" calcext:value-type="float">
            <text:p>-100.8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3291.566" calcext:value-type="float">
            <text:p>13,291.6</text:p>
          </table:table-cell>
          <table:table-cell table:style-name="ce40" office:value-type="float" office:value="8916.377" calcext:value-type="float">
            <text:p>8,916.4</text:p>
          </table:table-cell>
          <table:table-cell table:style-name="ce40" office:value-type="float" office:value="3.521" calcext:value-type="float">
            <text:p>3.5</text:p>
          </table:table-cell>
          <table:table-cell table:style-name="ce40" office:value-type="float" office:value="8912.855" calcext:value-type="float">
            <text:p>8,912.9</text:p>
          </table:table-cell>
          <table:table-cell table:style-name="ce40" office:value-type="float" office:value="5.307" calcext:value-type="float">
            <text:p>5.3</text:p>
          </table:table-cell>
          <table:table-cell table:style-name="ce40" office:value-type="float" office:value="8864.487" calcext:value-type="float">
            <text:p>8,864.5</text:p>
          </table:table-cell>
          <table:table-cell table:style-name="ce40" office:value-type="float" office:value="9.137" calcext:value-type="float">
            <text:p>9.1</text:p>
          </table:table-cell>
          <table:table-cell table:style-name="ce40" office:value-type="float" office:value="33.925" calcext:value-type="float">
            <text:p>33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8.286" calcext:value-type="float">
            <text:p>118.3</text:p>
          </table:table-cell>
          <table:table-cell table:style-name="ce22" office:value-type="float" office:value="922.461" calcext:value-type="float">
            <text:p>922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64.635" calcext:value-type="float">
            <text:p>3,164.6</text:p>
          </table:table-cell>
          <table:table-cell table:style-name="ce22" office:value-type="float" office:value="-12.194" calcext:value-type="float">
            <text:p>-12.2</text:p>
          </table:table-cell>
          <table:table-cell table:style-name="ce22" office:value-type="float" office:value="-3956.616" calcext:value-type="float">
            <text:p>-3,956.6</text:p>
          </table:table-cell>
          <table:table-cell table:style-name="ce22" office:value-type="float" office:value="12.001" calcext:value-type="float">
            <text:p>12.0</text:p>
          </table:table-cell>
          <table:table-cell table:style-name="ce40" office:value-type="float" office:value="-53.443" calcext:value-type="float">
            <text:p>-53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204.55" calcext:value-type="float">
            <text:p>4,204.6</text:p>
          </table:table-cell>
          <table:table-cell table:style-name="ce40" office:value-type="float" office:value="289.376" calcext:value-type="float">
            <text:p>289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89.376" calcext:value-type="float">
            <text:p>289.4</text:p>
          </table:table-cell>
          <table:table-cell table:style-name="ce40" office:value-type="float" office:value="0.884" calcext:value-type="float">
            <text:p>0.9</text:p>
          </table:table-cell>
          <table:table-cell table:style-name="ce40" office:value-type="float" office:value="108.577" calcext:value-type="float">
            <text:p>108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79.916" calcext:value-type="float">
            <text:p>179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4.13" calcext:value-type="float">
            <text:p>-4.1</text:p>
          </table:table-cell>
          <table:table-cell table:style-name="ce22" office:value-type="float" office:value="4.13" calcext:value-type="float">
            <text:p>4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.392" calcext:value-type="float">
            <text:p>2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.168" calcext:value-type="float">
            <text:p>2.2</text:p>
          </table:table-cell>
          <table:table-cell table:style-name="ce40" office:value-type="float" office:value="3.906" calcext:value-type="float">
            <text:p>3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.906" calcext:value-type="float">
            <text:p>3.9</text:p>
          </table:table-cell>
          <table:table-cell table:style-name="ce40" office:value-type="float" office:value="0.001" calcext:value-type="float">
            <text:p>0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.905" calcext:value-type="float">
            <text:p>3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3.103" calcext:value-type="float">
            <text:p>43.1</text:p>
          </table:table-cell>
          <table:table-cell table:style-name="ce22" office:value-type="float" office:value="9212.661" calcext:value-type="float">
            <text:p>9,212.7</text:p>
          </table:table-cell>
          <table:table-cell table:style-name="ce22" office:value-type="float" office:value="109.235" calcext:value-type="float">
            <text:p>109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7.749" calcext:value-type="float">
            <text:p>157.7</text:p>
          </table:table-cell>
          <table:table-cell table:style-name="ce22" office:value-type="float" office:value="-9436.543" calcext:value-type="float">
            <text:p>-9,436.5</text:p>
          </table:table-cell>
          <table:table-cell table:style-name="ce22" office:value-type="float" office:value="28.988" calcext:value-type="float">
            <text:p>29.0</text:p>
          </table:table-cell>
          <table:table-cell table:style-name="ce40" office:value-type="float" office:value="33.203" calcext:value-type="float">
            <text:p>33.2</text:p>
          </table:table-cell>
          <table:table-cell table:style-name="ce48" office:value-type="float" office:value="134.152" calcext:value-type="float">
            <text:p>134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34.152" calcext:value-type="float">
            <text:p>134.2</text:p>
          </table:table-cell>
          <table:table-cell table:style-name="ce40" office:value-type="float" office:value="14935.291" calcext:value-type="float">
            <text:p>14,935.3</text:p>
          </table:table-cell>
          <table:table-cell table:style-name="ce40" office:value-type="float" office:value="5302.405" calcext:value-type="float">
            <text:p>5,302.4</text:p>
          </table:table-cell>
          <table:table-cell table:style-name="ce40" office:value-type="float" office:value="30.773" calcext:value-type="float">
            <text:p>30.8</text:p>
          </table:table-cell>
          <table:table-cell table:style-name="ce40" office:value-type="float" office:value="5271.632" calcext:value-type="float">
            <text:p>5,271.6</text:p>
          </table:table-cell>
          <table:table-cell table:style-name="ce40" office:value-type="float" office:value="103.033" calcext:value-type="float">
            <text:p>103.0</text:p>
          </table:table-cell>
          <table:table-cell table:style-name="ce40" office:value-type="float" office:value="4436.306" calcext:value-type="float">
            <text:p>4,436.3</text:p>
          </table:table-cell>
          <table:table-cell table:style-name="ce40" office:value-type="float" office:value="381.482" calcext:value-type="float">
            <text:p>381.5</text:p>
          </table:table-cell>
          <table:table-cell table:style-name="ce40" office:value-type="float" office:value="350.812" calcext:value-type="float">
            <text:p>350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762.235" calcext:value-type="float">
            <text:p>2,762.2</text:p>
          </table:table-cell>
          <table:table-cell table:style-name="ce22" office:value-type="float" office:value="1729.82" calcext:value-type="float">
            <text:p>1,729.8</text:p>
          </table:table-cell>
          <table:table-cell table:style-name="ce22" office:value-type="float" office:value="1236.106" calcext:value-type="float">
            <text:p>1,236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30.458" calcext:value-type="float">
            <text:p>-30.5</text:p>
          </table:table-cell>
          <table:table-cell table:style-name="ce22" office:value-type="float" office:value="-173.233" calcext:value-type="float">
            <text:p>-173.2</text:p>
          </table:table-cell>
          <table:table-cell table:style-name="ce22" office:value-type="float" office:value="438.359" calcext:value-type="float">
            <text:p>438.4</text:p>
          </table:table-cell>
          <table:table-cell table:style-name="ce40" office:value-type="float" office:value="-53.756" calcext:value-type="float">
            <text:p>-53.8</text:p>
          </table:table-cell>
          <table:table-cell table:style-name="ce48" office:value-type="float" office:value="2919.001" calcext:value-type="float">
            <text:p>2,919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919.001" calcext:value-type="float">
            <text:p>2,919.0</text:p>
          </table:table-cell>
          <table:table-cell table:style-name="ce40" office:value-type="float" office:value="5552.043" calcext:value-type="float">
            <text:p>5,552.0</text:p>
          </table:table-cell>
          <table:table-cell table:style-name="ce40" office:value-type="float" office:value="2075.204" calcext:value-type="float">
            <text:p>2,075.2</text:p>
          </table:table-cell>
          <table:table-cell table:style-name="ce40" office:value-type="float" office:value="82.423" calcext:value-type="float">
            <text:p>82.4</text:p>
          </table:table-cell>
          <table:table-cell table:style-name="ce40" office:value-type="float" office:value="1992.782" calcext:value-type="float">
            <text:p>1,992.8</text:p>
          </table:table-cell>
          <table:table-cell table:style-name="ce40" office:value-type="float" office:value="1529.175" calcext:value-type="float">
            <text:p>1,529.2</text:p>
          </table:table-cell>
          <table:table-cell table:style-name="ce40" office:value-type="float" office:value="99.297" calcext:value-type="float">
            <text:p>99.3</text:p>
          </table:table-cell>
          <table:table-cell table:style-name="ce40" office:value-type="float" office:value="36.347" calcext:value-type="float">
            <text:p>36.3</text:p>
          </table:table-cell>
          <table:table-cell table:style-name="ce40" office:value-type="float" office:value="327.963" calcext:value-type="float">
            <text:p>328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53.364" calcext:value-type="float">
            <text:p>353.4</text:p>
          </table:table-cell>
          <table:table-cell table:style-name="ce22" office:value-type="float" office:value="760.048" calcext:value-type="float">
            <text:p>760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9.708" calcext:value-type="float">
            <text:p>29.7</text:p>
          </table:table-cell>
          <table:table-cell table:style-name="ce22" office:value-type="float" office:value="-436.391" calcext:value-type="float">
            <text:p>-436.4</text:p>
          </table:table-cell>
          <table:table-cell table:style-name="ce22" office:value-type="float" office:value="0.718" calcext:value-type="float">
            <text:p>0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99.004" calcext:value-type="float">
            <text:p>999.0</text:p>
          </table:table-cell>
          <table:table-cell table:style-name="ce40" office:value-type="float" office:value="561.894" calcext:value-type="float">
            <text:p>561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61.894" calcext:value-type="float">
            <text:p>561.9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1.467" calcext:value-type="float">
            <text:p>191.5</text:p>
          </table:table-cell>
          <table:table-cell table:style-name="ce22" office:value-type="float" office:value="278.053" calcext:value-type="float">
            <text:p>278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51.18" calcext:value-type="float">
            <text:p>-51.2</text:p>
          </table:table-cell>
          <table:table-cell table:style-name="ce22" office:value-type="float" office:value="-35.407" calcext:value-type="float">
            <text:p>-35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566.471" calcext:value-type="float">
            <text:p>566.5</text:p>
          </table:table-cell>
          <table:table-cell table:style-name="ce40" office:value-type="float" office:value="531.064" calcext:value-type="float">
            <text:p>531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31.064" calcext:value-type="float">
            <text:p>531.1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75.442" calcext:value-type="float">
            <text:p>1,375.4</text:p>
          </table:table-cell>
          <table:table-cell table:style-name="ce22" office:value-type="float" office:value="298.093" calcext:value-type="float">
            <text:p>298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.245" calcext:value-type="float">
            <text:p>2.2</text:p>
          </table:table-cell>
          <table:table-cell table:style-name="ce22" office:value-type="float" office:value="1075.104" calcext:value-type="float">
            <text:p>1,075.1</text:p>
          </table:table-cell>
          <table:table-cell table:style-name="ce22" office:value-type="float" office:value="2.749" calcext:value-type="float">
            <text:p>2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0.574" calcext:value-type="float">
            <text:p>80.6</text:p>
          </table:table-cell>
          <table:table-cell table:style-name="ce40" office:value-type="float" office:value="1152.928" calcext:value-type="float">
            <text:p>1,152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152.928" calcext:value-type="float">
            <text:p>1,152.9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0.439" calcext:value-type="float">
            <text:p>50.4</text:p>
          </table:table-cell>
          <table:table-cell table:style-name="ce22" office:value-type="float" office:value="493.916" calcext:value-type="float">
            <text:p>493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7.285" calcext:value-type="float">
            <text:p>-7.3</text:p>
          </table:table-cell>
          <table:table-cell table:style-name="ce22" office:value-type="float" office:value="-436.192" calcext:value-type="float">
            <text:p>-436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88.155" calcext:value-type="float">
            <text:p>88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88.155" calcext:value-type="float">
            <text:p>88.2</text:p>
          </table:table-cell>
          <table:table-cell table:style-name="ce40" office:value-type="float" office:value="1070.506" calcext:value-type="float">
            <text:p>1,070.5</text:p>
          </table:table-cell>
          <table:table-cell table:style-name="ce40" office:value-type="float" office:value="546.16" calcext:value-type="float">
            <text:p>546.2</text:p>
          </table:table-cell>
          <table:table-cell table:style-name="ce40" office:value-type="float" office:value="498.087" calcext:value-type="float">
            <text:p>498.1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48.073" calcext:value-type="float">
            <text:p>48.1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94.828" calcext:value-type="float">
            <text:p>694.8</text:p>
          </table:table-cell>
          <table:table-cell table:style-name="ce22" office:value-type="float" office:value="586.52" calcext:value-type="float">
            <text:p>586.5</text:p>
          </table:table-cell>
          <table:table-cell table:style-name="ce22" office:value-type="float" office:value="0.064" calcext:value-type="float">
            <text:p>0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474.603" calcext:value-type="float">
            <text:p>-474.6</text:p>
          </table:table-cell>
          <table:table-cell table:style-name="ce22" office:value-type="float" office:value="582.847" calcext:value-type="float">
            <text:p>582.8</text:p>
          </table:table-cell>
          <table:table-cell table:style-name="ce22" office:value-type="float" office:value="308.412" calcext:value-type="float">
            <text:p>308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04.229" calcext:value-type="float">
            <text:p>304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87.51" calcext:value-type="float">
            <text:p>287.5</text:p>
          </table:table-cell>
          <table:table-cell table:style-name="ce40" office:value-type="float" office:value="16.72" calcext:value-type="float">
            <text:p>16.7</text:p>
          </table:table-cell>
          <table:table-cell table:style-name="ce40" office:value-type="float" office:value="1436.982" calcext:value-type="float">
            <text:p>1,437.0</text:p>
          </table:table-cell>
          <table:table-cell table:style-name="ce40" office:value-type="float" office:value="1407.187" calcext:value-type="float">
            <text:p>1,407.2</text:p>
          </table:table-cell>
          <table:table-cell table:style-name="ce40" office:value-type="float" office:value="45.964" calcext:value-type="float">
            <text:p>46.0</text:p>
          </table:table-cell>
          <table:table-cell table:number-columns-repeated="2" table:style-name="ce40" office:value-type="float" office:value="13.34" calcext:value-type="float">
            <text:p>13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347.883" calcext:value-type="float">
            <text:p>1,347.9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236.179" calcext:value-type="float">
            <text:p>236.2</text:p>
          </table:table-cell>
          <table:table-cell table:style-name="ce21" office:value-type="float" office:value="21971.771" calcext:value-type="float">
            <text:p>21,971.8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118.374" calcext:value-type="float">
            <text:p>118.4</text:p>
          </table:table-cell>
          <table:table-cell table:style-name="ce21" office:value-type="float" office:value="22089.576" calcext:value-type="float">
            <text:p>22,089.6</text:p>
          </table:table-cell>
          <table:table-cell table:style-name="ce21" office:value-type="float" office:value="23361.542" calcext:value-type="float">
            <text:p>23,361.5</text:p>
          </table:table-cell>
          <table:table-cell table:style-name="ce39" office:value-type="float" office:value="254.038" calcext:value-type="float">
            <text:p>254.0</text:p>
          </table:table-cell>
          <table:table-cell table:style-name="ce47" office:value-type="float" office:value="17853.023" calcext:value-type="float">
            <text:p>17,853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0.727" calcext:value-type="float">
            <text:p>40.7</text:p>
          </table:table-cell>
          <table:table-cell table:style-name="ce39" office:value-type="float" office:value="17812.296" calcext:value-type="float">
            <text:p>17,812.3</text:p>
          </table:table-cell>
          <table:table-cell table:style-name="ce39" office:value-type="float" office:value="23711.559" calcext:value-type="float">
            <text:p>23,711.6</text:p>
          </table:table-cell>
          <table:table-cell table:style-name="ce39" office:value-type="float" office:value="4332.532" calcext:value-type="float">
            <text:p>4,332.5</text:p>
          </table:table-cell>
          <table:table-cell table:style-name="ce39" office:value-type="float" office:value="344.598" calcext:value-type="float">
            <text:p>344.6</text:p>
          </table:table-cell>
          <table:table-cell table:style-name="ce39" office:value-type="float" office:value="3987.934" calcext:value-type="float">
            <text:p>3,987.9</text:p>
          </table:table-cell>
          <table:table-cell table:style-name="ce39" office:value-type="float" office:value="2779.987" calcext:value-type="float">
            <text:p>2,780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.684" calcext:value-type="float">
            <text:p>3.7</text:p>
          </table:table-cell>
          <table:table-cell table:style-name="ce39" office:value-type="float" office:value="484.789" calcext:value-type="float">
            <text:p>484.8</text:p>
          </table:table-cell>
          <table:table-cell table:style-name="ce39" office:value-type="float" office:value="719.474" calcext:value-type="float">
            <text:p>719.5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236.179" calcext:value-type="float">
            <text:p>236.2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115.231" calcext:value-type="float">
            <text:p>115.2</text:p>
          </table:table-cell>
          <table:table-cell table:style-name="ce22" office:value-type="float" office:value="120.948" calcext:value-type="float">
            <text:p>120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657" calcext:value-type="float">
            <text:p>0.7</text:p>
          </table:table-cell>
          <table:table-cell table:style-name="ce48" office:value-type="float" office:value="1.924" calcext:value-type="float">
            <text:p>1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924" calcext:value-type="float">
            <text:p>1.9</text:p>
          </table:table-cell>
          <table:table-cell table:style-name="ce40" office:value-type="float" office:value="1392.914" calcext:value-type="float">
            <text:p>1,392.9</text:p>
          </table:table-cell>
          <table:table-cell table:style-name="ce40" office:value-type="float" office:value="1511.28" calcext:value-type="float">
            <text:p>1,511.3</text:p>
          </table:table-cell>
          <table:table-cell table:style-name="ce40" office:value-type="float" office:value="1.135" calcext:value-type="float">
            <text:p>1.1</text:p>
          </table:table-cell>
          <table:table-cell table:style-name="ce40" office:value-type="float" office:value="1510.146" calcext:value-type="float">
            <text:p>1,510.1</text:p>
          </table:table-cell>
          <table:table-cell table:style-name="ce40" office:value-type="float" office:value="493.859" calcext:value-type="float">
            <text:p>493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51.487" calcext:value-type="float">
            <text:p>351.5</text:p>
          </table:table-cell>
          <table:table-cell table:style-name="ce40" office:value-type="float" office:value="664.799" calcext:value-type="float">
            <text:p>664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971.771" calcext:value-type="float">
            <text:p>21,971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3.143" calcext:value-type="float">
            <text:p>3.1</text:p>
          </table:table-cell>
          <table:table-cell table:style-name="ce22" office:value-type="float" office:value="21968.628" calcext:value-type="float">
            <text:p>21,968.6</text:p>
          </table:table-cell>
          <table:table-cell table:style-name="ce22" office:value-type="float" office:value="23361.542" calcext:value-type="float">
            <text:p>23,361.5</text:p>
          </table:table-cell>
          <table:table-cell table:style-name="ce40" office:value-type="float" office:value="253.381" calcext:value-type="float">
            <text:p>253.4</text:p>
          </table:table-cell>
          <table:table-cell table:style-name="ce48" office:value-type="float" office:value="17851.098" calcext:value-type="float">
            <text:p>17,851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0.727" calcext:value-type="float">
            <text:p>40.7</text:p>
          </table:table-cell>
          <table:table-cell table:style-name="ce40" office:value-type="float" office:value="17810.371" calcext:value-type="float">
            <text:p>17,810.4</text:p>
          </table:table-cell>
          <table:table-cell table:style-name="ce40" office:value-type="float" office:value="22318.645" calcext:value-type="float">
            <text:p>22,318.6</text:p>
          </table:table-cell>
          <table:table-cell table:style-name="ce40" office:value-type="float" office:value="2821.252" calcext:value-type="float">
            <text:p>2,821.3</text:p>
          </table:table-cell>
          <table:table-cell table:style-name="ce40" office:value-type="float" office:value="343.464" calcext:value-type="float">
            <text:p>343.5</text:p>
          </table:table-cell>
          <table:table-cell table:style-name="ce40" office:value-type="float" office:value="2477.788" calcext:value-type="float">
            <text:p>2,477.8</text:p>
          </table:table-cell>
          <table:table-cell table:style-name="ce40" office:value-type="float" office:value="2286.128" calcext:value-type="float">
            <text:p>2,286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.684" calcext:value-type="float">
            <text:p>3.7</text:p>
          </table:table-cell>
          <table:table-cell table:style-name="ce40" office:value-type="float" office:value="133.301" calcext:value-type="float">
            <text:p>133.3</text:p>
          </table:table-cell>
          <table:table-cell table:style-name="ce40" office:value-type="float" office:value="54.675" calcext:value-type="float">
            <text:p>54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21.789" calcext:value-type="float">
            <text:p>1,621.8</text:p>
          </table:table-cell>
          <table:table-cell table:style-name="ce21" office:value-type="float" office:value="0.083" calcext:value-type="float">
            <text:p>0.1</text:p>
          </table:table-cell>
          <table:table-cell table:style-name="ce21" office:value-type="float" office:value="5.141" calcext:value-type="float">
            <text:p>5.1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0.59" calcext:value-type="float">
            <text:p>-0.6</text:p>
          </table:table-cell>
          <table:table-cell table:style-name="ce21" office:value-type="float" office:value="1617.321" calcext:value-type="float">
            <text:p>1,617.3</text:p>
          </table:table-cell>
          <table:table-cell table:style-name="ce21" office:value-type="float" office:value="0.146" calcext:value-type="float">
            <text:p>0.1</text:p>
          </table:table-cell>
          <table:table-cell table:style-name="ce39" office:value-type="float" office:value="0.008" calcext:value-type="float">
            <text:p>0.0</text:p>
          </table:table-cell>
          <table:table-cell table:style-name="ce47" office:value-type="float" office:value="1184.802" calcext:value-type="float">
            <text:p>1,184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184.802" calcext:value-type="float">
            <text:p>1,184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32.364" calcext:value-type="float">
            <text:p>432.4</text:p>
          </table:table-cell>
          <table:table-cell table:style-name="ce39" office:value-type="float" office:value="0.08" calcext:value-type="float">
            <text:p>0.1</text:p>
          </table:table-cell>
          <table:table-cell table:number-columns-repeated="2" table:style-name="ce39" office:value-type="float" office:value="432.285" calcext:value-type="float">
            <text:p>432.3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6499.228" calcext:value-type="float">
            <text:p>6,499.2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6499.228" calcext:value-type="float">
            <text:p>6,499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6499.228" calcext:value-type="float">
            <text:p>6,499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6499.228" calcext:value-type="float">
            <text:p>6,499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520.473" calcext:value-type="float">
            <text:p>520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20.473" calcext:value-type="float">
            <text:p>520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839.025" calcext:value-type="float">
            <text:p>839.0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839.025" calcext:value-type="float">
            <text:p>839.0</text:p>
          </table:table-cell>
          <table:table-cell table:style-name="ce39" office:value-type="float" office:value="318.551" calcext:value-type="float">
            <text:p>318.6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13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159.334" calcext:value-type="float">
            <text:p>159.3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59.334" calcext:value-type="float">
            <text:p>159.3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59.334" calcext:value-type="float">
            <text:p>159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59.334" calcext:value-type="float">
            <text:p>159.3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64.59" calcext:value-type="float">
            <text:p>164.6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64.59" calcext:value-type="float">
            <text:p>164.6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64.59" calcext:value-type="float">
            <text:p>164.6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64.59" calcext:value-type="float">
            <text:p>164.6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46.79" calcext:value-type="float">
            <text:p>846.8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5824.501" calcext:value-type="float">
            <text:p>25,824.5</text:p>
          </table:table-cell>
          <table:table-cell table:style-name="ce39" office:value-type="float" office:value="24977.711" calcext:value-type="float">
            <text:p>24,977.7</text:p>
          </table:table-cell>
          <table:table-cell table:style-name="ce39" office:value-type="float" office:value="1897.027" calcext:value-type="float">
            <text:p>1,897.0</text:p>
          </table:table-cell>
          <table:table-cell table:style-name="ce39" office:value-type="float" office:value="23080.684" calcext:value-type="float">
            <text:p>23,080.7</text:p>
          </table:table-cell>
          <table:table-cell table:style-name="ce39" office:value-type="float" office:value="13483.996" calcext:value-type="float">
            <text:p>13,484.0</text:p>
          </table:table-cell>
          <table:table-cell table:style-name="ce39" office:value-type="float" office:value="139.87" calcext:value-type="float">
            <text:p>139.9</text:p>
          </table:table-cell>
          <table:table-cell table:style-name="ce39" office:value-type="float" office:value="290.201" calcext:value-type="float">
            <text:p>290.2</text:p>
          </table:table-cell>
          <table:table-cell table:style-name="ce39" office:value-type="float" office:value="4617" calcext:value-type="float">
            <text:p>4,617.0</text:p>
          </table:table-cell>
          <table:table-cell table:style-name="ce39" office:value-type="float" office:value="4549.617" calcext:value-type="float">
            <text:p>4,549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13.116" calcext:value-type="float">
            <text:p>113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13.116" calcext:value-type="float">
            <text:p>113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13.116" calcext:value-type="float">
            <text:p>113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13.116" calcext:value-type="float">
            <text:p>113.1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393" calcext:value-type="float">
            <text:p>3.4</text:p>
          </table:table-cell>
          <table:table-cell table:style-name="ce39" office:value-type="float" office:value="109.723" calcext:value-type="float">
            <text:p>109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1701.906" calcext:value-type="float">
            <text:p>1,701.9</text:p>
          </table:table-cell>
          <table:table-cell table:style-name="ce41" office:value-type="float" office:value="426.538" calcext:value-type="float">
            <text:p>426.5</text:p>
          </table:table-cell>
          <table:table-cell table:number-columns-repeated="2" table:style-name="ce41" office:value-type="float" office:value="1275.368" calcext:value-type="float">
            <text:p>1,275.4</text:p>
          </table:table-cell>
          <table:table-cell table:number-columns-repeated="5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6'.$A$1:.$Y$46" table:range-usable-as="print-range"/>
        </table:named-expressions>
      </table:table>
      <table:table table:name="107" table:style-name="ta14" table:print-ranges="'107'.A1:'107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7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8" calcext:value-type="float">
            <text:p>2018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3755.212" calcext:value-type="float">
            <text:p>43,755.2</text:p>
          </table:table-cell>
          <table:table-cell table:style-name="ce21" office:value-type="float" office:value="19.741" calcext:value-type="float">
            <text:p>19.7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-557.993" calcext:value-type="float">
            <text:p>-558.0</text:p>
          </table:table-cell>
          <table:table-cell table:style-name="ce21" office:value-type="float" office:value="44293.463" calcext:value-type="float">
            <text:p>44,293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297.45" calcext:value-type="float">
            <text:p>297.5</text:p>
          </table:table-cell>
          <table:table-cell table:style-name="ce47" office:value-type="float" office:value="45357.474" calcext:value-type="float">
            <text:p>45,357.5</text:p>
          </table:table-cell>
          <table:table-cell table:style-name="ce39" office:value-type="float" office:value="12462.766" calcext:value-type="float">
            <text:p>12,462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2894.708" calcext:value-type="float">
            <text:p>32,894.7</text:p>
          </table:table-cell>
          <table:table-cell table:style-name="ce39" office:value-type="float" office:value="8602.102" calcext:value-type="float">
            <text:p>8,602.1</text:p>
          </table:table-cell>
          <table:table-cell table:style-name="ce39" office:value-type="float" office:value="7240.64" calcext:value-type="float">
            <text:p>7,240.6</text:p>
          </table:table-cell>
          <table:table-cell table:style-name="ce39" office:value-type="float" office:value="1276.702" calcext:value-type="float">
            <text:p>1,276.7</text:p>
          </table:table-cell>
          <table:table-cell table:number-columns-repeated="2" table:style-name="ce39" office:value-type="float" office:value="5544.308" calcext:value-type="float">
            <text:p>5,544.3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419.63" calcext:value-type="float">
            <text:p>419.6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506.336" calcext:value-type="float">
            <text:p>5,506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.848" calcext:value-type="float">
            <text:p>1.8</text:p>
          </table:table-cell>
          <table:table-cell table:style-name="ce22" office:value-type="float" office:value="5504.488" calcext:value-type="float">
            <text:p>5,504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19.905" calcext:value-type="float">
            <text:p>219.9</text:p>
          </table:table-cell>
          <table:table-cell table:style-name="ce48" office:value-type="float" office:value="5284.583" calcext:value-type="float">
            <text:p>5,284.6</text:p>
          </table:table-cell>
          <table:table-cell table:style-name="ce40" office:value-type="float" office:value="5284.583" calcext:value-type="float">
            <text:p>5,284.6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490.297" calcext:value-type="float">
            <text:p>31,490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385.356" calcext:value-type="float">
            <text:p>-385.4</text:p>
          </table:table-cell>
          <table:table-cell table:style-name="ce22" office:value-type="float" office:value="31875.654" calcext:value-type="float">
            <text:p>31,875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465.05" calcext:value-type="float">
            <text:p>-465.1</text:p>
          </table:table-cell>
          <table:table-cell table:style-name="ce48" office:value-type="float" office:value="28666.097" calcext:value-type="float">
            <text:p>28,666.1</text:p>
          </table:table-cell>
          <table:table-cell table:style-name="ce40" office:value-type="float" office:value="2923.324" calcext:value-type="float">
            <text:p>2,923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5742.774" calcext:value-type="float">
            <text:p>25,742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674.607" calcext:value-type="float">
            <text:p>3,674.6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3674.607" calcext:value-type="float">
            <text:p>3,674.6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05.977" calcext:value-type="float">
            <text:p>206.0</text:p>
          </table:table-cell>
          <table:table-cell table:style-name="ce22" office:value-type="float" office:value="1.093" calcext:value-type="float">
            <text:p>1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4.413" calcext:value-type="float">
            <text:p>-4.4</text:p>
          </table:table-cell>
          <table:table-cell table:style-name="ce22" office:value-type="float" office:value="209.297" calcext:value-type="float">
            <text:p>209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6.713" calcext:value-type="float">
            <text:p>-16.7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26.01" calcext:value-type="float">
            <text:p>226.0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174.315" calcext:value-type="float">
            <text:p>174.3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51.694" calcext:value-type="float">
            <text:p>51.7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318.898" calcext:value-type="float">
            <text:p>6,318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70.617" calcext:value-type="float">
            <text:p>-170.6</text:p>
          </table:table-cell>
          <table:table-cell table:style-name="ce22" office:value-type="float" office:value="6489.515" calcext:value-type="float">
            <text:p>6,489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524.088" calcext:value-type="float">
            <text:p>524.1</text:p>
          </table:table-cell>
          <table:table-cell table:style-name="ce48" office:value-type="float" office:value="5965.426" calcext:value-type="float">
            <text:p>5,965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965.426" calcext:value-type="float">
            <text:p>5,965.4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3.704" calcext:value-type="float">
            <text:p>233.7</text:p>
          </table:table-cell>
          <table:table-cell table:style-name="ce22" office:value-type="float" office:value="18.648" calcext:value-type="float">
            <text:p>18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0.546" calcext:value-type="float">
            <text:p>0.5</text:p>
          </table:table-cell>
          <table:table-cell table:style-name="ce22" office:value-type="float" office:value="214.51" calcext:value-type="float">
            <text:p>214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9.882" calcext:value-type="float">
            <text:p>19.9</text:p>
          </table:table-cell>
          <table:table-cell table:style-name="ce48" office:value-type="float" office:value="4254.86" calcext:value-type="float">
            <text:p>4,254.9</text:p>
          </table:table-cell>
          <table:table-cell table:style-name="ce40" office:value-type="float" office:value="4254.86" calcext:value-type="float">
            <text:p>4,254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934.695" calcext:value-type="float">
            <text:p>4,934.7</text:p>
          </table:table-cell>
          <table:table-cell table:style-name="ce40" office:value-type="float" office:value="874.463" calcext:value-type="float">
            <text:p>874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506.527" calcext:value-type="float">
            <text:p>506.5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67.936" calcext:value-type="float">
            <text:p>367.9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007" calcext:value-type="float">
            <text:p>0.0</text:p>
          </table:table-cell>
          <table:table-cell table:style-name="ce48" office:value-type="float" office:value="335.725" calcext:value-type="float">
            <text:p>335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35.725" calcext:value-type="float">
            <text:p>335.7</text:p>
          </table:table-cell>
          <table:table-cell table:style-name="ce40" office:value-type="float" office:value="1444.296" calcext:value-type="float">
            <text:p>1,444.3</text:p>
          </table:table-cell>
          <table:table-cell table:style-name="ce40" office:value-type="float" office:value="1108.565" calcext:value-type="float">
            <text:p>1,108.6</text:p>
          </table:table-cell>
          <table:table-cell table:style-name="ce40" office:value-type="float" office:value="254.62" calcext:value-type="float">
            <text:p>254.6</text:p>
          </table:table-cell>
          <table:table-cell table:number-columns-repeated="2" table:style-name="ce40" office:value-type="float" office:value="853.945" calcext:value-type="float">
            <text:p>853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2.479" calcext:value-type="float">
            <text:p>12.5</text:p>
          </table:table-cell>
          <table:table-cell table:style-name="ce48" office:value-type="float" office:value="697.046" calcext:value-type="float">
            <text:p>697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97.046" calcext:value-type="float">
            <text:p>697.0</text:p>
          </table:table-cell>
          <table:table-cell table:style-name="ce40" office:value-type="float" office:value="1932.059" calcext:value-type="float">
            <text:p>1,932.1</text:p>
          </table:table-cell>
          <table:table-cell table:style-name="ce40" office:value-type="float" office:value="1222.534" calcext:value-type="float">
            <text:p>1,222.5</text:p>
          </table:table-cell>
          <table:table-cell table:style-name="ce40" office:value-type="float" office:value="950.423" calcext:value-type="float">
            <text:p>950.4</text:p>
          </table:table-cell>
          <table:table-cell table:number-columns-repeated="2" table:style-name="ce40" office:value-type="float" office:value="272.111" calcext:value-type="float">
            <text:p>272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2.852" calcext:value-type="float">
            <text:p>2.9</text:p>
          </table:table-cell>
          <table:table-cell table:style-name="ce48" office:value-type="float" office:value="153.737" calcext:value-type="float">
            <text:p>153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53.737" calcext:value-type="float">
            <text:p>153.7</text:p>
          </table:table-cell>
          <table:table-cell table:style-name="ce40" office:value-type="float" office:value="291.052" calcext:value-type="float">
            <text:p>291.1</text:p>
          </table:table-cell>
          <table:table-cell table:style-name="ce40" office:value-type="float" office:value="134.462" calcext:value-type="float">
            <text:p>134.5</text:p>
          </table:table-cell>
          <table:table-cell table:style-name="ce40" office:value-type="float" office:value="71.66" calcext:value-type="float">
            <text:p>71.7</text:p>
          </table:table-cell>
          <table:table-cell table:number-columns-repeated="2" table:style-name="ce40" office:value-type="float" office:value="62.803" calcext:value-type="float">
            <text:p>62.8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78.96" calcext:value-type="float">
            <text:p>79.0</text:p>
          </table:table-cell>
          <table:table-cell table:style-name="ce21" office:value-type="float" office:value="71526.078" calcext:value-type="float">
            <text:p>71,526.1</text:p>
          </table:table-cell>
          <table:table-cell table:style-name="ce21" office:value-type="float" office:value="20503.844" calcext:value-type="float">
            <text:p>20,503.8</text:p>
          </table:table-cell>
          <table:table-cell table:style-name="ce21" office:value-type="float" office:value="1306.871" calcext:value-type="float">
            <text:p>1,306.9</text:p>
          </table:table-cell>
          <table:table-cell table:style-name="ce21" office:value-type="float" office:value="3233.953" calcext:value-type="float">
            <text:p>3,234.0</text:p>
          </table:table-cell>
          <table:table-cell table:style-name="ce21" office:value-type="float" office:value="-538.103" calcext:value-type="float">
            <text:p>-538.1</text:p>
          </table:table-cell>
          <table:table-cell table:style-name="ce21" office:value-type="float" office:value="47098.474" calcext:value-type="float">
            <text:p>47,098.5</text:p>
          </table:table-cell>
          <table:table-cell table:style-name="ce21" office:value-type="float" office:value="3744.515" calcext:value-type="float">
            <text:p>3,744.5</text:p>
          </table:table-cell>
          <table:table-cell table:style-name="ce39" office:value-type="float" office:value="-70.651" calcext:value-type="float">
            <text:p>-70.7</text:p>
          </table:table-cell>
          <table:table-cell table:style-name="ce47" office:value-type="float" office:value="54355.932" calcext:value-type="float">
            <text:p>54,355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2045.063" calcext:value-type="float">
            <text:p>52,045.1</text:p>
          </table:table-cell>
          <table:table-cell table:style-name="ce39" office:value-type="float" office:value="2310.868" calcext:value-type="float">
            <text:p>2,310.9</text:p>
          </table:table-cell>
          <table:table-cell table:style-name="ce39" office:value-type="float" office:value="57967.824" calcext:value-type="float">
            <text:p>57,967.8</text:p>
          </table:table-cell>
          <table:table-cell table:style-name="ce39" office:value-type="float" office:value="47036.502" calcext:value-type="float">
            <text:p>47,036.5</text:p>
          </table:table-cell>
          <table:table-cell table:style-name="ce39" office:value-type="float" office:value="3296.539" calcext:value-type="float">
            <text:p>3,296.5</text:p>
          </table:table-cell>
          <table:table-cell table:style-name="ce39" office:value-type="float" office:value="17774.837" calcext:value-type="float">
            <text:p>17,774.8</text:p>
          </table:table-cell>
          <table:table-cell table:style-name="ce39" office:value-type="float" office:value="2020.552" calcext:value-type="float">
            <text:p>2,020.6</text:p>
          </table:table-cell>
          <table:table-cell table:style-name="ce39" office:value-type="float" office:value="13174.388" calcext:value-type="float">
            <text:p>13,174.4</text:p>
          </table:table-cell>
          <table:table-cell table:style-name="ce39" office:value-type="float" office:value="537.699" calcext:value-type="float">
            <text:p>537.7</text:p>
          </table:table-cell>
          <table:table-cell table:style-name="ce39" office:value-type="float" office:value="853.202" calcext:value-type="float">
            <text:p>853.2</text:p>
          </table:table-cell>
          <table:table-cell table:style-name="ce39" office:value-type="float" office:value="1188.996" calcext:value-type="float">
            <text:p>1,189.0</text:p>
          </table:table-cell>
          <table:table-cell table:style-name="ce39" office:value-type="float" office:value="25965.125" calcext:value-type="float">
            <text:p>25,965.1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4.677" calcext:value-type="float">
            <text:p>4.7</text:p>
          </table:table-cell>
          <table:table-cell table:style-name="ce22" office:value-type="float" office:value="51075.091" calcext:value-type="float">
            <text:p>51,075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534.099" calcext:value-type="float">
            <text:p>-534.1</text:p>
          </table:table-cell>
          <table:table-cell table:style-name="ce22" office:value-type="float" office:value="51613.867" calcext:value-type="float">
            <text:p>51,613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2.733" calcext:value-type="float">
            <text:p>-2.7</text:p>
          </table:table-cell>
          <table:table-cell table:style-name="ce48" office:value-type="float" office:value="51616.6" calcext:value-type="float">
            <text:p>51,616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1616.6" calcext:value-type="float">
            <text:p>51,616.6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74.283" calcext:value-type="float">
            <text:p>74.3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-1.154" calcext:value-type="float">
            <text:p>-1.2</text:p>
          </table:table-cell>
          <table:table-cell table:style-name="ce22" office:value-type="float" office:value="75.438" calcext:value-type="float">
            <text:p>75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114" calcext:value-type="float">
            <text:p>0.1</text:p>
          </table:table-cell>
          <table:table-cell table:style-name="ce48" office:value-type="float" office:value="75.324" calcext:value-type="float">
            <text:p>75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75.324" calcext:value-type="float">
            <text:p>75.3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76.17" calcext:value-type="float">
            <text:p>276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76.17" calcext:value-type="float">
            <text:p>276.2</text:p>
          </table:table-cell>
          <table:table-cell table:style-name="ce40" office:value-type="float" office:value="2929.793" calcext:value-type="float">
            <text:p>2,929.8</text:p>
          </table:table-cell>
          <table:table-cell table:style-name="ce40" office:value-type="float" office:value="2653.623" calcext:value-type="float">
            <text:p>2,653.6</text:p>
          </table:table-cell>
          <table:table-cell table:style-name="ce40" office:value-type="float" office:value="2480.255" calcext:value-type="float">
            <text:p>2,480.3</text:p>
          </table:table-cell>
          <table:table-cell table:number-columns-repeated="2" table:style-name="ce40" office:value-type="float" office:value="173.367" calcext:value-type="float">
            <text:p>173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31.955" calcext:value-type="float">
            <text:p>2,332.0</text:p>
          </table:table-cell>
          <table:table-cell table:style-name="ce22" office:value-type="float" office:value="107.242" calcext:value-type="float">
            <text:p>107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67.412" calcext:value-type="float">
            <text:p>67.4</text:p>
          </table:table-cell>
          <table:table-cell table:style-name="ce22" office:value-type="float" office:value="2157.301" calcext:value-type="float">
            <text:p>2,157.3</text:p>
          </table:table-cell>
          <table:table-cell table:style-name="ce22" office:value-type="float" office:value="176.593" calcext:value-type="float">
            <text:p>176.6</text:p>
          </table:table-cell>
          <table:table-cell table:style-name="ce40" office:value-type="float" office:value="0.164" calcext:value-type="float">
            <text:p>0.2</text:p>
          </table:table-cell>
          <table:table-cell table:style-name="ce48" office:value-type="float" office:value="1.703" calcext:value-type="float">
            <text:p>1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703" calcext:value-type="float">
            <text:p>1.7</text:p>
          </table:table-cell>
          <table:table-cell table:style-name="ce40" office:value-type="float" office:value="1594.732" calcext:value-type="float">
            <text:p>1,594.7</text:p>
          </table:table-cell>
          <table:table-cell table:style-name="ce40" office:value-type="float" office:value="3573.574" calcext:value-type="float">
            <text:p>3,573.6</text:p>
          </table:table-cell>
          <table:table-cell table:style-name="ce40" office:value-type="float" office:value="142.868" calcext:value-type="float">
            <text:p>142.9</text:p>
          </table:table-cell>
          <table:table-cell table:style-name="ce40" office:value-type="float" office:value="1643.804" calcext:value-type="float">
            <text:p>1,643.8</text:p>
          </table:table-cell>
          <table:table-cell table:style-name="ce40" office:value-type="float" office:value="307.267" calcext:value-type="float">
            <text:p>307.3</text:p>
          </table:table-cell>
          <table:table-cell table:style-name="ce40" office:value-type="float" office:value="32.071" calcext:value-type="float">
            <text:p>32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15.469" calcext:value-type="float">
            <text:p>115.5</text:p>
          </table:table-cell>
          <table:table-cell table:style-name="ce40" office:value-type="float" office:value="1188.996" calcext:value-type="float">
            <text:p>1,189.0</text:p>
          </table:table-cell>
          <table:table-cell table:style-name="ce40" office:value-type="float" office:value="1786.902" calcext:value-type="float">
            <text:p>1,786.9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867.829" calcext:value-type="float">
            <text:p>12,867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25.53" calcext:value-type="float">
            <text:p>125.5</text:p>
          </table:table-cell>
          <table:table-cell table:style-name="ce22" office:value-type="float" office:value="12742.299" calcext:value-type="float">
            <text:p>12,742.3</text:p>
          </table:table-cell>
          <table:table-cell table:style-name="ce22" office:value-type="float" office:value="3051.813" calcext:value-type="float">
            <text:p>3,051.8</text:p>
          </table:table-cell>
          <table:table-cell table:style-name="ce40" office:value-type="float" office:value="74.465" calcext:value-type="float">
            <text:p>74.5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652.61" calcext:value-type="float">
            <text:p>10,652.6</text:p>
          </table:table-cell>
          <table:table-cell table:style-name="ce40" office:value-type="float" office:value="20268.631" calcext:value-type="float">
            <text:p>20,268.6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20268.631" calcext:value-type="float">
            <text:p>20,268.6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5.322" calcext:value-type="float">
            <text:p>115.3</text:p>
          </table:table-cell>
          <table:table-cell table:style-name="ce22" office:value-type="float" office:value="4602.437" calcext:value-type="float">
            <text:p>4,602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73.881" calcext:value-type="float">
            <text:p>73.9</text:p>
          </table:table-cell>
          <table:table-cell table:style-name="ce22" office:value-type="float" office:value="-4560.996" calcext:value-type="float">
            <text:p>-4,561.0</text:p>
          </table:table-cell>
          <table:table-cell table:style-name="ce22" office:value-type="float" office:value="31.929" calcext:value-type="float">
            <text:p>31.9</text:p>
          </table:table-cell>
          <table:table-cell table:style-name="ce40" office:value-type="float" office:value="-104.894" calcext:value-type="float">
            <text:p>-104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3164.083" calcext:value-type="float">
            <text:p>13,164.1</text:p>
          </table:table-cell>
          <table:table-cell table:style-name="ce40" office:value-type="float" office:value="8676.051" calcext:value-type="float">
            <text:p>8,676.1</text:p>
          </table:table-cell>
          <table:table-cell table:style-name="ce40" office:value-type="float" office:value="3.529" calcext:value-type="float">
            <text:p>3.5</text:p>
          </table:table-cell>
          <table:table-cell table:style-name="ce40" office:value-type="float" office:value="8672.522" calcext:value-type="float">
            <text:p>8,672.5</text:p>
          </table:table-cell>
          <table:table-cell table:style-name="ce40" office:value-type="float" office:value="5.129" calcext:value-type="float">
            <text:p>5.1</text:p>
          </table:table-cell>
          <table:table-cell table:style-name="ce40" office:value-type="float" office:value="8623.43" calcext:value-type="float">
            <text:p>8,623.4</text:p>
          </table:table-cell>
          <table:table-cell table:style-name="ce40" office:value-type="float" office:value="8.944" calcext:value-type="float">
            <text:p>8.9</text:p>
          </table:table-cell>
          <table:table-cell table:style-name="ce40" office:value-type="float" office:value="35.02" calcext:value-type="float">
            <text:p>35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65.077" calcext:value-type="float">
            <text:p>165.1</text:p>
          </table:table-cell>
          <table:table-cell table:style-name="ce22" office:value-type="float" office:value="1066.969" calcext:value-type="float">
            <text:p>1,067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233.953" calcext:value-type="float">
            <text:p>3,234.0</text:p>
          </table:table-cell>
          <table:table-cell table:style-name="ce22" office:value-type="float" office:value="1.199" calcext:value-type="float">
            <text:p>1.2</text:p>
          </table:table-cell>
          <table:table-cell table:style-name="ce22" office:value-type="float" office:value="-4137.044" calcext:value-type="float">
            <text:p>-4,137.0</text:p>
          </table:table-cell>
          <table:table-cell table:style-name="ce22" office:value-type="float" office:value="45.275" calcext:value-type="float">
            <text:p>45.3</text:p>
          </table:table-cell>
          <table:table-cell table:style-name="ce40" office:value-type="float" office:value="89.629" calcext:value-type="float">
            <text:p>89.6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545.279" calcext:value-type="float">
            <text:p>4,545.3</text:p>
          </table:table-cell>
          <table:table-cell table:style-name="ce40" office:value-type="float" office:value="273.33" calcext:value-type="float">
            <text:p>273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73.33" calcext:value-type="float">
            <text:p>273.3</text:p>
          </table:table-cell>
          <table:table-cell table:style-name="ce40" office:value-type="float" office:value="0.83" calcext:value-type="float">
            <text:p>0.8</text:p>
          </table:table-cell>
          <table:table-cell table:style-name="ce40" office:value-type="float" office:value="108.521" calcext:value-type="float">
            <text:p>108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63.979" calcext:value-type="float">
            <text:p>164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0.944" calcext:value-type="float">
            <text:p>0.9</text:p>
          </table:table-cell>
          <table:table-cell table:style-name="ce22" office:value-type="float" office:value="-0.944" calcext:value-type="float">
            <text:p>-0.9</text:p>
          </table:table-cell>
          <table:table-cell table:style-name="ce22" office:value-type="float" office:value="0.034" calcext:value-type="float">
            <text:p>0.0</text:p>
          </table:table-cell>
          <table:table-cell table:style-name="ce40" office:value-type="float" office:value="0.012" calcext:value-type="float">
            <text:p>0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5.447" calcext:value-type="float">
            <text:p>5.4</text:p>
          </table:table-cell>
          <table:table-cell table:style-name="ce40" office:value-type="float" office:value="4.457" calcext:value-type="float">
            <text:p>4.5</text:p>
          </table:table-cell>
          <table:table-cell table:style-name="ce40" office:value-type="float" office:value="0.002" calcext:value-type="float">
            <text:p>0.0</text:p>
          </table:table-cell>
          <table:table-cell table:style-name="ce40" office:value-type="float" office:value="4.455" calcext:value-type="float">
            <text:p>4.5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.455" calcext:value-type="float">
            <text:p>4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492.998" calcext:value-type="float">
            <text:p>10,493.0</text:p>
          </table:table-cell>
          <table:table-cell table:style-name="ce22" office:value-type="float" office:value="137.376" calcext:value-type="float">
            <text:p>137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3.774" calcext:value-type="float">
            <text:p>123.8</text:p>
          </table:table-cell>
          <table:table-cell table:style-name="ce22" office:value-type="float" office:value="-10754.148" calcext:value-type="float">
            <text:p>-10,754.1</text:p>
          </table:table-cell>
          <table:table-cell table:style-name="ce22" office:value-type="float" office:value="44.488" calcext:value-type="float">
            <text:p>44.5</text:p>
          </table:table-cell>
          <table:table-cell table:style-name="ce40" office:value-type="float" office:value="-102.574" calcext:value-type="float">
            <text:p>-102.6</text:p>
          </table:table-cell>
          <table:table-cell table:style-name="ce48" office:value-type="float" office:value="90.598" calcext:value-type="float">
            <text:p>90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0.598" calcext:value-type="float">
            <text:p>90.6</text:p>
          </table:table-cell>
          <table:table-cell table:style-name="ce40" office:value-type="float" office:value="16091.805" calcext:value-type="float">
            <text:p>16,091.8</text:p>
          </table:table-cell>
          <table:table-cell table:style-name="ce40" office:value-type="float" office:value="5305.146" calcext:value-type="float">
            <text:p>5,305.1</text:p>
          </table:table-cell>
          <table:table-cell table:style-name="ce40" office:value-type="float" office:value="30.427" calcext:value-type="float">
            <text:p>30.4</text:p>
          </table:table-cell>
          <table:table-cell table:style-name="ce40" office:value-type="float" office:value="5274.719" calcext:value-type="float">
            <text:p>5,274.7</text:p>
          </table:table-cell>
          <table:table-cell table:style-name="ce40" office:value-type="float" office:value="106.267" calcext:value-type="float">
            <text:p>106.3</text:p>
          </table:table-cell>
          <table:table-cell table:style-name="ce40" office:value-type="float" office:value="4367.49" calcext:value-type="float">
            <text:p>4,367.5</text:p>
          </table:table-cell>
          <table:table-cell table:style-name="ce40" office:value-type="float" office:value="502.22" calcext:value-type="float">
            <text:p>502.2</text:p>
          </table:table-cell>
          <table:table-cell table:style-name="ce40" office:value-type="float" office:value="298.741" calcext:value-type="float">
            <text:p>298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94.016" calcext:value-type="float">
            <text:p>2,394.0</text:p>
          </table:table-cell>
          <table:table-cell table:style-name="ce22" office:value-type="float" office:value="2091.482" calcext:value-type="float">
            <text:p>2,091.5</text:p>
          </table:table-cell>
          <table:table-cell table:style-name="ce22" office:value-type="float" office:value="1166.151" calcext:value-type="float">
            <text:p>1,166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10.299" calcext:value-type="float">
            <text:p>-210.3</text:p>
          </table:table-cell>
          <table:table-cell table:style-name="ce22" office:value-type="float" office:value="-653.318" calcext:value-type="float">
            <text:p>-653.3</text:p>
          </table:table-cell>
          <table:table-cell table:style-name="ce22" office:value-type="float" office:value="389.079" calcext:value-type="float">
            <text:p>389.1</text:p>
          </table:table-cell>
          <table:table-cell table:style-name="ce40" office:value-type="float" office:value="-24.834" calcext:value-type="float">
            <text:p>-24.8</text:p>
          </table:table-cell>
          <table:table-cell table:style-name="ce48" office:value-type="float" office:value="1831.972" calcext:value-type="float">
            <text:p>1,83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831.972" calcext:value-type="float">
            <text:p>1,832.0</text:p>
          </table:table-cell>
          <table:table-cell table:style-name="ce40" office:value-type="float" office:value="4677.689" calcext:value-type="float">
            <text:p>4,677.7</text:p>
          </table:table-cell>
          <table:table-cell table:style-name="ce40" office:value-type="float" office:value="1828.153" calcext:value-type="float">
            <text:p>1,828.2</text:p>
          </table:table-cell>
          <table:table-cell table:style-name="ce40" office:value-type="float" office:value="107.56" calcext:value-type="float">
            <text:p>107.6</text:p>
          </table:table-cell>
          <table:table-cell table:style-name="ce40" office:value-type="float" office:value="1720.593" calcext:value-type="float">
            <text:p>1,720.6</text:p>
          </table:table-cell>
          <table:table-cell table:style-name="ce40" office:value-type="float" office:value="1415.645" calcext:value-type="float">
            <text:p>1,415.6</text:p>
          </table:table-cell>
          <table:table-cell table:style-name="ce40" office:value-type="float" office:value="42.875" calcext:value-type="float">
            <text:p>42.9</text:p>
          </table:table-cell>
          <table:table-cell table:style-name="ce40" office:value-type="float" office:value="26.535" calcext:value-type="float">
            <text:p>26.5</text:p>
          </table:table-cell>
          <table:table-cell table:style-name="ce40" office:value-type="float" office:value="235.537" calcext:value-type="float">
            <text:p>235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76.211" calcext:value-type="float">
            <text:p>376.2</text:p>
          </table:table-cell>
          <table:table-cell table:style-name="ce22" office:value-type="float" office:value="604.163" calcext:value-type="float">
            <text:p>604.2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.766" calcext:value-type="float">
            <text:p>1.8</text:p>
          </table:table-cell>
          <table:table-cell table:style-name="ce22" office:value-type="float" office:value="-229.718" calcext:value-type="float">
            <text:p>-229.7</text:p>
          </table:table-cell>
          <table:table-cell table:style-name="ce22" office:value-type="float" office:value="0.496" calcext:value-type="float">
            <text:p>0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18.293" calcext:value-type="float">
            <text:p>818.3</text:p>
          </table:table-cell>
          <table:table-cell table:style-name="ce40" office:value-type="float" office:value="588.079" calcext:value-type="float">
            <text:p>588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88.079" calcext:value-type="float">
            <text:p>588.1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9.669" calcext:value-type="float">
            <text:p>119.7</text:p>
          </table:table-cell>
          <table:table-cell table:style-name="ce22" office:value-type="float" office:value="260.009" calcext:value-type="float">
            <text:p>260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9.527" calcext:value-type="float">
            <text:p>-9.5</text:p>
          </table:table-cell>
          <table:table-cell table:style-name="ce22" office:value-type="float" office:value="-130.813" calcext:value-type="float">
            <text:p>-130.8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52.412" calcext:value-type="float">
            <text:p>652.4</text:p>
          </table:table-cell>
          <table:table-cell table:style-name="ce40" office:value-type="float" office:value="521.599" calcext:value-type="float">
            <text:p>521.6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21.599" calcext:value-type="float">
            <text:p>521.6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509.466" calcext:value-type="float">
            <text:p>1,509.5</text:p>
          </table:table-cell>
          <table:table-cell table:style-name="ce22" office:value-type="float" office:value="115.677" calcext:value-type="float">
            <text:p>115.7</text:p>
          </table:table-cell>
          <table:table-cell table:style-name="ce22" office:value-type="float" office:value="3.064" calcext:value-type="float">
            <text:p>3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5.582" calcext:value-type="float">
            <text:p>-5.6</text:p>
          </table:table-cell>
          <table:table-cell table:style-name="ce22" office:value-type="float" office:value="1396.307" calcext:value-type="float">
            <text:p>1,396.3</text:p>
          </table:table-cell>
          <table:table-cell table:style-name="ce22" office:value-type="float" office:value="1.597" calcext:value-type="float">
            <text:p>1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7.179" calcext:value-type="float">
            <text:p>47.2</text:p>
          </table:table-cell>
          <table:table-cell table:style-name="ce40" office:value-type="float" office:value="1441.889" calcext:value-type="float">
            <text:p>1,441.9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441.889" calcext:value-type="float">
            <text:p>1,441.9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2.455" calcext:value-type="float">
            <text:p>42.5</text:p>
          </table:table-cell>
          <table:table-cell table:style-name="ce22" office:value-type="float" office:value="570.573" calcext:value-type="float">
            <text:p>570.6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.632" calcext:value-type="float">
            <text:p>2.6</text:p>
          </table:table-cell>
          <table:table-cell table:style-name="ce22" office:value-type="float" office:value="-530.749" calcext:value-type="float">
            <text:p>-530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95.566" calcext:value-type="float">
            <text:p>95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5.566" calcext:value-type="float">
            <text:p>95.6</text:p>
          </table:table-cell>
          <table:table-cell table:style-name="ce40" office:value-type="float" office:value="1162.854" calcext:value-type="float">
            <text:p>1,162.9</text:p>
          </table:table-cell>
          <table:table-cell table:style-name="ce40" office:value-type="float" office:value="536.539" calcext:value-type="float">
            <text:p>536.5</text:p>
          </table:table-cell>
          <table:table-cell table:style-name="ce40" office:value-type="float" office:value="503.606" calcext:value-type="float">
            <text:p>503.6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32.933" calcext:value-type="float">
            <text:p>32.9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28.986" calcext:value-type="float">
            <text:p>529.0</text:p>
          </table:table-cell>
          <table:table-cell table:style-name="ce22" office:value-type="float" office:value="592.294" calcext:value-type="float">
            <text:p>592.3</text:p>
          </table:table-cell>
          <table:table-cell table:style-name="ce22" office:value-type="float" office:value="0.28" calcext:value-type="float">
            <text:p>0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74.581" calcext:value-type="float">
            <text:p>-174.6</text:p>
          </table:table-cell>
          <table:table-cell table:style-name="ce22" office:value-type="float" office:value="110.992" calcext:value-type="float">
            <text:p>111.0</text:p>
          </table:table-cell>
          <table:table-cell table:style-name="ce22" office:value-type="float" office:value="3.21" calcext:value-type="float">
            <text:p>3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67.999" calcext:value-type="float">
            <text:p>368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53.14" calcext:value-type="float">
            <text:p>353.1</text:p>
          </table:table-cell>
          <table:table-cell table:style-name="ce40" office:value-type="float" office:value="14.859" calcext:value-type="float">
            <text:p>14.9</text:p>
          </table:table-cell>
          <table:table-cell table:style-name="ce40" office:value-type="float" office:value="1625.65" calcext:value-type="float">
            <text:p>1,625.7</text:p>
          </table:table-cell>
          <table:table-cell table:style-name="ce40" office:value-type="float" office:value="1365.432" calcext:value-type="float">
            <text:p>1,365.4</text:p>
          </table:table-cell>
          <table:table-cell table:style-name="ce40" office:value-type="float" office:value="28.293" calcext:value-type="float">
            <text:p>28.3</text:p>
          </table:table-cell>
          <table:table-cell table:number-columns-repeated="2" table:style-name="ce40" office:value-type="float" office:value="12.047" calcext:value-type="float">
            <text:p>12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325.093" calcext:value-type="float">
            <text:p>1,325.1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175.633" calcext:value-type="float">
            <text:p>175.6</text:p>
          </table:table-cell>
          <table:table-cell table:style-name="ce21" office:value-type="float" office:value="22430.785" calcext:value-type="float">
            <text:p>22,430.8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306.472" calcext:value-type="float">
            <text:p>306.5</text:p>
          </table:table-cell>
          <table:table-cell table:style-name="ce21" office:value-type="float" office:value="22299.945" calcext:value-type="float">
            <text:p>22,299.9</text:p>
          </table:table-cell>
          <table:table-cell table:style-name="ce21" office:value-type="float" office:value="23815.444" calcext:value-type="float">
            <text:p>23,815.4</text:p>
          </table:table-cell>
          <table:table-cell table:style-name="ce39" office:value-type="float" office:value="-27.748" calcext:value-type="float">
            <text:p>-27.7</text:p>
          </table:table-cell>
          <table:table-cell table:style-name="ce47" office:value-type="float" office:value="17814.664" calcext:value-type="float">
            <text:p>17,814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74.003" calcext:value-type="float">
            <text:p>74.0</text:p>
          </table:table-cell>
          <table:table-cell table:style-name="ce39" office:value-type="float" office:value="17740.662" calcext:value-type="float">
            <text:p>17,740.7</text:p>
          </table:table-cell>
          <table:table-cell table:style-name="ce39" office:value-type="float" office:value="24007.513" calcext:value-type="float">
            <text:p>24,007.5</text:p>
          </table:table-cell>
          <table:table-cell table:style-name="ce39" office:value-type="float" office:value="4705.098" calcext:value-type="float">
            <text:p>4,705.1</text:p>
          </table:table-cell>
          <table:table-cell table:style-name="ce39" office:value-type="float" office:value="379.733" calcext:value-type="float">
            <text:p>379.7</text:p>
          </table:table-cell>
          <table:table-cell table:style-name="ce39" office:value-type="float" office:value="4325.364" calcext:value-type="float">
            <text:p>4,325.4</text:p>
          </table:table-cell>
          <table:table-cell table:style-name="ce39" office:value-type="float" office:value="3077.109" calcext:value-type="float">
            <text:p>3,077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.356" calcext:value-type="float">
            <text:p>4.4</text:p>
          </table:table-cell>
          <table:table-cell table:style-name="ce39" office:value-type="float" office:value="461.964" calcext:value-type="float">
            <text:p>462.0</text:p>
          </table:table-cell>
          <table:table-cell table:style-name="ce39" office:value-type="float" office:value="781.936" calcext:value-type="float">
            <text:p>781.9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175.633" calcext:value-type="float">
            <text:p>175.6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133.586" calcext:value-type="float">
            <text:p>133.6</text:p>
          </table:table-cell>
          <table:table-cell table:style-name="ce22" office:value-type="float" office:value="42.047" calcext:value-type="float">
            <text:p>42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629" calcext:value-type="float">
            <text:p>0.6</text:p>
          </table:table-cell>
          <table:table-cell table:style-name="ce48" office:value-type="float" office:value="0.623" calcext:value-type="float">
            <text:p>0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0.623" calcext:value-type="float">
            <text:p>0.6</text:p>
          </table:table-cell>
          <table:table-cell table:style-name="ce40" office:value-type="float" office:value="1557.546" calcext:value-type="float">
            <text:p>1,557.5</text:p>
          </table:table-cell>
          <table:table-cell table:style-name="ce40" office:value-type="float" office:value="1598.341" calcext:value-type="float">
            <text:p>1,598.3</text:p>
          </table:table-cell>
          <table:table-cell table:style-name="ce40" office:value-type="float" office:value="1.625" calcext:value-type="float">
            <text:p>1.6</text:p>
          </table:table-cell>
          <table:table-cell table:style-name="ce40" office:value-type="float" office:value="1596.716" calcext:value-type="float">
            <text:p>1,596.7</text:p>
          </table:table-cell>
          <table:table-cell table:style-name="ce40" office:value-type="float" office:value="539.305" calcext:value-type="float">
            <text:p>539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36.825" calcext:value-type="float">
            <text:p>336.8</text:p>
          </table:table-cell>
          <table:table-cell table:style-name="ce40" office:value-type="float" office:value="720.586" calcext:value-type="float">
            <text:p>720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2430.785" calcext:value-type="float">
            <text:p>22,430.8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72.887" calcext:value-type="float">
            <text:p>172.9</text:p>
          </table:table-cell>
          <table:table-cell table:style-name="ce22" office:value-type="float" office:value="22257.898" calcext:value-type="float">
            <text:p>22,257.9</text:p>
          </table:table-cell>
          <table:table-cell table:style-name="ce22" office:value-type="float" office:value="23815.444" calcext:value-type="float">
            <text:p>23,815.4</text:p>
          </table:table-cell>
          <table:table-cell table:style-name="ce40" office:value-type="float" office:value="-28.377" calcext:value-type="float">
            <text:p>-28.4</text:p>
          </table:table-cell>
          <table:table-cell table:style-name="ce48" office:value-type="float" office:value="17814.042" calcext:value-type="float">
            <text:p>17,814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74.003" calcext:value-type="float">
            <text:p>74.0</text:p>
          </table:table-cell>
          <table:table-cell table:style-name="ce40" office:value-type="float" office:value="17740.039" calcext:value-type="float">
            <text:p>17,740.0</text:p>
          </table:table-cell>
          <table:table-cell table:style-name="ce40" office:value-type="float" office:value="22449.967" calcext:value-type="float">
            <text:p>22,450.0</text:p>
          </table:table-cell>
          <table:table-cell table:style-name="ce40" office:value-type="float" office:value="3106.756" calcext:value-type="float">
            <text:p>3,106.8</text:p>
          </table:table-cell>
          <table:table-cell table:style-name="ce40" office:value-type="float" office:value="378.108" calcext:value-type="float">
            <text:p>378.1</text:p>
          </table:table-cell>
          <table:table-cell table:style-name="ce40" office:value-type="float" office:value="2728.649" calcext:value-type="float">
            <text:p>2,728.6</text:p>
          </table:table-cell>
          <table:table-cell table:style-name="ce40" office:value-type="float" office:value="2537.804" calcext:value-type="float">
            <text:p>2,537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.356" calcext:value-type="float">
            <text:p>4.4</text:p>
          </table:table-cell>
          <table:table-cell table:style-name="ce40" office:value-type="float" office:value="125.139" calcext:value-type="float">
            <text:p>125.1</text:p>
          </table:table-cell>
          <table:table-cell table:style-name="ce40" office:value-type="float" office:value="61.35" calcext:value-type="float">
            <text:p>61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80.543" calcext:value-type="float">
            <text:p>1,680.5</text:p>
          </table:table-cell>
          <table:table-cell table:style-name="ce21" office:value-type="float" office:value="8.889" calcext:value-type="float">
            <text:p>8.9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0.002" calcext:value-type="float">
            <text:p>0.0</text:p>
          </table:table-cell>
          <table:table-cell table:style-name="ce21" office:value-type="float" office:value="1689.43" calcext:value-type="float">
            <text:p>1,689.4</text:p>
          </table:table-cell>
          <table:table-cell table:style-name="ce21" office:value-type="float" office:value="0.125" calcext:value-type="float">
            <text:p>0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52.197" calcext:value-type="float">
            <text:p>1,252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52.197" calcext:value-type="float">
            <text:p>1,252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37.108" calcext:value-type="float">
            <text:p>437.1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2" table:style-name="ce39" office:value-type="float" office:value="437.108" calcext:value-type="float">
            <text:p>437.1</text:p>
          </table:table-cell>
          <table:table-cell table:number-columns-repeated="5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8015.595" calcext:value-type="float">
            <text:p>8,015.6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8015.595" calcext:value-type="float">
            <text:p>8,015.6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8015.595" calcext:value-type="float">
            <text:p>8,015.6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8015.595" calcext:value-type="float">
            <text:p>8,015.6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428.24" calcext:value-type="float">
            <text:p>428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428.24" calcext:value-type="float">
            <text:p>428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750.336" calcext:value-type="float">
            <text:p>750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750.336" calcext:value-type="float">
            <text:p>750.3</text:p>
          </table:table-cell>
          <table:table-cell table:style-name="ce39" office:value-type="float" office:value="322.096" calcext:value-type="float">
            <text:p>322.1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style-name="ce21" office:value-type="float" office:value="0.001" calcext:value-type="float">
            <text:p>0.0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0.001" calcext:value-type="float">
            <text:p>0.0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.001" calcext:value-type="float">
            <text:p>0.0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0.001" calcext:value-type="float">
            <text:p>0.0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259.15" calcext:value-type="float">
            <text:p>259.2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259.15" calcext:value-type="float">
            <text:p>259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259.15" calcext:value-type="float">
            <text:p>259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259.15" calcext:value-type="float">
            <text:p>259.2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63.131" calcext:value-type="float">
            <text:p>163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63.131" calcext:value-type="float">
            <text:p>163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63.131" calcext:value-type="float">
            <text:p>163.1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63.131" calcext:value-type="float">
            <text:p>163.1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58.194" calcext:value-type="float">
            <text:p>858.2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6330.263" calcext:value-type="float">
            <text:p>26,330.3</text:p>
          </table:table-cell>
          <table:table-cell table:style-name="ce39" office:value-type="float" office:value="25472.07" calcext:value-type="float">
            <text:p>25,472.1</text:p>
          </table:table-cell>
          <table:table-cell table:style-name="ce39" office:value-type="float" office:value="1832.561" calcext:value-type="float">
            <text:p>1,832.6</text:p>
          </table:table-cell>
          <table:table-cell table:style-name="ce39" office:value-type="float" office:value="23639.508" calcext:value-type="float">
            <text:p>23,639.5</text:p>
          </table:table-cell>
          <table:table-cell table:style-name="ce39" office:value-type="float" office:value="14234.077" calcext:value-type="float">
            <text:p>14,234.1</text:p>
          </table:table-cell>
          <table:table-cell table:style-name="ce39" office:value-type="float" office:value="140.387" calcext:value-type="float">
            <text:p>140.4</text:p>
          </table:table-cell>
          <table:table-cell table:style-name="ce39" office:value-type="float" office:value="282.924" calcext:value-type="float">
            <text:p>282.9</text:p>
          </table:table-cell>
          <table:table-cell table:style-name="ce39" office:value-type="float" office:value="4502.542" calcext:value-type="float">
            <text:p>4,502.5</text:p>
          </table:table-cell>
          <table:table-cell table:style-name="ce39" office:value-type="float" office:value="4479.578" calcext:value-type="float">
            <text:p>4,479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04.694" calcext:value-type="float">
            <text:p>104.7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04.694" calcext:value-type="float">
            <text:p>104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04.694" calcext:value-type="float">
            <text:p>104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04.694" calcext:value-type="float">
            <text:p>104.7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141" calcext:value-type="float">
            <text:p>3.1</text:p>
          </table:table-cell>
          <table:table-cell table:style-name="ce39" office:value-type="float" office:value="101.553" calcext:value-type="float">
            <text:p>101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2668.881" calcext:value-type="float">
            <text:p>2,668.9</text:p>
          </table:table-cell>
          <table:table-cell table:style-name="ce41" office:value-type="float" office:value="587.046" calcext:value-type="float">
            <text:p>587.0</text:p>
          </table:table-cell>
          <table:table-cell table:style-name="ce41" office:value-type="float" office:value="2081.835" calcext:value-type="float">
            <text:p>2,081.8</text:p>
          </table:table-cell>
          <table:table-cell table:style-name="ce41" office:value-type="float" office:value="2080.705" calcext:value-type="float">
            <text:p>2,080.7</text:p>
          </table:table-cell>
          <table:table-cell table:number-columns-repeated="2" table:style-name="ce41" office:value-type="float" office:value="0" calcext:value-type="float">
            <text:p>- <text:s/></text:p>
          </table:table-cell>
          <table:table-cell table:style-name="ce41" office:value-type="float" office:value="1.13" calcext:value-type="float">
            <text:p>1.1</text:p>
          </table:table-cell>
          <table:table-cell table:number-columns-repeated="2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7'.$A$1:.$Y$46" table:range-usable-as="print-range"/>
        </table:named-expressions>
      </table:table>
      <table:table table:name="108" table:style-name="ta15" table:print-ranges="'108'.A1:'108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12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8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19" calcext:value-type="float">
            <text:p>2019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4303.793" calcext:value-type="float">
            <text:p>44,303.8</text:p>
          </table:table-cell>
          <table:table-cell table:style-name="ce21" office:value-type="float" office:value="16.046" calcext:value-type="float">
            <text:p>16.0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873.95" calcext:value-type="float">
            <text:p>874.0</text:p>
          </table:table-cell>
          <table:table-cell table:style-name="ce21" office:value-type="float" office:value="43413.796" calcext:value-type="float">
            <text:p>43,413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1274.555" calcext:value-type="float">
            <text:p>1,274.6</text:p>
          </table:table-cell>
          <table:table-cell table:style-name="ce47" office:value-type="float" office:value="43359.234" calcext:value-type="float">
            <text:p>43,359.2</text:p>
          </table:table-cell>
          <table:table-cell table:style-name="ce39" office:value-type="float" office:value="11840.812" calcext:value-type="float">
            <text:p>11,840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518.422" calcext:value-type="float">
            <text:p>31,518.4</text:p>
          </table:table-cell>
          <table:table-cell table:style-name="ce39" office:value-type="float" office:value="8449.291" calcext:value-type="float">
            <text:p>8,449.3</text:p>
          </table:table-cell>
          <table:table-cell table:style-name="ce39" office:value-type="float" office:value="7229.298" calcext:value-type="float">
            <text:p>7,229.3</text:p>
          </table:table-cell>
          <table:table-cell table:style-name="ce39" office:value-type="float" office:value="1311.668" calcext:value-type="float">
            <text:p>1,311.7</text:p>
          </table:table-cell>
          <table:table-cell table:number-columns-repeated="2" table:style-name="ce39" office:value-type="float" office:value="5562.429" calcext:value-type="float">
            <text:p>5,562.4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55.201" calcext:value-type="float">
            <text:p>355.2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583.272" calcext:value-type="float">
            <text:p>5,583.3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48.528" calcext:value-type="float">
            <text:p>148.5</text:p>
          </table:table-cell>
          <table:table-cell table:style-name="ce22" office:value-type="float" office:value="5434.744" calcext:value-type="float">
            <text:p>5,434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541.139" calcext:value-type="float">
            <text:p>541.1</text:p>
          </table:table-cell>
          <table:table-cell table:style-name="ce48" office:value-type="float" office:value="4893.605" calcext:value-type="float">
            <text:p>4,893.6</text:p>
          </table:table-cell>
          <table:table-cell table:style-name="ce40" office:value-type="float" office:value="4893.605" calcext:value-type="float">
            <text:p>4,893.6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1828.428" calcext:value-type="float">
            <text:p>31,828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567.449" calcext:value-type="float">
            <text:p>567.4</text:p>
          </table:table-cell>
          <table:table-cell table:style-name="ce22" office:value-type="float" office:value="31260.979" calcext:value-type="float">
            <text:p>31,261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70.92" calcext:value-type="float">
            <text:p>-170.9</text:p>
          </table:table-cell>
          <table:table-cell table:style-name="ce48" office:value-type="float" office:value="27632.093" calcext:value-type="float">
            <text:p>27,632.1</text:p>
          </table:table-cell>
          <table:table-cell table:style-name="ce40" office:value-type="float" office:value="2867.982" calcext:value-type="float">
            <text:p>2,868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4764.111" calcext:value-type="float">
            <text:p>24,764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799.806" calcext:value-type="float">
            <text:p>3,799.8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3799.806" calcext:value-type="float">
            <text:p>3,799.8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71.117" calcext:value-type="float">
            <text:p>271.1</text:p>
          </table:table-cell>
          <table:table-cell table:style-name="ce22" office:value-type="float" office:value="1.113" calcext:value-type="float">
            <text:p>1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5.487" calcext:value-type="float">
            <text:p>-5.5</text:p>
          </table:table-cell>
          <table:table-cell table:style-name="ce22" office:value-type="float" office:value="275.491" calcext:value-type="float">
            <text:p>275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81.942" calcext:value-type="float">
            <text:p>81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93.549" calcext:value-type="float">
            <text:p>193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123.107" calcext:value-type="float">
            <text:p>123.1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70.442" calcext:value-type="float">
            <text:p>70.4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418.91" calcext:value-type="float">
            <text:p>6,418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132.941" calcext:value-type="float">
            <text:p>132.9</text:p>
          </table:table-cell>
          <table:table-cell table:style-name="ce22" office:value-type="float" office:value="6285.969" calcext:value-type="float">
            <text:p>6,286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700.273" calcext:value-type="float">
            <text:p>700.3</text:p>
          </table:table-cell>
          <table:table-cell table:style-name="ce48" office:value-type="float" office:value="5585.697" calcext:value-type="float">
            <text:p>5,585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585.697" calcext:value-type="float">
            <text:p>5,585.7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02.066" calcext:value-type="float">
            <text:p>202.1</text:p>
          </table:table-cell>
          <table:table-cell table:style-name="ce22" office:value-type="float" office:value="14.933" calcext:value-type="float">
            <text:p>14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30.52" calcext:value-type="float">
            <text:p>30.5</text:p>
          </table:table-cell>
          <table:table-cell table:style-name="ce22" office:value-type="float" office:value="156.613" calcext:value-type="float">
            <text:p>156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12.681" calcext:value-type="float">
            <text:p>112.7</text:p>
          </table:table-cell>
          <table:table-cell table:style-name="ce48" office:value-type="float" office:value="4079.225" calcext:value-type="float">
            <text:p>4,079.2</text:p>
          </table:table-cell>
          <table:table-cell table:style-name="ce40" office:value-type="float" office:value="4079.225" calcext:value-type="float">
            <text:p>4,079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802.66" calcext:value-type="float">
            <text:p>4,802.7</text:p>
          </table:table-cell>
          <table:table-cell table:style-name="ce40" office:value-type="float" office:value="767.366" calcext:value-type="float">
            <text:p>767.4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82.608" calcext:value-type="float">
            <text:p>482.6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84.758" calcext:value-type="float">
            <text:p>284.8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60.5" calcext:value-type="float">
            <text:p>360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60.5" calcext:value-type="float">
            <text:p>360.5</text:p>
          </table:table-cell>
          <table:table-cell table:style-name="ce40" office:value-type="float" office:value="1444.26" calcext:value-type="float">
            <text:p>1,444.3</text:p>
          </table:table-cell>
          <table:table-cell table:style-name="ce40" office:value-type="float" office:value="1083.76" calcext:value-type="float">
            <text:p>1,083.8</text:p>
          </table:table-cell>
          <table:table-cell table:style-name="ce40" office:value-type="float" office:value="263.093" calcext:value-type="float">
            <text:p>263.1</text:p>
          </table:table-cell>
          <table:table-cell table:number-columns-repeated="2" table:style-name="ce40" office:value-type="float" office:value="820.667" calcext:value-type="float">
            <text:p>820.7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7.605" calcext:value-type="float">
            <text:p>7.6</text:p>
          </table:table-cell>
          <table:table-cell table:style-name="ce48" office:value-type="float" office:value="664.983" calcext:value-type="float">
            <text:p>665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64.983" calcext:value-type="float">
            <text:p>665.0</text:p>
          </table:table-cell>
          <table:table-cell table:style-name="ce40" office:value-type="float" office:value="1922.219" calcext:value-type="float">
            <text:p>1,922.2</text:p>
          </table:table-cell>
          <table:table-cell table:style-name="ce40" office:value-type="float" office:value="1249.632" calcext:value-type="float">
            <text:p>1,249.6</text:p>
          </table:table-cell>
          <table:table-cell table:style-name="ce40" office:value-type="float" office:value="978.232" calcext:value-type="float">
            <text:p>978.2</text:p>
          </table:table-cell>
          <table:table-cell table:number-columns-repeated="2" table:style-name="ce40" office:value-type="float" office:value="271.4" calcext:value-type="float">
            <text:p>271.4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.835" calcext:value-type="float">
            <text:p>1.8</text:p>
          </table:table-cell>
          <table:table-cell table:style-name="ce48" office:value-type="float" office:value="143.133" calcext:value-type="float">
            <text:p>143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43.133" calcext:value-type="float">
            <text:p>143.1</text:p>
          </table:table-cell>
          <table:table-cell table:style-name="ce40" office:value-type="float" office:value="280.153" calcext:value-type="float">
            <text:p>280.2</text:p>
          </table:table-cell>
          <table:table-cell table:style-name="ce40" office:value-type="float" office:value="135.184" calcext:value-type="float">
            <text:p>135.2</text:p>
          </table:table-cell>
          <table:table-cell table:style-name="ce40" office:value-type="float" office:value="70.344" calcext:value-type="float">
            <text:p>70.3</text:p>
          </table:table-cell>
          <table:table-cell table:number-columns-repeated="2" table:style-name="ce40" office:value-type="float" office:value="64.841" calcext:value-type="float">
            <text:p>64.8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76.462" calcext:value-type="float">
            <text:p>76.5</text:p>
          </table:table-cell>
          <table:table-cell table:style-name="ce21" office:value-type="float" office:value="69546.173" calcext:value-type="float">
            <text:p>69,546.2</text:p>
          </table:table-cell>
          <table:table-cell table:style-name="ce21" office:value-type="float" office:value="21783.134" calcext:value-type="float">
            <text:p>21,783.1</text:p>
          </table:table-cell>
          <table:table-cell table:style-name="ce21" office:value-type="float" office:value="1444.411" calcext:value-type="float">
            <text:p>1,444.4</text:p>
          </table:table-cell>
          <table:table-cell table:style-name="ce21" office:value-type="float" office:value="3342.809" calcext:value-type="float">
            <text:p>3,342.8</text:p>
          </table:table-cell>
          <table:table-cell table:style-name="ce21" office:value-type="float" office:value="-655.091" calcext:value-type="float">
            <text:p>-655.1</text:p>
          </table:table-cell>
          <table:table-cell table:style-name="ce21" office:value-type="float" office:value="43707.372" calcext:value-type="float">
            <text:p>43,707.4</text:p>
          </table:table-cell>
          <table:table-cell table:style-name="ce21" office:value-type="float" office:value="3380.004" calcext:value-type="float">
            <text:p>3,380.0</text:p>
          </table:table-cell>
          <table:table-cell table:style-name="ce39" office:value-type="float" office:value="-463.303" calcext:value-type="float">
            <text:p>-463.3</text:p>
          </table:table-cell>
          <table:table-cell table:style-name="ce47" office:value-type="float" office:value="53614.143" calcext:value-type="float">
            <text:p>53,614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1948.017" calcext:value-type="float">
            <text:p>51,948.0</text:p>
          </table:table-cell>
          <table:table-cell table:style-name="ce39" office:value-type="float" office:value="1666.125" calcext:value-type="float">
            <text:p>1,666.1</text:p>
          </table:table-cell>
          <table:table-cell table:style-name="ce39" office:value-type="float" office:value="57393.211" calcext:value-type="float">
            <text:p>57,393.2</text:p>
          </table:table-cell>
          <table:table-cell table:style-name="ce39" office:value-type="float" office:value="44569.739" calcext:value-type="float">
            <text:p>44,569.7</text:p>
          </table:table-cell>
          <table:table-cell table:style-name="ce39" office:value-type="float" office:value="3339.753" calcext:value-type="float">
            <text:p>3,339.8</text:p>
          </table:table-cell>
          <table:table-cell table:style-name="ce39" office:value-type="float" office:value="17468.989" calcext:value-type="float">
            <text:p>17,469.0</text:p>
          </table:table-cell>
          <table:table-cell table:style-name="ce39" office:value-type="float" office:value="1621.789" calcext:value-type="float">
            <text:p>1,621.8</text:p>
          </table:table-cell>
          <table:table-cell table:style-name="ce39" office:value-type="float" office:value="13259.059" calcext:value-type="float">
            <text:p>13,259.1</text:p>
          </table:table-cell>
          <table:table-cell table:style-name="ce39" office:value-type="float" office:value="538.526" calcext:value-type="float">
            <text:p>538.5</text:p>
          </table:table-cell>
          <table:table-cell table:style-name="ce39" office:value-type="float" office:value="859.313" calcext:value-type="float">
            <text:p>859.3</text:p>
          </table:table-cell>
          <table:table-cell table:style-name="ce39" office:value-type="float" office:value="1190.301" calcext:value-type="float">
            <text:p>1,190.3</text:p>
          </table:table-cell>
          <table:table-cell table:style-name="ce39" office:value-type="float" office:value="23760.997" calcext:value-type="float">
            <text:p>23,761.0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3.85" calcext:value-type="float">
            <text:p>3.9</text:p>
          </table:table-cell>
          <table:table-cell table:style-name="ce22" office:value-type="float" office:value="51570.375" calcext:value-type="float">
            <text:p>51,570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93.373" calcext:value-type="float">
            <text:p>-93.4</text:p>
          </table:table-cell>
          <table:table-cell table:style-name="ce22" office:value-type="float" office:value="51667.598" calcext:value-type="float">
            <text:p>51,667.6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7.103" calcext:value-type="float">
            <text:p>-7.1</text:p>
          </table:table-cell>
          <table:table-cell table:style-name="ce48" office:value-type="float" office:value="51674.701" calcext:value-type="float">
            <text:p>51,674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1674.701" calcext:value-type="float">
            <text:p>51,674.7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72.612" calcext:value-type="float">
            <text:p>72.6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0.193" calcext:value-type="float">
            <text:p>0.2</text:p>
          </table:table-cell>
          <table:table-cell table:style-name="ce22" office:value-type="float" office:value="72.419" calcext:value-type="float">
            <text:p>72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72.419" calcext:value-type="float">
            <text:p>72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72.419" calcext:value-type="float">
            <text:p>72.4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93.292" calcext:value-type="float">
            <text:p>293.3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93.292" calcext:value-type="float">
            <text:p>293.3</text:p>
          </table:table-cell>
          <table:table-cell table:style-name="ce40" office:value-type="float" office:value="2975.039" calcext:value-type="float">
            <text:p>2,975.0</text:p>
          </table:table-cell>
          <table:table-cell table:style-name="ce40" office:value-type="float" office:value="2681.747" calcext:value-type="float">
            <text:p>2,681.7</text:p>
          </table:table-cell>
          <table:table-cell table:style-name="ce40" office:value-type="float" office:value="2525.558" calcext:value-type="float">
            <text:p>2,525.6</text:p>
          </table:table-cell>
          <table:table-cell table:number-columns-repeated="2" table:style-name="ce40" office:value-type="float" office:value="156.189" calcext:value-type="float">
            <text:p>156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37.199" calcext:value-type="float">
            <text:p>2,337.2</text:p>
          </table:table-cell>
          <table:table-cell table:style-name="ce22" office:value-type="float" office:value="43.867" calcext:value-type="float">
            <text:p>43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40.831" calcext:value-type="float">
            <text:p>-40.8</text:p>
          </table:table-cell>
          <table:table-cell table:style-name="ce22" office:value-type="float" office:value="2334.163" calcext:value-type="float">
            <text:p>2,334.2</text:p>
          </table:table-cell>
          <table:table-cell table:style-name="ce22" office:value-type="float" office:value="108.811" calcext:value-type="float">
            <text:p>108.8</text:p>
          </table:table-cell>
          <table:table-cell table:style-name="ce40" office:value-type="float" office:value="2.244" calcext:value-type="float">
            <text:p>2.2</text:p>
          </table:table-cell>
          <table:table-cell table:style-name="ce48" office:value-type="float" office:value="0.548" calcext:value-type="float">
            <text:p>0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0.548" calcext:value-type="float">
            <text:p>0.5</text:p>
          </table:table-cell>
          <table:table-cell table:style-name="ce40" office:value-type="float" office:value="1452.436" calcext:value-type="float">
            <text:p>1,452.4</text:p>
          </table:table-cell>
          <table:table-cell table:style-name="ce40" office:value-type="float" office:value="3674.995" calcext:value-type="float">
            <text:p>3,675.0</text:p>
          </table:table-cell>
          <table:table-cell table:style-name="ce40" office:value-type="float" office:value="182.99" calcext:value-type="float">
            <text:p>183.0</text:p>
          </table:table-cell>
          <table:table-cell table:style-name="ce40" office:value-type="float" office:value="1604.516" calcext:value-type="float">
            <text:p>1,604.5</text:p>
          </table:table-cell>
          <table:table-cell table:style-name="ce40" office:value-type="float" office:value="269.113" calcext:value-type="float">
            <text:p>269.1</text:p>
          </table:table-cell>
          <table:table-cell table:style-name="ce40" office:value-type="float" office:value="25.844" calcext:value-type="float">
            <text:p>25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19.258" calcext:value-type="float">
            <text:p>119.3</text:p>
          </table:table-cell>
          <table:table-cell table:style-name="ce40" office:value-type="float" office:value="1190.301" calcext:value-type="float">
            <text:p>1,190.3</text:p>
          </table:table-cell>
          <table:table-cell table:style-name="ce40" office:value-type="float" office:value="1887.489" calcext:value-type="float">
            <text:p>1,887.5</text:p>
          </table:table-cell>
          <table:table-cell table:style-name="ce64" office:value-type="string" calcext:value-type="string">
            <text:p>L.P.G.</text:p>
          </table:table-cell>
          <table:table-cell table:style-name="ce75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1399.051" calcext:value-type="float">
            <text:p>11,399.1</text:p>
          </table:table-cell>
          <table:table-cell table:style-name="ce22" office:value-type="float" office:value="786.71" calcext:value-type="float">
            <text:p>786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41.811" calcext:value-type="float">
            <text:p>-41.8</text:p>
          </table:table-cell>
          <table:table-cell table:style-name="ce22" office:value-type="float" office:value="10654.152" calcext:value-type="float">
            <text:p>10,654.2</text:p>
          </table:table-cell>
          <table:table-cell table:style-name="ce22" office:value-type="float" office:value="2924.87" calcext:value-type="float">
            <text:p>2,924.9</text:p>
          </table:table-cell>
          <table:table-cell table:style-name="ce40" office:value-type="float" office:value="61.179" calcext:value-type="float">
            <text:p>61.2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518.445" calcext:value-type="float">
            <text:p>10,518.4</text:p>
          </table:table-cell>
          <table:table-cell table:style-name="ce40" office:value-type="float" office:value="18186.548" calcext:value-type="float">
            <text:p>18,186.5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8186.548" calcext:value-type="float">
            <text:p>18,186.5</text:p>
          </table:table-cell>
          <table:table-cell table:style-name="ce64" office:value-type="string" calcext:value-type="string">
            <text:p>Naphthas</text:p>
          </table:table-cell>
          <table:table-cell table:style-name="ce73"/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3.036" calcext:value-type="float">
            <text:p>213.0</text:p>
          </table:table-cell>
          <table:table-cell table:style-name="ce22" office:value-type="float" office:value="4082.718" calcext:value-type="float">
            <text:p>4,082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3.826" calcext:value-type="float">
            <text:p>-33.8</text:p>
          </table:table-cell>
          <table:table-cell table:style-name="ce22" office:value-type="float" office:value="-3835.855" calcext:value-type="float">
            <text:p>-3,835.9</text:p>
          </table:table-cell>
          <table:table-cell table:style-name="ce22" office:value-type="float" office:value="27.828" calcext:value-type="float">
            <text:p>27.8</text:p>
          </table:table-cell>
          <table:table-cell table:style-name="ce40" office:value-type="float" office:value="-57.003" calcext:value-type="float">
            <text:p>-57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2499.665" calcext:value-type="float">
            <text:p>12,499.7</text:p>
          </table:table-cell>
          <table:table-cell table:style-name="ce40" office:value-type="float" office:value="8692.985" calcext:value-type="float">
            <text:p>8,693.0</text:p>
          </table:table-cell>
          <table:table-cell table:style-name="ce40" office:value-type="float" office:value="3.48" calcext:value-type="float">
            <text:p>3.5</text:p>
          </table:table-cell>
          <table:table-cell table:style-name="ce40" office:value-type="float" office:value="8689.505" calcext:value-type="float">
            <text:p>8,689.5</text:p>
          </table:table-cell>
          <table:table-cell table:style-name="ce40" office:value-type="float" office:value="5.007" calcext:value-type="float">
            <text:p>5.0</text:p>
          </table:table-cell>
          <table:table-cell table:style-name="ce40" office:value-type="float" office:value="8638.819" calcext:value-type="float">
            <text:p>8,638.8</text:p>
          </table:table-cell>
          <table:table-cell table:style-name="ce40" office:value-type="float" office:value="9.67" calcext:value-type="float">
            <text:p>9.7</text:p>
          </table:table-cell>
          <table:table-cell table:style-name="ce40" office:value-type="float" office:value="36.008" calcext:value-type="float">
            <text:p>36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9.989" calcext:value-type="float">
            <text:p>40.0</text:p>
          </table:table-cell>
          <table:table-cell table:style-name="ce22" office:value-type="float" office:value="1036.655" calcext:value-type="float">
            <text:p>1,036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342.809" calcext:value-type="float">
            <text:p>3,342.8</text:p>
          </table:table-cell>
          <table:table-cell table:style-name="ce22" office:value-type="float" office:value="-93.697" calcext:value-type="float">
            <text:p>-93.7</text:p>
          </table:table-cell>
          <table:table-cell table:style-name="ce22" office:value-type="float" office:value="-4245.777" calcext:value-type="float">
            <text:p>-4,245.8</text:p>
          </table:table-cell>
          <table:table-cell table:style-name="ce22" office:value-type="float" office:value="6.64" calcext:value-type="float">
            <text:p>6.6</text:p>
          </table:table-cell>
          <table:table-cell table:style-name="ce40" office:value-type="float" office:value="25.858" calcext:value-type="float">
            <text:p>25.9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572.325" calcext:value-type="float">
            <text:p>4,572.3</text:p>
          </table:table-cell>
          <table:table-cell table:style-name="ce40" office:value-type="float" office:value="294.05" calcext:value-type="float">
            <text:p>294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94.05" calcext:value-type="float">
            <text:p>294.1</text:p>
          </table:table-cell>
          <table:table-cell table:style-name="ce40" office:value-type="float" office:value="0.914" calcext:value-type="float">
            <text:p>0.9</text:p>
          </table:table-cell>
          <table:table-cell table:style-name="ce40" office:value-type="float" office:value="104.129" calcext:value-type="float">
            <text:p>104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89.007" calcext:value-type="float">
            <text:p>189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0.438" calcext:value-type="float">
            <text:p>-0.4</text:p>
          </table:table-cell>
          <table:table-cell table:style-name="ce22" office:value-type="float" office:value="0.438" calcext:value-type="float">
            <text:p>0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0.011" calcext:value-type="float">
            <text:p>-0.0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.139" calcext:value-type="float">
            <text:p>2.1</text:p>
          </table:table-cell>
          <table:table-cell table:style-name="ce40" office:value-type="float" office:value="2.587" calcext:value-type="float">
            <text:p>2.6</text:p>
          </table:table-cell>
          <table:table-cell table:style-name="ce40" office:value-type="float" office:value="0.001" calcext:value-type="float">
            <text:p>0.0</text:p>
          </table:table-cell>
          <table:table-cell table:style-name="ce40" office:value-type="float" office:value="2.586" calcext:value-type="float">
            <text:p>2.6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2.586" calcext:value-type="float">
            <text:p>2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1082.549" calcext:value-type="float">
            <text:p>11,082.5</text:p>
          </table:table-cell>
          <table:table-cell table:style-name="ce22" office:value-type="float" office:value="233.152" calcext:value-type="float">
            <text:p>233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43.054" calcext:value-type="float">
            <text:p>-143.1</text:p>
          </table:table-cell>
          <table:table-cell table:style-name="ce22" office:value-type="float" office:value="-11172.646" calcext:value-type="float">
            <text:p>-11,172.6</text:p>
          </table:table-cell>
          <table:table-cell table:style-name="ce22" office:value-type="float" office:value="23.425" calcext:value-type="float">
            <text:p>23.4</text:p>
          </table:table-cell>
          <table:table-cell table:style-name="ce40" office:value-type="float" office:value="-94.995" calcext:value-type="float">
            <text:p>-95.0</text:p>
          </table:table-cell>
          <table:table-cell table:style-name="ce48" office:value-type="float" office:value="77.745" calcext:value-type="float">
            <text:p>77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77.745" calcext:value-type="float">
            <text:p>77.7</text:p>
          </table:table-cell>
          <table:table-cell table:style-name="ce40" office:value-type="float" office:value="16595.761" calcext:value-type="float">
            <text:p>16,595.8</text:p>
          </table:table-cell>
          <table:table-cell table:style-name="ce40" office:value-type="float" office:value="5416.94" calcext:value-type="float">
            <text:p>5,416.9</text:p>
          </table:table-cell>
          <table:table-cell table:style-name="ce40" office:value-type="float" office:value="34.567" calcext:value-type="float">
            <text:p>34.6</text:p>
          </table:table-cell>
          <table:table-cell table:style-name="ce40" office:value-type="float" office:value="5382.373" calcext:value-type="float">
            <text:p>5,382.4</text:p>
          </table:table-cell>
          <table:table-cell table:style-name="ce40" office:value-type="float" office:value="104.447" calcext:value-type="float">
            <text:p>104.4</text:p>
          </table:table-cell>
          <table:table-cell table:style-name="ce40" office:value-type="float" office:value="4450.067" calcext:value-type="float">
            <text:p>4,450.1</text:p>
          </table:table-cell>
          <table:table-cell table:style-name="ce40" office:value-type="float" office:value="498.758" calcext:value-type="float">
            <text:p>498.8</text:p>
          </table:table-cell>
          <table:table-cell table:style-name="ce40" office:value-type="float" office:value="329.102" calcext:value-type="float">
            <text:p>329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382.104" calcext:value-type="float">
            <text:p>1,382.1</text:p>
          </table:table-cell>
          <table:table-cell table:style-name="ce22" office:value-type="float" office:value="1973.387" calcext:value-type="float">
            <text:p>1,973.4</text:p>
          </table:table-cell>
          <table:table-cell table:style-name="ce22" office:value-type="float" office:value="1209.191" calcext:value-type="float">
            <text:p>1,209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258.139" calcext:value-type="float">
            <text:p>-258.1</text:p>
          </table:table-cell>
          <table:table-cell table:style-name="ce22" office:value-type="float" office:value="-1542.335" calcext:value-type="float">
            <text:p>-1,542.3</text:p>
          </table:table-cell>
          <table:table-cell table:style-name="ce22" office:value-type="float" office:value="284.983" calcext:value-type="float">
            <text:p>285.0</text:p>
          </table:table-cell>
          <table:table-cell table:style-name="ce40" office:value-type="float" office:value="-393.472" calcext:value-type="float">
            <text:p>-393.5</text:p>
          </table:table-cell>
          <table:table-cell table:style-name="ce48" office:value-type="float" office:value="1281.507" calcext:value-type="float">
            <text:p>1,281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281.507" calcext:value-type="float">
            <text:p>1,281.5</text:p>
          </table:table-cell>
          <table:table-cell table:style-name="ce40" office:value-type="float" office:value="4136.524" calcext:value-type="float">
            <text:p>4,136.5</text:p>
          </table:table-cell>
          <table:table-cell table:style-name="ce40" office:value-type="float" office:value="1421.171" calcext:value-type="float">
            <text:p>1,421.2</text:p>
          </table:table-cell>
          <table:table-cell table:style-name="ce40" office:value-type="float" office:value="93.339" calcext:value-type="float">
            <text:p>93.3</text:p>
          </table:table-cell>
          <table:table-cell table:style-name="ce40" office:value-type="float" office:value="1327.832" calcext:value-type="float">
            <text:p>1,327.8</text:p>
          </table:table-cell>
          <table:table-cell table:style-name="ce40" office:value-type="float" office:value="1074.181" calcext:value-type="float">
            <text:p>1,074.2</text:p>
          </table:table-cell>
          <table:table-cell table:style-name="ce40" office:value-type="float" office:value="40.201" calcext:value-type="float">
            <text:p>40.2</text:p>
          </table:table-cell>
          <table:table-cell table:style-name="ce40" office:value-type="float" office:value="30.098" calcext:value-type="float">
            <text:p>30.1</text:p>
          </table:table-cell>
          <table:table-cell table:style-name="ce40" office:value-type="float" office:value="183.352" calcext:value-type="float">
            <text:p>183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42.307" calcext:value-type="float">
            <text:p>342.3</text:p>
          </table:table-cell>
          <table:table-cell table:style-name="ce22" office:value-type="float" office:value="782.365" calcext:value-type="float">
            <text:p>782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39.595" calcext:value-type="float">
            <text:p>-39.6</text:p>
          </table:table-cell>
          <table:table-cell table:style-name="ce22" office:value-type="float" office:value="-400.463" calcext:value-type="float">
            <text:p>-400.5</text:p>
          </table:table-cell>
          <table:table-cell table:style-name="ce22" office:value-type="float" office:value="0.387" calcext:value-type="float">
            <text:p>0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85.015" calcext:value-type="float">
            <text:p>985.0</text:p>
          </table:table-cell>
          <table:table-cell table:style-name="ce40" office:value-type="float" office:value="584.165" calcext:value-type="float">
            <text:p>584.2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84.165" calcext:value-type="float">
            <text:p>584.2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05.276" calcext:value-type="float">
            <text:p>105.3</text:p>
          </table:table-cell>
          <table:table-cell table:style-name="ce22" office:value-type="float" office:value="295.331" calcext:value-type="float">
            <text:p>295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6.031" calcext:value-type="float">
            <text:p>-6.0</text:p>
          </table:table-cell>
          <table:table-cell table:style-name="ce22" office:value-type="float" office:value="-184.025" calcext:value-type="float">
            <text:p>-184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87.813" calcext:value-type="float">
            <text:p>687.8</text:p>
          </table:table-cell>
          <table:table-cell table:style-name="ce40" office:value-type="float" office:value="503.789" calcext:value-type="float">
            <text:p>503.8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03.789" calcext:value-type="float">
            <text:p>503.8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749.788" calcext:value-type="float">
            <text:p>1,749.8</text:p>
          </table:table-cell>
          <table:table-cell table:style-name="ce22" office:value-type="float" office:value="267.173" calcext:value-type="float">
            <text:p>267.2</text:p>
          </table:table-cell>
          <table:table-cell table:style-name="ce22" office:value-type="float" office:value="1.885" calcext:value-type="float">
            <text:p>1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.852" calcext:value-type="float">
            <text:p>4.9</text:p>
          </table:table-cell>
          <table:table-cell table:style-name="ce22" office:value-type="float" office:value="1475.878" calcext:value-type="float">
            <text:p>1,475.9</text:p>
          </table:table-cell>
          <table:table-cell table:style-name="ce22" office:value-type="float" office:value="0.822" calcext:value-type="float">
            <text:p>0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9.916" calcext:value-type="float">
            <text:p>49.9</text:p>
          </table:table-cell>
          <table:table-cell table:style-name="ce40" office:value-type="float" office:value="1524.972" calcext:value-type="float">
            <text:p>1,525.0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524.972" calcext:value-type="float">
            <text:p>1,525.0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3.703" calcext:value-type="float">
            <text:p>33.7</text:p>
          </table:table-cell>
          <table:table-cell table:style-name="ce22" office:value-type="float" office:value="621.847" calcext:value-type="float">
            <text:p>621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.964" calcext:value-type="float">
            <text:p>11.0</text:p>
          </table:table-cell>
          <table:table-cell table:style-name="ce22" office:value-type="float" office:value="-599.108" calcext:value-type="float">
            <text:p>-599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118.935" calcext:value-type="float">
            <text:p>1,118.9</text:p>
          </table:table-cell>
          <table:table-cell table:style-name="ce40" office:value-type="float" office:value="519.827" calcext:value-type="float">
            <text:p>519.8</text:p>
          </table:table-cell>
          <table:table-cell table:style-name="ce40" office:value-type="float" office:value="473.293" calcext:value-type="float">
            <text:p>473.3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46.534" calcext:value-type="float">
            <text:p>46.5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73.346" calcext:value-type="float">
            <text:p>373.3</text:p>
          </table:table-cell>
          <table:table-cell table:style-name="ce22" office:value-type="float" office:value="810.534" calcext:value-type="float">
            <text:p>810.5</text:p>
          </table:table-cell>
          <table:table-cell table:style-name="ce22" office:value-type="float" office:value="0.184" calcext:value-type="float">
            <text:p>0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9.694" calcext:value-type="float">
            <text:p>79.7</text:p>
          </table:table-cell>
          <table:table-cell table:style-name="ce22" office:value-type="float" office:value="-517.066" calcext:value-type="float">
            <text:p>-517.1</text:p>
          </table:table-cell>
          <table:table-cell table:style-name="ce22" office:value-type="float" office:value="2.238" calcext:value-type="float">
            <text:p>2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13.931" calcext:value-type="float">
            <text:p>213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00.897" calcext:value-type="float">
            <text:p>200.9</text:p>
          </table:table-cell>
          <table:table-cell table:style-name="ce40" office:value-type="float" office:value="13.034" calcext:value-type="float">
            <text:p>13.0</text:p>
          </table:table-cell>
          <table:table-cell table:style-name="ce40" office:value-type="float" office:value="1799.198" calcext:value-type="float">
            <text:p>1,799.2</text:p>
          </table:table-cell>
          <table:table-cell table:style-name="ce40" office:value-type="float" office:value="1065.963" calcext:value-type="float">
            <text:p>1,066.0</text:p>
          </table:table-cell>
          <table:table-cell table:style-name="ce40" office:value-type="float" office:value="26.524" calcext:value-type="float">
            <text:p>26.5</text:p>
          </table:table-cell>
          <table:table-cell table:number-columns-repeated="2" table:style-name="ce40" office:value-type="float" office:value="11.938" calcext:value-type="float">
            <text:p>11.9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027.501" calcext:value-type="float">
            <text:p>1,027.5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148.643" calcext:value-type="float">
            <text:p>148.6</text:p>
          </table:table-cell>
          <table:table-cell table:style-name="ce21" office:value-type="float" office:value="22073.409" calcext:value-type="float">
            <text:p>22,073.4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255.583" calcext:value-type="float">
            <text:p>255.6</text:p>
          </table:table-cell>
          <table:table-cell table:style-name="ce21" office:value-type="float" office:value="21966.469" calcext:value-type="float">
            <text:p>21,966.5</text:p>
          </table:table-cell>
          <table:table-cell table:style-name="ce21" office:value-type="float" office:value="23645.184" calcext:value-type="float">
            <text:p>23,645.2</text:p>
          </table:table-cell>
          <table:table-cell table:style-name="ce39" office:value-type="float" office:value="45.973" calcext:value-type="float">
            <text:p>46.0</text:p>
          </table:table-cell>
          <table:table-cell table:style-name="ce47" office:value-type="float" office:value="17263.628" calcext:value-type="float">
            <text:p>17,263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06.327" calcext:value-type="float">
            <text:p>106.3</text:p>
          </table:table-cell>
          <table:table-cell table:style-name="ce39" office:value-type="float" office:value="17157.3" calcext:value-type="float">
            <text:p>17,157.3</text:p>
          </table:table-cell>
          <table:table-cell table:style-name="ce39" office:value-type="float" office:value="23814.268" calcext:value-type="float">
            <text:p>23,814.3</text:p>
          </table:table-cell>
          <table:table-cell table:style-name="ce39" office:value-type="float" office:value="4825.953" calcext:value-type="float">
            <text:p>4,826.0</text:p>
          </table:table-cell>
          <table:table-cell table:style-name="ce39" office:value-type="float" office:value="394.446" calcext:value-type="float">
            <text:p>394.4</text:p>
          </table:table-cell>
          <table:table-cell table:style-name="ce39" office:value-type="float" office:value="4431.507" calcext:value-type="float">
            <text:p>4,431.5</text:p>
          </table:table-cell>
          <table:table-cell table:style-name="ce39" office:value-type="float" office:value="3185.233" calcext:value-type="float">
            <text:p>3,185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.124" calcext:value-type="float">
            <text:p>4.1</text:p>
          </table:table-cell>
          <table:table-cell table:style-name="ce39" office:value-type="float" office:value="467.942" calcext:value-type="float">
            <text:p>467.9</text:p>
          </table:table-cell>
          <table:table-cell table:style-name="ce39" office:value-type="float" office:value="774.207" calcext:value-type="float">
            <text:p>774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148.643" calcext:value-type="float">
            <text:p>148.6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164.171" calcext:value-type="float">
            <text:p>164.2</text:p>
          </table:table-cell>
          <table:table-cell table:style-name="ce22" office:value-type="float" office:value="-15.529" calcext:value-type="float">
            <text:p>-15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611" calcext:value-type="float">
            <text:p>0.6</text:p>
          </table:table-cell>
          <table:table-cell table:style-name="ce48" office:value-type="float" office:value="2.442" calcext:value-type="float">
            <text:p>2.4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2.442" calcext:value-type="float">
            <text:p>2.4</text:p>
          </table:table-cell>
          <table:table-cell table:style-name="ce40" office:value-type="float" office:value="1663.187" calcext:value-type="float">
            <text:p>1,663.2</text:p>
          </table:table-cell>
          <table:table-cell table:style-name="ce40" office:value-type="float" office:value="1644.606" calcext:value-type="float">
            <text:p>1,644.6</text:p>
          </table:table-cell>
          <table:table-cell table:style-name="ce40" office:value-type="float" office:value="19.279" calcext:value-type="float">
            <text:p>19.3</text:p>
          </table:table-cell>
          <table:table-cell table:style-name="ce40" office:value-type="float" office:value="1625.327" calcext:value-type="float">
            <text:p>1,625.3</text:p>
          </table:table-cell>
          <table:table-cell table:style-name="ce40" office:value-type="float" office:value="571.08" calcext:value-type="float">
            <text:p>571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41.875" calcext:value-type="float">
            <text:p>341.9</text:p>
          </table:table-cell>
          <table:table-cell table:style-name="ce40" office:value-type="float" office:value="712.372" calcext:value-type="float">
            <text:p>712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2073.409" calcext:value-type="float">
            <text:p>22,073.4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91.411" calcext:value-type="float">
            <text:p>91.4</text:p>
          </table:table-cell>
          <table:table-cell table:style-name="ce22" office:value-type="float" office:value="21981.998" calcext:value-type="float">
            <text:p>21,982.0</text:p>
          </table:table-cell>
          <table:table-cell table:style-name="ce22" office:value-type="float" office:value="23645.184" calcext:value-type="float">
            <text:p>23,645.2</text:p>
          </table:table-cell>
          <table:table-cell table:style-name="ce40" office:value-type="float" office:value="45.362" calcext:value-type="float">
            <text:p>45.4</text:p>
          </table:table-cell>
          <table:table-cell table:style-name="ce48" office:value-type="float" office:value="17261.186" calcext:value-type="float">
            <text:p>17,261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06.327" calcext:value-type="float">
            <text:p>106.3</text:p>
          </table:table-cell>
          <table:table-cell table:style-name="ce40" office:value-type="float" office:value="17154.858" calcext:value-type="float">
            <text:p>17,154.9</text:p>
          </table:table-cell>
          <table:table-cell table:style-name="ce40" office:value-type="float" office:value="22151.082" calcext:value-type="float">
            <text:p>22,151.1</text:p>
          </table:table-cell>
          <table:table-cell table:style-name="ce40" office:value-type="float" office:value="3181.347" calcext:value-type="float">
            <text:p>3,181.3</text:p>
          </table:table-cell>
          <table:table-cell table:style-name="ce40" office:value-type="float" office:value="375.167" calcext:value-type="float">
            <text:p>375.2</text:p>
          </table:table-cell>
          <table:table-cell table:style-name="ce40" office:value-type="float" office:value="2806.18" calcext:value-type="float">
            <text:p>2,806.2</text:p>
          </table:table-cell>
          <table:table-cell table:style-name="ce40" office:value-type="float" office:value="2614.153" calcext:value-type="float">
            <text:p>2,614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.124" calcext:value-type="float">
            <text:p>4.1</text:p>
          </table:table-cell>
          <table:table-cell table:style-name="ce40" office:value-type="float" office:value="126.068" calcext:value-type="float">
            <text:p>126.1</text:p>
          </table:table-cell>
          <table:table-cell table:style-name="ce40" office:value-type="float" office:value="61.835" calcext:value-type="float">
            <text:p>61.8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88.988" calcext:value-type="float">
            <text:p>1,689.0</text:p>
          </table:table-cell>
          <table:table-cell table:style-name="ce21" office:value-type="float" office:value="7.513" calcext:value-type="float">
            <text:p>7.5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-0.011" calcext:value-type="float">
            <text:p>-0.0</text:p>
          </table:table-cell>
          <table:table-cell table:style-name="ce21" office:value-type="float" office:value="1696.512" calcext:value-type="float">
            <text:p>1,696.5</text:p>
          </table:table-cell>
          <table:table-cell table:style-name="ce21" office:value-type="float" office:value="0.063" calcext:value-type="float">
            <text:p>0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67.262" calcext:value-type="float">
            <text:p>1,267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67.262" calcext:value-type="float">
            <text:p>1,267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29.186" calcext:value-type="float">
            <text:p>429.2</text:p>
          </table:table-cell>
          <table:table-cell table:style-name="ce39" office:value-type="float" office:value="0.003" calcext:value-type="float">
            <text:p>0.0</text:p>
          </table:table-cell>
          <table:table-cell table:style-name="ce39" office:value-type="float" office:value="429.183" calcext:value-type="float">
            <text:p>429.2</text:p>
          </table:table-cell>
          <table:table-cell table:style-name="ce39" office:value-type="float" office:value="429.151" calcext:value-type="float">
            <text:p>429.2</text:p>
          </table:table-cell>
          <table:table-cell table:style-name="ce39" office:value-type="float" office:value="0.032" calcext:value-type="float">
            <text:p>0.0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9359.429" calcext:value-type="float">
            <text:p>9,359.4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9359.429" calcext:value-type="float">
            <text:p>9,359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9359.429" calcext:value-type="float">
            <text:p>9,359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9359.429" calcext:value-type="float">
            <text:p>9,359.4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529.836" calcext:value-type="float">
            <text:p>529.8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29.836" calcext:value-type="float">
            <text:p>529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836.388" calcext:value-type="float">
            <text:p>836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836.388" calcext:value-type="float">
            <text:p>836.4</text:p>
          </table:table-cell>
          <table:table-cell table:style-name="ce39" office:value-type="float" office:value="306.552" calcext:value-type="float">
            <text:p>306.6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style-name="ce21" office:value-type="float" office:value="0.723" calcext:value-type="float">
            <text:p>0.7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0.723" calcext:value-type="float">
            <text:p>0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.723" calcext:value-type="float">
            <text:p>0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0.723" calcext:value-type="float">
            <text:p>0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383.593" calcext:value-type="float">
            <text:p>383.6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383.593" calcext:value-type="float">
            <text:p>383.6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383.593" calcext:value-type="float">
            <text:p>383.6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383.593" calcext:value-type="float">
            <text:p>383.6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180.813" calcext:value-type="float">
            <text:p>180.8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80.813" calcext:value-type="float">
            <text:p>180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80.813" calcext:value-type="float">
            <text:p>180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80.813" calcext:value-type="float">
            <text:p>180.8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09.438" calcext:value-type="float">
            <text:p>809.4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6200.462" calcext:value-type="float">
            <text:p>26,200.5</text:p>
          </table:table-cell>
          <table:table-cell table:style-name="ce39" office:value-type="float" office:value="25391.024" calcext:value-type="float">
            <text:p>25,391.0</text:p>
          </table:table-cell>
          <table:table-cell table:style-name="ce39" office:value-type="float" office:value="1870.464" calcext:value-type="float">
            <text:p>1,870.5</text:p>
          </table:table-cell>
          <table:table-cell table:style-name="ce39" office:value-type="float" office:value="23520.559" calcext:value-type="float">
            <text:p>23,520.6</text:p>
          </table:table-cell>
          <table:table-cell table:style-name="ce39" office:value-type="float" office:value="14111.177" calcext:value-type="float">
            <text:p>14,111.2</text:p>
          </table:table-cell>
          <table:table-cell table:style-name="ce39" office:value-type="float" office:value="143.249" calcext:value-type="float">
            <text:p>143.2</text:p>
          </table:table-cell>
          <table:table-cell table:style-name="ce39" office:value-type="float" office:value="290.992" calcext:value-type="float">
            <text:p>291.0</text:p>
          </table:table-cell>
          <table:table-cell table:style-name="ce39" office:value-type="float" office:value="4465.924" calcext:value-type="float">
            <text:p>4,465.9</text:p>
          </table:table-cell>
          <table:table-cell table:style-name="ce39" office:value-type="float" office:value="4509.217" calcext:value-type="float">
            <text:p>4,509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01.058" calcext:value-type="float">
            <text:p>101.1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01.058" calcext:value-type="float">
            <text:p>101.1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01.058" calcext:value-type="float">
            <text:p>101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01.058" calcext:value-type="float">
            <text:p>101.1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032" calcext:value-type="float">
            <text:p>3.0</text:p>
          </table:table-cell>
          <table:table-cell table:style-name="ce39" office:value-type="float" office:value="98.026" calcext:value-type="float">
            <text:p>98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2462.909" calcext:value-type="float">
            <text:p>2,462.9</text:p>
          </table:table-cell>
          <table:table-cell table:style-name="ce41" office:value-type="float" office:value="552.843" calcext:value-type="float">
            <text:p>552.8</text:p>
          </table:table-cell>
          <table:table-cell table:style-name="ce41" office:value-type="float" office:value="1910.065" calcext:value-type="float">
            <text:p>1,910.1</text:p>
          </table:table-cell>
          <table:table-cell table:style-name="ce41" office:value-type="float" office:value="1908.897" calcext:value-type="float">
            <text:p>1,908.9</text:p>
          </table:table-cell>
          <table:table-cell table:number-columns-repeated="2" table:style-name="ce41" office:value-type="float" office:value="0" calcext:value-type="float">
            <text:p>- <text:s/></text:p>
          </table:table-cell>
          <table:table-cell table:style-name="ce41" office:value-type="float" office:value="1.169" calcext:value-type="float">
            <text:p>1.2</text:p>
          </table:table-cell>
          <table:table-cell table:number-columns-repeated="2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8'.$A$1:.$Y$46" table:range-usable-as="print-range"/>
        </table:named-expressions>
      </table:table>
      <table:table table:name="109" table:style-name="ta16" table:print-ranges="'109'.A1:'109'.Y46"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number-columns-repeated="6" table:default-cell-style-name="ce14"/>
        <table:table-column table:style-name="co6" table:default-cell-style-name="ce14"/>
        <table:table-column table:style-name="co8" table:default-cell-style-name="ce14"/>
        <table:table-column table:style-name="co12" table:default-cell-style-name="ce14"/>
        <table:table-column table:style-name="co10" table:number-columns-repeated="227" table:default-cell-style-name="ce14"/>
        <table:table-column table:style-name="co11" table:number-columns-repeated="771" table:default-cell-style-name="ce14"/>
        <table:table-row table:style-name="ro1">
          <table:table-cell table:style-name="ce2" office:value-type="string" calcext:value-type="string" table:number-columns-spanned="10" table:number-rows-spanned="1">
            <text:p>4.<text:span text:style-name="T1">能源供需平衡表</text:span><text:span text:style-name="T2">(</text:span><text:span text:style-name="T3">油當量單位</text:span><text:span text:style-name="T2">)</text:span></text:p>
          </table:table-cell>
          <table:covered-table-cell table:number-columns-repeated="9" table:style-name="ce17"/>
          <table:table-cell table:style-name="ce2" office:value-type="string" calcext:value-type="string" table:number-columns-spanned="15" table:number-rows-spanned="1">
            <text:p>4.<text:span text:style-name="T10">Energy Balance Sheet (Oil Equivalent)</text:span></text:p>
          </table:table-cell>
          <table:covered-table-cell table:number-columns-repeated="9" table:style-name="ce17"/>
          <table:covered-table-cell table:number-columns-repeated="5" table:style-name="ce54"/>
          <table:table-cell table:number-columns-repeated="999"/>
        </table:table-row>
        <table:table-row table:style-name="ro2">
          <table:table-cell table:style-name="ce3" office:value-type="string" calcext:value-type="string">
            <text:p><text:span text:style-name="T4">民國</text:span><text:span text:style-name="T5">109</text:span><text:span text:style-name="T6">年</text:span></text:p>
          </table:table-cell>
          <table:table-cell table:style-name="ce3" table:number-columns-repeated="8"/>
          <table:table-cell table:style-name="ce35" office:value-type="string" calcext:value-type="string">
            <text:p><text:span text:style-name="T4">單位：千公秉油當量</text:span></text:p>
          </table:table-cell>
          <table:table-cell table:style-name="ce43" office:value-type="float" office:value="2020" calcext:value-type="float">
            <text:p>2020</text:p>
          </table:table-cell>
          <table:table-cell table:style-name="ce3" table:number-columns-repeated="12"/>
          <table:table-cell table:style-name="ce35"/>
          <table:table-cell table:style-name="ce35" office:value-type="string" calcext:value-type="string">
            <text:p>Unit<text:span text:style-name="T4">：</text:span><text:span text:style-name="T5">10</text:span><text:span text:style-name="T11">3</text:span><text:span text:style-name="T12">KLOE</text:span>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 table:number-columns-spanned="1" table:number-rows-spanned="4">
            <text:p>能源種類</text:p>
          </table:table-cell>
          <table:table-cell table:style-name="ce18" office:value-type="string" calcext:value-type="string">
            <text:p><text:span text:style-name="T4">自產</text:span></text:p>
          </table:table-cell>
          <table:table-cell table:style-name="ce18" office:value-type="string" calcext:value-type="string">
            <text:p><text:span text:style-name="T4">進口</text:span></text:p>
          </table:table-cell>
          <table:table-cell table:style-name="ce18" office:value-type="string" calcext:value-type="string">
            <text:p><text:span text:style-name="T4">出口</text:span></text:p>
          </table:table-cell>
          <table:table-cell table:style-name="ce18" office:value-type="string" calcext:value-type="string">
            <text:p><text:span text:style-name="T4">國際海運</text:span></text:p>
          </table:table-cell>
          <table:table-cell table:style-name="ce18" office:value-type="string" calcext:value-type="string">
            <text:p><text:span text:style-name="T4">國際航空</text:span></text:p>
          </table:table-cell>
          <table:table-cell table:style-name="ce18" office:value-type="string" calcext:value-type="string">
            <text:p><text:span text:style-name="T4">存貨變動</text:span></text:p>
          </table:table-cell>
          <table:table-cell table:style-name="ce18" office:value-type="string" calcext:value-type="string">
            <text:p><text:span text:style-name="T4">初級能源</text:span></text:p>
          </table:table-cell>
          <table:table-cell table:style-name="ce34" office:value-type="string" calcext:value-type="string">
            <text:p><text:span text:style-name="T4">產品間</text:span></text:p>
          </table:table-cell>
          <table:table-cell table:style-name="ce36" office:value-type="string" calcext:value-type="string">
            <text:p><text:span text:style-name="T4">損耗及統計差異</text:span></text:p>
          </table:table-cell>
          <table:table-cell table:style-name="ce44" office:value-type="string" calcext:value-type="string" table:number-columns-spanned="4" table:number-rows-spanned="1">
            <text:p><text:span text:style-name="T4">轉變投入</text:span><text:span text:style-name="T5">  Transformation Input</text:span></text:p>
          </table:table-cell>
          <table:covered-table-cell table:number-columns-repeated="2" table:style-name="ce52"/>
          <table:covered-table-cell table:style-name="ce44"/>
          <table:table-cell table:style-name="ce36" office:value-type="string" calcext:value-type="string">
            <text:p><text:span text:style-name="T4">轉變產出</text:span></text:p>
          </table:table-cell>
          <table:table-cell table:style-name="ce56" office:value-type="string" calcext:value-type="string" table:number-columns-spanned="9" table:number-rows-spanned="1">
            <text:p><text:span text:style-name="T4">國內能源消費</text:span><text:span text:style-name="T5"> Total Domestic Consumption</text:span></text:p>
          </table:table-cell>
          <table:covered-table-cell table:number-columns-repeated="7" table:style-name="ce52"/>
          <table:covered-table-cell table:style-name="ce60"/>
          <table:table-cell table:style-name="ce56" office:value-type="string" calcext:value-type="string" table:number-columns-spanned="1" table:number-rows-spanned="4">
            <text:p>Energy Source</text:p>
          </table:table-cell>
          <table:table-cell table:number-columns-repeated="999"/>
        </table:table-row>
        <table:table-row table:style-name="ro3">
          <table:covered-table-cell table:style-name="ce5"/>
          <table:table-cell table:style-name="ce19" table:number-columns-repeated="2"/>
          <table:table-cell table:style-name="ce30"/>
          <table:table-cell table:style-name="ce32" table:number-columns-repeated="3"/>
          <table:table-cell table:style-name="ce33" office:value-type="string" calcext:value-type="string">
            <text:p><text:span text:style-name="T4">總供給</text:span></text:p>
          </table:table-cell>
          <table:table-cell table:style-name="ce33" office:value-type="string" calcext:value-type="string">
            <text:p><text:span text:style-name="T4">轉換</text:span><text:span text:style-name="T5">(</text:span><text:span text:style-name="T6">轉出</text:span><text:span text:style-name="T5">)</text:span></text:p>
          </table:table-cell>
          <table:table-cell table:style-name="ce37" office:value-type="string" calcext:value-type="string">
            <text:p>Loss and </text:p>
          </table:table-cell>
          <table:table-cell table:style-name="ce45" office:value-type="string" calcext:value-type="string">
            <text:p><text:span text:style-name="T4">合</text:span><text:span text:style-name="T5">  </text:span><text:span text:style-name="T6">計</text:span></text:p>
          </table:table-cell>
          <table:table-cell table:style-name="ce19" office:value-type="string" calcext:value-type="string">
            <text:p><text:span text:style-name="T4">煉焦</text:span></text:p>
          </table:table-cell>
          <table:table-cell table:style-name="ce30" office:value-type="string" calcext:value-type="string">
            <text:p><text:span text:style-name="T4">石油煉製</text:span></text:p>
          </table:table-cell>
          <table:table-cell table:style-name="ce30" office:value-type="string" calcext:value-type="string">
            <text:p><text:span text:style-name="T4">發</text:span><text:span text:style-name="T5">    </text:span><text:span text:style-name="T6">電</text:span></text:p>
          </table:table-cell>
          <table:table-cell table:style-name="ce33" office:value-type="string" calcext:value-type="string">
            <text:p><text:span text:style-name="T4">合計</text:span></text:p>
          </table:table-cell>
          <table:table-cell table:style-name="ce19" office:value-type="string" calcext:value-type="string">
            <text:p><text:span text:style-name="T4">合計</text:span></text:p>
          </table:table-cell>
          <table:table-cell table:style-name="ce33" office:value-type="string" calcext:value-type="string">
            <text:p><text:span text:style-name="T4">能源部門</text:span></text:p>
            <text:p><text:span text:style-name="T4">自用</text:span></text:p>
          </table:table-cell>
          <table:table-cell table:style-name="ce28" office:value-type="string" calcext:value-type="string" table:number-columns-spanned="6" table:number-rows-spanned="1">
            <text:p><text:span text:style-name="T4">能源消費</text:span><text:span text:style-name="T5">  Energy Use</text:span></text:p>
          </table:table-cell>
          <table:covered-table-cell table:number-columns-repeated="5" table:style-name="ce58"/>
          <table:table-cell table:style-name="ce36" office:value-type="string" calcext:value-type="string">
            <text:p><text:span text:style-name="T4">非能源</text:span>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5"/>
          <table:table-cell table:style-name="ce19" office:value-type="string" calcext:value-type="string">
            <text:p>Indigenous</text:p>
          </table:table-cell>
          <table:table-cell table:style-name="ce28" office:value-type="string" calcext:value-type="string">
            <text:p>Imports</text:p>
          </table:table-cell>
          <table:table-cell table:style-name="ce19" office:value-type="string" calcext:value-type="string">
            <text:p>Exports</text:p>
          </table:table-cell>
          <table:table-cell table:style-name="ce32" office:value-type="string" calcext:value-type="string">
            <text:p>Intl.Marine</text:p>
          </table:table-cell>
          <table:table-cell table:style-name="ce32" office:value-type="string" calcext:value-type="string">
            <text:p>Intl.Civil </text:p>
          </table:table-cell>
          <table:table-cell table:style-name="ce33" office:value-type="string" calcext:value-type="string">
            <text:p>Change in</text:p>
          </table:table-cell>
          <table:table-cell table:style-name="ce33" office:value-type="string" calcext:value-type="string">
            <text:p>TPES</text:p>
          </table:table-cell>
          <table:table-cell table:style-name="ce19" office:value-type="string" calcext:value-type="string">
            <text:p>Transfers</text:p>
          </table:table-cell>
          <table:table-cell table:style-name="ce37" office:value-type="string" calcext:value-type="string">
            <text:p>Statistical </text:p>
          </table:table-cell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<text:span text:style-name="T4">及煤氣</text:span></text:p>
          </table:table-cell>
          <table:table-cell table:style-name="ce30" office:value-type="string" calcext:value-type="string">
            <text:p>Oil</text:p>
          </table:table-cell>
          <table:table-cell table:style-name="ce30" office:value-type="string" calcext:value-type="string">
            <text:p>Power</text:p>
          </table:table-cell>
          <table:table-cell table:style-name="ce19" office:value-type="string" calcext:value-type="string">
            <text:p>Transformation</text:p>
          </table:table-cell>
          <table:table-cell table:style-name="ce30" office:value-type="string" calcext:value-type="string">
            <text:p>Total</text:p>
          </table:table-cell>
          <table:table-cell table:style-name="ce33" office:value-type="string" calcext:value-type="string">
            <text:p>Energy</text:p>
          </table:table-cell>
          <table:table-cell table:style-name="ce34" office:value-type="string" calcext:value-type="string">
            <text:p><text:span text:style-name="T4">小計</text:span></text:p>
          </table:table-cell>
          <table:table-cell table:style-name="ce18" office:value-type="string" calcext:value-type="string">
            <text:p><text:span text:style-name="T4">工業</text:span></text:p>
          </table:table-cell>
          <table:table-cell table:style-name="ce18" office:value-type="string" calcext:value-type="string">
            <text:p><text:span text:style-name="T4">運輸</text:span></text:p>
          </table:table-cell>
          <table:table-cell table:style-name="ce18" office:value-type="string" calcext:value-type="string">
            <text:p><text:span text:style-name="T4">農業</text:span></text:p>
          </table:table-cell>
          <table:table-cell table:style-name="ce18" office:value-type="string" calcext:value-type="string">
            <text:p><text:span text:style-name="T4">服務</text:span></text:p>
          </table:table-cell>
          <table:table-cell table:style-name="ce59" office:value-type="string" calcext:value-type="string">
            <text:p><text:span text:style-name="T4">住宅</text:span></text:p>
          </table:table-cell>
          <table:table-cell table:style-name="ce37" office:value-type="string" calcext:value-type="string">
            <text:p>Non-</text:p>
          </table:table-cell>
          <table:covered-table-cell table:style-name="ce61"/>
          <table:table-cell table:number-columns-repeated="999"/>
        </table:table-row>
        <table:table-row table:style-name="ro3">
          <table:covered-table-cell table:style-name="ce6"/>
          <table:table-cell table:style-name="ce20"/>
          <table:table-cell table:style-name="ce29"/>
          <table:table-cell table:style-name="ce31"/>
          <table:table-cell table:style-name="ce20" office:value-type="string" calcext:value-type="string">
            <text:p>Bunkers</text:p>
          </table:table-cell>
          <table:table-cell table:style-name="ce20" office:value-type="string" calcext:value-type="string">
            <text:p><text:s/>Aviation</text:p>
          </table:table-cell>
          <table:table-cell table:style-name="ce31" office:value-type="string" calcext:value-type="string">
            <text:p>Stocks</text:p>
          </table:table-cell>
          <table:table-cell table:style-name="ce31"/>
          <table:table-cell table:style-name="ce31" office:value-type="string" calcext:value-type="string">
            <text:p>(Input)</text:p>
          </table:table-cell>
          <table:table-cell table:style-name="ce38" office:value-type="string" calcext:value-type="string">
            <text:p>Difference</text:p>
          </table:table-cell>
          <table:table-cell table:style-name="ce46"/>
          <table:table-cell table:style-name="ce53" office:value-type="string" calcext:value-type="string">
            <text:p>Coke&amp;</text:p>
            <text:p>Gas</text:p>
          </table:table-cell>
          <table:table-cell table:style-name="ce55" office:value-type="string" calcext:value-type="string">
            <text:p>Refining</text:p>
          </table:table-cell>
          <table:table-cell table:style-name="ce55" office:value-type="string" calcext:value-type="string">
            <text:p>Generat-</text:p>
            <text:p>ion</text:p>
          </table:table-cell>
          <table:table-cell table:style-name="ce31" office:value-type="string" calcext:value-type="string">
            <text:p>Output Total</text:p>
          </table:table-cell>
          <table:table-cell table:style-name="ce20"/>
          <table:table-cell table:style-name="ce53" office:value-type="string" calcext:value-type="string">
            <text:p><text:s/>Own Use</text:p>
          </table:table-cell>
          <table:table-cell table:style-name="ce55" office:value-type="string" calcext:value-type="string">
            <text:p>Sub-total</text:p>
          </table:table-cell>
          <table:table-cell table:style-name="ce20" office:value-type="string" calcext:value-type="string">
            <text:p>Ind.</text:p>
          </table:table-cell>
          <table:table-cell table:style-name="ce29" office:value-type="string" calcext:value-type="string">
            <text:p>Trans.</text:p>
          </table:table-cell>
          <table:table-cell table:style-name="ce53" office:value-type="string" calcext:value-type="string">
            <text:p>Agr.</text:p>
          </table:table-cell>
          <table:table-cell table:style-name="ce55" office:value-type="string" calcext:value-type="string">
            <text:p>Ser.</text:p>
          </table:table-cell>
          <table:table-cell table:style-name="ce46" office:value-type="string" calcext:value-type="string">
            <text:p>Res.</text:p>
          </table:table-cell>
          <table:table-cell table:style-name="ce38" office:value-type="string" calcext:value-type="string">
            <text:p>Energy Use</text:p>
          </table:table-cell>
          <table:covered-table-cell table:style-name="ce62"/>
          <table:table-cell table:number-columns-repeated="999"/>
        </table:table-row>
        <table:table-row table:style-name="ro4">
          <table:table-cell table:style-name="ce7" office:value-type="string" calcext:value-type="string">
            <text:p>煤及煤產品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41544.459" calcext:value-type="float">
            <text:p>41,544.5</text:p>
          </table:table-cell>
          <table:table-cell table:style-name="ce21" office:value-type="float" office:value="91.993" calcext:value-type="float">
            <text:p>92.0</text:p>
          </table:table-cell>
          <table:table-cell table:number-columns-repeated="2" table:style-name="ce21" office:value-type="float" office:value="0" calcext:value-type="float">
            <text:p>- <text:s/></text:p>
          </table:table-cell>
          <table:table-cell table:style-name="ce21" office:value-type="float" office:value="931.238" calcext:value-type="float">
            <text:p>931.2</text:p>
          </table:table-cell>
          <table:table-cell table:style-name="ce21" office:value-type="float" office:value="40521.228" calcext:value-type="float">
            <text:p>40,521.2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-758.604" calcext:value-type="float">
            <text:p>-758.6</text:p>
          </table:table-cell>
          <table:table-cell table:style-name="ce47" office:value-type="float" office:value="42396.437" calcext:value-type="float">
            <text:p>42,396.4</text:p>
          </table:table-cell>
          <table:table-cell table:style-name="ce39" office:value-type="float" office:value="11200.007" calcext:value-type="float">
            <text:p>11,200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1196.43" calcext:value-type="float">
            <text:p>31,196.4</text:p>
          </table:table-cell>
          <table:table-cell table:style-name="ce39" office:value-type="float" office:value="8138.179" calcext:value-type="float">
            <text:p>8,138.2</text:p>
          </table:table-cell>
          <table:table-cell table:style-name="ce39" office:value-type="float" office:value="7021.574" calcext:value-type="float">
            <text:p>7,021.6</text:p>
          </table:table-cell>
          <table:table-cell table:style-name="ce39" office:value-type="float" office:value="1254.694" calcext:value-type="float">
            <text:p>1,254.7</text:p>
          </table:table-cell>
          <table:table-cell table:number-columns-repeated="2" table:style-name="ce39" office:value-type="float" office:value="5453.374" calcext:value-type="float">
            <text:p>5,453.4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313.506" calcext:value-type="float">
            <text:p>313.5</text:p>
          </table:table-cell>
          <table:table-cell table:style-name="ce63" office:value-type="string" calcext:value-type="string">
            <text:p>Coal &amp; Coal Product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煉焦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117.088" calcext:value-type="float">
            <text:p>5,117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76.366" calcext:value-type="float">
            <text:p>-176.4</text:p>
          </table:table-cell>
          <table:table-cell table:style-name="ce22" office:value-type="float" office:value="5293.454" calcext:value-type="float">
            <text:p>5,293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695.05" calcext:value-type="float">
            <text:p>695.1</text:p>
          </table:table-cell>
          <table:table-cell table:style-name="ce48" office:value-type="float" office:value="4598.404" calcext:value-type="float">
            <text:p>4,598.4</text:p>
          </table:table-cell>
          <table:table-cell table:style-name="ce40" office:value-type="float" office:value="4598.404" calcext:value-type="float">
            <text:p>4,598.4</text:p>
          </table:table-cell>
          <table:table-cell table:number-columns-repeated="1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Coking Coal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<text:span text:style-name="T7">煙煤</text:span><text:span text:style-name="T5">-</text:span><text:span text:style-name="T8">燃料煤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9593.951" calcext:value-type="float">
            <text:p>29,594.0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482.457" calcext:value-type="float">
            <text:p>482.5</text:p>
          </table:table-cell>
          <table:table-cell table:style-name="ce22" office:value-type="float" office:value="29111.495" calcext:value-type="float">
            <text:p>29,111.5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511.156" calcext:value-type="float">
            <text:p>-1,511.2</text:p>
          </table:table-cell>
          <table:table-cell table:style-name="ce48" office:value-type="float" office:value="26913.652" calcext:value-type="float">
            <text:p>26,913.7</text:p>
          </table:table-cell>
          <table:table-cell table:style-name="ce40" office:value-type="float" office:value="2798.63" calcext:value-type="float">
            <text:p>2,798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4115.022" calcext:value-type="float">
            <text:p>24,115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708.999" calcext:value-type="float">
            <text:p>3,709.0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3708.999" calcext:value-type="float">
            <text:p>3,709.0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ituminous Coal-Steam Coa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無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67.278" calcext:value-type="float">
            <text:p>267.3</text:p>
          </table:table-cell>
          <table:table-cell table:style-name="ce22" office:value-type="float" office:value="1.137" calcext:value-type="float">
            <text:p>1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5.517" calcext:value-type="float">
            <text:p>-5.5</text:p>
          </table:table-cell>
          <table:table-cell table:style-name="ce22" office:value-type="float" office:value="271.659" calcext:value-type="float">
            <text:p>271.7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26.142" calcext:value-type="float">
            <text:p>26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45.516" calcext:value-type="float">
            <text:p>245.5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212.874" calcext:value-type="float">
            <text:p>212.9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32.642" calcext:value-type="float">
            <text:p>32.6</text:p>
          </table:table-cell>
          <table:table-cell table:style-name="ce64" office:value-type="string" calcext:value-type="string">
            <text:p>Anthracit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亞煙煤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373.08" calcext:value-type="float">
            <text:p>6,373.1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524.14" calcext:value-type="float">
            <text:p>524.1</text:p>
          </table:table-cell>
          <table:table-cell table:style-name="ce22" office:value-type="float" office:value="5848.94" calcext:value-type="float">
            <text:p>5,848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01.936" calcext:value-type="float">
            <text:p>-101.9</text:p>
          </table:table-cell>
          <table:table-cell table:style-name="ce48" office:value-type="float" office:value="5950.877" calcext:value-type="float">
            <text:p>5,950.9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5950.877" calcext:value-type="float">
            <text:p>5,950.9</text:p>
          </table:table-cell>
          <table:table-cell table:number-columns-repeated="10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Sub-Bituminou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炭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3.061" calcext:value-type="float">
            <text:p>193.1</text:p>
          </table:table-cell>
          <table:table-cell table:style-name="ce22" office:value-type="float" office:value="90.856" calcext:value-type="float">
            <text:p>90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6.524" calcext:value-type="float">
            <text:p>106.5</text:p>
          </table:table-cell>
          <table:table-cell table:style-name="ce22" office:value-type="float" office:value="-4.32" calcext:value-type="float">
            <text:p>-4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113.42" calcext:value-type="float">
            <text:p>113.4</text:p>
          </table:table-cell>
          <table:table-cell table:style-name="ce48" office:value-type="float" office:value="3802.973" calcext:value-type="float">
            <text:p>3,803.0</text:p>
          </table:table-cell>
          <table:table-cell table:style-name="ce40" office:value-type="float" office:value="3802.973" calcext:value-type="float">
            <text:p>3,803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4631.538" calcext:value-type="float">
            <text:p>4,631.5</text:p>
          </table:table-cell>
          <table:table-cell table:style-name="ce40" office:value-type="float" office:value="710.825" calcext:value-type="float">
            <text:p>710.8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2" table:style-name="ce40" office:value-type="float" office:value="429.962" calcext:value-type="float">
            <text:p>430.0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280.864" calcext:value-type="float">
            <text:p>280.9</text:p>
          </table:table-cell>
          <table:table-cell table:style-name="ce64" office:value-type="string" calcext:value-type="string">
            <text:p>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焦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.024" calcext:value-type="float">
            <text:p>0.0</text:p>
          </table:table-cell>
          <table:table-cell table:style-name="ce48" office:value-type="float" office:value="335.521" calcext:value-type="float">
            <text:p>335.5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35.521" calcext:value-type="float">
            <text:p>335.5</text:p>
          </table:table-cell>
          <table:table-cell table:style-name="ce40" office:value-type="float" office:value="1400.67" calcext:value-type="float">
            <text:p>1,400.7</text:p>
          </table:table-cell>
          <table:table-cell table:style-name="ce40" office:value-type="float" office:value="1065.125" calcext:value-type="float">
            <text:p>1,065.1</text:p>
          </table:table-cell>
          <table:table-cell table:style-name="ce40" office:value-type="float" office:value="271.944" calcext:value-type="float">
            <text:p>271.9</text:p>
          </table:table-cell>
          <table:table-cell table:number-columns-repeated="2" table:style-name="ce40" office:value-type="float" office:value="793.181" calcext:value-type="float">
            <text:p>793.2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oke Oven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高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16.148" calcext:value-type="float">
            <text:p>16.1</text:p>
          </table:table-cell>
          <table:table-cell table:style-name="ce48" office:value-type="float" office:value="653.24" calcext:value-type="float">
            <text:p>653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53.24" calcext:value-type="float">
            <text:p>653.2</text:p>
          </table:table-cell>
          <table:table-cell table:style-name="ce40" office:value-type="float" office:value="1830.05" calcext:value-type="float">
            <text:p>1,830.1</text:p>
          </table:table-cell>
          <table:table-cell table:style-name="ce40" office:value-type="float" office:value="1160.661" calcext:value-type="float">
            <text:p>1,160.7</text:p>
          </table:table-cell>
          <table:table-cell table:style-name="ce40" office:value-type="float" office:value="911.569" calcext:value-type="float">
            <text:p>911.6</text:p>
          </table:table-cell>
          <table:table-cell table:number-columns-repeated="2" table:style-name="ce40" office:value-type="float" office:value="249.092" calcext:value-type="float">
            <text:p>249.1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Blast Furnace Ga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轉爐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3.704" calcext:value-type="float">
            <text:p>3.7</text:p>
          </table:table-cell>
          <table:table-cell table:style-name="ce48" office:value-type="float" office:value="141.77" calcext:value-type="float">
            <text:p>141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41.77" calcext:value-type="float">
            <text:p>141.8</text:p>
          </table:table-cell>
          <table:table-cell table:style-name="ce40" office:value-type="float" office:value="275.921" calcext:value-type="float">
            <text:p>275.9</text:p>
          </table:table-cell>
          <table:table-cell table:style-name="ce40" office:value-type="float" office:value="130.447" calcext:value-type="float">
            <text:p>130.4</text:p>
          </table:table-cell>
          <table:table-cell table:style-name="ce40" office:value-type="float" office:value="71.181" calcext:value-type="float">
            <text:p>71.2</text:p>
          </table:table-cell>
          <table:table-cell table:number-columns-repeated="2" table:style-name="ce40" office:value-type="float" office:value="59.266" calcext:value-type="float">
            <text:p>59.3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Oxygen Steel Furnace Gas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原油及石油產品</text:p>
          </table:table-cell>
          <table:table-cell table:style-name="ce21" office:value-type="float" office:value="81.843" calcext:value-type="float">
            <text:p>81.8</text:p>
          </table:table-cell>
          <table:table-cell table:style-name="ce21" office:value-type="float" office:value="61090.278" calcext:value-type="float">
            <text:p>61,090.3</text:p>
          </table:table-cell>
          <table:table-cell table:style-name="ce21" office:value-type="float" office:value="14419.404" calcext:value-type="float">
            <text:p>14,419.4</text:p>
          </table:table-cell>
          <table:table-cell table:style-name="ce21" office:value-type="float" office:value="1328.413" calcext:value-type="float">
            <text:p>1,328.4</text:p>
          </table:table-cell>
          <table:table-cell table:style-name="ce21" office:value-type="float" office:value="2074.263" calcext:value-type="float">
            <text:p>2,074.3</text:p>
          </table:table-cell>
          <table:table-cell table:style-name="ce21" office:value-type="float" office:value="736.045" calcext:value-type="float">
            <text:p>736.0</text:p>
          </table:table-cell>
          <table:table-cell table:style-name="ce21" office:value-type="float" office:value="42613.996" calcext:value-type="float">
            <text:p>42,614.0</text:p>
          </table:table-cell>
          <table:table-cell table:style-name="ce21" office:value-type="float" office:value="4117.879" calcext:value-type="float">
            <text:p>4,117.9</text:p>
          </table:table-cell>
          <table:table-cell table:style-name="ce39" office:value-type="float" office:value="-217.365" calcext:value-type="float">
            <text:p>-217.4</text:p>
          </table:table-cell>
          <table:table-cell table:style-name="ce47" office:value-type="float" office:value="43851.829" calcext:value-type="float">
            <text:p>43,851.8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2552.387" calcext:value-type="float">
            <text:p>42,552.4</text:p>
          </table:table-cell>
          <table:table-cell table:style-name="ce39" office:value-type="float" office:value="1299.442" calcext:value-type="float">
            <text:p>1,299.4</text:p>
          </table:table-cell>
          <table:table-cell table:style-name="ce39" office:value-type="float" office:value="49429.156" calcext:value-type="float">
            <text:p>49,429.2</text:p>
          </table:table-cell>
          <table:table-cell table:style-name="ce39" office:value-type="float" office:value="44290.809" calcext:value-type="float">
            <text:p>44,290.8</text:p>
          </table:table-cell>
          <table:table-cell table:style-name="ce39" office:value-type="float" office:value="2858.684" calcext:value-type="float">
            <text:p>2,858.7</text:p>
          </table:table-cell>
          <table:table-cell table:style-name="ce39" office:value-type="float" office:value="17316.135" calcext:value-type="float">
            <text:p>17,316.1</text:p>
          </table:table-cell>
          <table:table-cell table:style-name="ce39" office:value-type="float" office:value="1345.347" calcext:value-type="float">
            <text:p>1,345.3</text:p>
          </table:table-cell>
          <table:table-cell table:style-name="ce39" office:value-type="float" office:value="13366.066" calcext:value-type="float">
            <text:p>13,366.1</text:p>
          </table:table-cell>
          <table:table-cell table:style-name="ce39" office:value-type="float" office:value="471.259" calcext:value-type="float">
            <text:p>471.3</text:p>
          </table:table-cell>
          <table:table-cell table:style-name="ce39" office:value-type="float" office:value="925.039" calcext:value-type="float">
            <text:p>925.0</text:p>
          </table:table-cell>
          <table:table-cell table:style-name="ce39" office:value-type="float" office:value="1208.425" calcext:value-type="float">
            <text:p>1,208.4</text:p>
          </table:table-cell>
          <table:table-cell table:style-name="ce39" office:value-type="float" office:value="24115.991" calcext:value-type="float">
            <text:p>24,116.0</text:p>
          </table:table-cell>
          <table:table-cell table:style-name="ce65" office:value-type="string" calcext:value-type="string">
            <text:p>Crude Oil &amp; Petroleum Products</text:p>
          </table:table-cell>
          <table:table-cell table:style-name="ce71" table:number-columns-repeated="999"/>
        </table:table-row>
        <table:table-row table:style-name="ro4">
          <table:table-cell table:style-name="ce9" office:value-type="string" calcext:value-type="string">
            <text:p>原油</text:p>
          </table:table-cell>
          <table:table-cell table:style-name="ce22" office:value-type="float" office:value="2.17" calcext:value-type="float">
            <text:p>2.2</text:p>
          </table:table-cell>
          <table:table-cell table:style-name="ce22" office:value-type="float" office:value="42915.939" calcext:value-type="float">
            <text:p>42,915.9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714.749" calcext:value-type="float">
            <text:p>714.7</text:p>
          </table:table-cell>
          <table:table-cell table:style-name="ce22" office:value-type="float" office:value="42203.359" calcext:value-type="float">
            <text:p>42,203.4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-13.501" calcext:value-type="float">
            <text:p>-13.5</text:p>
          </table:table-cell>
          <table:table-cell table:style-name="ce48" office:value-type="float" office:value="42216.86" calcext:value-type="float">
            <text:p>42,216.9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42216.86" calcext:value-type="float">
            <text:p>42,216.9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Crude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煉油廠進料</text:p>
          </table:table-cell>
          <table:table-cell table:style-name="ce22" office:value-type="float" office:value="79.673" calcext:value-type="float">
            <text:p>79.7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0.504" calcext:value-type="float">
            <text:p>0.5</text:p>
          </table:table-cell>
          <table:table-cell table:style-name="ce22" office:value-type="float" office:value="79.169" calcext:value-type="float">
            <text:p>79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009" calcext:value-type="float">
            <text:p>0.0</text:p>
          </table:table-cell>
          <table:table-cell table:style-name="ce48" office:value-type="float" office:value="79.159" calcext:value-type="float">
            <text:p>79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79.159" calcext:value-type="float">
            <text:p>79.2</text:p>
          </table:table-cell>
          <table:table-cell table:number-columns-repeated="11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Feedstock</text:p>
          </table:table-cell>
          <table:table-cell table:style-name="ce73" table:formula="of:=([.B18]-['file:///C:/109%E5%B9%B4%E7%B5%B1%E8%A8%88%E5%B9%B4%E5%A0%B1/6.%E7%B6%9C%E5%90%88%E8%83%BD%E6%BA%90/(2)4.%E8%83%BD%E6%BA%90%E4%BE%9B%E9%9C%80%E5%B9%B3%E8%A1%A1%E8%A1%A8(%E6%B2%B9%E7%95%B6%E9%87%8F%E5%96%AE%E4%BD%8D)(094~109).xls'#$'107'.B18])/['file:///C:/109%E5%B9%B4%E7%B5%B1%E8%A8%88%E5%B9%B4%E5%A0%B1/6.%E7%B6%9C%E5%90%88%E8%83%BD%E6%BA%90/(2)4.%E8%83%BD%E6%BA%90%E4%BE%9B%E9%9C%80%E5%B9%B3%E8%A1%A1%E8%A1%A8(%E6%B2%B9%E7%95%B6%E9%87%8F%E5%96%AE%E4%BD%8D)(094~109).xls'#$'107'.B18]*100" office:value-type="float" office:value="7.25603435510144" calcext:value-type="float">
            <text:p>7.26</text:p>
          </table:table-cell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煉油氣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301.732" calcext:value-type="float">
            <text:p>301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01.732" calcext:value-type="float">
            <text:p>301.7</text:p>
          </table:table-cell>
          <table:table-cell table:style-name="ce40" office:value-type="float" office:value="2643.49" calcext:value-type="float">
            <text:p>2,643.5</text:p>
          </table:table-cell>
          <table:table-cell table:style-name="ce40" office:value-type="float" office:value="2341.758" calcext:value-type="float">
            <text:p>2,341.8</text:p>
          </table:table-cell>
          <table:table-cell table:style-name="ce40" office:value-type="float" office:value="2220.855" calcext:value-type="float">
            <text:p>2,220.9</text:p>
          </table:table-cell>
          <table:table-cell table:number-columns-repeated="2" table:style-name="ce40" office:value-type="float" office:value="120.903" calcext:value-type="float">
            <text:p>120.9</text:p>
          </table:table-cell>
          <table:table-cell table:number-columns-repeated="5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Refinery Gas</text:p>
          </table:table-cell>
          <table:table-cell table:style-name="ce74" table:formula="of:=[.C16]-[.C17]" office:value-type="float" office:value="18174.339" calcext:value-type="float">
            <text:p>18,174.3 </text:p>
          </table:table-cell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液化石油氣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72.872" calcext:value-type="float">
            <text:p>1,972.9</text:p>
          </table:table-cell>
          <table:table-cell table:style-name="ce22" office:value-type="float" office:value="37.3" calcext:value-type="float">
            <text:p>37.3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0.45" calcext:value-type="float">
            <text:p>-0.5</text:p>
          </table:table-cell>
          <table:table-cell table:style-name="ce22" office:value-type="float" office:value="1936.022" calcext:value-type="float">
            <text:p>1,936.0</text:p>
          </table:table-cell>
          <table:table-cell table:style-name="ce22" office:value-type="float" office:value="192.924" calcext:value-type="float">
            <text:p>192.9</text:p>
          </table:table-cell>
          <table:table-cell table:style-name="ce40" office:value-type="float" office:value="-4.481" calcext:value-type="float">
            <text:p>-4.5</text:p>
          </table:table-cell>
          <table:table-cell table:style-name="ce48" office:value-type="float" office:value="0.789" calcext:value-type="float">
            <text:p>0.8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0.789" calcext:value-type="float">
            <text:p>0.8</text:p>
          </table:table-cell>
          <table:table-cell table:style-name="ce40" office:value-type="float" office:value="1247.433" calcext:value-type="float">
            <text:p>1,247.4</text:p>
          </table:table-cell>
          <table:table-cell table:style-name="ce40" office:value-type="float" office:value="2994.224" calcext:value-type="float">
            <text:p>2,994.2</text:p>
          </table:table-cell>
          <table:table-cell table:style-name="ce40" office:value-type="float" office:value="134.244" calcext:value-type="float">
            <text:p>134.2</text:p>
          </table:table-cell>
          <table:table-cell table:style-name="ce40" office:value-type="float" office:value="1638.396" calcext:value-type="float">
            <text:p>1,638.4</text:p>
          </table:table-cell>
          <table:table-cell table:style-name="ce40" office:value-type="float" office:value="292.841" calcext:value-type="float">
            <text:p>292.8</text:p>
          </table:table-cell>
          <table:table-cell table:style-name="ce40" office:value-type="float" office:value="15.032" calcext:value-type="float">
            <text:p>15.0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22.099" calcext:value-type="float">
            <text:p>122.1</text:p>
          </table:table-cell>
          <table:table-cell table:style-name="ce40" office:value-type="float" office:value="1208.425" calcext:value-type="float">
            <text:p>1,208.4</text:p>
          </table:table-cell>
          <table:table-cell table:style-name="ce40" office:value-type="float" office:value="1221.584" calcext:value-type="float">
            <text:p>1,221.6</text:p>
          </table:table-cell>
          <table:table-cell table:style-name="ce64" office:value-type="string" calcext:value-type="string">
            <text:p>L.P.G.</text:p>
          </table:table-cell>
          <table:table-cell table:style-name="ce75" table:formula="of:=['file:///C:/109%E5%B9%B4%E7%B5%B1%E8%A8%88%E5%B9%B4%E5%A0%B1/6.%E7%B6%9C%E5%90%88%E8%83%BD%E6%BA%90/(2)4.%E8%83%BD%E6%BA%90%E4%BE%9B%E9%9C%80%E5%B9%B3%E8%A1%A1%E8%A1%A8(%E6%B2%B9%E7%95%B6%E9%87%8F%E5%96%AE%E4%BD%8D)(094~109).xls'#$'107'.C16]-['file:///C:/109%E5%B9%B4%E7%B5%B1%E8%A8%88%E5%B9%B4%E5%A0%B1/6.%E7%B6%9C%E5%90%88%E8%83%BD%E6%BA%90/(2)4.%E8%83%BD%E6%BA%90%E4%BE%9B%E9%9C%80%E5%B9%B3%E8%A1%A1%E8%A1%A8(%E6%B2%B9%E7%95%B6%E9%87%8F%E5%96%AE%E4%BD%8D)(094~109).xls'#$'107'.C17]" office:value-type="float" office:value="20450.987" calcext:value-type="float">
            <text:p>20451.0</text:p>
          </table:table-cell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石油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619.669" calcext:value-type="float">
            <text:p>12,619.7</text:p>
          </table:table-cell>
          <table:table-cell table:style-name="ce22" office:value-type="float" office:value="186.7" calcext:value-type="float">
            <text:p>186.7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05.492" calcext:value-type="float">
            <text:p>205.5</text:p>
          </table:table-cell>
          <table:table-cell table:style-name="ce22" office:value-type="float" office:value="12227.477" calcext:value-type="float">
            <text:p>12,227.5</text:p>
          </table:table-cell>
          <table:table-cell table:style-name="ce22" office:value-type="float" office:value="2631.189" calcext:value-type="float">
            <text:p>2,631.2</text:p>
          </table:table-cell>
          <table:table-cell table:style-name="ce40" office:value-type="float" office:value="51.637" calcext:value-type="float">
            <text:p>51.6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9407.464" calcext:value-type="float">
            <text:p>9,407.5</text:p>
          </table:table-cell>
          <table:table-cell table:style-name="ce40" office:value-type="float" office:value="18952.115" calcext:value-type="float">
            <text:p>18,952.1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8952.115" calcext:value-type="float">
            <text:p>18,952.1</text:p>
          </table:table-cell>
          <table:table-cell table:style-name="ce64" office:value-type="string" calcext:value-type="string">
            <text:p>Naphthas</text:p>
          </table:table-cell>
          <table:table-cell table:style-name="ce73" table:formula="of:=([.Z19]-[.Z20])/[.Z20]*100" office:value-type="float" office:value="-11.1322157703195" calcext:value-type="float">
            <text:p>-11.13</text:p>
          </table:table-cell>
          <table:table-cell table:style-name="ce72" table:number-columns-repeated="998"/>
        </table:table-row>
        <table:table-row table:style-name="ro4">
          <table:table-cell table:style-name="ce9" office:value-type="string" calcext:value-type="string">
            <text:p>車用汽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12.547" calcext:value-type="float">
            <text:p>212.5</text:p>
          </table:table-cell>
          <table:table-cell table:style-name="ce22" office:value-type="float" office:value="2014.893" calcext:value-type="float">
            <text:p>2,014.9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3.856" calcext:value-type="float">
            <text:p>13.9</text:p>
          </table:table-cell>
          <table:table-cell table:style-name="ce22" office:value-type="float" office:value="-1816.202" calcext:value-type="float">
            <text:p>-1,816.2</text:p>
          </table:table-cell>
          <table:table-cell table:style-name="ce22" office:value-type="float" office:value="52.533" calcext:value-type="float">
            <text:p>52.5</text:p>
          </table:table-cell>
          <table:table-cell table:style-name="ce40" office:value-type="float" office:value="-59.597" calcext:value-type="float">
            <text:p>-59.6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10623.587" calcext:value-type="float">
            <text:p>10,623.6</text:p>
          </table:table-cell>
          <table:table-cell table:style-name="ce40" office:value-type="float" office:value="8814.45" calcext:value-type="float">
            <text:p>8,814.5</text:p>
          </table:table-cell>
          <table:table-cell table:style-name="ce40" office:value-type="float" office:value="3.508" calcext:value-type="float">
            <text:p>3.5</text:p>
          </table:table-cell>
          <table:table-cell table:style-name="ce40" office:value-type="float" office:value="8810.942" calcext:value-type="float">
            <text:p>8,810.9</text:p>
          </table:table-cell>
          <table:table-cell table:style-name="ce40" office:value-type="float" office:value="5.046" calcext:value-type="float">
            <text:p>5.0</text:p>
          </table:table-cell>
          <table:table-cell table:style-name="ce40" office:value-type="float" office:value="8758.436" calcext:value-type="float">
            <text:p>8,758.4</text:p>
          </table:table-cell>
          <table:table-cell table:style-name="ce40" office:value-type="float" office:value="10.237" calcext:value-type="float">
            <text:p>10.2</text:p>
          </table:table-cell>
          <table:table-cell table:style-name="ce40" office:value-type="float" office:value="37.223" calcext:value-type="float">
            <text:p>37.2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Motor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汽油</text:p>
          </table:table-cell>
          <table:table-cell table:number-columns-repeated="8"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13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Aviation Gasoli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航空燃油<text:span text:style-name="T9">1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82.042" calcext:value-type="float">
            <text:p>82.0</text:p>
          </table:table-cell>
          <table:table-cell table:style-name="ce22" office:value-type="float" office:value="879.198" calcext:value-type="float">
            <text:p>879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074.263" calcext:value-type="float">
            <text:p>2,074.3</text:p>
          </table:table-cell>
          <table:table-cell table:style-name="ce22" office:value-type="float" office:value="-5.658" calcext:value-type="float">
            <text:p>-5.7</text:p>
          </table:table-cell>
          <table:table-cell table:style-name="ce22" office:value-type="float" office:value="-2865.761" calcext:value-type="float">
            <text:p>-2,865.8</text:p>
          </table:table-cell>
          <table:table-cell table:style-name="ce22" office:value-type="float" office:value="159.354" calcext:value-type="float">
            <text:p>159.4</text:p>
          </table:table-cell>
          <table:table-cell table:style-name="ce40" office:value-type="float" office:value="290.384" calcext:value-type="float">
            <text:p>290.4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3587.776" calcext:value-type="float">
            <text:p>3,587.8</text:p>
          </table:table-cell>
          <table:table-cell table:style-name="ce40" office:value-type="float" office:value="272.277" calcext:value-type="float">
            <text:p>272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72.277" calcext:value-type="float">
            <text:p>272.3</text:p>
          </table:table-cell>
          <table:table-cell table:style-name="ce40" office:value-type="float" office:value="0.646" calcext:value-type="float">
            <text:p>0.6</text:p>
          </table:table-cell>
          <table:table-cell table:style-name="ce40" office:value-type="float" office:value="79.664" calcext:value-type="float">
            <text:p>79.7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191.967" calcext:value-type="float">
            <text:p>192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Jet Fuel<text:span text:style-name="T13">1</text:span>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煤油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2" office:value-type="float" office:value="-0.416" calcext:value-type="float">
            <text:p>-0.4</text:p>
          </table:table-cell>
          <table:table-cell table:style-name="ce22" office:value-type="float" office:value="0.416" calcext:value-type="float">
            <text:p>0.4</text:p>
          </table:table-cell>
          <table:table-cell table:style-name="ce22" office:value-type="float" office:value="0.004" calcext:value-type="float">
            <text:p>0.0</text:p>
          </table:table-cell>
          <table:table-cell table:style-name="ce40" office:value-type="float" office:value="0.126" calcext:value-type="float">
            <text:p>0.1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4.802" calcext:value-type="float">
            <text:p>4.8</text:p>
          </table:table-cell>
          <table:table-cell table:style-name="ce40" office:value-type="float" office:value="5.088" calcext:value-type="float">
            <text:p>5.1</text:p>
          </table:table-cell>
          <table:table-cell table:style-name="ce40" office:value-type="float" office:value="0.002" calcext:value-type="float">
            <text:p>0.0</text:p>
          </table:table-cell>
          <table:table-cell table:style-name="ce40" office:value-type="float" office:value="5.087" calcext:value-type="float">
            <text:p>5.1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5.087" calcext:value-type="float">
            <text:p>5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Kerosen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柴油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7295.827" calcext:value-type="float">
            <text:p>7,295.8</text:p>
          </table:table-cell>
          <table:table-cell table:style-name="ce22" office:value-type="float" office:value="155.244" calcext:value-type="float">
            <text:p>155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-186.618" calcext:value-type="float">
            <text:p>-186.6</text:p>
          </table:table-cell>
          <table:table-cell table:style-name="ce22" office:value-type="float" office:value="-7264.453" calcext:value-type="float">
            <text:p>-7,264.5</text:p>
          </table:table-cell>
          <table:table-cell table:style-name="ce22" office:value-type="float" office:value="101.323" calcext:value-type="float">
            <text:p>101.3</text:p>
          </table:table-cell>
          <table:table-cell table:style-name="ce40" office:value-type="float" office:value="-74.124" calcext:value-type="float">
            <text:p>-74.1</text:p>
          </table:table-cell>
          <table:table-cell table:style-name="ce48" office:value-type="float" office:value="62.607" calcext:value-type="float">
            <text:p>62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62.607" calcext:value-type="float">
            <text:p>62.6</text:p>
          </table:table-cell>
          <table:table-cell table:style-name="ce40" office:value-type="float" office:value="12797.292" calcext:value-type="float">
            <text:p>12,797.3</text:p>
          </table:table-cell>
          <table:table-cell table:style-name="ce40" office:value-type="float" office:value="5443.033" calcext:value-type="float">
            <text:p>5,443.0</text:p>
          </table:table-cell>
          <table:table-cell table:style-name="ce40" office:value-type="float" office:value="35.432" calcext:value-type="float">
            <text:p>35.4</text:p>
          </table:table-cell>
          <table:table-cell table:style-name="ce40" office:value-type="float" office:value="5407.601" calcext:value-type="float">
            <text:p>5,407.6</text:p>
          </table:table-cell>
          <table:table-cell table:style-name="ce40" office:value-type="float" office:value="115.031" calcext:value-type="float">
            <text:p>115.0</text:p>
          </table:table-cell>
          <table:table-cell table:style-name="ce40" office:value-type="float" office:value="4473.873" calcext:value-type="float">
            <text:p>4,473.9</text:p>
          </table:table-cell>
          <table:table-cell table:style-name="ce40" office:value-type="float" office:value="435.735" calcext:value-type="float">
            <text:p>435.7</text:p>
          </table:table-cell>
          <table:table-cell table:style-name="ce40" office:value-type="float" office:value="382.96" calcext:value-type="float">
            <text:p>383.0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Dies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燃料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16.855" calcext:value-type="float">
            <text:p>616.9</text:p>
          </table:table-cell>
          <table:table-cell table:style-name="ce22" office:value-type="float" office:value="1770.68" calcext:value-type="float">
            <text:p>1,770.7</text:p>
          </table:table-cell>
          <table:table-cell table:style-name="ce22" office:value-type="float" office:value="1173.166" calcext:value-type="float">
            <text:p>1,173.2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2.544" calcext:value-type="float">
            <text:p>52.5</text:p>
          </table:table-cell>
          <table:table-cell table:style-name="ce22" office:value-type="float" office:value="-2379.536" calcext:value-type="float">
            <text:p>-2,379.5</text:p>
          </table:table-cell>
          <table:table-cell table:style-name="ce22" office:value-type="float" office:value="977.361" calcext:value-type="float">
            <text:p>977.4</text:p>
          </table:table-cell>
          <table:table-cell table:style-name="ce40" office:value-type="float" office:value="-407.817" calcext:value-type="float">
            <text:p>-407.8</text:p>
          </table:table-cell>
          <table:table-cell table:style-name="ce48" office:value-type="float" office:value="915.095" calcext:value-type="float">
            <text:p>915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915.095" calcext:value-type="float">
            <text:p>915.1</text:p>
          </table:table-cell>
          <table:table-cell table:style-name="ce40" office:value-type="float" office:value="4985.095" calcext:value-type="float">
            <text:p>4,985.1</text:p>
          </table:table-cell>
          <table:table-cell table:style-name="ce40" office:value-type="float" office:value="1120.92" calcext:value-type="float">
            <text:p>1,120.9</text:p>
          </table:table-cell>
          <table:table-cell table:style-name="ce40" office:value-type="float" office:value="72.771" calcext:value-type="float">
            <text:p>72.8</text:p>
          </table:table-cell>
          <table:table-cell table:style-name="ce40" office:value-type="float" office:value="1048.149" calcext:value-type="float">
            <text:p>1,048.1</text:p>
          </table:table-cell>
          <table:table-cell table:style-name="ce40" office:value-type="float" office:value="798.098" calcext:value-type="float">
            <text:p>798.1</text:p>
          </table:table-cell>
          <table:table-cell table:style-name="ce40" office:value-type="float" office:value="39.061" calcext:value-type="float">
            <text:p>39.1</text:p>
          </table:table-cell>
          <table:table-cell table:style-name="ce40" office:value-type="float" office:value="25.287" calcext:value-type="float">
            <text:p>25.3</text:p>
          </table:table-cell>
          <table:table-cell table:style-name="ce40" office:value-type="float" office:value="185.703" calcext:value-type="float">
            <text:p>185.7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Fuel Oil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潤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37.394" calcext:value-type="float">
            <text:p>337.4</text:p>
          </table:table-cell>
          <table:table-cell table:style-name="ce22" office:value-type="float" office:value="615.516" calcext:value-type="float">
            <text:p>615.5</text:p>
          </table:table-cell>
          <table:table-cell table:style-name="ce22" office:value-type="float" office:value="0.003" calcext:value-type="float">
            <text:p>0.0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8.681" calcext:value-type="float">
            <text:p>18.7</text:p>
          </table:table-cell>
          <table:table-cell table:style-name="ce22" office:value-type="float" office:value="-296.806" calcext:value-type="float">
            <text:p>-296.8</text:p>
          </table:table-cell>
          <table:table-cell table:style-name="ce22" office:value-type="float" office:value="0.418" calcext:value-type="float">
            <text:p>0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60.686" calcext:value-type="float">
            <text:p>860.7</text:p>
          </table:table-cell>
          <table:table-cell table:style-name="ce40" office:value-type="float" office:value="563.462" calcext:value-type="float">
            <text:p>563.5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63.462" calcext:value-type="float">
            <text:p>563.5</text:p>
          </table:table-cell>
          <table:table-cell table:style-name="ce64" office:value-type="string" calcext:value-type="string">
            <text:p>Lubrica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柏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2.711" calcext:value-type="float">
            <text:p>122.7</text:p>
          </table:table-cell>
          <table:table-cell table:style-name="ce22" office:value-type="float" office:value="266.023" calcext:value-type="float">
            <text:p>266.0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8.214" calcext:value-type="float">
            <text:p>-8.2</text:p>
          </table:table-cell>
          <table:table-cell table:style-name="ce22" office:value-type="float" office:value="-135.098" calcext:value-type="float">
            <text:p>-135.1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639.437" calcext:value-type="float">
            <text:p>639.4</text:p>
          </table:table-cell>
          <table:table-cell table:style-name="ce40" office:value-type="float" office:value="504.339" calcext:value-type="float">
            <text:p>504.3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504.339" calcext:value-type="float">
            <text:p>504.3</text:p>
          </table:table-cell>
          <table:table-cell table:style-name="ce64" office:value-type="string" calcext:value-type="string">
            <text:p>Asphal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溶劑油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722.436" calcext:value-type="float">
            <text:p>1,722.4</text:p>
          </table:table-cell>
          <table:table-cell table:style-name="ce22" office:value-type="float" office:value="70.819" calcext:value-type="float">
            <text:p>70.8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5.276" calcext:value-type="float">
            <text:p>-5.3</text:p>
          </table:table-cell>
          <table:table-cell table:style-name="ce22" office:value-type="float" office:value="1656.892" calcext:value-type="float">
            <text:p>1,656.9</text:p>
          </table:table-cell>
          <table:table-cell table:style-name="ce22" office:value-type="float" office:value="1.342" calcext:value-type="float">
            <text:p>1.3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38.106" calcext:value-type="float">
            <text:p>38.1</text:p>
          </table:table-cell>
          <table:table-cell table:style-name="ce40" office:value-type="float" office:value="1693.656" calcext:value-type="float">
            <text:p>1,693.7</text:p>
          </table:table-cell>
          <table:table-cell table:number-columns-repeated="7" table:style-name="ce40" office:value-type="float" office:value="0" calcext:value-type="float">
            <text:p>- <text:s/></text:p>
          </table:table-cell>
          <table:table-cell table:style-name="ce40" office:value-type="float" office:value="1693.656" calcext:value-type="float">
            <text:p>1,693.7</text:p>
          </table:table-cell>
          <table:table-cell table:style-name="ce64" office:value-type="string" calcext:value-type="string">
            <text:p>Solvents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石油焦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2.465" calcext:value-type="float">
            <text:p>32.5</text:p>
          </table:table-cell>
          <table:table-cell table:style-name="ce22" office:value-type="float" office:value="555.061" calcext:value-type="float">
            <text:p>555.1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61.259" calcext:value-type="float">
            <text:p>-61.3</text:p>
          </table:table-cell>
          <table:table-cell table:style-name="ce22" office:value-type="float" office:value="-461.337" calcext:value-type="float">
            <text:p>-461.3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0" calcext:value-type="float">
            <text:p>- <text:s/></text:p>
          </table:table-cell>
          <table:table-cell table:number-columns-repeated="3" table:style-name="ce40" office:value-type="float" office:value="0" calcext:value-type="float">
            <text:p>- <text:s/></text:p>
          </table:table-cell>
          <table:table-cell table:style-name="ce40" office:value-type="float" office:value="873.6" calcext:value-type="float">
            <text:p>873.6</text:p>
          </table:table-cell>
          <table:table-cell table:style-name="ce40" office:value-type="float" office:value="412.263" calcext:value-type="float">
            <text:p>412.3</text:p>
          </table:table-cell>
          <table:table-cell table:style-name="ce40" office:value-type="float" office:value="353.389" calcext:value-type="float">
            <text:p>353.4</text:p>
          </table:table-cell>
          <table:table-cell table:number-columns-repeated="6" table:style-name="ce40" office:value-type="float" office:value="0" calcext:value-type="float">
            <text:p>- <text:s/></text:p>
          </table:table-cell>
          <table:table-cell table:style-name="ce40" office:value-type="float" office:value="58.874" calcext:value-type="float">
            <text:p>58.9</text:p>
          </table:table-cell>
          <table:table-cell table:style-name="ce64" office:value-type="string" calcext:value-type="string">
            <text:p>Petroleum Coke</text:p>
          </table:table-cell>
          <table:table-cell table:style-name="ce72" table:number-columns-repeated="999"/>
        </table:table-row>
        <table:table-row table:style-name="ro4">
          <table:table-cell table:style-name="ce9" office:value-type="string" calcext:value-type="string">
            <text:p>其他<text:span text:style-name="T9">2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55.348" calcext:value-type="float">
            <text:p>455.3</text:p>
          </table:table-cell>
          <table:table-cell table:style-name="ce22" office:value-type="float" office:value="727.386" calcext:value-type="float">
            <text:p>727.4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-1.892" calcext:value-type="float">
            <text:p>-1.9</text:p>
          </table:table-cell>
          <table:table-cell table:style-name="ce22" office:value-type="float" office:value="-270.147" calcext:value-type="float">
            <text:p>-270.1</text:p>
          </table:table-cell>
          <table:table-cell table:style-name="ce22" office:value-type="float" office:value="1.431" calcext:value-type="float">
            <text:p>1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8" office:value-type="float" office:value="275.586" calcext:value-type="float">
            <text:p>275.6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256.367" calcext:value-type="float">
            <text:p>256.4</text:p>
          </table:table-cell>
          <table:table-cell table:style-name="ce40" office:value-type="float" office:value="19.219" calcext:value-type="float">
            <text:p>19.2</text:p>
          </table:table-cell>
          <table:table-cell table:style-name="ce40" office:value-type="float" office:value="1720.389" calcext:value-type="float">
            <text:p>1,720.4</text:p>
          </table:table-cell>
          <table:table-cell table:style-name="ce40" office:value-type="float" office:value="1173.224" calcext:value-type="float">
            <text:p>1,173.2</text:p>
          </table:table-cell>
          <table:table-cell table:style-name="ce40" office:value-type="float" office:value="38.483" calcext:value-type="float">
            <text:p>38.5</text:p>
          </table:table-cell>
          <table:table-cell table:number-columns-repeated="2" table:style-name="ce40" office:value-type="float" office:value="12.781" calcext:value-type="float">
            <text:p>12.8</text:p>
          </table:table-cell>
          <table:table-cell table:number-columns-repeated="4" table:style-name="ce40" office:value-type="float" office:value="0" calcext:value-type="float">
            <text:p>- <text:s/></text:p>
          </table:table-cell>
          <table:table-cell table:style-name="ce40" office:value-type="float" office:value="1121.96" calcext:value-type="float">
            <text:p>1,122.0</text:p>
          </table:table-cell>
          <table:table-cell table:style-name="ce64" office:value-type="string" calcext:value-type="string">
            <text:p>Other<text:span text:style-name="T13">2</text:span>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21" office:value-type="float" office:value="93.636" calcext:value-type="float">
            <text:p>93.6</text:p>
          </table:table-cell>
          <table:table-cell table:style-name="ce21" office:value-type="float" office:value="23680.57" calcext:value-type="float">
            <text:p>23,680.6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49.691" calcext:value-type="float">
            <text:p>49.7</text:p>
          </table:table-cell>
          <table:table-cell table:style-name="ce21" office:value-type="float" office:value="23724.515" calcext:value-type="float">
            <text:p>23,724.5</text:p>
          </table:table-cell>
          <table:table-cell table:style-name="ce21" office:value-type="float" office:value="25566.894" calcext:value-type="float">
            <text:p>25,566.9</text:p>
          </table:table-cell>
          <table:table-cell table:style-name="ce39" office:value-type="float" office:value="-69.563" calcext:value-type="float">
            <text:p>-69.6</text:p>
          </table:table-cell>
          <table:table-cell table:style-name="ce47" office:value-type="float" office:value="18876.951" calcext:value-type="float">
            <text:p>18,877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57.496" calcext:value-type="float">
            <text:p>57.5</text:p>
          </table:table-cell>
          <table:table-cell table:style-name="ce39" office:value-type="float" office:value="18819.455" calcext:value-type="float">
            <text:p>18,819.5</text:p>
          </table:table-cell>
          <table:table-cell table:style-name="ce39" office:value-type="float" office:value="25784.792" calcext:value-type="float">
            <text:p>25,784.8</text:p>
          </table:table-cell>
          <table:table-cell table:style-name="ce39" office:value-type="float" office:value="5135.025" calcext:value-type="float">
            <text:p>5,135.0</text:p>
          </table:table-cell>
          <table:table-cell table:style-name="ce39" office:value-type="float" office:value="534.227" calcext:value-type="float">
            <text:p>534.2</text:p>
          </table:table-cell>
          <table:table-cell table:style-name="ce39" office:value-type="float" office:value="4600.798" calcext:value-type="float">
            <text:p>4,600.8</text:p>
          </table:table-cell>
          <table:table-cell table:style-name="ce39" office:value-type="float" office:value="3318.667" calcext:value-type="float">
            <text:p>3,318.7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3.992" calcext:value-type="float">
            <text:p>4.0</text:p>
          </table:table-cell>
          <table:table-cell table:style-name="ce39" office:value-type="float" office:value="458.784" calcext:value-type="float">
            <text:p>458.8</text:p>
          </table:table-cell>
          <table:table-cell table:style-name="ce39" office:value-type="float" office:value="819.355" calcext:value-type="float">
            <text:p>819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atural Gas</text:p>
          </table:table-cell>
          <table:table-cell table:style-name="ce71" table:number-columns-repeated="999"/>
        </table:table-row>
        <table:table-row table:style-name="ro4">
          <table:table-cell table:style-name="ce8" office:value-type="string" calcext:value-type="string">
            <text:p>(<text:span text:style-name="T7">自產</text:span><text:span text:style-name="T5">)</text:span><text:span text:style-name="T8">天然氣</text:span></text:p>
          </table:table-cell>
          <table:table-cell table:style-name="ce22" office:value-type="float" office:value="93.636" calcext:value-type="float">
            <text:p>93.6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2" office:value-type="float" office:value="151.51" calcext:value-type="float">
            <text:p>151.5</text:p>
          </table:table-cell>
          <table:table-cell table:style-name="ce22" office:value-type="float" office:value="-57.874" calcext:value-type="float">
            <text:p>-57.9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40" office:value-type="float" office:value="0.624" calcext:value-type="float">
            <text:p>0.6</text:p>
          </table:table-cell>
          <table:table-cell table:style-name="ce48" office:value-type="float" office:value="1.55" calcext:value-type="float">
            <text:p>1.6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1.55" calcext:value-type="float">
            <text:p>1.6</text:p>
          </table:table-cell>
          <table:table-cell table:style-name="ce40" office:value-type="float" office:value="1784.505" calcext:value-type="float">
            <text:p>1,784.5</text:p>
          </table:table-cell>
          <table:table-cell table:style-name="ce40" office:value-type="float" office:value="1724.457" calcext:value-type="float">
            <text:p>1,724.5</text:p>
          </table:table-cell>
          <table:table-cell table:style-name="ce40" office:value-type="float" office:value="19.924" calcext:value-type="float">
            <text:p>19.9</text:p>
          </table:table-cell>
          <table:table-cell table:style-name="ce40" office:value-type="float" office:value="1704.532" calcext:value-type="float">
            <text:p>1,704.5</text:p>
          </table:table-cell>
          <table:table-cell table:style-name="ce40" office:value-type="float" office:value="620.121" calcext:value-type="float">
            <text:p>620.1</text:p>
          </table:table-cell>
          <table:table-cell table:number-columns-repeated="2" table:style-name="ce40" office:value-type="float" office:value="0" calcext:value-type="float">
            <text:p>- <text:s/></text:p>
          </table:table-cell>
          <table:table-cell table:style-name="ce40" office:value-type="float" office:value="332.168" calcext:value-type="float">
            <text:p>332.2</text:p>
          </table:table-cell>
          <table:table-cell table:style-name="ce40" office:value-type="float" office:value="752.244" calcext:value-type="float">
            <text:p>752.2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ndigenous) Natural Gas</text:p>
          </table:table-cell>
          <table:table-cell table:style-name="ce72" table:number-columns-repeated="999"/>
        </table:table-row>
        <table:table-row table:style-name="ro4">
          <table:table-cell table:style-name="ce8" office:value-type="string" calcext:value-type="string">
            <text:p>(<text:span text:style-name="T7">進口</text:span><text:span text:style-name="T5">)</text:span><text:span text:style-name="T8">液化天然氣</text:span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23680.57" calcext:value-type="float">
            <text:p>23,680.6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-101.819" calcext:value-type="float">
            <text:p>-101.8</text:p>
          </table:table-cell>
          <table:table-cell table:style-name="ce22" office:value-type="float" office:value="23782.389" calcext:value-type="float">
            <text:p>23,782.4</text:p>
          </table:table-cell>
          <table:table-cell table:style-name="ce22" office:value-type="float" office:value="25566.894" calcext:value-type="float">
            <text:p>25,566.9</text:p>
          </table:table-cell>
          <table:table-cell table:style-name="ce40" office:value-type="float" office:value="-70.187" calcext:value-type="float">
            <text:p>-70.2</text:p>
          </table:table-cell>
          <table:table-cell table:style-name="ce48" office:value-type="float" office:value="18875.401" calcext:value-type="float">
            <text:p>18,875.4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57.496" calcext:value-type="float">
            <text:p>57.5</text:p>
          </table:table-cell>
          <table:table-cell table:style-name="ce40" office:value-type="float" office:value="18817.905" calcext:value-type="float">
            <text:p>18,817.9</text:p>
          </table:table-cell>
          <table:table-cell table:style-name="ce40" office:value-type="float" office:value="24000.287" calcext:value-type="float">
            <text:p>24,000.3</text:p>
          </table:table-cell>
          <table:table-cell table:style-name="ce40" office:value-type="float" office:value="3410.568" calcext:value-type="float">
            <text:p>3,410.6</text:p>
          </table:table-cell>
          <table:table-cell table:style-name="ce40" office:value-type="float" office:value="514.302" calcext:value-type="float">
            <text:p>514.3</text:p>
          </table:table-cell>
          <table:table-cell table:style-name="ce40" office:value-type="float" office:value="2896.266" calcext:value-type="float">
            <text:p>2,896.3</text:p>
          </table:table-cell>
          <table:table-cell table:style-name="ce40" office:value-type="float" office:value="2698.547" calcext:value-type="float">
            <text:p>2,698.5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40" office:value-type="float" office:value="3.992" calcext:value-type="float">
            <text:p>4.0</text:p>
          </table:table-cell>
          <table:table-cell table:style-name="ce40" office:value-type="float" office:value="126.617" calcext:value-type="float">
            <text:p>126.6</text:p>
          </table:table-cell>
          <table:table-cell table:style-name="ce40" office:value-type="float" office:value="67.111" calcext:value-type="float">
            <text:p>67.1</text:p>
          </table:table-cell>
          <table:table-cell table:style-name="ce40" office:value-type="float" office:value="0" calcext:value-type="float">
            <text:p>- <text:s/></text:p>
          </table:table-cell>
          <table:table-cell table:style-name="ce64" office:value-type="string" calcext:value-type="string">
            <text:p>(Imported) L.N.G.</text:p>
          </table:table-cell>
          <table:table-cell table:style-name="ce72" table:number-columns-repeated="999"/>
        </table:table-row>
        <table:table-row table:style-name="ro4">
          <table:table-cell table:style-name="ce10" office:value-type="string" calcext:value-type="string">
            <text:p>生質能及廢棄物</text:p>
          </table:table-cell>
          <table:table-cell table:style-name="ce21" office:value-type="float" office:value="1672.019" calcext:value-type="float">
            <text:p>1,672.0</text:p>
          </table:table-cell>
          <table:table-cell table:style-name="ce21" office:value-type="float" office:value="4.373" calcext:value-type="float">
            <text:p>4.4</text:p>
          </table:table-cell>
          <table:table-cell table:number-columns-repeated="3" table:style-name="ce21" office:value-type="float" office:value="0" calcext:value-type="float">
            <text:p>- <text:s/></text:p>
          </table:table-cell>
          <table:table-cell table:style-name="ce21" office:value-type="float" office:value="0.003" calcext:value-type="float">
            <text:p>0.0</text:p>
          </table:table-cell>
          <table:table-cell table:style-name="ce21" office:value-type="float" office:value="1676.388" calcext:value-type="float">
            <text:p>1,676.4</text:p>
          </table:table-cell>
          <table:table-cell table:style-name="ce21" office:value-type="float" office:value="0.048" calcext:value-type="float">
            <text:p>0.0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247.223" calcext:value-type="float">
            <text:p>1,247.2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247.223" calcext:value-type="float">
            <text:p>1,247.2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29.117" calcext:value-type="float">
            <text:p>429.1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429.117" calcext:value-type="float">
            <text:p>429.1</text:p>
          </table:table-cell>
          <table:table-cell table:style-name="ce39" office:value-type="float" office:value="429.089" calcext:value-type="float">
            <text:p>429.1</text:p>
          </table:table-cell>
          <table:table-cell table:style-name="ce39" office:value-type="float" office:value="0.028" calcext:value-type="float">
            <text:p>0.0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Biomass and Waste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核能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9103.698" calcext:value-type="float">
            <text:p>9,103.7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1" office:value-type="float" office:value="9103.698" calcext:value-type="float">
            <text:p>9,103.7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9103.698" calcext:value-type="float">
            <text:p>9,103.7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9103.698" calcext:value-type="float">
            <text:p>9,103.7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Nuclear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水力</text:p>
          </table:table-cell>
          <table:table-cell table:style-name="ce21" office:value-type="float" office:value="288.497" calcext:value-type="float">
            <text:p>288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288.497" calcext:value-type="float">
            <text:p>288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590.349" calcext:value-type="float">
            <text:p>590.3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590.349" calcext:value-type="float">
            <text:p>590.3</text:p>
          </table:table-cell>
          <table:table-cell table:style-name="ce39" office:value-type="float" office:value="301.852" calcext:value-type="float">
            <text:p>301.9</text:p>
          </table:table-cell>
          <table:table-cell table:number-columns-repeated="9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Hydro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地熱</text:p>
          </table:table-cell>
          <table:table-cell table:style-name="ce21" office:value-type="float" office:value="1.827" calcext:value-type="float">
            <text:p>1.8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.827" calcext:value-type="float">
            <text:p>1.8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1.827" calcext:value-type="float">
            <text:p>1.8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1.827" calcext:value-type="float">
            <text:p>1.8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Geothermal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光電</text:p>
          </table:table-cell>
          <table:table-cell table:style-name="ce21" office:value-type="float" office:value="582.443" calcext:value-type="float">
            <text:p>582.4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582.443" calcext:value-type="float">
            <text:p>582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582.443" calcext:value-type="float">
            <text:p>582.4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582.443" calcext:value-type="float">
            <text:p>582.4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PV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風力</text:p>
          </table:table-cell>
          <table:table-cell table:style-name="ce21" office:value-type="float" office:value="232.499" calcext:value-type="float">
            <text:p>232.5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232.499" calcext:value-type="float">
            <text:p>232.5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232.499" calcext:value-type="float">
            <text:p>232.5</text:p>
          </table:table-cell>
          <table:table-cell table:number-columns-repeated="2" table:style-name="ce39" office:value-type="float" office:value="0" calcext:value-type="float">
            <text:p>- <text:s/></text:p>
          </table:table-cell>
          <table:table-cell table:style-name="ce39" office:value-type="float" office:value="232.499" calcext:value-type="float">
            <text:p>232.5</text:p>
          </table:table-cell>
          <table:table-cell table:number-columns-repeated="10"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Wind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電力</text:p>
          </table:table-cell>
          <table:table-cell table:number-columns-repeated="8" table:style-name="ce21" office:value-type="float" office:value="0" calcext:value-type="float">
            <text:p>- <text:s/></text:p>
          </table:table-cell>
          <table:table-cell table:style-name="ce39" office:value-type="float" office:value="849.757" calcext:value-type="float">
            <text:p>849.8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26768.925" calcext:value-type="float">
            <text:p>26,768.9</text:p>
          </table:table-cell>
          <table:table-cell table:style-name="ce39" office:value-type="float" office:value="25919.168" calcext:value-type="float">
            <text:p>25,919.2</text:p>
          </table:table-cell>
          <table:table-cell table:style-name="ce39" office:value-type="float" office:value="1844.797" calcext:value-type="float">
            <text:p>1,844.8</text:p>
          </table:table-cell>
          <table:table-cell table:style-name="ce39" office:value-type="float" office:value="24074.371" calcext:value-type="float">
            <text:p>24,074.4</text:p>
          </table:table-cell>
          <table:table-cell table:style-name="ce39" office:value-type="float" office:value="14404.26" calcext:value-type="float">
            <text:p>14,404.3</text:p>
          </table:table-cell>
          <table:table-cell table:style-name="ce39" office:value-type="float" office:value="141.52" calcext:value-type="float">
            <text:p>141.5</text:p>
          </table:table-cell>
          <table:table-cell table:style-name="ce39" office:value-type="float" office:value="312.786" calcext:value-type="float">
            <text:p>312.8</text:p>
          </table:table-cell>
          <table:table-cell table:style-name="ce39" office:value-type="float" office:value="4418.241" calcext:value-type="float">
            <text:p>4,418.2</text:p>
          </table:table-cell>
          <table:table-cell table:style-name="ce39" office:value-type="float" office:value="4797.565" calcext:value-type="float">
            <text:p>4,797.6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Electricity</text:p>
          </table:table-cell>
          <table:table-cell table:style-name="ce71" table:number-columns-repeated="999"/>
        </table:table-row>
        <table:table-row table:style-name="ro4">
          <table:table-cell table:style-name="ce10" office:value-type="string" calcext:value-type="string">
            <text:p>太陽熱能</text:p>
          </table:table-cell>
          <table:table-cell table:style-name="ce21" office:value-type="float" office:value="104.434" calcext:value-type="float">
            <text:p>104.4</text:p>
          </table:table-cell>
          <table:table-cell table:number-columns-repeated="5" table:style-name="ce21" office:value-type="float" office:value="0" calcext:value-type="float">
            <text:p>- <text:s/></text:p>
          </table:table-cell>
          <table:table-cell table:style-name="ce21" office:value-type="float" office:value="104.434" calcext:value-type="float">
            <text:p>104.4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7" office:value-type="float" office:value="0" calcext:value-type="float">
            <text:p>- <text:s/></text:p>
          </table:table-cell>
          <table:table-cell table:number-columns-repeated="4" table:style-name="ce39" office:value-type="float" office:value="0" calcext:value-type="float">
            <text:p>- <text:s/></text:p>
          </table:table-cell>
          <table:table-cell table:style-name="ce39" office:value-type="float" office:value="104.434" calcext:value-type="float">
            <text:p>104.4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39" office:value-type="float" office:value="104.434" calcext:value-type="float">
            <text:p>104.4</text:p>
          </table:table-cell>
          <table:table-cell table:number-columns-repeated="3" table:style-name="ce39" office:value-type="float" office:value="0" calcext:value-type="float">
            <text:p>- <text:s/></text:p>
          </table:table-cell>
          <table:table-cell table:style-name="ce39" office:value-type="float" office:value="3.133" calcext:value-type="float">
            <text:p>3.1</text:p>
          </table:table-cell>
          <table:table-cell table:style-name="ce39" office:value-type="float" office:value="101.301" calcext:value-type="float">
            <text:p>101.3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63" office:value-type="string" calcext:value-type="string">
            <text:p>Solar Thermal</text:p>
          </table:table-cell>
          <table:table-cell table:style-name="ce71" table:number-columns-repeated="999"/>
        </table:table-row>
        <table:table-row table:style-name="ro4">
          <table:table-cell table:style-name="ce11" office:value-type="string" calcext:value-type="string">
            <text:p>熱能</text:p>
          </table:table-cell>
          <table:table-cell table:number-columns-repeated="8" table:style-name="ce23" office:value-type="float" office:value="0" calcext:value-type="float">
            <text:p>- <text:s/></text:p>
          </table:table-cell>
          <table:table-cell table:style-name="ce41" office:value-type="float" office:value="0" calcext:value-type="float">
            <text:p>- <text:s/></text:p>
          </table:table-cell>
          <table:table-cell table:style-name="ce49" office:value-type="float" office:value="0" calcext:value-type="float">
            <text:p>- <text:s/></text:p>
          </table:table-cell>
          <table:table-cell table:number-columns-repeated="3" table:style-name="ce41" office:value-type="float" office:value="0" calcext:value-type="float">
            <text:p>- <text:s/></text:p>
          </table:table-cell>
          <table:table-cell table:number-columns-repeated="2" table:style-name="ce41" office:value-type="float" office:value="2499.957" calcext:value-type="float">
            <text:p>2,500.0</text:p>
          </table:table-cell>
          <table:table-cell table:style-name="ce41" office:value-type="float" office:value="572.2" calcext:value-type="float">
            <text:p>572.2</text:p>
          </table:table-cell>
          <table:table-cell table:style-name="ce41" office:value-type="float" office:value="1927.757" calcext:value-type="float">
            <text:p>1,927.8</text:p>
          </table:table-cell>
          <table:table-cell table:style-name="ce41" office:value-type="float" office:value="1926.688" calcext:value-type="float">
            <text:p>1,926.7</text:p>
          </table:table-cell>
          <table:table-cell table:number-columns-repeated="2" table:style-name="ce41" office:value-type="float" office:value="0" calcext:value-type="float">
            <text:p>- <text:s/></text:p>
          </table:table-cell>
          <table:table-cell table:style-name="ce41" office:value-type="float" office:value="1.069" calcext:value-type="float">
            <text:p>1.1</text:p>
          </table:table-cell>
          <table:table-cell table:number-columns-repeated="2" table:style-name="ce41" office:value-type="float" office:value="0" calcext:value-type="float">
            <text:p>- <text:s/></text:p>
          </table:table-cell>
          <table:table-cell table:style-name="ce66" office:value-type="string" calcext:value-type="string">
            <text:p>Heat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 table:number-columns-spanned="10" table:number-rows-spanned="1">
            <text:p>註：1.航空燃油包含汽油型及煤油型</text:p>
          </table:table-cell>
          <table:covered-table-cell table:number-columns-repeated="9" table:style-name="ce24"/>
          <table:table-cell table:style-name="ce50" office:value-type="string" calcext:value-type="string" table:number-columns-spanned="14" table:number-rows-spanned="1">
            <text:p>Note: 1.Jet fuel includes gasoline type and kerosene type.</text:p>
          </table:table-cell>
          <table:covered-table-cell table:number-columns-repeated="13" table:style-name="ce24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10" table:number-rows-spanned="1">
            <text:p><text:s text:c="8"/>2.其他包含添加劑/含氧化合物、天然汽油、白精油、石蠟、其他石油產品</text:p>
          </table:table-cell>
          <table:covered-table-cell table:number-columns-repeated="9" table:style-name="ce25"/>
          <table:table-cell table:style-name="ce51" office:value-type="string" calcext:value-type="string" table:number-columns-spanned="14" table:number-rows-spanned="1">
            <text:p><text:s text:c="9"/>2.Other includes Additives/Oxygenates, Natural Gasoline, White Spirits, Paraffin Waxes, Other Petroleum Products.</text:p>
          </table:table-cell>
          <table:covered-table-cell table:number-columns-repeated="13" table:style-name="ce54"/>
          <table:table-cell table:number-columns-repeated="1000"/>
        </table:table-row>
        <table:table-row table:style-name="ro2">
          <table:table-cell table:number-columns-repeated="7"/>
          <table:table-cell table:style-name="ce26"/>
          <table:table-cell table:number-columns-repeated="1016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14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 table:number-rows-repeated="4">
          <table:table-cell table:style-name="ce15"/>
          <table:table-cell table:style-name="ce26" table:number-columns-repeated="8"/>
          <table:table-cell table:style-name="ce42"/>
          <table:table-cell table:style-name="ce26" table:number-columns-repeated="5"/>
          <table:table-cell table:style-name="ce57" table:number-columns-repeated="2"/>
          <table:table-cell table:style-name="ce26"/>
          <table:table-cell table:style-name="ce57" table:number-columns-repeated="6"/>
          <table:table-cell table:style-name="ce15"/>
          <table:table-cell table:number-columns-repeated="999"/>
        </table:table-row>
        <table:table-row table:style-name="ro2">
          <table:table-cell table:style-name="ce16"/>
          <table:table-cell table:number-columns-repeated="23"/>
          <table:table-cell table:style-name="ce16"/>
          <table:table-cell table:number-columns-repeated="999"/>
        </table:table-row>
        <table:table-row table:style-name="ro2" table:number-rows-repeated="3">
          <table:table-cell table:style-name="ce16"/>
          <table:table-cell table:style-name="ce27" table:number-columns-repeated="23"/>
          <table:table-cell table:style-name="ce16"/>
          <table:table-cell table:number-columns-repeated="99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94'.$A$1" table:cell-range-address="$'109'.$A$1:.$Y$4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1" loext:min-decimal-places="1" number:min-integer-digits="1" number:grouping="true"/>
    </number:number-style>
    <number:number-style style:name="N142P1" style:volatile="true">
      <number:text>-</number:text>
      <number:number number:decimal-places="1" loext:min-decimal-places="1" number:min-integer-digits="1" number:grouping="true"/>
    </number:number-style>
    <number:number-style style:name="N142">
      <number:text>-   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1" loext:min-decimal-places="1" number:min-integer-digits="1" number:grouping="true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8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97" style:display-name="PageStyle_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4" style:display-name="PageStyle_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5" style:display-name="PageStyle_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6" style:display-name="PageStyle_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9" style:display-name="PageStyle_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" style:display-name="PageStyle_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8" style:display-name="PageStyle_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4" style:display-name="PageStyle_1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3" style:display-name="PageStyle_1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5" style:display-name="PageStyle_1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9" style:display-name="PageStyle_1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7" style:display-name="PageStyle_1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10:15:09</meta:print-date>
    <meta:creation-date>2021-06-18T03:15:04</meta:creation-date>
    <dc:date>2021-06-23T10:17:17</dc:date>
    <meta:generator>LibreOffice/5.4.1.2$Windows_x86 LibreOffice_project/ea7cb86e6eeb2bf3a5af73a8f7777ac570321527</meta:generator>
    <meta:document-statistic meta:table-count="16" meta:cell-count="164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